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nApprox" table:style-name="ta1">
        <table:shapes>
          <draw:frame draw:z-index="0" draw:style-name="gr1" draw:text-style-name="P1" svg:width="356.61mm" svg:height="248.11mm" svg:x="168.62mm" svg:y="4.46mm">
            <loext:p draw:notify-on-update-of-ranges="linApprox.F1:linApprox.F2 linApprox.F3:linApprox.F568 linApprox.G1:linApprox.G2 linApprox.G3:linApprox.G5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V(F)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9.99797313064" calcext:value-type="float">
            <text:p>9,9979731306</text:p>
          </table:table-cell>
          <table:table-cell office:value-type="float" office:value="-0.00000129992684688" calcext:value-type="float">
            <text:p>-1,29992684688E-06</text:p>
          </table:table-cell>
          <table:table-cell/>
          <table:table-cell table:formula="of:=[.A3]*SQRT([.B3])" office:value-type="float" office:value="0.353553390593274" calcext:value-type="float">
            <text:p>0,3535533906</text:p>
          </table:table-cell>
          <table:table-cell office:value-type="float" office:value="9.99797313064" calcext:value-type="float">
            <text:p>9,9979731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9.99789615697" calcext:value-type="float">
            <text:p>9,997896157</text:p>
          </table:table-cell>
          <table:table-cell office:value-type="float" office:value="-0.0000038444091587" calcext:value-type="float">
            <text:p>-3,8444091587E-06</text:p>
          </table:table-cell>
          <table:table-cell/>
          <table:table-cell table:formula="of:=[.A4]*SQRT([.B4])" office:value-type="float" office:value="0.707106781186548" calcext:value-type="float">
            <text:p>0,7071067812</text:p>
          </table:table-cell>
          <table:table-cell office:value-type="float" office:value="9.99789615697" calcext:value-type="float">
            <text:p>9,997896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9.99754078113" calcext:value-type="float">
            <text:p>9,9975407811</text:p>
          </table:table-cell>
          <table:table-cell office:value-type="float" office:value="0.0000334796571792" calcext:value-type="float">
            <text:p>3,34796571792E-05</text:p>
          </table:table-cell>
          <table:table-cell/>
          <table:table-cell table:formula="of:=[.A5]*SQRT([.B5])" office:value-type="float" office:value="1.4142135623731" calcext:value-type="float">
            <text:p>1,4142135624</text:p>
          </table:table-cell>
          <table:table-cell office:value-type="float" office:value="9.99754078113" calcext:value-type="float">
            <text:p>9,9975407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9.9963045626" calcext:value-type="float">
            <text:p>9,9963045626</text:p>
          </table:table-cell>
          <table:table-cell office:value-type="float" office:value="-0.000135104270474" calcext:value-type="float">
            <text:p>-0,0001351043</text:p>
          </table:table-cell>
          <table:table-cell/>
          <table:table-cell table:formula="of:=[.A6]*SQRT([.B6])" office:value-type="float" office:value="2.82842712474619" calcext:value-type="float">
            <text:p>2,8284271247</text:p>
          </table:table-cell>
          <table:table-cell office:value-type="float" office:value="9.9963045626" calcext:value-type="float">
            <text:p>9,99630456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9.99134240211" calcext:value-type="float">
            <text:p>9,9913424021</text:p>
          </table:table-cell>
          <table:table-cell office:value-type="float" office:value="-0.000652496138926" calcext:value-type="float">
            <text:p>-0,0006524961</text:p>
          </table:table-cell>
          <table:table-cell/>
          <table:table-cell table:formula="of:=[.A7]*SQRT([.B7])" office:value-type="float" office:value="5.65685424949238" calcext:value-type="float">
            <text:p>5,6568542495</text:p>
          </table:table-cell>
          <table:table-cell office:value-type="float" office:value="9.99134240211" calcext:value-type="float">
            <text:p>9,9913424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9.96867109973" calcext:value-type="float">
            <text:p>9,9686710997</text:p>
          </table:table-cell>
          <table:table-cell office:value-type="float" office:value="0.00214451985074" calcext:value-type="float">
            <text:p>0,0021445199</text:p>
          </table:table-cell>
          <table:table-cell/>
          <table:table-cell table:formula="of:=[.A8]*SQRT([.B8])" office:value-type="float" office:value="11.3137084989848" calcext:value-type="float">
            <text:p>11,313708499</text:p>
          </table:table-cell>
          <table:table-cell office:value-type="float" office:value="9.96867109973" calcext:value-type="float">
            <text:p>9,96867109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9.93468897763" calcext:value-type="float">
            <text:p>9,9346889776</text:p>
          </table:table-cell>
          <table:table-cell office:value-type="float" office:value="0.000186635040402" calcext:value-type="float">
            <text:p>0,000186635</text:p>
          </table:table-cell>
          <table:table-cell/>
          <table:table-cell table:formula="of:=[.A9]*SQRT([.B9])" office:value-type="float" office:value="16.9705627484771" calcext:value-type="float">
            <text:p>16,9705627485</text:p>
          </table:table-cell>
          <table:table-cell office:value-type="float" office:value="9.93468897763" calcext:value-type="float">
            <text:p>9,93468897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9.89180947193" calcext:value-type="float">
            <text:p>9,8918094719</text:p>
          </table:table-cell>
          <table:table-cell office:value-type="float" office:value="-0.00581463660307" calcext:value-type="float">
            <text:p>-0,0058146366</text:p>
          </table:table-cell>
          <table:table-cell/>
          <table:table-cell table:formula="of:=[.A10]*SQRT([.B10])" office:value-type="float" office:value="22.6274169979695" calcext:value-type="float">
            <text:p>22,627416998</text:p>
          </table:table-cell>
          <table:table-cell office:value-type="float" office:value="9.89180947193" calcext:value-type="float">
            <text:p>9,8918094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9.82420557399" calcext:value-type="float">
            <text:p>9,824205574</text:p>
          </table:table-cell>
          <table:table-cell office:value-type="float" office:value="0.0045655210347" calcext:value-type="float">
            <text:p>0,004565521</text:p>
          </table:table-cell>
          <table:table-cell/>
          <table:table-cell table:formula="of:=[.A11]*SQRT([.B11])" office:value-type="float" office:value="28.2842712474619" calcext:value-type="float">
            <text:p>28,2842712475</text:p>
          </table:table-cell>
          <table:table-cell office:value-type="float" office:value="9.82420557399" calcext:value-type="float">
            <text:p>9,8242055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9.74152419423" calcext:value-type="float">
            <text:p>9,7415241942</text:p>
          </table:table-cell>
          <table:table-cell office:value-type="float" office:value="0.008278798214" calcext:value-type="float">
            <text:p>0,0082787982</text:p>
          </table:table-cell>
          <table:table-cell/>
          <table:table-cell table:formula="of:=[.A12]*SQRT([.B12])" office:value-type="float" office:value="33.9411254969543" calcext:value-type="float">
            <text:p>33,941125497</text:p>
          </table:table-cell>
          <table:table-cell office:value-type="float" office:value="9.74152419423" calcext:value-type="float">
            <text:p>9,74152419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9.68662214083" calcext:value-type="float">
            <text:p>9,6866221408</text:p>
          </table:table-cell>
          <table:table-cell office:value-type="float" office:value="-0.0262071654091" calcext:value-type="float">
            <text:p>-0,0262071654</text:p>
          </table:table-cell>
          <table:table-cell/>
          <table:table-cell table:formula="of:=[.A13]*SQRT([.B13])" office:value-type="float" office:value="39.5979797464467" calcext:value-type="float">
            <text:p>39,5979797464</text:p>
          </table:table-cell>
          <table:table-cell office:value-type="float" office:value="9.68662214083" calcext:value-type="float">
            <text:p>9,6866221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9.57942572933" calcext:value-type="float">
            <text:p>9,5794257293</text:p>
          </table:table-cell>
          <table:table-cell office:value-type="float" office:value="-0.0199835974813" calcext:value-type="float">
            <text:p>-0,0199835975</text:p>
          </table:table-cell>
          <table:table-cell/>
          <table:table-cell table:formula="of:=[.A14]*SQRT([.B14])" office:value-type="float" office:value="45.254833995939" calcext:value-type="float">
            <text:p>45,2548339959</text:p>
          </table:table-cell>
          <table:table-cell office:value-type="float" office:value="9.57942572933" calcext:value-type="float">
            <text:p>9,57942572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9.43231289078" calcext:value-type="float">
            <text:p>9,4323128908</text:p>
          </table:table-cell>
          <table:table-cell office:value-type="float" office:value="0.0223625219915" calcext:value-type="float">
            <text:p>0,022362522</text:p>
          </table:table-cell>
          <table:table-cell/>
          <table:table-cell table:formula="of:=[.A15]*SQRT([.B15])" office:value-type="float" office:value="50.9116882454314" calcext:value-type="float">
            <text:p>50,9116882454</text:p>
          </table:table-cell>
          <table:table-cell office:value-type="float" office:value="9.43231289078" calcext:value-type="float">
            <text:p>9,43231289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9.34656223185" calcext:value-type="float">
            <text:p>9,3465622319</text:p>
          </table:table-cell>
          <table:table-cell office:value-type="float" office:value="-0.0117833786692" calcext:value-type="float">
            <text:p>-0,0117833787</text:p>
          </table:table-cell>
          <table:table-cell/>
          <table:table-cell table:formula="of:=[.A16]*SQRT([.B16])" office:value-type="float" office:value="56.5685424949238" calcext:value-type="float">
            <text:p>56,5685424949</text:p>
          </table:table-cell>
          <table:table-cell office:value-type="float" office:value="9.34656223185" calcext:value-type="float">
            <text:p>9,34656223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9.08441534042" calcext:value-type="float">
            <text:p>9,0844153404</text:p>
          </table:table-cell>
          <table:table-cell office:value-type="float" office:value="-0.0152578049695" calcext:value-type="float">
            <text:p>-0,015257805</text:p>
          </table:table-cell>
          <table:table-cell/>
          <table:table-cell table:formula="of:=[.A17]*SQRT([.B17])" office:value-type="float" office:value="67.8822509939086" calcext:value-type="float">
            <text:p>67,8822509939</text:p>
          </table:table-cell>
          <table:table-cell office:value-type="float" office:value="9.08441534042" calcext:value-type="float">
            <text:p>9,08441534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8.78946710335" calcext:value-type="float">
            <text:p>8,7894671034</text:p>
          </table:table-cell>
          <table:table-cell office:value-type="float" office:value="-0.00264594443453" calcext:value-type="float">
            <text:p>-0,0026459444</text:p>
          </table:table-cell>
          <table:table-cell/>
          <table:table-cell table:formula="of:=[.A18]*SQRT([.B18])" office:value-type="float" office:value="79.1959594928933" calcext:value-type="float">
            <text:p>79,1959594929</text:p>
          </table:table-cell>
          <table:table-cell office:value-type="float" office:value="8.78946710335" calcext:value-type="float">
            <text:p>8,7894671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,5</text:p>
          </table:table-cell>
          <table:table-cell office:value-type="float" office:value="8.50644351975" calcext:value-type="float">
            <text:p>8,5064435198</text:p>
          </table:table-cell>
          <table:table-cell office:value-type="float" office:value="-0.0803231935357" calcext:value-type="float">
            <text:p>-0,0803231935</text:p>
          </table:table-cell>
          <table:table-cell/>
          <table:table-cell table:formula="of:=[.A19]*SQRT([.B19])" office:value-type="float" office:value="90.5096679918781" calcext:value-type="float">
            <text:p>90,5096679919</text:p>
          </table:table-cell>
          <table:table-cell office:value-type="float" office:value="8.50644351975" calcext:value-type="float">
            <text:p>8,50644351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" calcext:value-type="float">
            <text:p>0,5</text:p>
          </table:table-cell>
          <table:table-cell office:value-type="float" office:value="8.07348448869" calcext:value-type="float">
            <text:p>8,0734844887</text:p>
          </table:table-cell>
          <table:table-cell office:value-type="float" office:value="0.0966732024545" calcext:value-type="float">
            <text:p>0,0966732025</text:p>
          </table:table-cell>
          <table:table-cell/>
          <table:table-cell table:formula="of:=[.A20]*SQRT([.B20])" office:value-type="float" office:value="101.823376490863" calcext:value-type="float">
            <text:p>101,8233764909</text:p>
          </table:table-cell>
          <table:table-cell office:value-type="float" office:value="8.07348448869" calcext:value-type="float">
            <text:p>8,07348448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,5</text:p>
          </table:table-cell>
          <table:table-cell office:value-type="float" office:value="7.76509799616" calcext:value-type="float">
            <text:p>7,7650979962</text:p>
          </table:table-cell>
          <table:table-cell office:value-type="float" office:value="0.100647561585" calcext:value-type="float">
            <text:p>0,1006475616</text:p>
          </table:table-cell>
          <table:table-cell/>
          <table:table-cell table:formula="of:=[.A21]*SQRT([.B21])" office:value-type="float" office:value="113.137084989848" calcext:value-type="float">
            <text:p>113,1370849898</text:p>
          </table:table-cell>
          <table:table-cell office:value-type="float" office:value="7.76509799616" calcext:value-type="float">
            <text:p>7,76509799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,5</text:p>
          </table:table-cell>
          <table:table-cell office:value-type="float" office:value="7.39199160305" calcext:value-type="float">
            <text:p>7,3919916031</text:p>
          </table:table-cell>
          <table:table-cell office:value-type="float" office:value="0.108306275544" calcext:value-type="float">
            <text:p>0,1083062755</text:p>
          </table:table-cell>
          <table:table-cell/>
          <table:table-cell table:formula="of:=[.A22]*SQRT([.B22])" office:value-type="float" office:value="127.279220613579" calcext:value-type="float">
            <text:p>127,2792206136</text:p>
          </table:table-cell>
          <table:table-cell office:value-type="float" office:value="7.39199160305" calcext:value-type="float">
            <text:p>7,3919916031</text:p>
          </table:table-cell>
        </table:table-row>
        <table:table-row table:style-name="ro1">
          <table:table-cell table:number-columns-repeated="5"/>
          <table:table-cell table:formula="of:=[.A23]*SQRT([.B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9.99794410962" calcext:value-type="float">
            <text:p>9,9979441096</text:p>
          </table:table-cell>
          <table:table-cell office:value-type="float" office:value="-0.0000000597755862661" calcext:value-type="float">
            <text:p>-5,97755862661E-08</text:p>
          </table:table-cell>
          <table:table-cell/>
          <table:table-cell table:formula="of:=[.A24]*SQRT([.B24])" office:value-type="float" office:value="0.5" calcext:value-type="float">
            <text:p>0,5</text:p>
          </table:table-cell>
          <table:table-cell office:value-type="float" office:value="9.99794410962" calcext:value-type="float">
            <text:p>9,99794410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99778056595" calcext:value-type="float">
            <text:p>9,997780566</text:p>
          </table:table-cell>
          <table:table-cell office:value-type="float" office:value="-0.000015370802278" calcext:value-type="float">
            <text:p>-1,5370802278E-05</text:p>
          </table:table-cell>
          <table:table-cell/>
          <table:table-cell table:formula="of:=[.A25]*SQRT([.B25])" office:value-type="float" office:value="1" calcext:value-type="float">
            <text:p>1</text:p>
          </table:table-cell>
          <table:table-cell office:value-type="float" office:value="9.99778056595" calcext:value-type="float">
            <text:p>9,997780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99707522195" calcext:value-type="float">
            <text:p>9,997075222</text:p>
          </table:table-cell>
          <table:table-cell office:value-type="float" office:value="0.0000073678978195" calcext:value-type="float">
            <text:p>7,3678978195E-06</text:p>
          </table:table-cell>
          <table:table-cell/>
          <table:table-cell table:formula="of:=[.A26]*SQRT([.B26])" office:value-type="float" office:value="2" calcext:value-type="float">
            <text:p>2</text:p>
          </table:table-cell>
          <table:table-cell office:value-type="float" office:value="9.99707522195" calcext:value-type="float">
            <text:p>9,997075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9427445965" calcext:value-type="float">
            <text:p>9,9942744597</text:p>
          </table:table-cell>
          <table:table-cell office:value-type="float" office:value="0.000210464158629" calcext:value-type="float">
            <text:p>0,0002104642</text:p>
          </table:table-cell>
          <table:table-cell/>
          <table:table-cell table:formula="of:=[.A27]*SQRT([.B27])" office:value-type="float" office:value="4" calcext:value-type="float">
            <text:p>4</text:p>
          </table:table-cell>
          <table:table-cell office:value-type="float" office:value="9.99427445965" calcext:value-type="float">
            <text:p>9,9942744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98304324381" calcext:value-type="float">
            <text:p>9,9830432438</text:p>
          </table:table-cell>
          <table:table-cell office:value-type="float" office:value="0.000648679252476" calcext:value-type="float">
            <text:p>0,0006486793</text:p>
          </table:table-cell>
          <table:table-cell/>
          <table:table-cell table:formula="of:=[.A28]*SQRT([.B28])" office:value-type="float" office:value="8" calcext:value-type="float">
            <text:p>8</text:p>
          </table:table-cell>
          <table:table-cell office:value-type="float" office:value="9.98304324381" calcext:value-type="float">
            <text:p>9,98304324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.94455498561" calcext:value-type="float">
            <text:p>9,9445549856</text:p>
          </table:table-cell>
          <table:table-cell office:value-type="float" office:value="-0.00439675852148" calcext:value-type="float">
            <text:p>-0,0043967585</text:p>
          </table:table-cell>
          <table:table-cell/>
          <table:table-cell table:formula="of:=[.A29]*SQRT([.B29])" office:value-type="float" office:value="16" calcext:value-type="float">
            <text:p>16</text:p>
          </table:table-cell>
          <table:table-cell office:value-type="float" office:value="9.94455498561" calcext:value-type="float">
            <text:p>9,94455498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.87073188665" calcext:value-type="float">
            <text:p>9,8707318867</text:p>
          </table:table-cell>
          <table:table-cell office:value-type="float" office:value="-0.00327232603567" calcext:value-type="float">
            <text:p>-0,003272326</text:p>
          </table:table-cell>
          <table:table-cell/>
          <table:table-cell table:formula="of:=[.A30]*SQRT([.B30])" office:value-type="float" office:value="24" calcext:value-type="float">
            <text:p>24</text:p>
          </table:table-cell>
          <table:table-cell office:value-type="float" office:value="9.87073188665" calcext:value-type="float">
            <text:p>9,87073188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.76895323427" calcext:value-type="float">
            <text:p>9,7689532343</text:p>
          </table:table-cell>
          <table:table-cell office:value-type="float" office:value="0.00732738887928" calcext:value-type="float">
            <text:p>0,0073273889</text:p>
          </table:table-cell>
          <table:table-cell/>
          <table:table-cell table:formula="of:=[.A31]*SQRT([.B31])" office:value-type="float" office:value="32" calcext:value-type="float">
            <text:p>32</text:p>
          </table:table-cell>
          <table:table-cell office:value-type="float" office:value="9.76895323427" calcext:value-type="float">
            <text:p>9,76895323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.64508476683" calcext:value-type="float">
            <text:p>9,6450847668</text:p>
          </table:table-cell>
          <table:table-cell office:value-type="float" office:value="0.00732946379517" calcext:value-type="float">
            <text:p>0,0073294638</text:p>
          </table:table-cell>
          <table:table-cell/>
          <table:table-cell table:formula="of:=[.A32]*SQRT([.B32])" office:value-type="float" office:value="40" calcext:value-type="float">
            <text:p>40</text:p>
          </table:table-cell>
          <table:table-cell office:value-type="float" office:value="9.64508476683" calcext:value-type="float">
            <text:p>9,64508476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.49922679499" calcext:value-type="float">
            <text:p>9,499226795</text:p>
          </table:table-cell>
          <table:table-cell office:value-type="float" office:value="0.00551216453233" calcext:value-type="float">
            <text:p>0,0055121645</text:p>
          </table:table-cell>
          <table:table-cell/>
          <table:table-cell table:formula="of:=[.A33]*SQRT([.B33])" office:value-type="float" office:value="48" calcext:value-type="float">
            <text:p>48</text:p>
          </table:table-cell>
          <table:table-cell office:value-type="float" office:value="9.49922679499" calcext:value-type="float">
            <text:p>9,4992267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.31439041426" calcext:value-type="float">
            <text:p>9,3143904143</text:p>
          </table:table-cell>
          <table:table-cell office:value-type="float" office:value="0.00988202102204" calcext:value-type="float">
            <text:p>0,009882021</text:p>
          </table:table-cell>
          <table:table-cell/>
          <table:table-cell table:formula="of:=[.A34]*SQRT([.B34])" office:value-type="float" office:value="56" calcext:value-type="float">
            <text:p>56</text:p>
          </table:table-cell>
          <table:table-cell office:value-type="float" office:value="9.31439041426" calcext:value-type="float">
            <text:p>9,3143904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.13253762204" calcext:value-type="float">
            <text:p>9,132537622</text:p>
          </table:table-cell>
          <table:table-cell office:value-type="float" office:value="0.0308427577543" calcext:value-type="float">
            <text:p>0,0308427578</text:p>
          </table:table-cell>
          <table:table-cell/>
          <table:table-cell table:formula="of:=[.A35]*SQRT([.B35])" office:value-type="float" office:value="64" calcext:value-type="float">
            <text:p>64</text:p>
          </table:table-cell>
          <table:table-cell office:value-type="float" office:value="9.13253762204" calcext:value-type="float">
            <text:p>9,1325376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.95569134905" calcext:value-type="float">
            <text:p>8,9556913491</text:p>
          </table:table-cell>
          <table:table-cell office:value-type="float" office:value="-0.0259456883409" calcext:value-type="float">
            <text:p>-0,0259456883</text:p>
          </table:table-cell>
          <table:table-cell/>
          <table:table-cell table:formula="of:=[.A36]*SQRT([.B36])" office:value-type="float" office:value="72" calcext:value-type="float">
            <text:p>72</text:p>
          </table:table-cell>
          <table:table-cell office:value-type="float" office:value="8.95569134905" calcext:value-type="float">
            <text:p>8,95569134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.67361346421" calcext:value-type="float">
            <text:p>8,6736134642</text:p>
          </table:table-cell>
          <table:table-cell office:value-type="float" office:value="0.0174892155715" calcext:value-type="float">
            <text:p>0,0174892156</text:p>
          </table:table-cell>
          <table:table-cell/>
          <table:table-cell table:formula="of:=[.A37]*SQRT([.B37])" office:value-type="float" office:value="80" calcext:value-type="float">
            <text:p>80</text:p>
          </table:table-cell>
          <table:table-cell office:value-type="float" office:value="8.67361346421" calcext:value-type="float">
            <text:p>8,67361346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.25752122418" calcext:value-type="float">
            <text:p>8,2575212242</text:p>
          </table:table-cell>
          <table:table-cell office:value-type="float" office:value="0.00378775312443" calcext:value-type="float">
            <text:p>0,0037877531</text:p>
          </table:table-cell>
          <table:table-cell/>
          <table:table-cell table:formula="of:=[.A38]*SQRT([.B38])" office:value-type="float" office:value="96" calcext:value-type="float">
            <text:p>96</text:p>
          </table:table-cell>
          <table:table-cell office:value-type="float" office:value="8.25752122418" calcext:value-type="float">
            <text:p>8,25752122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7.81458964713" calcext:value-type="float">
            <text:p>7,8145896471</text:p>
          </table:table-cell>
          <table:table-cell office:value-type="float" office:value="-0.0455675832857" calcext:value-type="float">
            <text:p>-0,0455675833</text:p>
          </table:table-cell>
          <table:table-cell/>
          <table:table-cell table:formula="of:=[.A39]*SQRT([.B39])" office:value-type="float" office:value="112" calcext:value-type="float">
            <text:p>112</text:p>
          </table:table-cell>
          <table:table-cell office:value-type="float" office:value="7.81458964713" calcext:value-type="float">
            <text:p>7,81458964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.30244572275" calcext:value-type="float">
            <text:p>7,3024457228</text:p>
          </table:table-cell>
          <table:table-cell office:value-type="float" office:value="-0.0106473477704" calcext:value-type="float">
            <text:p>-0,0106473478</text:p>
          </table:table-cell>
          <table:table-cell/>
          <table:table-cell table:formula="of:=[.A40]*SQRT([.B40])" office:value-type="float" office:value="128" calcext:value-type="float">
            <text:p>128</text:p>
          </table:table-cell>
          <table:table-cell office:value-type="float" office:value="7.30244572275" calcext:value-type="float">
            <text:p>7,30244572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.88120375561" calcext:value-type="float">
            <text:p>6,8812037556</text:p>
          </table:table-cell>
          <table:table-cell office:value-type="float" office:value="0.0574051784857" calcext:value-type="float">
            <text:p>0,0574051785</text:p>
          </table:table-cell>
          <table:table-cell/>
          <table:table-cell table:formula="of:=[.A41]*SQRT([.B41])" office:value-type="float" office:value="144" calcext:value-type="float">
            <text:p>144</text:p>
          </table:table-cell>
          <table:table-cell office:value-type="float" office:value="6.88120375561" calcext:value-type="float">
            <text:p>6,88120375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.44782680198" calcext:value-type="float">
            <text:p>6,447826802</text:p>
          </table:table-cell>
          <table:table-cell office:value-type="float" office:value="-0.105240814728" calcext:value-type="float">
            <text:p>-0,1052408147</text:p>
          </table:table-cell>
          <table:table-cell/>
          <table:table-cell table:formula="of:=[.A42]*SQRT([.B42])" office:value-type="float" office:value="160" calcext:value-type="float">
            <text:p>160</text:p>
          </table:table-cell>
          <table:table-cell office:value-type="float" office:value="6.44782680198" calcext:value-type="float">
            <text:p>6,4478268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6.09458338644" calcext:value-type="float">
            <text:p>6,0945833864</text:p>
          </table:table-cell>
          <table:table-cell office:value-type="float" office:value="-0.0843612474458" calcext:value-type="float">
            <text:p>-0,0843612474</text:p>
          </table:table-cell>
          <table:table-cell/>
          <table:table-cell table:formula="of:=[.A43]*SQRT([.B43])" office:value-type="float" office:value="180" calcext:value-type="float">
            <text:p>180</text:p>
          </table:table-cell>
          <table:table-cell office:value-type="float" office:value="6.09458338644" calcext:value-type="float">
            <text:p>6,0945833864</text:p>
          </table:table-cell>
        </table:table-row>
        <table:table-row table:style-name="ro1">
          <table:table-cell table:number-columns-repeated="5"/>
          <table:table-cell table:formula="of:=[.A44]*SQRT([.B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9.99787494065" calcext:value-type="float">
            <text:p>9,9978749407</text:p>
          </table:table-cell>
          <table:table-cell office:value-type="float" office:value="0.00000850088091984" calcext:value-type="float">
            <text:p>8,50088091984E-06</text:p>
          </table:table-cell>
          <table:table-cell/>
          <table:table-cell table:formula="of:=[.A45]*SQRT([.B45])" office:value-type="float" office:value="0.707106781186548" calcext:value-type="float">
            <text:p>0,7071067812</text:p>
          </table:table-cell>
          <table:table-cell office:value-type="float" office:value="9.99787494065" calcext:value-type="float">
            <text:p>9,9978749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751992944" calcext:value-type="float">
            <text:p>9,9975199294</text:p>
          </table:table-cell>
          <table:table-cell office:value-type="float" office:value="-0.000011446364973" calcext:value-type="float">
            <text:p>-1,1446364973E-05</text:p>
          </table:table-cell>
          <table:table-cell/>
          <table:table-cell table:formula="of:=[.A46]*SQRT([.B46])" office:value-type="float" office:value="1.4142135623731" calcext:value-type="float">
            <text:p>1,4142135624</text:p>
          </table:table-cell>
          <table:table-cell office:value-type="float" office:value="9.99751992944" calcext:value-type="float">
            <text:p>9,997519929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99615096437" calcext:value-type="float">
            <text:p>9,9961509644</text:p>
          </table:table-cell>
          <table:table-cell office:value-type="float" office:value="-0.0000353447903739" calcext:value-type="float">
            <text:p>-3,53447903739E-05</text:p>
          </table:table-cell>
          <table:table-cell/>
          <table:table-cell table:formula="of:=[.A47]*SQRT([.B47])" office:value-type="float" office:value="2.82842712474619" calcext:value-type="float">
            <text:p>2,8284271247</text:p>
          </table:table-cell>
          <table:table-cell office:value-type="float" office:value="9.99615096437" calcext:value-type="float">
            <text:p>9,9961509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9002193261" calcext:value-type="float">
            <text:p>9,9900219326</text:p>
          </table:table-cell>
          <table:table-cell office:value-type="float" office:value="0.0000595467968305" calcext:value-type="float">
            <text:p>5,95467968305E-05</text:p>
          </table:table-cell>
          <table:table-cell/>
          <table:table-cell table:formula="of:=[.A48]*SQRT([.B48])" office:value-type="float" office:value="5.65685424949238" calcext:value-type="float">
            <text:p>5,6568542495</text:p>
          </table:table-cell>
          <table:table-cell office:value-type="float" office:value="9.99002193261" calcext:value-type="float">
            <text:p>9,99002193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.96774088861" calcext:value-type="float">
            <text:p>9,9677408886</text:p>
          </table:table-cell>
          <table:table-cell office:value-type="float" office:value="-0.000708989205568" calcext:value-type="float">
            <text:p>-0,0007089892</text:p>
          </table:table-cell>
          <table:table-cell/>
          <table:table-cell table:formula="of:=[.A49]*SQRT([.B49])" office:value-type="float" office:value="11.3137084989848" calcext:value-type="float">
            <text:p>11,313708499</text:p>
          </table:table-cell>
          <table:table-cell office:value-type="float" office:value="9.96774088861" calcext:value-type="float">
            <text:p>9,9677408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.87136508854" calcext:value-type="float">
            <text:p>9,8713650885</text:p>
          </table:table-cell>
          <table:table-cell office:value-type="float" office:value="0.00516446425492" calcext:value-type="float">
            <text:p>0,0051644643</text:p>
          </table:table-cell>
          <table:table-cell/>
          <table:table-cell table:formula="of:=[.A50]*SQRT([.B50])" office:value-type="float" office:value="22.6274169979695" calcext:value-type="float">
            <text:p>22,627416998</text:p>
          </table:table-cell>
          <table:table-cell office:value-type="float" office:value="9.87136508854" calcext:value-type="float">
            <text:p>9,87136508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.72227515268" calcext:value-type="float">
            <text:p>9,7222751527</text:p>
          </table:table-cell>
          <table:table-cell office:value-type="float" office:value="0.0101233632376" calcext:value-type="float">
            <text:p>0,0101233632</text:p>
          </table:table-cell>
          <table:table-cell/>
          <table:table-cell table:formula="of:=[.A51]*SQRT([.B51])" office:value-type="float" office:value="33.9411254969543" calcext:value-type="float">
            <text:p>33,941125497</text:p>
          </table:table-cell>
          <table:table-cell office:value-type="float" office:value="9.72227515268" calcext:value-type="float">
            <text:p>9,7222751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.52209692393" calcext:value-type="float">
            <text:p>9,5220969239</text:p>
          </table:table-cell>
          <table:table-cell office:value-type="float" office:value="0.0129224424004" calcext:value-type="float">
            <text:p>0,0129224424</text:p>
          </table:table-cell>
          <table:table-cell/>
          <table:table-cell table:formula="of:=[.A52]*SQRT([.B52])" office:value-type="float" office:value="45.254833995939" calcext:value-type="float">
            <text:p>45,2548339959</text:p>
          </table:table-cell>
          <table:table-cell office:value-type="float" office:value="9.52209692393" calcext:value-type="float">
            <text:p>9,52209692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.27126909299" calcext:value-type="float">
            <text:p>9,271269093</text:p>
          </table:table-cell>
          <table:table-cell office:value-type="float" office:value="-0.0165335179611" calcext:value-type="float">
            <text:p>-0,016533518</text:p>
          </table:table-cell>
          <table:table-cell/>
          <table:table-cell table:formula="of:=[.A53]*SQRT([.B53])" office:value-type="float" office:value="56.5685424949238" calcext:value-type="float">
            <text:p>56,5685424949</text:p>
          </table:table-cell>
          <table:table-cell office:value-type="float" office:value="9.27126909299" calcext:value-type="float">
            <text:p>9,2712690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.99324196016" calcext:value-type="float">
            <text:p>8,9932419602</text:p>
          </table:table-cell>
          <table:table-cell office:value-type="float" office:value="-0.0521095753508" calcext:value-type="float">
            <text:p>-0,0521095754</text:p>
          </table:table-cell>
          <table:table-cell/>
          <table:table-cell table:formula="of:=[.A54]*SQRT([.B54])" office:value-type="float" office:value="67.8822509939086" calcext:value-type="float">
            <text:p>67,8822509939</text:p>
          </table:table-cell>
          <table:table-cell office:value-type="float" office:value="8.99324196016" calcext:value-type="float">
            <text:p>8,99324196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.75776231166" calcext:value-type="float">
            <text:p>8,7577623117</text:p>
          </table:table-cell>
          <table:table-cell office:value-type="float" office:value="-0.127976188386" calcext:value-type="float">
            <text:p>-0,1279761884</text:p>
          </table:table-cell>
          <table:table-cell/>
          <table:table-cell table:formula="of:=[.A55]*SQRT([.B55])" office:value-type="float" office:value="79.1959594928933" calcext:value-type="float">
            <text:p>79,1959594929</text:p>
          </table:table-cell>
          <table:table-cell office:value-type="float" office:value="8.75776231166" calcext:value-type="float">
            <text:p>8,75776231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.37477304142" calcext:value-type="float">
            <text:p>8,3747730414</text:p>
          </table:table-cell>
          <table:table-cell office:value-type="float" office:value="-0.027624671024" calcext:value-type="float">
            <text:p>-0,027624671</text:p>
          </table:table-cell>
          <table:table-cell/>
          <table:table-cell table:formula="of:=[.A56]*SQRT([.B56])" office:value-type="float" office:value="90.5096679918781" calcext:value-type="float">
            <text:p>90,5096679919</text:p>
          </table:table-cell>
          <table:table-cell office:value-type="float" office:value="8.37477304142" calcext:value-type="float">
            <text:p>8,37477304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.00993139585" calcext:value-type="float">
            <text:p>8,0099313959</text:p>
          </table:table-cell>
          <table:table-cell office:value-type="float" office:value="-0.0715260238832" calcext:value-type="float">
            <text:p>-0,0715260239</text:p>
          </table:table-cell>
          <table:table-cell/>
          <table:table-cell table:formula="of:=[.A57]*SQRT([.B57])" office:value-type="float" office:value="101.823376490863" calcext:value-type="float">
            <text:p>101,8233764909</text:p>
          </table:table-cell>
          <table:table-cell office:value-type="float" office:value="8.00993139585" calcext:value-type="float">
            <text:p>8,00993139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.64570650551" calcext:value-type="float">
            <text:p>7,6457065055</text:p>
          </table:table-cell>
          <table:table-cell office:value-type="float" office:value="0.135872223529" calcext:value-type="float">
            <text:p>0,1358722235</text:p>
          </table:table-cell>
          <table:table-cell/>
          <table:table-cell table:formula="of:=[.A58]*SQRT([.B58])" office:value-type="float" office:value="113.137084989848" calcext:value-type="float">
            <text:p>113,1370849898</text:p>
          </table:table-cell>
          <table:table-cell office:value-type="float" office:value="7.64570650551" calcext:value-type="float">
            <text:p>7,64570650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.11309471521" calcext:value-type="float">
            <text:p>7,1130947152</text:p>
          </table:table-cell>
          <table:table-cell office:value-type="float" office:value="-0.0811327754011" calcext:value-type="float">
            <text:p>-0,0811327754</text:p>
          </table:table-cell>
          <table:table-cell/>
          <table:table-cell table:formula="of:=[.A59]*SQRT([.B59])" office:value-type="float" office:value="135.764501987817" calcext:value-type="float">
            <text:p>135,7645019878</text:p>
          </table:table-cell>
          <table:table-cell office:value-type="float" office:value="7.11309471521" calcext:value-type="float">
            <text:p>7,11309471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6.36229648761" calcext:value-type="float">
            <text:p>6,3622964876</text:p>
          </table:table-cell>
          <table:table-cell office:value-type="float" office:value="0.0264112640694" calcext:value-type="float">
            <text:p>0,0264112641</text:p>
          </table:table-cell>
          <table:table-cell/>
          <table:table-cell table:formula="of:=[.A60]*SQRT([.B60])" office:value-type="float" office:value="158.391918985787" calcext:value-type="float">
            <text:p>158,3919189858</text:p>
          </table:table-cell>
          <table:table-cell office:value-type="float" office:value="6.36229648761" calcext:value-type="float">
            <text:p>6,3622964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.91202402439" calcext:value-type="float">
            <text:p>5,9120240244</text:p>
          </table:table-cell>
          <table:table-cell office:value-type="float" office:value="-0.0796737481382" calcext:value-type="float">
            <text:p>-0,0796737481</text:p>
          </table:table-cell>
          <table:table-cell/>
          <table:table-cell table:formula="of:=[.A61]*SQRT([.B61])" office:value-type="float" office:value="181.019335983756" calcext:value-type="float">
            <text:p>181,0193359838</text:p>
          </table:table-cell>
          <table:table-cell office:value-type="float" office:value="5.91202402439" calcext:value-type="float">
            <text:p>5,91202402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.45399292847" calcext:value-type="float">
            <text:p>5,4539929285</text:p>
          </table:table-cell>
          <table:table-cell office:value-type="float" office:value="-0.0787517383953" calcext:value-type="float">
            <text:p>-0,0787517384</text:p>
          </table:table-cell>
          <table:table-cell/>
          <table:table-cell table:formula="of:=[.A62]*SQRT([.B62])" office:value-type="float" office:value="203.646752981726" calcext:value-type="float">
            <text:p>203,6467529817</text:p>
          </table:table-cell>
          <table:table-cell office:value-type="float" office:value="5.45399292847" calcext:value-type="float">
            <text:p>5,45399292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.9202500719" calcext:value-type="float">
            <text:p>4,9202500719</text:p>
          </table:table-cell>
          <table:table-cell office:value-type="float" office:value="0.10850445993" calcext:value-type="float">
            <text:p>0,1085044599</text:p>
          </table:table-cell>
          <table:table-cell/>
          <table:table-cell table:formula="of:=[.A63]*SQRT([.B63])" office:value-type="float" office:value="226.274169979695" calcext:value-type="float">
            <text:p>226,2741699797</text:p>
          </table:table-cell>
          <table:table-cell office:value-type="float" office:value="4.9202500719" calcext:value-type="float">
            <text:p>4,92025007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.66065510401" calcext:value-type="float">
            <text:p>4,660655104</text:p>
          </table:table-cell>
          <table:table-cell office:value-type="float" office:value="-0.0064182275626" calcext:value-type="float">
            <text:p>-0,0064182276</text:p>
          </table:table-cell>
          <table:table-cell/>
          <table:table-cell table:formula="of:=[.A64]*SQRT([.B64])" office:value-type="float" office:value="254.558441227157" calcext:value-type="float">
            <text:p>254,5584412272</text:p>
          </table:table-cell>
          <table:table-cell office:value-type="float" office:value="4.66065510401" calcext:value-type="float">
            <text:p>4,660655104</text:p>
          </table:table-cell>
        </table:table-row>
        <table:table-row table:style-name="ro1">
          <table:table-cell table:number-columns-repeated="5"/>
          <table:table-cell table:formula="of:=[.A65]*SQRT([.B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9.99775889073" calcext:value-type="float">
            <text:p>9,9977588907</text:p>
          </table:table-cell>
          <table:table-cell office:value-type="float" office:value="-0.00000353697717375" calcext:value-type="float">
            <text:p>-0,000003537</text:p>
          </table:table-cell>
          <table:table-cell/>
          <table:table-cell table:formula="of:=[.A66]*SQRT([.B66])" office:value-type="float" office:value="1" calcext:value-type="float">
            <text:p>1</text:p>
          </table:table-cell>
          <table:table-cell office:value-type="float" office:value="9.99775889073" calcext:value-type="float">
            <text:p>9,9977588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9706533824" calcext:value-type="float">
            <text:p>9,9970653382</text:p>
          </table:table-cell>
          <table:table-cell office:value-type="float" office:value="-0.000077758474975" calcext:value-type="float">
            <text:p>-7,7758474975E-05</text:p>
          </table:table-cell>
          <table:table-cell/>
          <table:table-cell table:formula="of:=[.A67]*SQRT([.B67])" office:value-type="float" office:value="2" calcext:value-type="float">
            <text:p>2</text:p>
          </table:table-cell>
          <table:table-cell office:value-type="float" office:value="9.99706533824" calcext:value-type="float">
            <text:p>9,9970653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99433028146" calcext:value-type="float">
            <text:p>9,9943302815</text:p>
          </table:table-cell>
          <table:table-cell office:value-type="float" office:value="-0.000253645140063" calcext:value-type="float">
            <text:p>-0,0002536451</text:p>
          </table:table-cell>
          <table:table-cell/>
          <table:table-cell table:formula="of:=[.A68]*SQRT([.B68])" office:value-type="float" office:value="4" calcext:value-type="float">
            <text:p>4</text:p>
          </table:table-cell>
          <table:table-cell office:value-type="float" office:value="9.99433028146" calcext:value-type="float">
            <text:p>9,99433028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.98301012577" calcext:value-type="float">
            <text:p>9,9830101258</text:p>
          </table:table-cell>
          <table:table-cell office:value-type="float" office:value="-0.00104718208145" calcext:value-type="float">
            <text:p>-0,0010471821</text:p>
          </table:table-cell>
          <table:table-cell/>
          <table:table-cell table:formula="of:=[.A69]*SQRT([.B69])" office:value-type="float" office:value="8" calcext:value-type="float">
            <text:p>8</text:p>
          </table:table-cell>
          <table:table-cell office:value-type="float" office:value="9.98301012577" calcext:value-type="float">
            <text:p>9,9830101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93308064615" calcext:value-type="float">
            <text:p>9,9330806462</text:p>
          </table:table-cell>
          <table:table-cell office:value-type="float" office:value="0.000993754797199" calcext:value-type="float">
            <text:p>0,0009937548</text:p>
          </table:table-cell>
          <table:table-cell/>
          <table:table-cell table:formula="of:=[.A70]*SQRT([.B70])" office:value-type="float" office:value="16" calcext:value-type="float">
            <text:p>16</text:p>
          </table:table-cell>
          <table:table-cell office:value-type="float" office:value="9.93308064615" calcext:value-type="float">
            <text:p>9,93308064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.76787482527" calcext:value-type="float">
            <text:p>9,7678748253</text:p>
          </table:table-cell>
          <table:table-cell office:value-type="float" office:value="-0.013427354364" calcext:value-type="float">
            <text:p>-0,0134273544</text:p>
          </table:table-cell>
          <table:table-cell/>
          <table:table-cell table:formula="of:=[.A71]*SQRT([.B71])" office:value-type="float" office:value="32" calcext:value-type="float">
            <text:p>32</text:p>
          </table:table-cell>
          <table:table-cell office:value-type="float" office:value="9.76787482527" calcext:value-type="float">
            <text:p>9,76787482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.44080292085" calcext:value-type="float">
            <text:p>9,4408029209</text:p>
          </table:table-cell>
          <table:table-cell office:value-type="float" office:value="0.0231279966132" calcext:value-type="float">
            <text:p>0,0231279966</text:p>
          </table:table-cell>
          <table:table-cell/>
          <table:table-cell table:formula="of:=[.A72]*SQRT([.B72])" office:value-type="float" office:value="48" calcext:value-type="float">
            <text:p>48</text:p>
          </table:table-cell>
          <table:table-cell office:value-type="float" office:value="9.44080292085" calcext:value-type="float">
            <text:p>9,4408029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10727880899" calcext:value-type="float">
            <text:p>9,107278809</text:p>
          </table:table-cell>
          <table:table-cell office:value-type="float" office:value="-0.0198847078065" calcext:value-type="float">
            <text:p>-0,0198847078</text:p>
          </table:table-cell>
          <table:table-cell/>
          <table:table-cell table:formula="of:=[.A73]*SQRT([.B73])" office:value-type="float" office:value="64" calcext:value-type="float">
            <text:p>64</text:p>
          </table:table-cell>
          <table:table-cell office:value-type="float" office:value="9.10727880899" calcext:value-type="float">
            <text:p>9,1072788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.65570905503" calcext:value-type="float">
            <text:p>8,655709055</text:p>
          </table:table-cell>
          <table:table-cell office:value-type="float" office:value="-0.000400533142453" calcext:value-type="float">
            <text:p>-0,0004005331</text:p>
          </table:table-cell>
          <table:table-cell/>
          <table:table-cell table:formula="of:=[.A74]*SQRT([.B74])" office:value-type="float" office:value="80" calcext:value-type="float">
            <text:p>80</text:p>
          </table:table-cell>
          <table:table-cell office:value-type="float" office:value="8.65570905503" calcext:value-type="float">
            <text:p>8,6557090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.12576700089" calcext:value-type="float">
            <text:p>8,1257670009</text:p>
          </table:table-cell>
          <table:table-cell office:value-type="float" office:value="0.0390794578492" calcext:value-type="float">
            <text:p>0,0390794578</text:p>
          </table:table-cell>
          <table:table-cell/>
          <table:table-cell table:formula="of:=[.A75]*SQRT([.B75])" office:value-type="float" office:value="96" calcext:value-type="float">
            <text:p>96</text:p>
          </table:table-cell>
          <table:table-cell office:value-type="float" office:value="8.12576700089" calcext:value-type="float">
            <text:p>8,12576700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.58345430006" calcext:value-type="float">
            <text:p>7,5834543001</text:p>
          </table:table-cell>
          <table:table-cell office:value-type="float" office:value="0.0460503900773" calcext:value-type="float">
            <text:p>0,0460503901</text:p>
          </table:table-cell>
          <table:table-cell/>
          <table:table-cell table:formula="of:=[.A76]*SQRT([.B76])" office:value-type="float" office:value="112" calcext:value-type="float">
            <text:p>112</text:p>
          </table:table-cell>
          <table:table-cell office:value-type="float" office:value="7.58345430006" calcext:value-type="float">
            <text:p>7,5834543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.23173467824" calcext:value-type="float">
            <text:p>7,2317346782</text:p>
          </table:table-cell>
          <table:table-cell office:value-type="float" office:value="-0.0495021533401" calcext:value-type="float">
            <text:p>-0,0495021533</text:p>
          </table:table-cell>
          <table:table-cell/>
          <table:table-cell table:formula="of:=[.A77]*SQRT([.B77])" office:value-type="float" office:value="128" calcext:value-type="float">
            <text:p>128</text:p>
          </table:table-cell>
          <table:table-cell office:value-type="float" office:value="7.23173467824" calcext:value-type="float">
            <text:p>7,23173467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.66603811038" calcext:value-type="float">
            <text:p>6,6660381104</text:p>
          </table:table-cell>
          <table:table-cell office:value-type="float" office:value="0.0739251676938" calcext:value-type="float">
            <text:p>0,0739251677</text:p>
          </table:table-cell>
          <table:table-cell/>
          <table:table-cell table:formula="of:=[.A78]*SQRT([.B78])" office:value-type="float" office:value="144" calcext:value-type="float">
            <text:p>144</text:p>
          </table:table-cell>
          <table:table-cell office:value-type="float" office:value="6.66603811038" calcext:value-type="float">
            <text:p>6,6660381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39816465052" calcext:value-type="float">
            <text:p>6,3981646505</text:p>
          </table:table-cell>
          <table:table-cell office:value-type="float" office:value="-0.0010515135446" calcext:value-type="float">
            <text:p>-0,0010515135</text:p>
          </table:table-cell>
          <table:table-cell/>
          <table:table-cell table:formula="of:=[.A79]*SQRT([.B79])" office:value-type="float" office:value="160" calcext:value-type="float">
            <text:p>160</text:p>
          </table:table-cell>
          <table:table-cell office:value-type="float" office:value="6.39816465052" calcext:value-type="float">
            <text:p>6,39816465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.67304845635" calcext:value-type="float">
            <text:p>5,6730484564</text:p>
          </table:table-cell>
          <table:table-cell office:value-type="float" office:value="-0.0130564785719" calcext:value-type="float">
            <text:p>-0,0130564786</text:p>
          </table:table-cell>
          <table:table-cell/>
          <table:table-cell table:formula="of:=[.A80]*SQRT([.B80])" office:value-type="float" office:value="192" calcext:value-type="float">
            <text:p>192</text:p>
          </table:table-cell>
          <table:table-cell office:value-type="float" office:value="5.67304845635" calcext:value-type="float">
            <text:p>5,67304845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.12456889734" calcext:value-type="float">
            <text:p>5,1245688973</text:p>
          </table:table-cell>
          <table:table-cell office:value-type="float" office:value="-0.0201713998886" calcext:value-type="float">
            <text:p>-0,0201713999</text:p>
          </table:table-cell>
          <table:table-cell/>
          <table:table-cell table:formula="of:=[.A81]*SQRT([.B81])" office:value-type="float" office:value="224" calcext:value-type="float">
            <text:p>224</text:p>
          </table:table-cell>
          <table:table-cell office:value-type="float" office:value="5.12456889734" calcext:value-type="float">
            <text:p>5,12456889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.61126958329" calcext:value-type="float">
            <text:p>4,6112695833</text:p>
          </table:table-cell>
          <table:table-cell office:value-type="float" office:value="-0.0184131636171" calcext:value-type="float">
            <text:p>-0,0184131636</text:p>
          </table:table-cell>
          <table:table-cell/>
          <table:table-cell table:formula="of:=[.A82]*SQRT([.B82])" office:value-type="float" office:value="256" calcext:value-type="float">
            <text:p>256</text:p>
          </table:table-cell>
          <table:table-cell office:value-type="float" office:value="4.61126958329" calcext:value-type="float">
            <text:p>4,61126958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.08418496855" calcext:value-type="float">
            <text:p>4,0841849686</text:p>
          </table:table-cell>
          <table:table-cell office:value-type="float" office:value="0.068260955616" calcext:value-type="float">
            <text:p>0,0682609556</text:p>
          </table:table-cell>
          <table:table-cell/>
          <table:table-cell table:formula="of:=[.A83]*SQRT([.B83])" office:value-type="float" office:value="288" calcext:value-type="float">
            <text:p>288</text:p>
          </table:table-cell>
          <table:table-cell office:value-type="float" office:value="4.08418496855" calcext:value-type="float">
            <text:p>4,08418496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.81701411175" calcext:value-type="float">
            <text:p>3,8170141118</text:p>
          </table:table-cell>
          <table:table-cell office:value-type="float" office:value="-0.0193620926215" calcext:value-type="float">
            <text:p>-0,0193620926</text:p>
          </table:table-cell>
          <table:table-cell/>
          <table:table-cell table:formula="of:=[.A84]*SQRT([.B84])" office:value-type="float" office:value="320" calcext:value-type="float">
            <text:p>320</text:p>
          </table:table-cell>
          <table:table-cell office:value-type="float" office:value="3.81701411175" calcext:value-type="float">
            <text:p>3,81701411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3.48709829227" calcext:value-type="float">
            <text:p>3,4870982923</text:p>
          </table:table-cell>
          <table:table-cell office:value-type="float" office:value="-0.0246104596978" calcext:value-type="float">
            <text:p>-0,0246104597</text:p>
          </table:table-cell>
          <table:table-cell/>
          <table:table-cell table:formula="of:=[.A85]*SQRT([.B85])" office:value-type="float" office:value="360" calcext:value-type="float">
            <text:p>360</text:p>
          </table:table-cell>
          <table:table-cell office:value-type="float" office:value="3.48709829227" calcext:value-type="float">
            <text:p>3,4870982923</text:p>
          </table:table-cell>
        </table:table-row>
        <table:table-row table:style-name="ro1">
          <table:table-cell table:number-columns-repeated="5"/>
          <table:table-cell table:formula="of:=[.A86]*SQRT([.B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9.99766037829" calcext:value-type="float">
            <text:p>9,9976603783</text:p>
          </table:table-cell>
          <table:table-cell office:value-type="float" office:value="-0.0000433885287187" calcext:value-type="float">
            <text:p>-4,33885287187E-05</text:p>
          </table:table-cell>
          <table:table-cell/>
          <table:table-cell table:formula="of:=[.A87]*SQRT([.B87])" office:value-type="float" office:value="1.22474487139159" calcext:value-type="float">
            <text:p>1,2247448714</text:p>
          </table:table-cell>
          <table:table-cell office:value-type="float" office:value="9.99766037829" calcext:value-type="float">
            <text:p>9,9976603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99657293245" calcext:value-type="float">
            <text:p>9,9965729325</text:p>
          </table:table-cell>
          <table:table-cell office:value-type="float" office:value="-0.0000714854870305" calcext:value-type="float">
            <text:p>-7,14854870305E-05</text:p>
          </table:table-cell>
          <table:table-cell/>
          <table:table-cell table:formula="of:=[.A88]*SQRT([.B88])" office:value-type="float" office:value="2.44948974278318" calcext:value-type="float">
            <text:p>2,4494897428</text:p>
          </table:table-cell>
          <table:table-cell office:value-type="float" office:value="9.99657293245" calcext:value-type="float">
            <text:p>9,9965729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99243353859" calcext:value-type="float">
            <text:p>9,9924335386</text:p>
          </table:table-cell>
          <table:table-cell office:value-type="float" office:value="-0.000171974018414" calcext:value-type="float">
            <text:p>-0,000171974</text:p>
          </table:table-cell>
          <table:table-cell/>
          <table:table-cell table:formula="of:=[.A89]*SQRT([.B89])" office:value-type="float" office:value="4.89897948556636" calcext:value-type="float">
            <text:p>4,8989794856</text:p>
          </table:table-cell>
          <table:table-cell office:value-type="float" office:value="9.99243353859" calcext:value-type="float">
            <text:p>9,9924335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97471796524" calcext:value-type="float">
            <text:p>9,9747179652</text:p>
          </table:table-cell>
          <table:table-cell office:value-type="float" office:value="-0.000192771676519" calcext:value-type="float">
            <text:p>-0,0001927717</text:p>
          </table:table-cell>
          <table:table-cell/>
          <table:table-cell table:formula="of:=[.A90]*SQRT([.B90])" office:value-type="float" office:value="9.79795897113271" calcext:value-type="float">
            <text:p>9,7979589711</text:p>
          </table:table-cell>
          <table:table-cell office:value-type="float" office:value="9.97471796524" calcext:value-type="float">
            <text:p>9,9747179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.9100270227" calcext:value-type="float">
            <text:p>9,9100270227</text:p>
          </table:table-cell>
          <table:table-cell office:value-type="float" office:value="-0.00741340881691" calcext:value-type="float">
            <text:p>-0,0074134088</text:p>
          </table:table-cell>
          <table:table-cell/>
          <table:table-cell table:formula="of:=[.A91]*SQRT([.B91])" office:value-type="float" office:value="19.5959179422654" calcext:value-type="float">
            <text:p>19,5959179423</text:p>
          </table:table-cell>
          <table:table-cell office:value-type="float" office:value="9.9100270227" calcext:value-type="float">
            <text:p>9,9100270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36118575" calcext:value-type="float">
            <text:p>9,636118575</text:p>
          </table:table-cell>
          <table:table-cell office:value-type="float" office:value="-0.0101603540665" calcext:value-type="float">
            <text:p>-0,0101603541</text:p>
          </table:table-cell>
          <table:table-cell/>
          <table:table-cell table:formula="of:=[.A92]*SQRT([.B92])" office:value-type="float" office:value="39.1918358845308" calcext:value-type="float">
            <text:p>39,1918358845</text:p>
          </table:table-cell>
          <table:table-cell office:value-type="float" office:value="9.636118575" calcext:value-type="float">
            <text:p>9,6361185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.24763938167" calcext:value-type="float">
            <text:p>9,2476393817</text:p>
          </table:table-cell>
          <table:table-cell office:value-type="float" office:value="-0.0493445957777" calcext:value-type="float">
            <text:p>-0,0493445958</text:p>
          </table:table-cell>
          <table:table-cell/>
          <table:table-cell table:formula="of:=[.A93]*SQRT([.B93])" office:value-type="float" office:value="58.7877538267963" calcext:value-type="float">
            <text:p>58,7877538268</text:p>
          </table:table-cell>
          <table:table-cell office:value-type="float" office:value="9.24763938167" calcext:value-type="float">
            <text:p>9,2476393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73816267775" calcext:value-type="float">
            <text:p>8,7381626778</text:p>
          </table:table-cell>
          <table:table-cell office:value-type="float" office:value="0.00187287484485" calcext:value-type="float">
            <text:p>0,0018728748</text:p>
          </table:table-cell>
          <table:table-cell/>
          <table:table-cell table:formula="of:=[.A94]*SQRT([.B94])" office:value-type="float" office:value="78.3836717690617" calcext:value-type="float">
            <text:p>78,3836717691</text:p>
          </table:table-cell>
          <table:table-cell office:value-type="float" office:value="8.73816267775" calcext:value-type="float">
            <text:p>8,7381626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.07106794958" calcext:value-type="float">
            <text:p>8,0710679496</text:p>
          </table:table-cell>
          <table:table-cell office:value-type="float" office:value="0.10886225054" calcext:value-type="float">
            <text:p>0,1088622505</text:p>
          </table:table-cell>
          <table:table-cell/>
          <table:table-cell table:formula="of:=[.A95]*SQRT([.B95])" office:value-type="float" office:value="97.9795897113271" calcext:value-type="float">
            <text:p>97,9795897113</text:p>
          </table:table-cell>
          <table:table-cell office:value-type="float" office:value="8.07106794958" calcext:value-type="float">
            <text:p>8,07106794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.4402250135" calcext:value-type="float">
            <text:p>7,4402250135</text:p>
          </table:table-cell>
          <table:table-cell office:value-type="float" office:value="0.125292410929" calcext:value-type="float">
            <text:p>0,1252924109</text:p>
          </table:table-cell>
          <table:table-cell/>
          <table:table-cell table:formula="of:=[.A96]*SQRT([.B96])" office:value-type="float" office:value="117.575507653593" calcext:value-type="float">
            <text:p>117,5755076536</text:p>
          </table:table-cell>
          <table:table-cell office:value-type="float" office:value="7.4402250135" calcext:value-type="float">
            <text:p>7,44022501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.90926886989" calcext:value-type="float">
            <text:p>6,9092688699</text:p>
          </table:table-cell>
          <table:table-cell office:value-type="float" office:value="0.0747211981281" calcext:value-type="float">
            <text:p>0,0747211981</text:p>
          </table:table-cell>
          <table:table-cell/>
          <table:table-cell table:formula="of:=[.A97]*SQRT([.B97])" office:value-type="float" office:value="137.171425595858" calcext:value-type="float">
            <text:p>137,1714255959</text:p>
          </table:table-cell>
          <table:table-cell office:value-type="float" office:value="6.90926886989" calcext:value-type="float">
            <text:p>6,90926886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.5327004621" calcext:value-type="float">
            <text:p>6,5327004621</text:p>
          </table:table-cell>
          <table:table-cell office:value-type="float" office:value="-0.0185106032216" calcext:value-type="float">
            <text:p>-0,0185106032</text:p>
          </table:table-cell>
          <table:table-cell/>
          <table:table-cell table:formula="of:=[.A98]*SQRT([.B98])" office:value-type="float" office:value="156.767343538123" calcext:value-type="float">
            <text:p>156,7673435381</text:p>
          </table:table-cell>
          <table:table-cell office:value-type="float" office:value="6.5327004621" calcext:value-type="float">
            <text:p>6,53270046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.97123128013" calcext:value-type="float">
            <text:p>5,9712312801</text:p>
          </table:table-cell>
          <table:table-cell office:value-type="float" office:value="0.0519145655892" calcext:value-type="float">
            <text:p>0,0519145656</text:p>
          </table:table-cell>
          <table:table-cell/>
          <table:table-cell table:formula="of:=[.A99]*SQRT([.B99])" office:value-type="float" office:value="176.363261480389" calcext:value-type="float">
            <text:p>176,3632614804</text:p>
          </table:table-cell>
          <table:table-cell office:value-type="float" office:value="5.97123128013" calcext:value-type="float">
            <text:p>5,97123128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.68653937733" calcext:value-type="float">
            <text:p>5,6865393773</text:p>
          </table:table-cell>
          <table:table-cell office:value-type="float" office:value="-0.0884483126966" calcext:value-type="float">
            <text:p>-0,0884483127</text:p>
          </table:table-cell>
          <table:table-cell/>
          <table:table-cell table:formula="of:=[.A100]*SQRT([.B100])" office:value-type="float" office:value="195.959179422654" calcext:value-type="float">
            <text:p>195,9591794227</text:p>
          </table:table-cell>
          <table:table-cell office:value-type="float" office:value="5.68653937733" calcext:value-type="float">
            <text:p>5,68653937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.85493930089" calcext:value-type="float">
            <text:p>4,8549393009</text:p>
          </table:table-cell>
          <table:table-cell office:value-type="float" office:value="0.14064513324" calcext:value-type="float">
            <text:p>0,1406451332</text:p>
          </table:table-cell>
          <table:table-cell/>
          <table:table-cell table:formula="of:=[.A101]*SQRT([.B101])" office:value-type="float" office:value="235.151015307185" calcext:value-type="float">
            <text:p>235,1510153072</text:p>
          </table:table-cell>
          <table:table-cell office:value-type="float" office:value="4.85493930089" calcext:value-type="float">
            <text:p>4,85493930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4.3684198575" calcext:value-type="float">
            <text:p>4,3684198575</text:p>
          </table:table-cell>
          <table:table-cell office:value-type="float" office:value="0.0139115701352" calcext:value-type="float">
            <text:p>0,0139115701</text:p>
          </table:table-cell>
          <table:table-cell/>
          <table:table-cell table:formula="of:=[.A102]*SQRT([.B102])" office:value-type="float" office:value="274.342851191716" calcext:value-type="float">
            <text:p>274,3428511917</text:p>
          </table:table-cell>
          <table:table-cell office:value-type="float" office:value="4.3684198575" calcext:value-type="float">
            <text:p>4,36841985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.8955234188" calcext:value-type="float">
            <text:p>3,8955234188</text:p>
          </table:table-cell>
          <table:table-cell office:value-type="float" office:value="0.00493466574217" calcext:value-type="float">
            <text:p>0,0049346657</text:p>
          </table:table-cell>
          <table:table-cell/>
          <table:table-cell table:formula="of:=[.A103]*SQRT([.B103])" office:value-type="float" office:value="313.534687076247" calcext:value-type="float">
            <text:p>313,5346870762</text:p>
          </table:table-cell>
          <table:table-cell office:value-type="float" office:value="3.8955234188" calcext:value-type="float">
            <text:p>3,89552341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3.56358760141" calcext:value-type="float">
            <text:p>3,5635876014</text:p>
          </table:table-cell>
          <table:table-cell office:value-type="float" office:value="-0.0989270964789" calcext:value-type="float">
            <text:p>-0,0989270965</text:p>
          </table:table-cell>
          <table:table-cell/>
          <table:table-cell table:formula="of:=[.A104]*SQRT([.B104])" office:value-type="float" office:value="352.726522960778" calcext:value-type="float">
            <text:p>352,7265229608</text:p>
          </table:table-cell>
          <table:table-cell office:value-type="float" office:value="3.56358760141" calcext:value-type="float">
            <text:p>3,56358760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3.20016109654" calcext:value-type="float">
            <text:p>3,2001610965</text:p>
          </table:table-cell>
          <table:table-cell office:value-type="float" office:value="0.0146666353173" calcext:value-type="float">
            <text:p>0,0146666353</text:p>
          </table:table-cell>
          <table:table-cell/>
          <table:table-cell table:formula="of:=[.A105]*SQRT([.B105])" office:value-type="float" office:value="391.918358845308" calcext:value-type="float">
            <text:p>391,9183588453</text:p>
          </table:table-cell>
          <table:table-cell office:value-type="float" office:value="3.20016109654" calcext:value-type="float">
            <text:p>3,20016109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.90238482546" calcext:value-type="float">
            <text:p>2,9023848255</text:p>
          </table:table-cell>
          <table:table-cell office:value-type="float" office:value="-0.00758756346069" calcext:value-type="float">
            <text:p>-0,0075875635</text:p>
          </table:table-cell>
          <table:table-cell/>
          <table:table-cell table:formula="of:=[.A106]*SQRT([.B106])" office:value-type="float" office:value="440.908153700972" calcext:value-type="float">
            <text:p>440,908153701</text:p>
          </table:table-cell>
          <table:table-cell office:value-type="float" office:value="2.90238482546" calcext:value-type="float">
            <text:p>2,9023848255</text:p>
          </table:table-cell>
        </table:table-row>
        <table:table-row table:style-name="ro1">
          <table:table-cell table:number-columns-repeated="5"/>
          <table:table-cell table:formula="of:=[.A107]*SQRT([.B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9.99751776322" calcext:value-type="float">
            <text:p>9,9975177632</text:p>
          </table:table-cell>
          <table:table-cell office:value-type="float" office:value="-0.0000105137662022" calcext:value-type="float">
            <text:p>-1,05137662022E-05</text:p>
          </table:table-cell>
          <table:table-cell/>
          <table:table-cell table:formula="of:=[.A108]*SQRT([.B108])" office:value-type="float" office:value="1.4142135623731" calcext:value-type="float">
            <text:p>1,4142135624</text:p>
          </table:table-cell>
          <table:table-cell office:value-type="float" office:value="9.99751776322" calcext:value-type="float">
            <text:p>9,9975177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99610224703" calcext:value-type="float">
            <text:p>9,996102247</text:p>
          </table:table-cell>
          <table:table-cell office:value-type="float" office:value="-0.000126172801945" calcext:value-type="float">
            <text:p>-0,0001261728</text:p>
          </table:table-cell>
          <table:table-cell/>
          <table:table-cell table:formula="of:=[.A109]*SQRT([.B109])" office:value-type="float" office:value="2.82842712474619" calcext:value-type="float">
            <text:p>2,8284271247</text:p>
          </table:table-cell>
          <table:table-cell office:value-type="float" office:value="9.99610224703" calcext:value-type="float">
            <text:p>9,996102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99070461423" calcext:value-type="float">
            <text:p>9,9907046142</text:p>
          </table:table-cell>
          <table:table-cell office:value-type="float" office:value="-0.000591596231833" calcext:value-type="float">
            <text:p>-0,0005915962</text:p>
          </table:table-cell>
          <table:table-cell/>
          <table:table-cell table:formula="of:=[.A110]*SQRT([.B110])" office:value-type="float" office:value="5.65685424949238" calcext:value-type="float">
            <text:p>5,6568542495</text:p>
          </table:table-cell>
          <table:table-cell office:value-type="float" office:value="9.99070461423" calcext:value-type="float">
            <text:p>9,9907046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96611180537" calcext:value-type="float">
            <text:p>9,9661118054</text:p>
          </table:table-cell>
          <table:table-cell office:value-type="float" office:value="0.0011897312942" calcext:value-type="float">
            <text:p>0,0011897313</text:p>
          </table:table-cell>
          <table:table-cell/>
          <table:table-cell table:formula="of:=[.A111]*SQRT([.B111])" office:value-type="float" office:value="11.3137084989848" calcext:value-type="float">
            <text:p>11,313708499</text:p>
          </table:table-cell>
          <table:table-cell office:value-type="float" office:value="9.96611180537" calcext:value-type="float">
            <text:p>9,966111805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.87332937342" calcext:value-type="float">
            <text:p>9,8733293734</text:p>
          </table:table-cell>
          <table:table-cell office:value-type="float" office:value="0.00406932129579" calcext:value-type="float">
            <text:p>0,0040693213</text:p>
          </table:table-cell>
          <table:table-cell/>
          <table:table-cell table:formula="of:=[.A112]*SQRT([.B112])" office:value-type="float" office:value="22.6274169979695" calcext:value-type="float">
            <text:p>22,627416998</text:p>
          </table:table-cell>
          <table:table-cell office:value-type="float" office:value="9.87332937342" calcext:value-type="float">
            <text:p>9,87332937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53877354281" calcext:value-type="float">
            <text:p>9,5387735428</text:p>
          </table:table-cell>
          <table:table-cell office:value-type="float" office:value="-0.0328373817437" calcext:value-type="float">
            <text:p>-0,0328373817</text:p>
          </table:table-cell>
          <table:table-cell/>
          <table:table-cell table:formula="of:=[.A113]*SQRT([.B113])" office:value-type="float" office:value="45.254833995939" calcext:value-type="float">
            <text:p>45,2548339959</text:p>
          </table:table-cell>
          <table:table-cell office:value-type="float" office:value="9.53877354281" calcext:value-type="float">
            <text:p>9,53877354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.98866032001" calcext:value-type="float">
            <text:p>8,98866032</text:p>
          </table:table-cell>
          <table:table-cell office:value-type="float" office:value="0.0115204051875" calcext:value-type="float">
            <text:p>0,0115204052</text:p>
          </table:table-cell>
          <table:table-cell/>
          <table:table-cell table:formula="of:=[.A114]*SQRT([.B114])" office:value-type="float" office:value="67.8822509939086" calcext:value-type="float">
            <text:p>67,8822509939</text:p>
          </table:table-cell>
          <table:table-cell office:value-type="float" office:value="8.98866032001" calcext:value-type="float">
            <text:p>8,98866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.46349597237" calcext:value-type="float">
            <text:p>8,4634959724</text:p>
          </table:table-cell>
          <table:table-cell office:value-type="float" office:value="-0.109423413932" calcext:value-type="float">
            <text:p>-0,1094234139</text:p>
          </table:table-cell>
          <table:table-cell/>
          <table:table-cell table:formula="of:=[.A115]*SQRT([.B115])" office:value-type="float" office:value="90.5096679918781" calcext:value-type="float">
            <text:p>90,5096679919</text:p>
          </table:table-cell>
          <table:table-cell office:value-type="float" office:value="8.46349597237" calcext:value-type="float">
            <text:p>8,46349597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.74763142703" calcext:value-type="float">
            <text:p>7,747631427</text:p>
          </table:table-cell>
          <table:table-cell office:value-type="float" office:value="-0.103745376704" calcext:value-type="float">
            <text:p>-0,1037453767</text:p>
          </table:table-cell>
          <table:table-cell/>
          <table:table-cell table:formula="of:=[.A116]*SQRT([.B116])" office:value-type="float" office:value="113.137084989848" calcext:value-type="float">
            <text:p>113,1370849898</text:p>
          </table:table-cell>
          <table:table-cell office:value-type="float" office:value="7.74763142703" calcext:value-type="float">
            <text:p>7,7476314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.11990266428" calcext:value-type="float">
            <text:p>7,1199026643</text:p>
          </table:table-cell>
          <table:table-cell office:value-type="float" office:value="-0.0956288487868" calcext:value-type="float">
            <text:p>-0,0956288488</text:p>
          </table:table-cell>
          <table:table-cell/>
          <table:table-cell table:formula="of:=[.A117]*SQRT([.B117])" office:value-type="float" office:value="135.764501987817" calcext:value-type="float">
            <text:p>135,7645019878</text:p>
          </table:table-cell>
          <table:table-cell office:value-type="float" office:value="7.11990266428" calcext:value-type="float">
            <text:p>7,11990266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.46222630275" calcext:value-type="float">
            <text:p>6,4622263028</text:p>
          </table:table-cell>
          <table:table-cell office:value-type="float" office:value="-0.0330766603934" calcext:value-type="float">
            <text:p>-0,0330766604</text:p>
          </table:table-cell>
          <table:table-cell/>
          <table:table-cell table:formula="of:=[.A118]*SQRT([.B118])" office:value-type="float" office:value="158.391918985787" calcext:value-type="float">
            <text:p>158,3919189858</text:p>
          </table:table-cell>
          <table:table-cell office:value-type="float" office:value="6.46222630275" calcext:value-type="float">
            <text:p>6,4622263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.98040164089" calcext:value-type="float">
            <text:p>5,9804016409</text:p>
          </table:table-cell>
          <table:table-cell office:value-type="float" office:value="-0.0269435541099" calcext:value-type="float">
            <text:p>-0,0269435541</text:p>
          </table:table-cell>
          <table:table-cell/>
          <table:table-cell table:formula="of:=[.A119]*SQRT([.B119])" office:value-type="float" office:value="181.019335983756" calcext:value-type="float">
            <text:p>181,0193359838</text:p>
          </table:table-cell>
          <table:table-cell office:value-type="float" office:value="5.98040164089" calcext:value-type="float">
            <text:p>5,98040164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.47199548693" calcext:value-type="float">
            <text:p>5,4719954869</text:p>
          </table:table-cell>
          <table:table-cell office:value-type="float" office:value="0.0269644296113" calcext:value-type="float">
            <text:p>0,0269644296</text:p>
          </table:table-cell>
          <table:table-cell/>
          <table:table-cell table:formula="of:=[.A120]*SQRT([.B120])" office:value-type="float" office:value="203.646752981726" calcext:value-type="float">
            <text:p>203,6467529817</text:p>
          </table:table-cell>
          <table:table-cell office:value-type="float" office:value="5.47199548693" calcext:value-type="float">
            <text:p>5,47199548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.04848254439" calcext:value-type="float">
            <text:p>5,0484825444</text:p>
          </table:table-cell>
          <table:table-cell office:value-type="float" office:value="0.0779865888973" calcext:value-type="float">
            <text:p>0,0779865889</text:p>
          </table:table-cell>
          <table:table-cell/>
          <table:table-cell table:formula="of:=[.A121]*SQRT([.B121])" office:value-type="float" office:value="226.274169979695" calcext:value-type="float">
            <text:p>226,2741699797</text:p>
          </table:table-cell>
          <table:table-cell office:value-type="float" office:value="5.04848254439" calcext:value-type="float">
            <text:p>5,04848254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.38503591819" calcext:value-type="float">
            <text:p>4,3850359182</text:p>
          </table:table-cell>
          <table:table-cell office:value-type="float" office:value="0.0649302631463" calcext:value-type="float">
            <text:p>0,0649302631</text:p>
          </table:table-cell>
          <table:table-cell/>
          <table:table-cell table:formula="of:=[.A122]*SQRT([.B122])" office:value-type="float" office:value="271.529003975634" calcext:value-type="float">
            <text:p>271,5290039756</text:p>
          </table:table-cell>
          <table:table-cell office:value-type="float" office:value="4.38503591819" calcext:value-type="float">
            <text:p>4,38503591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.87957919968" calcext:value-type="float">
            <text:p>3,8795791997</text:p>
          </table:table-cell>
          <table:table-cell office:value-type="float" office:value="-0.0173692577484" calcext:value-type="float">
            <text:p>-0,0173692577</text:p>
          </table:table-cell>
          <table:table-cell/>
          <table:table-cell table:formula="of:=[.A123]*SQRT([.B123])" office:value-type="float" office:value="316.783837971573" calcext:value-type="float">
            <text:p>316,7838379716</text:p>
          </table:table-cell>
          <table:table-cell office:value-type="float" office:value="3.87957919968" calcext:value-type="float">
            <text:p>3,87957919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5545956851" calcext:value-type="float">
            <text:p>3,4554595685</text:p>
          </table:table-cell>
          <table:table-cell office:value-type="float" office:value="0.0299496683554" calcext:value-type="float">
            <text:p>0,0299496684</text:p>
          </table:table-cell>
          <table:table-cell/>
          <table:table-cell table:formula="of:=[.A124]*SQRT([.B124])" office:value-type="float" office:value="362.038671967512" calcext:value-type="float">
            <text:p>362,0386719675</text:p>
          </table:table-cell>
          <table:table-cell office:value-type="float" office:value="3.45545956851" calcext:value-type="float">
            <text:p>3,45545956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.10792619816" calcext:value-type="float">
            <text:p>3,1079261982</text:p>
          </table:table-cell>
          <table:table-cell office:value-type="float" office:value="0.02383458459" calcext:value-type="float">
            <text:p>0,0238345846</text:p>
          </table:table-cell>
          <table:table-cell/>
          <table:table-cell table:formula="of:=[.A125]*SQRT([.B125])" office:value-type="float" office:value="407.293505963451" calcext:value-type="float">
            <text:p>407,2935059635</text:p>
          </table:table-cell>
          <table:table-cell office:value-type="float" office:value="3.10792619816" calcext:value-type="float">
            <text:p>3,10792619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.8407194486" calcext:value-type="float">
            <text:p>2,8407194486</text:p>
          </table:table-cell>
          <table:table-cell office:value-type="float" office:value="-0.025111462846" calcext:value-type="float">
            <text:p>-0,0251114628</text:p>
          </table:table-cell>
          <table:table-cell/>
          <table:table-cell table:formula="of:=[.A126]*SQRT([.B126])" office:value-type="float" office:value="452.54833995939" calcext:value-type="float">
            <text:p>452,5483399594</text:p>
          </table:table-cell>
          <table:table-cell office:value-type="float" office:value="2.8407194486" calcext:value-type="float">
            <text:p>2,84071944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.50651401447" calcext:value-type="float">
            <text:p>2,5065140145</text:p>
          </table:table-cell>
          <table:table-cell office:value-type="float" office:value="0.0231213494851" calcext:value-type="float">
            <text:p>0,0231213495</text:p>
          </table:table-cell>
          <table:table-cell/>
          <table:table-cell table:formula="of:=[.A127]*SQRT([.B127])" office:value-type="float" office:value="509.116882454314" calcext:value-type="float">
            <text:p>509,1168824543</text:p>
          </table:table-cell>
          <table:table-cell office:value-type="float" office:value="2.50651401447" calcext:value-type="float">
            <text:p>2,5065140145</text:p>
          </table:table-cell>
        </table:table-row>
        <table:table-row table:style-name="ro1">
          <table:table-cell table:number-columns-repeated="5"/>
          <table:table-cell table:formula="of:=[.A128]*SQRT([.B1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9.99739891452" calcext:value-type="float">
            <text:p>9,9973989145</text:p>
          </table:table-cell>
          <table:table-cell office:value-type="float" office:value="0.00000654978972519" calcext:value-type="float">
            <text:p>6,54978972519E-06</text:p>
          </table:table-cell>
          <table:table-cell/>
          <table:table-cell table:formula="of:=[.A129]*SQRT([.B129])" office:value-type="float" office:value="1.58113883008419" calcext:value-type="float">
            <text:p>1,5811388301</text:p>
          </table:table-cell>
          <table:table-cell office:value-type="float" office:value="9.99739891452" calcext:value-type="float">
            <text:p>9,9973989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99567018773" calcext:value-type="float">
            <text:p>9,9956701877</text:p>
          </table:table-cell>
          <table:table-cell office:value-type="float" office:value="-0.000128660024858" calcext:value-type="float">
            <text:p>-0,00012866</text:p>
          </table:table-cell>
          <table:table-cell/>
          <table:table-cell table:formula="of:=[.A130]*SQRT([.B130])" office:value-type="float" office:value="3.16227766016838" calcext:value-type="float">
            <text:p>3,1622776602</text:p>
          </table:table-cell>
          <table:table-cell office:value-type="float" office:value="9.99567018773" calcext:value-type="float">
            <text:p>9,9956701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98793775793" calcext:value-type="float">
            <text:p>9,9879377579</text:p>
          </table:table-cell>
          <table:table-cell office:value-type="float" office:value="0.000398064974418" calcext:value-type="float">
            <text:p>0,000398065</text:p>
          </table:table-cell>
          <table:table-cell/>
          <table:table-cell table:formula="of:=[.A131]*SQRT([.B131])" office:value-type="float" office:value="6.32455532033676" calcext:value-type="float">
            <text:p>6,3245553203</text:p>
          </table:table-cell>
          <table:table-cell office:value-type="float" office:value="9.98793775793" calcext:value-type="float">
            <text:p>9,9879377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95916134189" calcext:value-type="float">
            <text:p>9,9591613419</text:p>
          </table:table-cell>
          <table:table-cell office:value-type="float" office:value="-0.000877508112151" calcext:value-type="float">
            <text:p>-0,0008775081</text:p>
          </table:table-cell>
          <table:table-cell/>
          <table:table-cell table:formula="of:=[.A132]*SQRT([.B132])" office:value-type="float" office:value="12.6491106406735" calcext:value-type="float">
            <text:p>12,6491106407</text:p>
          </table:table-cell>
          <table:table-cell office:value-type="float" office:value="9.95916134189" calcext:value-type="float">
            <text:p>9,9591613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83823487425" calcext:value-type="float">
            <text:p>9,8382348743</text:p>
          </table:table-cell>
          <table:table-cell office:value-type="float" office:value="-0.00149393220197" calcext:value-type="float">
            <text:p>-0,0014939322</text:p>
          </table:table-cell>
          <table:table-cell/>
          <table:table-cell table:formula="of:=[.A133]*SQRT([.B133])" office:value-type="float" office:value="25.298221281347" calcext:value-type="float">
            <text:p>25,2982212813</text:p>
          </table:table-cell>
          <table:table-cell office:value-type="float" office:value="9.83823487425" calcext:value-type="float">
            <text:p>9,83823487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.40725359447" calcext:value-type="float">
            <text:p>9,4072535945</text:p>
          </table:table-cell>
          <table:table-cell office:value-type="float" office:value="-0.0039092710401" calcext:value-type="float">
            <text:p>-0,003909271</text:p>
          </table:table-cell>
          <table:table-cell/>
          <table:table-cell table:formula="of:=[.A134]*SQRT([.B134])" office:value-type="float" office:value="50.5964425626941" calcext:value-type="float">
            <text:p>50,5964425627</text:p>
          </table:table-cell>
          <table:table-cell office:value-type="float" office:value="9.40725359447" calcext:value-type="float">
            <text:p>9,4072535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73648860048" calcext:value-type="float">
            <text:p>8,7364886005</text:p>
          </table:table-cell>
          <table:table-cell office:value-type="float" office:value="-0.00119824741063" calcext:value-type="float">
            <text:p>-0,0011982474</text:p>
          </table:table-cell>
          <table:table-cell/>
          <table:table-cell table:formula="of:=[.A135]*SQRT([.B135])" office:value-type="float" office:value="75.8946638440411" calcext:value-type="float">
            <text:p>75,894663844</text:p>
          </table:table-cell>
          <table:table-cell office:value-type="float" office:value="8.73648860048" calcext:value-type="float">
            <text:p>8,7364886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07914599168" calcext:value-type="float">
            <text:p>8,0791459917</text:p>
          </table:table-cell>
          <table:table-cell office:value-type="float" office:value="-0.0864316203278" calcext:value-type="float">
            <text:p>-0,0864316203</text:p>
          </table:table-cell>
          <table:table-cell/>
          <table:table-cell table:formula="of:=[.A136]*SQRT([.B136])" office:value-type="float" office:value="101.192885125388" calcext:value-type="float">
            <text:p>101,1928851254</text:p>
          </table:table-cell>
          <table:table-cell office:value-type="float" office:value="8.07914599168" calcext:value-type="float">
            <text:p>8,07914599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.27733111993" calcext:value-type="float">
            <text:p>7,2773311199</text:p>
          </table:table-cell>
          <table:table-cell office:value-type="float" office:value="0.0165181490051" calcext:value-type="float">
            <text:p>0,016518149</text:p>
          </table:table-cell>
          <table:table-cell/>
          <table:table-cell table:formula="of:=[.A137]*SQRT([.B137])" office:value-type="float" office:value="126.491106406735" calcext:value-type="float">
            <text:p>126,4911064067</text:p>
          </table:table-cell>
          <table:table-cell office:value-type="float" office:value="7.27733111993" calcext:value-type="float">
            <text:p>7,27733111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.56097502299" calcext:value-type="float">
            <text:p>6,560975023</text:p>
          </table:table-cell>
          <table:table-cell office:value-type="float" office:value="0.102268553896" calcext:value-type="float">
            <text:p>0,1022685539</text:p>
          </table:table-cell>
          <table:table-cell/>
          <table:table-cell table:formula="of:=[.A138]*SQRT([.B138])" office:value-type="float" office:value="151.789327688082" calcext:value-type="float">
            <text:p>151,7893276881</text:p>
          </table:table-cell>
          <table:table-cell office:value-type="float" office:value="6.56097502299" calcext:value-type="float">
            <text:p>6,5609750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6.15742054326" calcext:value-type="float">
            <text:p>6,1574205433</text:p>
          </table:table-cell>
          <table:table-cell office:value-type="float" office:value="-0.111093827854" calcext:value-type="float">
            <text:p>-0,1110938279</text:p>
          </table:table-cell>
          <table:table-cell/>
          <table:table-cell table:formula="of:=[.A139]*SQRT([.B139])" office:value-type="float" office:value="177.087548969429" calcext:value-type="float">
            <text:p>177,0875489694</text:p>
          </table:table-cell>
          <table:table-cell office:value-type="float" office:value="6.15742054326" calcext:value-type="float">
            <text:p>6,15742054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.46420975342" calcext:value-type="float">
            <text:p>5,4642097534</text:p>
          </table:table-cell>
          <table:table-cell office:value-type="float" office:value="0.0113144566029" calcext:value-type="float">
            <text:p>0,0113144566</text:p>
          </table:table-cell>
          <table:table-cell/>
          <table:table-cell table:formula="of:=[.A140]*SQRT([.B140])" office:value-type="float" office:value="202.385770250776" calcext:value-type="float">
            <text:p>202,3857702508</text:p>
          </table:table-cell>
          <table:table-cell office:value-type="float" office:value="5.46420975342" calcext:value-type="float">
            <text:p>5,46420975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.12319057014" calcext:value-type="float">
            <text:p>5,1231905701</text:p>
          </table:table-cell>
          <table:table-cell office:value-type="float" office:value="0.00265412593792" calcext:value-type="float">
            <text:p>0,0026541259</text:p>
          </table:table-cell>
          <table:table-cell/>
          <table:table-cell table:formula="of:=[.A141]*SQRT([.B141])" office:value-type="float" office:value="227.683991532123" calcext:value-type="float">
            <text:p>227,6839915321</text:p>
          </table:table-cell>
          <table:table-cell office:value-type="float" office:value="5.12319057014" calcext:value-type="float">
            <text:p>5,12319057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.76343553183" calcext:value-type="float">
            <text:p>4,7634355318</text:p>
          </table:table-cell>
          <table:table-cell office:value-type="float" office:value="-0.103328801784" calcext:value-type="float">
            <text:p>-0,1033288018</text:p>
          </table:table-cell>
          <table:table-cell/>
          <table:table-cell table:formula="of:=[.A142]*SQRT([.B142])" office:value-type="float" office:value="252.98221281347" calcext:value-type="float">
            <text:p>252,9822128135</text:p>
          </table:table-cell>
          <table:table-cell office:value-type="float" office:value="4.76343553183" calcext:value-type="float">
            <text:p>4,76343553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.11261420573" calcext:value-type="float">
            <text:p>4,1126142057</text:p>
          </table:table-cell>
          <table:table-cell office:value-type="float" office:value="-0.0530913220285" calcext:value-type="float">
            <text:p>-0,053091322</text:p>
          </table:table-cell>
          <table:table-cell/>
          <table:table-cell table:formula="of:=[.A143]*SQRT([.B143])" office:value-type="float" office:value="303.578655376164" calcext:value-type="float">
            <text:p>303,5786553762</text:p>
          </table:table-cell>
          <table:table-cell office:value-type="float" office:value="4.11261420573" calcext:value-type="float">
            <text:p>4,11261420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.60895753565" calcext:value-type="float">
            <text:p>3,6089575357</text:p>
          </table:table-cell>
          <table:table-cell office:value-type="float" office:value="-0.014539782322" calcext:value-type="float">
            <text:p>-0,0145397823</text:p>
          </table:table-cell>
          <table:table-cell/>
          <table:table-cell table:formula="of:=[.A144]*SQRT([.B144])" office:value-type="float" office:value="354.175097938859" calcext:value-type="float">
            <text:p>354,1750979389</text:p>
          </table:table-cell>
          <table:table-cell office:value-type="float" office:value="3.60895753565" calcext:value-type="float">
            <text:p>3,60895753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.17283593989" calcext:value-type="float">
            <text:p>3,1728359399</text:p>
          </table:table-cell>
          <table:table-cell office:value-type="float" office:value="-0.0682136288662" calcext:value-type="float">
            <text:p>-0,0682136289</text:p>
          </table:table-cell>
          <table:table-cell/>
          <table:table-cell table:formula="of:=[.A145]*SQRT([.B145])" office:value-type="float" office:value="404.771540501553" calcext:value-type="float">
            <text:p>404,7715405016</text:p>
          </table:table-cell>
          <table:table-cell office:value-type="float" office:value="3.17283593989" calcext:value-type="float">
            <text:p>3,17283593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.87062108353" calcext:value-type="float">
            <text:p>2,8706210835</text:p>
          </table:table-cell>
          <table:table-cell office:value-type="float" office:value="-0.0412654229394" calcext:value-type="float">
            <text:p>-0,0412654229</text:p>
          </table:table-cell>
          <table:table-cell/>
          <table:table-cell table:formula="of:=[.A146]*SQRT([.B146])" office:value-type="float" office:value="455.367983064247" calcext:value-type="float">
            <text:p>455,3679830642</text:p>
          </table:table-cell>
          <table:table-cell office:value-type="float" office:value="2.87062108353" calcext:value-type="float">
            <text:p>2,87062108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.5681808833" calcext:value-type="float">
            <text:p>2,5681808833</text:p>
          </table:table-cell>
          <table:table-cell office:value-type="float" office:value="-0.0361112793301" calcext:value-type="float">
            <text:p>-0,0361112793</text:p>
          </table:table-cell>
          <table:table-cell/>
          <table:table-cell table:formula="of:=[.A147]*SQRT([.B147])" office:value-type="float" office:value="505.964425626941" calcext:value-type="float">
            <text:p>505,9644256269</text:p>
          </table:table-cell>
          <table:table-cell office:value-type="float" office:value="2.5681808833" calcext:value-type="float">
            <text:p>2,56818088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2.3023667598" calcext:value-type="float">
            <text:p>2,3023667598</text:p>
          </table:table-cell>
          <table:table-cell office:value-type="float" office:value="-0.00635145539266" calcext:value-type="float">
            <text:p>-0,0063514554</text:p>
          </table:table-cell>
          <table:table-cell/>
          <table:table-cell table:formula="of:=[.A148]*SQRT([.B148])" office:value-type="float" office:value="569.209978830308" calcext:value-type="float">
            <text:p>569,2099788303</text:p>
          </table:table-cell>
          <table:table-cell office:value-type="float" office:value="2.3023667598" calcext:value-type="float">
            <text:p>2,3023667598</text:p>
          </table:table-cell>
        </table:table-row>
        <table:table-row table:style-name="ro1">
          <table:table-cell table:number-columns-repeated="5"/>
          <table:table-cell table:formula="of:=[.A149]*SQRT([.B1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9.99724956911" calcext:value-type="float">
            <text:p>9,9972495691</text:p>
          </table:table-cell>
          <table:table-cell office:value-type="float" office:value="0.0000168722458113" calcext:value-type="float">
            <text:p>1,68722458113E-05</text:p>
          </table:table-cell>
          <table:table-cell/>
          <table:table-cell table:formula="of:=[.A150]*SQRT([.B150])" office:value-type="float" office:value="1.73205080756888" calcext:value-type="float">
            <text:p>1,7320508076</text:p>
          </table:table-cell>
          <table:table-cell office:value-type="float" office:value="9.99724956911" calcext:value-type="float">
            <text:p>9,99724956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99504174811" calcext:value-type="float">
            <text:p>9,9950417481</text:p>
          </table:table-cell>
          <table:table-cell office:value-type="float" office:value="0.0000620674183791" calcext:value-type="float">
            <text:p>6,20674183791E-05</text:p>
          </table:table-cell>
          <table:table-cell/>
          <table:table-cell table:formula="of:=[.A151]*SQRT([.B151])" office:value-type="float" office:value="3.46410161513775" calcext:value-type="float">
            <text:p>3,4641016151</text:p>
          </table:table-cell>
          <table:table-cell office:value-type="float" office:value="9.99504174811" calcext:value-type="float">
            <text:p>9,9950417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9851938132" calcext:value-type="float">
            <text:p>9,9851938132</text:p>
          </table:table-cell>
          <table:table-cell office:value-type="float" office:value="0.00101794560381" calcext:value-type="float">
            <text:p>0,0010179456</text:p>
          </table:table-cell>
          <table:table-cell/>
          <table:table-cell table:formula="of:=[.A152]*SQRT([.B152])" office:value-type="float" office:value="6.92820323027551" calcext:value-type="float">
            <text:p>6,9282032303</text:p>
          </table:table-cell>
          <table:table-cell office:value-type="float" office:value="9.9851938132" calcext:value-type="float">
            <text:p>9,9851938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95218065854" calcext:value-type="float">
            <text:p>9,9521806585</text:p>
          </table:table-cell>
          <table:table-cell office:value-type="float" office:value="-0.000301134903307" calcext:value-type="float">
            <text:p>-0,0003011349</text:p>
          </table:table-cell>
          <table:table-cell/>
          <table:table-cell table:formula="of:=[.A153]*SQRT([.B153])" office:value-type="float" office:value="13.856406460551" calcext:value-type="float">
            <text:p>13,8564064606</text:p>
          </table:table-cell>
          <table:table-cell office:value-type="float" office:value="9.95218065854" calcext:value-type="float">
            <text:p>9,95218065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.81966319974" calcext:value-type="float">
            <text:p>9,8196631997</text:p>
          </table:table-cell>
          <table:table-cell office:value-type="float" office:value="-0.00916510629987" calcext:value-type="float">
            <text:p>-0,0091651063</text:p>
          </table:table-cell>
          <table:table-cell/>
          <table:table-cell table:formula="of:=[.A154]*SQRT([.B154])" office:value-type="float" office:value="27.712812921102" calcext:value-type="float">
            <text:p>27,7128129211</text:p>
          </table:table-cell>
          <table:table-cell office:value-type="float" office:value="9.81966319974" calcext:value-type="float">
            <text:p>9,8196631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.31741385872" calcext:value-type="float">
            <text:p>9,3174138587</text:p>
          </table:table-cell>
          <table:table-cell office:value-type="float" office:value="-0.00162709968288" calcext:value-type="float">
            <text:p>-0,0016270997</text:p>
          </table:table-cell>
          <table:table-cell/>
          <table:table-cell table:formula="of:=[.A155]*SQRT([.B155])" office:value-type="float" office:value="55.4256258422041" calcext:value-type="float">
            <text:p>55,4256258422</text:p>
          </table:table-cell>
          <table:table-cell office:value-type="float" office:value="9.31741385872" calcext:value-type="float">
            <text:p>9,3174138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55787096732" calcext:value-type="float">
            <text:p>8,5578709673</text:p>
          </table:table-cell>
          <table:table-cell office:value-type="float" office:value="0.0296469141458" calcext:value-type="float">
            <text:p>0,0296469141</text:p>
          </table:table-cell>
          <table:table-cell/>
          <table:table-cell table:formula="of:=[.A156]*SQRT([.B156])" office:value-type="float" office:value="83.1384387633061" calcext:value-type="float">
            <text:p>83,1384387633</text:p>
          </table:table-cell>
          <table:table-cell office:value-type="float" office:value="8.55787096732" calcext:value-type="float">
            <text:p>8,55787096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.82060523347" calcext:value-type="float">
            <text:p>7,8206052335</text:p>
          </table:table-cell>
          <table:table-cell office:value-type="float" office:value="-0.0563473133532" calcext:value-type="float">
            <text:p>-0,0563473134</text:p>
          </table:table-cell>
          <table:table-cell/>
          <table:table-cell table:formula="of:=[.A157]*SQRT([.B157])" office:value-type="float" office:value="110.851251684408" calcext:value-type="float">
            <text:p>110,8512516844</text:p>
          </table:table-cell>
          <table:table-cell office:value-type="float" office:value="7.82060523347" calcext:value-type="float">
            <text:p>7,82060523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.01952465509" calcext:value-type="float">
            <text:p>7,0195246551</text:p>
          </table:table-cell>
          <table:table-cell office:value-type="float" office:value="0.003057882825" calcext:value-type="float">
            <text:p>0,0030578828</text:p>
          </table:table-cell>
          <table:table-cell/>
          <table:table-cell table:formula="of:=[.A158]*SQRT([.B158])" office:value-type="float" office:value="138.56406460551" calcext:value-type="float">
            <text:p>138,5640646055</text:p>
          </table:table-cell>
          <table:table-cell office:value-type="float" office:value="7.01952465509" calcext:value-type="float">
            <text:p>7,01952465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.3970888969" calcext:value-type="float">
            <text:p>6,3970888969</text:p>
          </table:table-cell>
          <table:table-cell office:value-type="float" office:value="-0.16768566158" calcext:value-type="float">
            <text:p>-0,1676856616</text:p>
          </table:table-cell>
          <table:table-cell/>
          <table:table-cell table:formula="of:=[.A159]*SQRT([.B159])" office:value-type="float" office:value="166.276877526612" calcext:value-type="float">
            <text:p>166,2768775266</text:p>
          </table:table-cell>
          <table:table-cell office:value-type="float" office:value="6.3970888969" calcext:value-type="float">
            <text:p>6,39708889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.73283032652" calcext:value-type="float">
            <text:p>5,7328303265</text:p>
          </table:table-cell>
          <table:table-cell office:value-type="float" office:value="-0.00392647155073" calcext:value-type="float">
            <text:p>-0,0039264716</text:p>
          </table:table-cell>
          <table:table-cell/>
          <table:table-cell table:formula="of:=[.A160]*SQRT([.B160])" office:value-type="float" office:value="193.989690447714" calcext:value-type="float">
            <text:p>193,9896904477</text:p>
          </table:table-cell>
          <table:table-cell office:value-type="float" office:value="5.73283032652" calcext:value-type="float">
            <text:p>5,73283032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.15379936178" calcext:value-type="float">
            <text:p>5,1537993618</text:p>
          </table:table-cell>
          <table:table-cell office:value-type="float" office:value="0.0610703144977" calcext:value-type="float">
            <text:p>0,0610703145</text:p>
          </table:table-cell>
          <table:table-cell/>
          <table:table-cell table:formula="of:=[.A161]*SQRT([.B161])" office:value-type="float" office:value="221.702503368816" calcext:value-type="float">
            <text:p>221,7025033688</text:p>
          </table:table-cell>
          <table:table-cell office:value-type="float" office:value="5.15379936178" calcext:value-type="float">
            <text:p>5,1537993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.77060380391" calcext:value-type="float">
            <text:p>4,7706038039</text:p>
          </table:table-cell>
          <table:table-cell office:value-type="float" office:value="0.0166177479854" calcext:value-type="float">
            <text:p>0,016617748</text:p>
          </table:table-cell>
          <table:table-cell/>
          <table:table-cell table:formula="of:=[.A162]*SQRT([.B162])" office:value-type="float" office:value="249.415316289918" calcext:value-type="float">
            <text:p>249,4153162899</text:p>
          </table:table-cell>
          <table:table-cell office:value-type="float" office:value="4.77060380391" calcext:value-type="float">
            <text:p>4,77060380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.35562396083" calcext:value-type="float">
            <text:p>4,3556239608</text:p>
          </table:table-cell>
          <table:table-cell office:value-type="float" office:value="0.0398080813327" calcext:value-type="float">
            <text:p>0,0398080813</text:p>
          </table:table-cell>
          <table:table-cell/>
          <table:table-cell table:formula="of:=[.A163]*SQRT([.B163])" office:value-type="float" office:value="277.12812921102" calcext:value-type="float">
            <text:p>277,128129211</text:p>
          </table:table-cell>
          <table:table-cell office:value-type="float" office:value="4.35562396083" calcext:value-type="float">
            <text:p>4,35562396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.71480106551" calcext:value-type="float">
            <text:p>3,7148010655</text:p>
          </table:table-cell>
          <table:table-cell office:value-type="float" office:value="0.0831885201255" calcext:value-type="float">
            <text:p>0,0831885201</text:p>
          </table:table-cell>
          <table:table-cell/>
          <table:table-cell table:formula="of:=[.A164]*SQRT([.B164])" office:value-type="float" office:value="332.553755053224" calcext:value-type="float">
            <text:p>332,5537550532</text:p>
          </table:table-cell>
          <table:table-cell office:value-type="float" office:value="3.71480106551" calcext:value-type="float">
            <text:p>3,71480106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.28257471596" calcext:value-type="float">
            <text:p>3,282574716</text:p>
          </table:table-cell>
          <table:table-cell office:value-type="float" office:value="0.0106696196372" calcext:value-type="float">
            <text:p>0,0106696196</text:p>
          </table:table-cell>
          <table:table-cell/>
          <table:table-cell table:formula="of:=[.A165]*SQRT([.B165])" office:value-type="float" office:value="387.979380895428" calcext:value-type="float">
            <text:p>387,9793808954</text:p>
          </table:table-cell>
          <table:table-cell office:value-type="float" office:value="3.28257471596" calcext:value-type="float">
            <text:p>3,2825747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.92976112917" calcext:value-type="float">
            <text:p>2,9297611292</text:p>
          </table:table-cell>
          <table:table-cell office:value-type="float" office:value="-0.0356950061729" calcext:value-type="float">
            <text:p>-0,0356950062</text:p>
          </table:table-cell>
          <table:table-cell/>
          <table:table-cell table:formula="of:=[.A166]*SQRT([.B166])" office:value-type="float" office:value="443.405006737633" calcext:value-type="float">
            <text:p>443,4050067376</text:p>
          </table:table-cell>
          <table:table-cell office:value-type="float" office:value="2.92976112917" calcext:value-type="float">
            <text:p>2,92976112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.583330307" calcext:value-type="float">
            <text:p>2,583330307</text:p>
          </table:table-cell>
          <table:table-cell office:value-type="float" office:value="0.0349028729085" calcext:value-type="float">
            <text:p>0,0349028729</text:p>
          </table:table-cell>
          <table:table-cell/>
          <table:table-cell table:formula="of:=[.A167]*SQRT([.B167])" office:value-type="float" office:value="498.830632579837" calcext:value-type="float">
            <text:p>498,8306325798</text:p>
          </table:table-cell>
          <table:table-cell office:value-type="float" office:value="2.583330307" calcext:value-type="float">
            <text:p>2,5833303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2.37260064427" calcext:value-type="float">
            <text:p>2,3726006443</text:p>
          </table:table-cell>
          <table:table-cell office:value-type="float" office:value="-0.0155196525966" calcext:value-type="float">
            <text:p>-0,0155196526</text:p>
          </table:table-cell>
          <table:table-cell/>
          <table:table-cell table:formula="of:=[.A168]*SQRT([.B168])" office:value-type="float" office:value="554.256258422041" calcext:value-type="float">
            <text:p>554,256258422</text:p>
          </table:table-cell>
          <table:table-cell office:value-type="float" office:value="2.37260064427" calcext:value-type="float">
            <text:p>2,37260064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2.10567468047" calcext:value-type="float">
            <text:p>2,1056746805</text:p>
          </table:table-cell>
          <table:table-cell office:value-type="float" office:value="0.0277141842074" calcext:value-type="float">
            <text:p>0,0277141842</text:p>
          </table:table-cell>
          <table:table-cell/>
          <table:table-cell table:formula="of:=[.A169]*SQRT([.B169])" office:value-type="float" office:value="623.538290724796" calcext:value-type="float">
            <text:p>623,5382907248</text:p>
          </table:table-cell>
          <table:table-cell office:value-type="float" office:value="2.10567468047" calcext:value-type="float">
            <text:p>2,1056746805</text:p>
          </table:table-cell>
        </table:table-row>
        <table:table-row table:style-name="ro1">
          <table:table-cell table:number-columns-repeated="5"/>
          <table:table-cell table:formula="of:=[.A170]*SQRT([.B1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9.99700710516" calcext:value-type="float">
            <text:p>9,9970071052</text:p>
          </table:table-cell>
          <table:table-cell office:value-type="float" office:value="0.00000129952864122" calcext:value-type="float">
            <text:p>1,29952864122E-06</text:p>
          </table:table-cell>
          <table:table-cell/>
          <table:table-cell table:formula="of:=[.A171]*SQRT([.B171])" office:value-type="float" office:value="2" calcext:value-type="float">
            <text:p>2</text:p>
          </table:table-cell>
          <table:table-cell office:value-type="float" office:value="9.99700710516" calcext:value-type="float">
            <text:p>9,9970071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99399164378" calcext:value-type="float">
            <text:p>9,9939916438</text:p>
          </table:table-cell>
          <table:table-cell office:value-type="float" office:value="0.0000753589018583" calcext:value-type="float">
            <text:p>7,53589018583E-05</text:p>
          </table:table-cell>
          <table:table-cell/>
          <table:table-cell table:formula="of:=[.A172]*SQRT([.B172])" office:value-type="float" office:value="4" calcext:value-type="float">
            <text:p>4</text:p>
          </table:table-cell>
          <table:table-cell office:value-type="float" office:value="9.99399164378" calcext:value-type="float">
            <text:p>9,9939916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.98266622981" calcext:value-type="float">
            <text:p>9,9826662298</text:p>
          </table:table-cell>
          <table:table-cell office:value-type="float" office:value="0.000167210005758" calcext:value-type="float">
            <text:p>0,00016721</text:p>
          </table:table-cell>
          <table:table-cell/>
          <table:table-cell table:formula="of:=[.A173]*SQRT([.B173])" office:value-type="float" office:value="8" calcext:value-type="float">
            <text:p>8</text:p>
          </table:table-cell>
          <table:table-cell office:value-type="float" office:value="9.98266622981" calcext:value-type="float">
            <text:p>9,9826662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.93672939475" calcext:value-type="float">
            <text:p>9,9367293948</text:p>
          </table:table-cell>
          <table:table-cell office:value-type="float" office:value="0.00182099270315" calcext:value-type="float">
            <text:p>0,0018209927</text:p>
          </table:table-cell>
          <table:table-cell/>
          <table:table-cell table:formula="of:=[.A174]*SQRT([.B174])" office:value-type="float" office:value="16" calcext:value-type="float">
            <text:p>16</text:p>
          </table:table-cell>
          <table:table-cell office:value-type="float" office:value="9.93672939475" calcext:value-type="float">
            <text:p>9,9367293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.75457956684" calcext:value-type="float">
            <text:p>9,7545795668</text:p>
          </table:table-cell>
          <table:table-cell office:value-type="float" office:value="0.0047969274183" calcext:value-type="float">
            <text:p>0,0047969274</text:p>
          </table:table-cell>
          <table:table-cell/>
          <table:table-cell table:formula="of:=[.A175]*SQRT([.B175])" office:value-type="float" office:value="32" calcext:value-type="float">
            <text:p>32</text:p>
          </table:table-cell>
          <table:table-cell office:value-type="float" office:value="9.75457956684" calcext:value-type="float">
            <text:p>9,754579566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9.03197943635" calcext:value-type="float">
            <text:p>9,0319794364</text:p>
          </table:table-cell>
          <table:table-cell office:value-type="float" office:value="0.0483422049611" calcext:value-type="float">
            <text:p>0,048342205</text:p>
          </table:table-cell>
          <table:table-cell/>
          <table:table-cell table:formula="of:=[.A176]*SQRT([.B176])" office:value-type="float" office:value="64" calcext:value-type="float">
            <text:p>64</text:p>
          </table:table-cell>
          <table:table-cell office:value-type="float" office:value="9.03197943635" calcext:value-type="float">
            <text:p>9,0319794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.14536209944" calcext:value-type="float">
            <text:p>8,1453620994</text:p>
          </table:table-cell>
          <table:table-cell office:value-type="float" office:value="0.0751396602649" calcext:value-type="float">
            <text:p>0,0751396603</text:p>
          </table:table-cell>
          <table:table-cell/>
          <table:table-cell table:formula="of:=[.A177]*SQRT([.B177])" office:value-type="float" office:value="96" calcext:value-type="float">
            <text:p>96</text:p>
          </table:table-cell>
          <table:table-cell office:value-type="float" office:value="8.14536209944" calcext:value-type="float">
            <text:p>8,14536209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.32064807758" calcext:value-type="float">
            <text:p>7,3206480776</text:p>
          </table:table-cell>
          <table:table-cell office:value-type="float" office:value="-0.0606156552527" calcext:value-type="float">
            <text:p>-0,0606156553</text:p>
          </table:table-cell>
          <table:table-cell/>
          <table:table-cell table:formula="of:=[.A178]*SQRT([.B178])" office:value-type="float" office:value="128" calcext:value-type="float">
            <text:p>128</text:p>
          </table:table-cell>
          <table:table-cell office:value-type="float" office:value="7.32064807758" calcext:value-type="float">
            <text:p>7,32064807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.52920129875" calcext:value-type="float">
            <text:p>6,5292012988</text:p>
          </table:table-cell>
          <table:table-cell office:value-type="float" office:value="-0.0889129363533" calcext:value-type="float">
            <text:p>-0,0889129364</text:p>
          </table:table-cell>
          <table:table-cell/>
          <table:table-cell table:formula="of:=[.A179]*SQRT([.B179])" office:value-type="float" office:value="160" calcext:value-type="float">
            <text:p>160</text:p>
          </table:table-cell>
          <table:table-cell office:value-type="float" office:value="6.52920129875" calcext:value-type="float">
            <text:p>6,5292012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.86797297542" calcext:value-type="float">
            <text:p>5,8679729754</text:p>
          </table:table-cell>
          <table:table-cell office:value-type="float" office:value="-0.10592060483" calcext:value-type="float">
            <text:p>-0,1059206048</text:p>
          </table:table-cell>
          <table:table-cell/>
          <table:table-cell table:formula="of:=[.A180]*SQRT([.B180])" office:value-type="float" office:value="192" calcext:value-type="float">
            <text:p>192</text:p>
          </table:table-cell>
          <table:table-cell office:value-type="float" office:value="5.86797297542" calcext:value-type="float">
            <text:p>5,86797297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.16105291422" calcext:value-type="float">
            <text:p>5,1610529142</text:p>
          </table:table-cell>
          <table:table-cell office:value-type="float" office:value="0.0139941654154" calcext:value-type="float">
            <text:p>0,0139941654</text:p>
          </table:table-cell>
          <table:table-cell/>
          <table:table-cell table:formula="of:=[.A181]*SQRT([.B181])" office:value-type="float" office:value="224" calcext:value-type="float">
            <text:p>224</text:p>
          </table:table-cell>
          <table:table-cell office:value-type="float" office:value="5.16105291422" calcext:value-type="float">
            <text:p>5,16105291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.56803058041" calcext:value-type="float">
            <text:p>4,5680305804</text:p>
          </table:table-cell>
          <table:table-cell office:value-type="float" office:value="0.129587201147" calcext:value-type="float">
            <text:p>0,1295872011</text:p>
          </table:table-cell>
          <table:table-cell/>
          <table:table-cell table:formula="of:=[.A182]*SQRT([.B182])" office:value-type="float" office:value="256" calcext:value-type="float">
            <text:p>256</text:p>
          </table:table-cell>
          <table:table-cell office:value-type="float" office:value="4.56803058041" calcext:value-type="float">
            <text:p>4,56803058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4.23852429416" calcext:value-type="float">
            <text:p>4,2385242942</text:p>
          </table:table-cell>
          <table:table-cell office:value-type="float" office:value="0.0370937729246" calcext:value-type="float">
            <text:p>0,0370937729</text:p>
          </table:table-cell>
          <table:table-cell/>
          <table:table-cell table:formula="of:=[.A183]*SQRT([.B183])" office:value-type="float" office:value="288" calcext:value-type="float">
            <text:p>288</text:p>
          </table:table-cell>
          <table:table-cell office:value-type="float" office:value="4.23852429416" calcext:value-type="float">
            <text:p>4,23852429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.95659409919" calcext:value-type="float">
            <text:p>3,9565940992</text:p>
          </table:table-cell>
          <table:table-cell office:value-type="float" office:value="-0.0364146740118" calcext:value-type="float">
            <text:p>-0,036414674</text:p>
          </table:table-cell>
          <table:table-cell/>
          <table:table-cell table:formula="of:=[.A184]*SQRT([.B184])" office:value-type="float" office:value="320" calcext:value-type="float">
            <text:p>320</text:p>
          </table:table-cell>
          <table:table-cell office:value-type="float" office:value="3.95659409919" calcext:value-type="float">
            <text:p>3,95659409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.34396539064" calcext:value-type="float">
            <text:p>3,3439653906</text:p>
          </table:table-cell>
          <table:table-cell office:value-type="float" office:value="-0.00931060671131" calcext:value-type="float">
            <text:p>-0,0093106067</text:p>
          </table:table-cell>
          <table:table-cell/>
          <table:table-cell table:formula="of:=[.A185]*SQRT([.B185])" office:value-type="float" office:value="384" calcext:value-type="float">
            <text:p>384</text:p>
          </table:table-cell>
          <table:table-cell office:value-type="float" office:value="3.34396539064" calcext:value-type="float">
            <text:p>3,34396539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.92721625044" calcext:value-type="float">
            <text:p>2,9272162504</text:p>
          </table:table-cell>
          <table:table-cell office:value-type="float" office:value="-0.0287148774748" calcext:value-type="float">
            <text:p>-0,0287148775</text:p>
          </table:table-cell>
          <table:table-cell/>
          <table:table-cell table:formula="of:=[.A186]*SQRT([.B186])" office:value-type="float" office:value="448" calcext:value-type="float">
            <text:p>448</text:p>
          </table:table-cell>
          <table:table-cell office:value-type="float" office:value="2.92721625044" calcext:value-type="float">
            <text:p>2,9272162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.59755013128" calcext:value-type="float">
            <text:p>2,5975501313</text:p>
          </table:table-cell>
          <table:table-cell office:value-type="float" office:value="-0.0437317807451" calcext:value-type="float">
            <text:p>-0,0437317807</text:p>
          </table:table-cell>
          <table:table-cell/>
          <table:table-cell table:formula="of:=[.A187]*SQRT([.B187])" office:value-type="float" office:value="512" calcext:value-type="float">
            <text:p>512</text:p>
          </table:table-cell>
          <table:table-cell office:value-type="float" office:value="2.59755013128" calcext:value-type="float">
            <text:p>2,59755013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2.25806980693" calcext:value-type="float">
            <text:p>2,2580698069</text:p>
          </table:table-cell>
          <table:table-cell office:value-type="float" office:value="0.0436303574424" calcext:value-type="float">
            <text:p>0,0436303574</text:p>
          </table:table-cell>
          <table:table-cell/>
          <table:table-cell table:formula="of:=[.A188]*SQRT([.B188])" office:value-type="float" office:value="576" calcext:value-type="float">
            <text:p>576</text:p>
          </table:table-cell>
          <table:table-cell office:value-type="float" office:value="2.25806980693" calcext:value-type="float">
            <text:p>2,25806980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.09031311549" calcext:value-type="float">
            <text:p>2,0903131155</text:p>
          </table:table-cell>
          <table:table-cell office:value-type="float" office:value="-0.0109805421799" calcext:value-type="float">
            <text:p>-0,0109805422</text:p>
          </table:table-cell>
          <table:table-cell/>
          <table:table-cell table:formula="of:=[.A189]*SQRT([.B189])" office:value-type="float" office:value="640" calcext:value-type="float">
            <text:p>640</text:p>
          </table:table-cell>
          <table:table-cell office:value-type="float" office:value="2.09031311549" calcext:value-type="float">
            <text:p>2,09031311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.82113240851" calcext:value-type="float">
            <text:p>1,8211324085</text:p>
          </table:table-cell>
          <table:table-cell office:value-type="float" office:value="0.0403593229881" calcext:value-type="float">
            <text:p>0,040359323</text:p>
          </table:table-cell>
          <table:table-cell/>
          <table:table-cell table:formula="of:=[.A190]*SQRT([.B190])" office:value-type="float" office:value="720" calcext:value-type="float">
            <text:p>720</text:p>
          </table:table-cell>
          <table:table-cell office:value-type="float" office:value="1.82113240851" calcext:value-type="float">
            <text:p>1,8211324085</text:p>
          </table:table-cell>
        </table:table-row>
        <table:table-row table:style-name="ro1">
          <table:table-cell table:number-columns-repeated="5"/>
          <table:table-cell table:formula="of:=[.A191]*SQRT([.B1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.99687353271" calcext:value-type="float">
            <text:p>9,9968735327</text:p>
          </table:table-cell>
          <table:table-cell office:value-type="float" office:value="-0.0000571108842717" calcext:value-type="float">
            <text:p>-5,71108842717E-05</text:p>
          </table:table-cell>
          <table:table-cell/>
          <table:table-cell table:formula="of:=[.A192]*SQRT([.B192])" office:value-type="float" office:value="2.23606797749979" calcext:value-type="float">
            <text:p>2,2360679775</text:p>
          </table:table-cell>
          <table:table-cell office:value-type="float" office:value="9.99687353271" calcext:value-type="float">
            <text:p>9,9968735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.99317680427" calcext:value-type="float">
            <text:p>9,9931768043</text:p>
          </table:table-cell>
          <table:table-cell office:value-type="float" office:value="0.0000968587421058" calcext:value-type="float">
            <text:p>9,68587421058E-05</text:p>
          </table:table-cell>
          <table:table-cell/>
          <table:table-cell table:formula="of:=[.A193]*SQRT([.B193])" office:value-type="float" office:value="4.47213595499958" calcext:value-type="float">
            <text:p>4,472135955</text:p>
          </table:table-cell>
          <table:table-cell office:value-type="float" office:value="9.99317680427" calcext:value-type="float">
            <text:p>9,9931768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97925293172" calcext:value-type="float">
            <text:p>9,9792529317</text:p>
          </table:table-cell>
          <table:table-cell office:value-type="float" office:value="-0.0005406782577" calcext:value-type="float">
            <text:p>-0,0005406783</text:p>
          </table:table-cell>
          <table:table-cell/>
          <table:table-cell table:formula="of:=[.A194]*SQRT([.B194])" office:value-type="float" office:value="8.94427190999916" calcext:value-type="float">
            <text:p>8,94427191</text:p>
          </table:table-cell>
          <table:table-cell office:value-type="float" office:value="9.97925293172" calcext:value-type="float">
            <text:p>9,9792529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.91962654207" calcext:value-type="float">
            <text:p>9,9196265421</text:p>
          </table:table-cell>
          <table:table-cell office:value-type="float" office:value="0.00444274971594" calcext:value-type="float">
            <text:p>0,0044427497</text:p>
          </table:table-cell>
          <table:table-cell/>
          <table:table-cell table:formula="of:=[.A195]*SQRT([.B195])" office:value-type="float" office:value="17.8885438199983" calcext:value-type="float">
            <text:p>17,88854382</text:p>
          </table:table-cell>
          <table:table-cell office:value-type="float" office:value="9.91962654207" calcext:value-type="float">
            <text:p>9,9196265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.70715175535" calcext:value-type="float">
            <text:p>9,7071517554</text:p>
          </table:table-cell>
          <table:table-cell office:value-type="float" office:value="-0.00524391858735" calcext:value-type="float">
            <text:p>-0,0052439186</text:p>
          </table:table-cell>
          <table:table-cell/>
          <table:table-cell table:formula="of:=[.A196]*SQRT([.B196])" office:value-type="float" office:value="35.7770876399966" calcext:value-type="float">
            <text:p>35,77708764</text:p>
          </table:table-cell>
          <table:table-cell office:value-type="float" office:value="9.70715175535" calcext:value-type="float">
            <text:p>9,7071517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86837663127" calcext:value-type="float">
            <text:p>8,8683766313</text:p>
          </table:table-cell>
          <table:table-cell office:value-type="float" office:value="0.0259383165599" calcext:value-type="float">
            <text:p>0,0259383166</text:p>
          </table:table-cell>
          <table:table-cell/>
          <table:table-cell table:formula="of:=[.A197]*SQRT([.B197])" office:value-type="float" office:value="71.5541752799933" calcext:value-type="float">
            <text:p>71,55417528</text:p>
          </table:table-cell>
          <table:table-cell office:value-type="float" office:value="8.86837663127" calcext:value-type="float">
            <text:p>8,86837663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.89439335798" calcext:value-type="float">
            <text:p>7,894393358</text:p>
          </table:table-cell>
          <table:table-cell office:value-type="float" office:value="-0.0145624886154" calcext:value-type="float">
            <text:p>-0,0145624886</text:p>
          </table:table-cell>
          <table:table-cell/>
          <table:table-cell table:formula="of:=[.A198]*SQRT([.B198])" office:value-type="float" office:value="107.33126291999" calcext:value-type="float">
            <text:p>107,33126292</text:p>
          </table:table-cell>
          <table:table-cell office:value-type="float" office:value="7.89439335798" calcext:value-type="float">
            <text:p>7,894393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.8011022721" calcext:value-type="float">
            <text:p>6,8011022721</text:p>
          </table:table-cell>
          <table:table-cell office:value-type="float" office:value="0.103254458085" calcext:value-type="float">
            <text:p>0,1032544581</text:p>
          </table:table-cell>
          <table:table-cell/>
          <table:table-cell table:formula="of:=[.A199]*SQRT([.B199])" office:value-type="float" office:value="143.108350559987" calcext:value-type="float">
            <text:p>143,10835056</text:p>
          </table:table-cell>
          <table:table-cell office:value-type="float" office:value="6.8011022721" calcext:value-type="float">
            <text:p>6,80110227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.16421715548" calcext:value-type="float">
            <text:p>6,1642171555</text:p>
          </table:table-cell>
          <table:table-cell office:value-type="float" office:value="-0.0952597123616" calcext:value-type="float">
            <text:p>-0,0952597124</text:p>
          </table:table-cell>
          <table:table-cell/>
          <table:table-cell table:formula="of:=[.A200]*SQRT([.B200])" office:value-type="float" office:value="178.885438199983" calcext:value-type="float">
            <text:p>178,8854382</text:p>
          </table:table-cell>
          <table:table-cell office:value-type="float" office:value="6.16421715548" calcext:value-type="float">
            <text:p>6,16421715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.46143599283" calcext:value-type="float">
            <text:p>5,4614359928</text:p>
          </table:table-cell>
          <table:table-cell office:value-type="float" office:value="-0.0830227163235" calcext:value-type="float">
            <text:p>-0,0830227163</text:p>
          </table:table-cell>
          <table:table-cell/>
          <table:table-cell table:formula="of:=[.A201]*SQRT([.B201])" office:value-type="float" office:value="214.66252583998" calcext:value-type="float">
            <text:p>214,66252584</text:p>
          </table:table-cell>
          <table:table-cell office:value-type="float" office:value="5.46143599283" calcext:value-type="float">
            <text:p>5,46143599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.80432706757" calcext:value-type="float">
            <text:p>4,8043270676</text:p>
          </table:table-cell>
          <table:table-cell office:value-type="float" office:value="-0.0566348889814" calcext:value-type="float">
            <text:p>-0,056634889</text:p>
          </table:table-cell>
          <table:table-cell/>
          <table:table-cell table:formula="of:=[.A202]*SQRT([.B202])" office:value-type="float" office:value="250.439613479976" calcext:value-type="float">
            <text:p>250,43961348</text:p>
          </table:table-cell>
          <table:table-cell office:value-type="float" office:value="4.80432706757" calcext:value-type="float">
            <text:p>4,80432706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.29060486336" calcext:value-type="float">
            <text:p>4,2906048634</text:p>
          </table:table-cell>
          <table:table-cell office:value-type="float" office:value="0.0428190895085" calcext:value-type="float">
            <text:p>0,0428190895</text:p>
          </table:table-cell>
          <table:table-cell/>
          <table:table-cell table:formula="of:=[.A203]*SQRT([.B203])" office:value-type="float" office:value="286.216701119973" calcext:value-type="float">
            <text:p>286,21670112</text:p>
          </table:table-cell>
          <table:table-cell office:value-type="float" office:value="4.29060486336" calcext:value-type="float">
            <text:p>4,29060486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3.87860507986" calcext:value-type="float">
            <text:p>3,8786050799</text:p>
          </table:table-cell>
          <table:table-cell office:value-type="float" office:value="0.0655328399445" calcext:value-type="float">
            <text:p>0,0655328399</text:p>
          </table:table-cell>
          <table:table-cell/>
          <table:table-cell table:formula="of:=[.A204]*SQRT([.B204])" office:value-type="float" office:value="321.99378875997" calcext:value-type="float">
            <text:p>321,99378876</text:p>
          </table:table-cell>
          <table:table-cell office:value-type="float" office:value="3.87860507986" calcext:value-type="float">
            <text:p>3,87860507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.53753099806" calcext:value-type="float">
            <text:p>3,5375309981</text:p>
          </table:table-cell>
          <table:table-cell office:value-type="float" office:value="0.0417041063604" calcext:value-type="float">
            <text:p>0,0417041064</text:p>
          </table:table-cell>
          <table:table-cell/>
          <table:table-cell table:formula="of:=[.A205]*SQRT([.B205])" office:value-type="float" office:value="357.770876399966" calcext:value-type="float">
            <text:p>357,7708764</text:p>
          </table:table-cell>
          <table:table-cell office:value-type="float" office:value="3.53753099806" calcext:value-type="float">
            <text:p>3,53753099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3.10801201789" calcext:value-type="float">
            <text:p>3,1080120179</text:p>
          </table:table-cell>
          <table:table-cell office:value-type="float" office:value="-0.0518866099177" calcext:value-type="float">
            <text:p>-0,0518866099</text:p>
          </table:table-cell>
          <table:table-cell/>
          <table:table-cell table:formula="of:=[.A206]*SQRT([.B206])" office:value-type="float" office:value="429.32505167996" calcext:value-type="float">
            <text:p>429,32505168</text:p>
          </table:table-cell>
          <table:table-cell office:value-type="float" office:value="3.10801201789" calcext:value-type="float">
            <text:p>3,10801201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.64219502179" calcext:value-type="float">
            <text:p>2,6421950218</text:p>
          </table:table-cell>
          <table:table-cell office:value-type="float" office:value="-0.0173890619125" calcext:value-type="float">
            <text:p>-0,0173890619</text:p>
          </table:table-cell>
          <table:table-cell/>
          <table:table-cell table:formula="of:=[.A207]*SQRT([.B207])" office:value-type="float" office:value="500.879226959953" calcext:value-type="float">
            <text:p>500,87922696</text:p>
          </table:table-cell>
          <table:table-cell office:value-type="float" office:value="2.64219502179" calcext:value-type="float">
            <text:p>2,6421950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.3309658451" calcext:value-type="float">
            <text:p>2,3309658451</text:p>
          </table:table-cell>
          <table:table-cell office:value-type="float" office:value="0.015875017587" calcext:value-type="float">
            <text:p>0,0158750176</text:p>
          </table:table-cell>
          <table:table-cell/>
          <table:table-cell table:formula="of:=[.A208]*SQRT([.B208])" office:value-type="float" office:value="572.433402239946" calcext:value-type="float">
            <text:p>572,4334022399</text:p>
          </table:table-cell>
          <table:table-cell office:value-type="float" office:value="2.3309658451" calcext:value-type="float">
            <text:p>2,3309658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2.1097691369" calcext:value-type="float">
            <text:p>2,1097691369</text:p>
          </table:table-cell>
          <table:table-cell office:value-type="float" office:value="-0.0494325173273" calcext:value-type="float">
            <text:p>-0,0494325173</text:p>
          </table:table-cell>
          <table:table-cell/>
          <table:table-cell table:formula="of:=[.A209]*SQRT([.B209])" office:value-type="float" office:value="643.987577519939" calcext:value-type="float">
            <text:p>643,9875775199</text:p>
          </table:table-cell>
          <table:table-cell office:value-type="float" office:value="2.1097691369" calcext:value-type="float">
            <text:p>2,10976913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.88291726401" calcext:value-type="float">
            <text:p>1,882917264</text:p>
          </table:table-cell>
          <table:table-cell office:value-type="float" office:value="-0.0112011092191" calcext:value-type="float">
            <text:p>-0,0112011092</text:p>
          </table:table-cell>
          <table:table-cell/>
          <table:table-cell table:formula="of:=[.A210]*SQRT([.B210])" office:value-type="float" office:value="715.541752799933" calcext:value-type="float">
            <text:p>715,5417527999</text:p>
          </table:table-cell>
          <table:table-cell office:value-type="float" office:value="1.88291726401" calcext:value-type="float">
            <text:p>1,8829172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.67480318761" calcext:value-type="float">
            <text:p>1,6748031876</text:p>
          </table:table-cell>
          <table:table-cell office:value-type="float" office:value="-0.00719898223016" calcext:value-type="float">
            <text:p>-0,0071989822</text:p>
          </table:table-cell>
          <table:table-cell/>
          <table:table-cell table:formula="of:=[.A211]*SQRT([.B211])" office:value-type="float" office:value="804.984471899924" calcext:value-type="float">
            <text:p>804,9844718999</text:p>
          </table:table-cell>
          <table:table-cell office:value-type="float" office:value="1.67480318761" calcext:value-type="float">
            <text:p>1,6748031876</text:p>
          </table:table-cell>
        </table:table-row>
        <table:table-row table:style-name="ro1">
          <table:table-cell table:number-columns-repeated="5"/>
          <table:table-cell table:formula="of:=[.A212]*SQRT([.B2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9.99657358877" calcext:value-type="float">
            <text:p>9,9965735888</text:p>
          </table:table-cell>
          <table:table-cell office:value-type="float" office:value="-0.0000175423627884" calcext:value-type="float">
            <text:p>-1,75423627884E-05</text:p>
          </table:table-cell>
          <table:table-cell/>
          <table:table-cell table:formula="of:=[.A213]*SQRT([.B213])" office:value-type="float" office:value="2.44948974278318" calcext:value-type="float">
            <text:p>2,4494897428</text:p>
          </table:table-cell>
          <table:table-cell office:value-type="float" office:value="9.99657358877" calcext:value-type="float">
            <text:p>9,9965735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.99190892176" calcext:value-type="float">
            <text:p>9,9919089218</text:p>
          </table:table-cell>
          <table:table-cell office:value-type="float" office:value="0.00043213646665" calcext:value-type="float">
            <text:p>0,0004321365</text:p>
          </table:table-cell>
          <table:table-cell/>
          <table:table-cell table:formula="of:=[.A214]*SQRT([.B214])" office:value-type="float" office:value="4.89897948556636" calcext:value-type="float">
            <text:p>4,8989794856</text:p>
          </table:table-cell>
          <table:table-cell office:value-type="float" office:value="9.99190892176" calcext:value-type="float">
            <text:p>9,9919089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.97496116177" calcext:value-type="float">
            <text:p>9,9749611618</text:p>
          </table:table-cell>
          <table:table-cell office:value-type="float" office:value="-0.000837780810994" calcext:value-type="float">
            <text:p>-0,0008377808</text:p>
          </table:table-cell>
          <table:table-cell/>
          <table:table-cell table:formula="of:=[.A215]*SQRT([.B215])" office:value-type="float" office:value="9.79795897113271" calcext:value-type="float">
            <text:p>9,7979589711</text:p>
          </table:table-cell>
          <table:table-cell office:value-type="float" office:value="9.97496116177" calcext:value-type="float">
            <text:p>9,9749611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.90414817864" calcext:value-type="float">
            <text:p>9,9041481786</text:p>
          </table:table-cell>
          <table:table-cell office:value-type="float" office:value="0.000833219225724" calcext:value-type="float">
            <text:p>0,0008332192</text:p>
          </table:table-cell>
          <table:table-cell/>
          <table:table-cell table:formula="of:=[.A216]*SQRT([.B216])" office:value-type="float" office:value="19.5959179422654" calcext:value-type="float">
            <text:p>19,5959179423</text:p>
          </table:table-cell>
          <table:table-cell office:value-type="float" office:value="9.90414817864" calcext:value-type="float">
            <text:p>9,9041481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.62174323788" calcext:value-type="float">
            <text:p>9,6217432379</text:p>
          </table:table-cell>
          <table:table-cell office:value-type="float" office:value="0.0210707915023" calcext:value-type="float">
            <text:p>0,0210707915</text:p>
          </table:table-cell>
          <table:table-cell/>
          <table:table-cell table:formula="of:=[.A217]*SQRT([.B217])" office:value-type="float" office:value="39.1918358845308" calcext:value-type="float">
            <text:p>39,1918358845</text:p>
          </table:table-cell>
          <table:table-cell office:value-type="float" office:value="9.62174323788" calcext:value-type="float">
            <text:p>9,62174323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.71838285817" calcext:value-type="float">
            <text:p>8,7183828582</text:p>
          </table:table-cell>
          <table:table-cell office:value-type="float" office:value="-0.0122551896833" calcext:value-type="float">
            <text:p>-0,0122551897</text:p>
          </table:table-cell>
          <table:table-cell/>
          <table:table-cell table:formula="of:=[.A218]*SQRT([.B218])" office:value-type="float" office:value="78.3836717690617" calcext:value-type="float">
            <text:p>78,3836717691</text:p>
          </table:table-cell>
          <table:table-cell office:value-type="float" office:value="8.71838285817" calcext:value-type="float">
            <text:p>8,718382858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7.52443755133" calcext:value-type="float">
            <text:p>7,5244375513</text:p>
          </table:table-cell>
          <table:table-cell office:value-type="float" office:value="0.0946432419395" calcext:value-type="float">
            <text:p>0,0946432419</text:p>
          </table:table-cell>
          <table:table-cell/>
          <table:table-cell table:formula="of:=[.A219]*SQRT([.B219])" office:value-type="float" office:value="117.575507653593" calcext:value-type="float">
            <text:p>117,5755076536</text:p>
          </table:table-cell>
          <table:table-cell office:value-type="float" office:value="7.52443755133" calcext:value-type="float">
            <text:p>7,52443755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.60070555215" calcext:value-type="float">
            <text:p>6,6007055522</text:p>
          </table:table-cell>
          <table:table-cell office:value-type="float" office:value="-0.0711373742745" calcext:value-type="float">
            <text:p>-0,0711373743</text:p>
          </table:table-cell>
          <table:table-cell/>
          <table:table-cell table:formula="of:=[.A220]*SQRT([.B220])" office:value-type="float" office:value="156.767343538123" calcext:value-type="float">
            <text:p>156,7673435381</text:p>
          </table:table-cell>
          <table:table-cell office:value-type="float" office:value="6.60070555215" calcext:value-type="float">
            <text:p>6,60070555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.84141422125" calcext:value-type="float">
            <text:p>5,8414142213</text:p>
          </table:table-cell>
          <table:table-cell office:value-type="float" office:value="-0.18010672442" calcext:value-type="float">
            <text:p>-0,1801067244</text:p>
          </table:table-cell>
          <table:table-cell/>
          <table:table-cell table:formula="of:=[.A221]*SQRT([.B221])" office:value-type="float" office:value="195.959179422654" calcext:value-type="float">
            <text:p>195,9591794227</text:p>
          </table:table-cell>
          <table:table-cell office:value-type="float" office:value="5.84141422125" calcext:value-type="float">
            <text:p>5,84141422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.08412992757" calcext:value-type="float">
            <text:p>5,0841299276</text:p>
          </table:table-cell>
          <table:table-cell office:value-type="float" office:value="-0.0609015180659" calcext:value-type="float">
            <text:p>-0,0609015181</text:p>
          </table:table-cell>
          <table:table-cell/>
          <table:table-cell table:formula="of:=[.A222]*SQRT([.B222])" office:value-type="float" office:value="235.151015307185" calcext:value-type="float">
            <text:p>235,1510153072</text:p>
          </table:table-cell>
          <table:table-cell office:value-type="float" office:value="5.08412992757" calcext:value-type="float">
            <text:p>5,08412992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.43138330407" calcext:value-type="float">
            <text:p>4,4313833041</text:p>
          </table:table-cell>
          <table:table-cell office:value-type="float" office:value="0.0239049179646" calcext:value-type="float">
            <text:p>0,023904918</text:p>
          </table:table-cell>
          <table:table-cell/>
          <table:table-cell table:formula="of:=[.A223]*SQRT([.B223])" office:value-type="float" office:value="274.342851191716" calcext:value-type="float">
            <text:p>274,3428511917</text:p>
          </table:table-cell>
          <table:table-cell office:value-type="float" office:value="4.43138330407" calcext:value-type="float">
            <text:p>4,43138330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.02345916492" calcext:value-type="float">
            <text:p>4,0234591649</text:p>
          </table:table-cell>
          <table:table-cell office:value-type="float" office:value="0.0109708690461" calcext:value-type="float">
            <text:p>0,010970869</text:p>
          </table:table-cell>
          <table:table-cell/>
          <table:table-cell table:formula="of:=[.A224]*SQRT([.B224])" office:value-type="float" office:value="313.534687076247" calcext:value-type="float">
            <text:p>313,5346870762</text:p>
          </table:table-cell>
          <table:table-cell office:value-type="float" office:value="4.02345916492" calcext:value-type="float">
            <text:p>4,02345916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.64142187342" calcext:value-type="float">
            <text:p>3,6414218734</text:p>
          </table:table-cell>
          <table:table-cell office:value-type="float" office:value="-0.0152447801045" calcext:value-type="float">
            <text:p>-0,0152447801</text:p>
          </table:table-cell>
          <table:table-cell/>
          <table:table-cell table:formula="of:=[.A225]*SQRT([.B225])" office:value-type="float" office:value="352.726522960778" calcext:value-type="float">
            <text:p>352,7265229608</text:p>
          </table:table-cell>
          <table:table-cell office:value-type="float" office:value="3.64142187342" calcext:value-type="float">
            <text:p>3,64142187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3.2934972883" calcext:value-type="float">
            <text:p>3,2934972883</text:p>
          </table:table-cell>
          <table:table-cell office:value-type="float" office:value="0.057791009085" calcext:value-type="float">
            <text:p>0,0577910091</text:p>
          </table:table-cell>
          <table:table-cell/>
          <table:table-cell table:formula="of:=[.A226]*SQRT([.B226])" office:value-type="float" office:value="391.918358845308" calcext:value-type="float">
            <text:p>391,9183588453</text:p>
          </table:table-cell>
          <table:table-cell office:value-type="float" office:value="3.2934972883" calcext:value-type="float">
            <text:p>3,29349728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.81925849998" calcext:value-type="float">
            <text:p>2,8192585</text:p>
          </table:table-cell>
          <table:table-cell office:value-type="float" office:value="-0.011627804737" calcext:value-type="float">
            <text:p>-0,0116278047</text:p>
          </table:table-cell>
          <table:table-cell/>
          <table:table-cell table:formula="of:=[.A227]*SQRT([.B227])" office:value-type="float" office:value="470.30203061437" calcext:value-type="float">
            <text:p>470,3020306144</text:p>
          </table:table-cell>
          <table:table-cell office:value-type="float" office:value="2.81925849998" calcext:value-type="float">
            <text:p>2,81925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2.4456474015" calcext:value-type="float">
            <text:p>2,4456474015</text:p>
          </table:table-cell>
          <table:table-cell office:value-type="float" office:value="0.00822067527908" calcext:value-type="float">
            <text:p>0,0082206753</text:p>
          </table:table-cell>
          <table:table-cell/>
          <table:table-cell table:formula="of:=[.A228]*SQRT([.B228])" office:value-type="float" office:value="548.685702383432" calcext:value-type="float">
            <text:p>548,6857023834</text:p>
          </table:table-cell>
          <table:table-cell office:value-type="float" office:value="2.4456474015" calcext:value-type="float">
            <text:p>2,44564740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2.14368599353" calcext:value-type="float">
            <text:p>2,1436859935</text:p>
          </table:table-cell>
          <table:table-cell office:value-type="float" office:value="0.000922601239171" calcext:value-type="float">
            <text:p>0,0009226012</text:p>
          </table:table-cell>
          <table:table-cell/>
          <table:table-cell table:formula="of:=[.A229]*SQRT([.B229])" office:value-type="float" office:value="627.069374152494" calcext:value-type="float">
            <text:p>627,0693741525</text:p>
          </table:table-cell>
          <table:table-cell office:value-type="float" office:value="2.14368599353" calcext:value-type="float">
            <text:p>2,14368599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1.88055830096" calcext:value-type="float">
            <text:p>1,880558301</text:p>
          </table:table-cell>
          <table:table-cell office:value-type="float" office:value="0.0387585133827" calcext:value-type="float">
            <text:p>0,0387585134</text:p>
          </table:table-cell>
          <table:table-cell/>
          <table:table-cell table:formula="of:=[.A230]*SQRT([.B230])" office:value-type="float" office:value="705.453045921555" calcext:value-type="float">
            <text:p>705,4530459216</text:p>
          </table:table-cell>
          <table:table-cell office:value-type="float" office:value="1.88055830096" calcext:value-type="float">
            <text:p>1,8805583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float" office:value="1.70909584849" calcext:value-type="float">
            <text:p>1,7090958485</text:p>
          </table:table-cell>
          <table:table-cell office:value-type="float" office:value="0.0223547853487" calcext:value-type="float">
            <text:p>0,0223547853</text:p>
          </table:table-cell>
          <table:table-cell/>
          <table:table-cell table:formula="of:=[.A231]*SQRT([.B231])" office:value-type="float" office:value="783.836717690617" calcext:value-type="float">
            <text:p>783,8367176906</text:p>
          </table:table-cell>
          <table:table-cell office:value-type="float" office:value="1.70909584849" calcext:value-type="float">
            <text:p>1,70909584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1.56669450561" calcext:value-type="float">
            <text:p>1,5666945056</text:p>
          </table:table-cell>
          <table:table-cell office:value-type="float" office:value="-0.012367670581" calcext:value-type="float">
            <text:p>-0,0123676706</text:p>
          </table:table-cell>
          <table:table-cell/>
          <table:table-cell table:formula="of:=[.A232]*SQRT([.B232])" office:value-type="float" office:value="881.816307401944" calcext:value-type="float">
            <text:p>881,8163074019</text:p>
          </table:table-cell>
          <table:table-cell office:value-type="float" office:value="1.56669450561" calcext:value-type="float">
            <text:p>1,5666945056</text:p>
          </table:table-cell>
        </table:table-row>
        <table:table-row table:style-name="ro1">
          <table:table-cell table:number-columns-repeated="5"/>
          <table:table-cell table:formula="of:=[.A233]*SQRT([.B2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2" calcext:value-type="float">
            <text:p>32</text:p>
          </table:table-cell>
          <table:table-cell office:value-type="float" office:value="9.99622851649" calcext:value-type="float">
            <text:p>9,9962285165</text:p>
          </table:table-cell>
          <table:table-cell office:value-type="float" office:value="-0.000125741952497" calcext:value-type="float">
            <text:p>-0,000125742</text:p>
          </table:table-cell>
          <table:table-cell/>
          <table:table-cell table:formula="of:=[.A234]*SQRT([.B234])" office:value-type="float" office:value="2.82842712474619" calcext:value-type="float">
            <text:p>2,8284271247</text:p>
          </table:table-cell>
          <table:table-cell office:value-type="float" office:value="9.99622851649" calcext:value-type="float">
            <text:p>9,9962285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.9898771885" calcext:value-type="float">
            <text:p>9,9898771885</text:p>
          </table:table-cell>
          <table:table-cell office:value-type="float" office:value="0.000382531587036" calcext:value-type="float">
            <text:p>0,0003825316</text:p>
          </table:table-cell>
          <table:table-cell/>
          <table:table-cell table:formula="of:=[.A235]*SQRT([.B235])" office:value-type="float" office:value="5.65685424949238" calcext:value-type="float">
            <text:p>5,6568542495</text:p>
          </table:table-cell>
          <table:table-cell office:value-type="float" office:value="9.9898771885" calcext:value-type="float">
            <text:p>9,9898771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.96799709017" calcext:value-type="float">
            <text:p>9,9679970902</text:p>
          </table:table-cell>
          <table:table-cell office:value-type="float" office:value="-0.000606419946172" calcext:value-type="float">
            <text:p>-0,0006064199</text:p>
          </table:table-cell>
          <table:table-cell/>
          <table:table-cell table:formula="of:=[.A236]*SQRT([.B236])" office:value-type="float" office:value="11.3137084989848" calcext:value-type="float">
            <text:p>11,313708499</text:p>
          </table:table-cell>
          <table:table-cell office:value-type="float" office:value="9.96799709017" calcext:value-type="float">
            <text:p>9,9679970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.87984093645" calcext:value-type="float">
            <text:p>9,8798409365</text:p>
          </table:table-cell>
          <table:table-cell office:value-type="float" office:value="0.00158189964446" calcext:value-type="float">
            <text:p>0,0015818996</text:p>
          </table:table-cell>
          <table:table-cell/>
          <table:table-cell table:formula="of:=[.A237]*SQRT([.B237])" office:value-type="float" office:value="22.6274169979695" calcext:value-type="float">
            <text:p>22,627416998</text:p>
          </table:table-cell>
          <table:table-cell office:value-type="float" office:value="9.87984093645" calcext:value-type="float">
            <text:p>9,8798409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.52035346677" calcext:value-type="float">
            <text:p>9,5203534668</text:p>
          </table:table-cell>
          <table:table-cell office:value-type="float" office:value="0.00877164043446" calcext:value-type="float">
            <text:p>0,0087716404</text:p>
          </table:table-cell>
          <table:table-cell/>
          <table:table-cell table:formula="of:=[.A238]*SQRT([.B238])" office:value-type="float" office:value="45.254833995939" calcext:value-type="float">
            <text:p>45,2548339959</text:p>
          </table:table-cell>
          <table:table-cell office:value-type="float" office:value="9.52035346677" calcext:value-type="float">
            <text:p>9,52035346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.32607575535" calcext:value-type="float">
            <text:p>8,3260757554</text:p>
          </table:table-cell>
          <table:table-cell office:value-type="float" office:value="0.0823525873151" calcext:value-type="float">
            <text:p>0,0823525873</text:p>
          </table:table-cell>
          <table:table-cell/>
          <table:table-cell table:formula="of:=[.A239]*SQRT([.B239])" office:value-type="float" office:value="90.5096679918781" calcext:value-type="float">
            <text:p>90,5096679919</text:p>
          </table:table-cell>
          <table:table-cell office:value-type="float" office:value="8.32607575535" calcext:value-type="float">
            <text:p>8,32607575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.11557031405" calcext:value-type="float">
            <text:p>7,1155703141</text:p>
          </table:table-cell>
          <table:table-cell office:value-type="float" office:value="-0.0985532035448" calcext:value-type="float">
            <text:p>-0,0985532035</text:p>
          </table:table-cell>
          <table:table-cell/>
          <table:table-cell table:formula="of:=[.A240]*SQRT([.B240])" office:value-type="float" office:value="135.764501987817" calcext:value-type="float">
            <text:p>135,7645019878</text:p>
          </table:table-cell>
          <table:table-cell office:value-type="float" office:value="7.11557031405" calcext:value-type="float">
            <text:p>7,115570314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6.05111088834" calcext:value-type="float">
            <text:p>6,0511108883</text:p>
          </table:table-cell>
          <table:table-cell office:value-type="float" office:value="0.0141451138357" calcext:value-type="float">
            <text:p>0,0141451138</text:p>
          </table:table-cell>
          <table:table-cell/>
          <table:table-cell table:formula="of:=[.A241]*SQRT([.B241])" office:value-type="float" office:value="181.019335983756" calcext:value-type="float">
            <text:p>181,0193359838</text:p>
          </table:table-cell>
          <table:table-cell office:value-type="float" office:value="6.05111088834" calcext:value-type="float">
            <text:p>6,05111088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.27342494556" calcext:value-type="float">
            <text:p>5,2734249456</text:p>
          </table:table-cell>
          <table:table-cell office:value-type="float" office:value="-0.0800286278088" calcext:value-type="float">
            <text:p>-0,0800286278</text:p>
          </table:table-cell>
          <table:table-cell/>
          <table:table-cell table:formula="of:=[.A242]*SQRT([.B242])" office:value-type="float" office:value="226.274169979695" calcext:value-type="float">
            <text:p>226,2741699797</text:p>
          </table:table-cell>
          <table:table-cell office:value-type="float" office:value="5.27342494556" calcext:value-type="float">
            <text:p>5,27342494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.55568901291" calcext:value-type="float">
            <text:p>4,5556890129</text:p>
          </table:table-cell>
          <table:table-cell office:value-type="float" office:value="-0.0196968999698" calcext:value-type="float">
            <text:p>-0,0196969</text:p>
          </table:table-cell>
          <table:table-cell/>
          <table:table-cell table:formula="of:=[.A243]*SQRT([.B243])" office:value-type="float" office:value="271.529003975634" calcext:value-type="float">
            <text:p>271,5290039756</text:p>
          </table:table-cell>
          <table:table-cell office:value-type="float" office:value="4.55568901291" calcext:value-type="float">
            <text:p>4,55568901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.01388085765" calcext:value-type="float">
            <text:p>4,0138808577</text:p>
          </table:table-cell>
          <table:table-cell office:value-type="float" office:value="0.0181408577711" calcext:value-type="float">
            <text:p>0,0181408578</text:p>
          </table:table-cell>
          <table:table-cell/>
          <table:table-cell table:formula="of:=[.A244]*SQRT([.B244])" office:value-type="float" office:value="316.783837971573" calcext:value-type="float">
            <text:p>316,7838379716</text:p>
          </table:table-cell>
          <table:table-cell office:value-type="float" office:value="4.01388085765" calcext:value-type="float">
            <text:p>4,01388085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.54896745631" calcext:value-type="float">
            <text:p>3,5489674563</text:p>
          </table:table-cell>
          <table:table-cell office:value-type="float" office:value="0.0261920680277" calcext:value-type="float">
            <text:p>0,026192068</text:p>
          </table:table-cell>
          <table:table-cell/>
          <table:table-cell table:formula="of:=[.A245]*SQRT([.B245])" office:value-type="float" office:value="362.038671967512" calcext:value-type="float">
            <text:p>362,0386719675</text:p>
          </table:table-cell>
          <table:table-cell office:value-type="float" office:value="3.54896745631" calcext:value-type="float">
            <text:p>3,54896745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3.27551881074" calcext:value-type="float">
            <text:p>3,2755188107</text:p>
          </table:table-cell>
          <table:table-cell office:value-type="float" office:value="-0.0240229471034" calcext:value-type="float">
            <text:p>-0,0240229471</text:p>
          </table:table-cell>
          <table:table-cell/>
          <table:table-cell table:formula="of:=[.A246]*SQRT([.B246])" office:value-type="float" office:value="407.293505963451" calcext:value-type="float">
            <text:p>407,2935059635</text:p>
          </table:table-cell>
          <table:table-cell office:value-type="float" office:value="3.27551881074" calcext:value-type="float">
            <text:p>3,27551881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.95563813242" calcext:value-type="float">
            <text:p>2,9556381324</text:p>
          </table:table-cell>
          <table:table-cell office:value-type="float" office:value="0.011426008311" calcext:value-type="float">
            <text:p>0,0114260083</text:p>
          </table:table-cell>
          <table:table-cell/>
          <table:table-cell table:formula="of:=[.A247]*SQRT([.B247])" office:value-type="float" office:value="452.54833995939" calcext:value-type="float">
            <text:p>452,5483399594</text:p>
          </table:table-cell>
          <table:table-cell office:value-type="float" office:value="2.95563813242" calcext:value-type="float">
            <text:p>2,95563813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.53436188493" calcext:value-type="float">
            <text:p>2,5343618849</text:p>
          </table:table-cell>
          <table:table-cell office:value-type="float" office:value="-0.0343641876676" calcext:value-type="float">
            <text:p>-0,0343641877</text:p>
          </table:table-cell>
          <table:table-cell/>
          <table:table-cell table:formula="of:=[.A248]*SQRT([.B248])" office:value-type="float" office:value="543.058007951269" calcext:value-type="float">
            <text:p>543,0580079513</text:p>
          </table:table-cell>
          <table:table-cell office:value-type="float" office:value="2.53436188493" calcext:value-type="float">
            <text:p>2,53436188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2.12705030461" calcext:value-type="float">
            <text:p>2,1270503046</text:p>
          </table:table-cell>
          <table:table-cell office:value-type="float" office:value="0.0530364423975" calcext:value-type="float">
            <text:p>0,0530364424</text:p>
          </table:table-cell>
          <table:table-cell/>
          <table:table-cell table:formula="of:=[.A249]*SQRT([.B249])" office:value-type="float" office:value="633.567675943147" calcext:value-type="float">
            <text:p>633,5676759431</text:p>
          </table:table-cell>
          <table:table-cell office:value-type="float" office:value="2.12705030461" calcext:value-type="float">
            <text:p>2,1270503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.86588396371" calcext:value-type="float">
            <text:p>1,8658839637</text:p>
          </table:table-cell>
          <table:table-cell office:value-type="float" office:value="0.047759360601" calcext:value-type="float">
            <text:p>0,0477593606</text:p>
          </table:table-cell>
          <table:table-cell/>
          <table:table-cell table:formula="of:=[.A250]*SQRT([.B250])" office:value-type="float" office:value="724.077343935025" calcext:value-type="float">
            <text:p>724,077343935</text:p>
          </table:table-cell>
          <table:table-cell office:value-type="float" office:value="1.86588396371" calcext:value-type="float">
            <text:p>1,86588396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.69379184198" calcext:value-type="float">
            <text:p>1,693791842</text:p>
          </table:table-cell>
          <table:table-cell office:value-type="float" office:value="-0.0177391296056" calcext:value-type="float">
            <text:p>-0,0177391296</text:p>
          </table:table-cell>
          <table:table-cell/>
          <table:table-cell table:formula="of:=[.A251]*SQRT([.B251])" office:value-type="float" office:value="814.587011926903" calcext:value-type="float">
            <text:p>814,5870119269</text:p>
          </table:table-cell>
          <table:table-cell office:value-type="float" office:value="1.69379184198" calcext:value-type="float">
            <text:p>1,6937918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1.51581111447" calcext:value-type="float">
            <text:p>1,5158111145</text:p>
          </table:table-cell>
          <table:table-cell office:value-type="float" office:value="-0.0195666877093" calcext:value-type="float">
            <text:p>-0,0195666877</text:p>
          </table:table-cell>
          <table:table-cell/>
          <table:table-cell table:formula="of:=[.A252]*SQRT([.B252])" office:value-type="float" office:value="905.096679918781" calcext:value-type="float">
            <text:p>905,0966799188</text:p>
          </table:table-cell>
          <table:table-cell office:value-type="float" office:value="1.51581111447" calcext:value-type="float">
            <text:p>1,51581111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1.33832207289" calcext:value-type="float">
            <text:p>1,3383220729</text:p>
          </table:table-cell>
          <table:table-cell office:value-type="float" office:value="0.00747886627728" calcext:value-type="float">
            <text:p>0,0074788663</text:p>
          </table:table-cell>
          <table:table-cell/>
          <table:table-cell table:formula="of:=[.A253]*SQRT([.B253])" office:value-type="float" office:value="1018.23376490863" calcext:value-type="float">
            <text:p>1018,2337649086</text:p>
          </table:table-cell>
          <table:table-cell office:value-type="float" office:value="1.33832207289" calcext:value-type="float">
            <text:p>1,3383220729</text:p>
          </table:table-cell>
        </table:table-row>
        <table:table-row table:style-name="ro1">
          <table:table-cell table:number-columns-repeated="5"/>
          <table:table-cell table:formula="of:=[.A254]*SQRT([.B2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9.99564111844" calcext:value-type="float">
            <text:p>9,9956411184</text:p>
          </table:table-cell>
          <table:table-cell office:value-type="float" office:value="-0.000017647719666" calcext:value-type="float">
            <text:p>-1,7647719666E-05</text:p>
          </table:table-cell>
          <table:table-cell/>
          <table:table-cell table:formula="of:=[.A255]*SQRT([.B255])" office:value-type="float" office:value="3.16227766016838" calcext:value-type="float">
            <text:p>3,1622776602</text:p>
          </table:table-cell>
          <table:table-cell office:value-type="float" office:value="9.99564111844" calcext:value-type="float">
            <text:p>9,9956411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.98797431568" calcext:value-type="float">
            <text:p>9,9879743157</text:p>
          </table:table-cell>
          <table:table-cell office:value-type="float" office:value="0.000417431995551" calcext:value-type="float">
            <text:p>0,000417432</text:p>
          </table:table-cell>
          <table:table-cell/>
          <table:table-cell table:formula="of:=[.A256]*SQRT([.B256])" office:value-type="float" office:value="6.32455532033676" calcext:value-type="float">
            <text:p>6,3245553203</text:p>
          </table:table-cell>
          <table:table-cell office:value-type="float" office:value="9.98797431568" calcext:value-type="float">
            <text:p>9,9879743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.96092962467" calcext:value-type="float">
            <text:p>9,9609296247</text:p>
          </table:table-cell>
          <table:table-cell office:value-type="float" office:value="-0.000219540722329" calcext:value-type="float">
            <text:p>-0,0002195407</text:p>
          </table:table-cell>
          <table:table-cell/>
          <table:table-cell table:formula="of:=[.A257]*SQRT([.B257])" office:value-type="float" office:value="12.6491106406735" calcext:value-type="float">
            <text:p>12,6491106407</text:p>
          </table:table-cell>
          <table:table-cell office:value-type="float" office:value="9.96092962467" calcext:value-type="float">
            <text:p>9,9609296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.84194460704" calcext:value-type="float">
            <text:p>9,841944607</text:p>
          </table:table-cell>
          <table:table-cell office:value-type="float" office:value="0.0116328803154" calcext:value-type="float">
            <text:p>0,0116328803</text:p>
          </table:table-cell>
          <table:table-cell/>
          <table:table-cell table:formula="of:=[.A258]*SQRT([.B258])" office:value-type="float" office:value="25.298221281347" calcext:value-type="float">
            <text:p>25,2982212813</text:p>
          </table:table-cell>
          <table:table-cell office:value-type="float" office:value="9.84194460704" calcext:value-type="float">
            <text:p>9,8419446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.40274649866" calcext:value-type="float">
            <text:p>9,4027464987</text:p>
          </table:table-cell>
          <table:table-cell office:value-type="float" office:value="0.00585115616983" calcext:value-type="float">
            <text:p>0,0058511562</text:p>
          </table:table-cell>
          <table:table-cell/>
          <table:table-cell table:formula="of:=[.A259]*SQRT([.B259])" office:value-type="float" office:value="50.5964425626941" calcext:value-type="float">
            <text:p>50,5964425627</text:p>
          </table:table-cell>
          <table:table-cell office:value-type="float" office:value="9.40274649866" calcext:value-type="float">
            <text:p>9,40274649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.12350503938" calcext:value-type="float">
            <text:p>8,1235050394</text:p>
          </table:table-cell>
          <table:table-cell office:value-type="float" office:value="-0.03902435999" calcext:value-type="float">
            <text:p>-0,03902436</text:p>
          </table:table-cell>
          <table:table-cell/>
          <table:table-cell table:formula="of:=[.A260]*SQRT([.B260])" office:value-type="float" office:value="101.192885125388" calcext:value-type="float">
            <text:p>101,1928851254</text:p>
          </table:table-cell>
          <table:table-cell office:value-type="float" office:value="8.12350503938" calcext:value-type="float">
            <text:p>8,12350503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.68854030709" calcext:value-type="float">
            <text:p>6,6885403071</text:p>
          </table:table-cell>
          <table:table-cell office:value-type="float" office:value="-0.0738400227992" calcext:value-type="float">
            <text:p>-0,0738400228</text:p>
          </table:table-cell>
          <table:table-cell/>
          <table:table-cell table:formula="of:=[.A261]*SQRT([.B261])" office:value-type="float" office:value="151.789327688082" calcext:value-type="float">
            <text:p>151,7893276881</text:p>
          </table:table-cell>
          <table:table-cell office:value-type="float" office:value="6.68854030709" calcext:value-type="float">
            <text:p>6,6885403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.66916232878" calcext:value-type="float">
            <text:p>5,6691623288</text:p>
          </table:table-cell>
          <table:table-cell office:value-type="float" office:value="-0.0523120671869" calcext:value-type="float">
            <text:p>-0,0523120672</text:p>
          </table:table-cell>
          <table:table-cell/>
          <table:table-cell table:formula="of:=[.A262]*SQRT([.B262])" office:value-type="float" office:value="202.385770250776" calcext:value-type="float">
            <text:p>202,3857702508</text:p>
          </table:table-cell>
          <table:table-cell office:value-type="float" office:value="5.66916232878" calcext:value-type="float">
            <text:p>5,669162328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.87306186548" calcext:value-type="float">
            <text:p>4,8730618655</text:p>
          </table:table-cell>
          <table:table-cell office:value-type="float" office:value="-0.0339429739411" calcext:value-type="float">
            <text:p>-0,0339429739</text:p>
          </table:table-cell>
          <table:table-cell/>
          <table:table-cell table:formula="of:=[.A263]*SQRT([.B263])" office:value-type="float" office:value="252.98221281347" calcext:value-type="float">
            <text:p>252,9822128135</text:p>
          </table:table-cell>
          <table:table-cell office:value-type="float" office:value="4.87306186548" calcext:value-type="float">
            <text:p>4,87306186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.15470248413" calcext:value-type="float">
            <text:p>4,1547024841</text:p>
          </table:table-cell>
          <table:table-cell office:value-type="float" office:value="0.0455361716381" calcext:value-type="float">
            <text:p>0,0455361716</text:p>
          </table:table-cell>
          <table:table-cell/>
          <table:table-cell table:formula="of:=[.A264]*SQRT([.B264])" office:value-type="float" office:value="303.578655376164" calcext:value-type="float">
            <text:p>303,5786553762</text:p>
          </table:table-cell>
          <table:table-cell office:value-type="float" office:value="4.15470248413" calcext:value-type="float">
            <text:p>4,15470248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.65229945145" calcext:value-type="float">
            <text:p>3,6522994515</text:p>
          </table:table-cell>
          <table:table-cell office:value-type="float" office:value="0.0363721018545" calcext:value-type="float">
            <text:p>0,0363721019</text:p>
          </table:table-cell>
          <table:table-cell/>
          <table:table-cell table:formula="of:=[.A265]*SQRT([.B265])" office:value-type="float" office:value="354.175097938859" calcext:value-type="float">
            <text:p>354,1750979389</text:p>
          </table:table-cell>
          <table:table-cell office:value-type="float" office:value="3.65229945145" calcext:value-type="float">
            <text:p>3,6522994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.30487307197" calcext:value-type="float">
            <text:p>3,304873072</text:p>
          </table:table-cell>
          <table:table-cell office:value-type="float" office:value="-0.0387432211905" calcext:value-type="float">
            <text:p>-0,0387432212</text:p>
          </table:table-cell>
          <table:table-cell/>
          <table:table-cell table:formula="of:=[.A266]*SQRT([.B266])" office:value-type="float" office:value="404.771540501553" calcext:value-type="float">
            <text:p>404,7715405016</text:p>
          </table:table-cell>
          <table:table-cell office:value-type="float" office:value="3.30487307197" calcext:value-type="float">
            <text:p>3,3048730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.92779165347" calcext:value-type="float">
            <text:p>2,9277916535</text:p>
          </table:table-cell>
          <table:table-cell office:value-type="float" office:value="0.0155673862723" calcext:value-type="float">
            <text:p>0,0155673863</text:p>
          </table:table-cell>
          <table:table-cell/>
          <table:table-cell table:formula="of:=[.A267]*SQRT([.B267])" office:value-type="float" office:value="455.367983064247" calcext:value-type="float">
            <text:p>455,3679830642</text:p>
          </table:table-cell>
          <table:table-cell office:value-type="float" office:value="2.92779165347" calcext:value-type="float">
            <text:p>2,92779165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.72660485257" calcext:value-type="float">
            <text:p>2,7266048526</text:p>
          </table:table-cell>
          <table:table-cell office:value-type="float" office:value="0.00399975451628" calcext:value-type="float">
            <text:p>0,0039997545</text:p>
          </table:table-cell>
          <table:table-cell/>
          <table:table-cell table:formula="of:=[.A268]*SQRT([.B268])" office:value-type="float" office:value="505.964425626941" calcext:value-type="float">
            <text:p>505,9644256269</text:p>
          </table:table-cell>
          <table:table-cell office:value-type="float" office:value="2.72660485257" calcext:value-type="float">
            <text:p>2,72660485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2.2190148625" calcext:value-type="float">
            <text:p>2,2190148625</text:p>
          </table:table-cell>
          <table:table-cell office:value-type="float" office:value="0.0402323323681" calcext:value-type="float">
            <text:p>0,0402323324</text:p>
          </table:table-cell>
          <table:table-cell/>
          <table:table-cell table:formula="of:=[.A269]*SQRT([.B269])" office:value-type="float" office:value="607.157310752329" calcext:value-type="float">
            <text:p>607,1573107523</text:p>
          </table:table-cell>
          <table:table-cell office:value-type="float" office:value="2.2190148625" calcext:value-type="float">
            <text:p>2,2190148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.97833033557" calcext:value-type="float">
            <text:p>1,9783303356</text:p>
          </table:table-cell>
          <table:table-cell office:value-type="float" office:value="-0.0285698607967" calcext:value-type="float">
            <text:p>-0,0285698608</text:p>
          </table:table-cell>
          <table:table-cell/>
          <table:table-cell table:formula="of:=[.A270]*SQRT([.B270])" office:value-type="float" office:value="708.350195877717" calcext:value-type="float">
            <text:p>708,3501958777</text:p>
          </table:table-cell>
          <table:table-cell office:value-type="float" office:value="1.97833033557" calcext:value-type="float">
            <text:p>1,97833033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.69521343179" calcext:value-type="float">
            <text:p>1,6952134318</text:p>
          </table:table-cell>
          <table:table-cell office:value-type="float" office:value="0.00900533981834" calcext:value-type="float">
            <text:p>0,0090053398</text:p>
          </table:table-cell>
          <table:table-cell/>
          <table:table-cell table:formula="of:=[.A271]*SQRT([.B271])" office:value-type="float" office:value="809.543081003105" calcext:value-type="float">
            <text:p>809,5430810031</text:p>
          </table:table-cell>
          <table:table-cell office:value-type="float" office:value="1.69521343179" calcext:value-type="float">
            <text:p>1,69521343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.51875755106" calcext:value-type="float">
            <text:p>1,5187575511</text:p>
          </table:table-cell>
          <table:table-cell office:value-type="float" office:value="-0.0132916851703" calcext:value-type="float">
            <text:p>-0,0132916852</text:p>
          </table:table-cell>
          <table:table-cell/>
          <table:table-cell table:formula="of:=[.A272]*SQRT([.B272])" office:value-type="float" office:value="910.735966128493" calcext:value-type="float">
            <text:p>910,7359661285</text:p>
          </table:table-cell>
          <table:table-cell office:value-type="float" office:value="1.51875755106" calcext:value-type="float">
            <text:p>1,51875755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.33873691865" calcext:value-type="float">
            <text:p>1,3387369187</text:p>
          </table:table-cell>
          <table:table-cell office:value-type="float" office:value="0.0254635203575" calcext:value-type="float">
            <text:p>0,0254635204</text:p>
          </table:table-cell>
          <table:table-cell/>
          <table:table-cell table:formula="of:=[.A273]*SQRT([.B273])" office:value-type="float" office:value="1011.92885125388" calcext:value-type="float">
            <text:p>1011,9288512539</text:p>
          </table:table-cell>
          <table:table-cell office:value-type="float" office:value="1.33873691865" calcext:value-type="float">
            <text:p>1,33873691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.2034695051" calcext:value-type="float">
            <text:p>1,2034695051</text:p>
          </table:table-cell>
          <table:table-cell office:value-type="float" office:value="0.0037634071425" calcext:value-type="float">
            <text:p>0,0037634071</text:p>
          </table:table-cell>
          <table:table-cell/>
          <table:table-cell table:formula="of:=[.A274]*SQRT([.B274])" office:value-type="float" office:value="1138.41995766062" calcext:value-type="float">
            <text:p>1138,4199576606</text:p>
          </table:table-cell>
          <table:table-cell office:value-type="float" office:value="1.2034695051" calcext:value-type="float">
            <text:p>1,2034695051</text:p>
          </table:table-cell>
        </table:table-row>
        <table:table-row table:style-name="ro1">
          <table:table-cell table:number-columns-repeated="5"/>
          <table:table-cell table:formula="of:=[.A275]*SQRT([.B2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8" calcext:value-type="float">
            <text:p>48</text:p>
          </table:table-cell>
          <table:table-cell office:value-type="float" office:value="9.99524924619" calcext:value-type="float">
            <text:p>9,9952492462</text:p>
          </table:table-cell>
          <table:table-cell office:value-type="float" office:value="-0.000154654391072" calcext:value-type="float">
            <text:p>-0,0001546544</text:p>
          </table:table-cell>
          <table:table-cell/>
          <table:table-cell table:formula="of:=[.A276]*SQRT([.B276])" office:value-type="float" office:value="3.46410161513775" calcext:value-type="float">
            <text:p>3,4641016151</text:p>
          </table:table-cell>
          <table:table-cell office:value-type="float" office:value="9.99524924619" calcext:value-type="float">
            <text:p>9,9952492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.98686187532" calcext:value-type="float">
            <text:p>9,9868618753</text:p>
          </table:table-cell>
          <table:table-cell office:value-type="float" office:value="-0.000809213323736" calcext:value-type="float">
            <text:p>-0,0008092133</text:p>
          </table:table-cell>
          <table:table-cell/>
          <table:table-cell table:formula="of:=[.A277]*SQRT([.B277])" office:value-type="float" office:value="6.92820323027551" calcext:value-type="float">
            <text:p>6,9282032303</text:p>
          </table:table-cell>
          <table:table-cell office:value-type="float" office:value="9.98686187532" calcext:value-type="float">
            <text:p>9,9868618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.95263345706" calcext:value-type="float">
            <text:p>9,9526334571</text:p>
          </table:table-cell>
          <table:table-cell office:value-type="float" office:value="-0.00140975517685" calcext:value-type="float">
            <text:p>-0,0014097552</text:p>
          </table:table-cell>
          <table:table-cell/>
          <table:table-cell table:formula="of:=[.A278]*SQRT([.B278])" office:value-type="float" office:value="13.856406460551" calcext:value-type="float">
            <text:p>13,8564064606</text:p>
          </table:table-cell>
          <table:table-cell office:value-type="float" office:value="9.95263345706" calcext:value-type="float">
            <text:p>9,9526334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.82347593827" calcext:value-type="float">
            <text:p>9,8234759383</text:p>
          </table:table-cell>
          <table:table-cell office:value-type="float" office:value="-0.0104388223473" calcext:value-type="float">
            <text:p>-0,0104388223</text:p>
          </table:table-cell>
          <table:table-cell/>
          <table:table-cell table:formula="of:=[.A279]*SQRT([.B279])" office:value-type="float" office:value="27.712812921102" calcext:value-type="float">
            <text:p>27,7128129211</text:p>
          </table:table-cell>
          <table:table-cell office:value-type="float" office:value="9.82347593827" calcext:value-type="float">
            <text:p>9,8234759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.30081385871" calcext:value-type="float">
            <text:p>9,3008138587</text:p>
          </table:table-cell>
          <table:table-cell office:value-type="float" office:value="-0.000174923847869" calcext:value-type="float">
            <text:p>-0,0001749238</text:p>
          </table:table-cell>
          <table:table-cell/>
          <table:table-cell table:formula="of:=[.A280]*SQRT([.B280])" office:value-type="float" office:value="55.4256258422041" calcext:value-type="float">
            <text:p>55,4256258422</text:p>
          </table:table-cell>
          <table:table-cell office:value-type="float" office:value="9.30081385871" calcext:value-type="float">
            <text:p>9,3008138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.76617088661" calcext:value-type="float">
            <text:p>7,7661708866</text:p>
          </table:table-cell>
          <table:table-cell office:value-type="float" office:value="0.0353762650848" calcext:value-type="float">
            <text:p>0,0353762651</text:p>
          </table:table-cell>
          <table:table-cell/>
          <table:table-cell table:formula="of:=[.A281]*SQRT([.B281])" office:value-type="float" office:value="110.851251684408" calcext:value-type="float">
            <text:p>110,8512516844</text:p>
          </table:table-cell>
          <table:table-cell office:value-type="float" office:value="7.76617088661" calcext:value-type="float">
            <text:p>7,76617088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.20145747982" calcext:value-type="float">
            <text:p>6,2014574798</text:p>
          </table:table-cell>
          <table:table-cell office:value-type="float" office:value="0.0958268286029" calcext:value-type="float">
            <text:p>0,0958268286</text:p>
          </table:table-cell>
          <table:table-cell/>
          <table:table-cell table:formula="of:=[.A282]*SQRT([.B282])" office:value-type="float" office:value="166.276877526612" calcext:value-type="float">
            <text:p>166,2768775266</text:p>
          </table:table-cell>
          <table:table-cell office:value-type="float" office:value="6.20145747982" calcext:value-type="float">
            <text:p>6,20145747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.34064385941" calcext:value-type="float">
            <text:p>5,3406438594</text:p>
          </table:table-cell>
          <table:table-cell office:value-type="float" office:value="-0.0952444187246" calcext:value-type="float">
            <text:p>-0,0952444187</text:p>
          </table:table-cell>
          <table:table-cell/>
          <table:table-cell table:formula="of:=[.A283]*SQRT([.B283])" office:value-type="float" office:value="221.702503368816" calcext:value-type="float">
            <text:p>221,7025033688</text:p>
          </table:table-cell>
          <table:table-cell office:value-type="float" office:value="5.34064385941" calcext:value-type="float">
            <text:p>5,34064385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.45377252101" calcext:value-type="float">
            <text:p>4,453772521</text:p>
          </table:table-cell>
          <table:table-cell office:value-type="float" office:value="-0.032937800813" calcext:value-type="float">
            <text:p>-0,0329378008</text:p>
          </table:table-cell>
          <table:table-cell/>
          <table:table-cell table:formula="of:=[.A284]*SQRT([.B284])" office:value-type="float" office:value="277.12812921102" calcext:value-type="float">
            <text:p>277,128129211</text:p>
          </table:table-cell>
          <table:table-cell office:value-type="float" office:value="4.45377252101" calcext:value-type="float">
            <text:p>4,453772521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3.8518873535" calcext:value-type="float">
            <text:p>3,8518873535</text:p>
          </table:table-cell>
          <table:table-cell office:value-type="float" office:value="0.0428801275291" calcext:value-type="float">
            <text:p>0,0428801275</text:p>
          </table:table-cell>
          <table:table-cell/>
          <table:table-cell table:formula="of:=[.A285]*SQRT([.B285])" office:value-type="float" office:value="332.553755053224" calcext:value-type="float">
            <text:p>332,5537550532</text:p>
          </table:table-cell>
          <table:table-cell office:value-type="float" office:value="3.8518873535" calcext:value-type="float">
            <text:p>3,85188735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.37185244271" calcext:value-type="float">
            <text:p>3,3718524427</text:p>
          </table:table-cell>
          <table:table-cell office:value-type="float" office:value="0.00621797353185" calcext:value-type="float">
            <text:p>0,0062179735</text:p>
          </table:table-cell>
          <table:table-cell/>
          <table:table-cell table:formula="of:=[.A286]*SQRT([.B286])" office:value-type="float" office:value="387.979380895428" calcext:value-type="float">
            <text:p>387,9793808954</text:p>
          </table:table-cell>
          <table:table-cell office:value-type="float" office:value="3.37185244271" calcext:value-type="float">
            <text:p>3,37185244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.9859094462" calcext:value-type="float">
            <text:p>2,9859094462</text:p>
          </table:table-cell>
          <table:table-cell office:value-type="float" office:value="0.0790373933848" calcext:value-type="float">
            <text:p>0,0790373934</text:p>
          </table:table-cell>
          <table:table-cell/>
          <table:table-cell table:formula="of:=[.A287]*SQRT([.B287])" office:value-type="float" office:value="443.405006737633" calcext:value-type="float">
            <text:p>443,4050067376</text:p>
          </table:table-cell>
          <table:table-cell office:value-type="float" office:value="2.9859094462" calcext:value-type="float">
            <text:p>2,98590944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.71506825245" calcext:value-type="float">
            <text:p>2,7150682525</text:p>
          </table:table-cell>
          <table:table-cell office:value-type="float" office:value="0.00330384218244" calcext:value-type="float">
            <text:p>0,0033038422</text:p>
          </table:table-cell>
          <table:table-cell/>
          <table:table-cell table:formula="of:=[.A288]*SQRT([.B288])" office:value-type="float" office:value="498.830632579837" calcext:value-type="float">
            <text:p>498,8306325798</text:p>
          </table:table-cell>
          <table:table-cell office:value-type="float" office:value="2.71506825245" calcext:value-type="float">
            <text:p>2,71506825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.55484114693" calcext:value-type="float">
            <text:p>2,5548411469</text:p>
          </table:table-cell>
          <table:table-cell office:value-type="float" office:value="-0.110429645712" calcext:value-type="float">
            <text:p>-0,1104296457</text:p>
          </table:table-cell>
          <table:table-cell/>
          <table:table-cell table:formula="of:=[.A289]*SQRT([.B289])" office:value-type="float" office:value="554.256258422041" calcext:value-type="float">
            <text:p>554,256258422</text:p>
          </table:table-cell>
          <table:table-cell office:value-type="float" office:value="2.55484114693" calcext:value-type="float">
            <text:p>2,55484114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.05889931833" calcext:value-type="float">
            <text:p>2,0588993183</text:p>
          </table:table-cell>
          <table:table-cell office:value-type="float" office:value="0.0331452097007" calcext:value-type="float">
            <text:p>0,0331452097</text:p>
          </table:table-cell>
          <table:table-cell/>
          <table:table-cell table:formula="of:=[.A290]*SQRT([.B290])" office:value-type="float" office:value="665.107510106449" calcext:value-type="float">
            <text:p>665,1075101064</text:p>
          </table:table-cell>
          <table:table-cell office:value-type="float" office:value="2.05889931833" calcext:value-type="float">
            <text:p>2,0588993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1.7811478666" calcext:value-type="float">
            <text:p>1,7811478666</text:p>
          </table:table-cell>
          <table:table-cell office:value-type="float" office:value="0.00236233805299" calcext:value-type="float">
            <text:p>0,0023623381</text:p>
          </table:table-cell>
          <table:table-cell/>
          <table:table-cell table:formula="of:=[.A291]*SQRT([.B291])" office:value-type="float" office:value="775.958761790857" calcext:value-type="float">
            <text:p>775,9587617909</text:p>
          </table:table-cell>
          <table:table-cell office:value-type="float" office:value="1.7811478666" calcext:value-type="float">
            <text:p>1,78114786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1.54297503144" calcext:value-type="float">
            <text:p>1,5429750314</text:p>
          </table:table-cell>
          <table:table-cell office:value-type="float" office:value="0.0208192002231" calcext:value-type="float">
            <text:p>0,0208192002</text:p>
          </table:table-cell>
          <table:table-cell/>
          <table:table-cell table:formula="of:=[.A292]*SQRT([.B292])" office:value-type="float" office:value="886.810013475265" calcext:value-type="float">
            <text:p>886,8100134753</text:p>
          </table:table-cell>
          <table:table-cell office:value-type="float" office:value="1.54297503144" calcext:value-type="float">
            <text:p>1,54297503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1.39625995603" calcext:value-type="float">
            <text:p>1,396259956</text:p>
          </table:table-cell>
          <table:table-cell office:value-type="float" office:value="-0.0279662010903" calcext:value-type="float">
            <text:p>-0,0279662011</text:p>
          </table:table-cell>
          <table:table-cell/>
          <table:table-cell table:formula="of:=[.A293]*SQRT([.B293])" office:value-type="float" office:value="997.661265159673" calcext:value-type="float">
            <text:p>997,6612651597</text:p>
          </table:table-cell>
          <table:table-cell office:value-type="float" office:value="1.39625995603" calcext:value-type="float">
            <text:p>1,3962599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1.23866646242" calcext:value-type="float">
            <text:p>1,2386664624</text:p>
          </table:table-cell>
          <table:table-cell office:value-type="float" office:value="-0.00399954414589" calcext:value-type="float">
            <text:p>-0,0039995441</text:p>
          </table:table-cell>
          <table:table-cell/>
          <table:table-cell table:formula="of:=[.A294]*SQRT([.B294])" office:value-type="float" office:value="1108.51251684408" calcext:value-type="float">
            <text:p>1108,5125168441</text:p>
          </table:table-cell>
          <table:table-cell office:value-type="float" office:value="1.23866646242" calcext:value-type="float">
            <text:p>1,23866646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.08029592604" calcext:value-type="float">
            <text:p>1,080295926</text:p>
          </table:table-cell>
          <table:table-cell office:value-type="float" office:value="0.0245310798115" calcext:value-type="float">
            <text:p>0,0245310798</text:p>
          </table:table-cell>
          <table:table-cell/>
          <table:table-cell table:formula="of:=[.A295]*SQRT([.B295])" office:value-type="float" office:value="1247.07658144959" calcext:value-type="float">
            <text:p>1247,0765814496</text:p>
          </table:table-cell>
          <table:table-cell office:value-type="float" office:value="1.08029592604" calcext:value-type="float">
            <text:p>1,080295926</text:p>
          </table:table-cell>
        </table:table-row>
        <table:table-row table:style-name="ro1">
          <table:table-cell table:number-columns-repeated="5"/>
          <table:table-cell table:formula="of:=[.A296]*SQRT([.B2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float" office:value="9.99461028735" calcext:value-type="float">
            <text:p>9,9946102874</text:p>
          </table:table-cell>
          <table:table-cell office:value-type="float" office:value="-0.000195705895288" calcext:value-type="float">
            <text:p>-0,0001957059</text:p>
          </table:table-cell>
          <table:table-cell/>
          <table:table-cell table:formula="of:=[.A297]*SQRT([.B297])" office:value-type="float" office:value="3.74165738677394" calcext:value-type="float">
            <text:p>3,7416573868</text:p>
          </table:table-cell>
          <table:table-cell office:value-type="float" office:value="9.99461028735" calcext:value-type="float">
            <text:p>9,9946102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.98493826872" calcext:value-type="float">
            <text:p>9,9849382687</text:p>
          </table:table-cell>
          <table:table-cell office:value-type="float" office:value="-0.000515416754827" calcext:value-type="float">
            <text:p>-0,0005154168</text:p>
          </table:table-cell>
          <table:table-cell/>
          <table:table-cell table:formula="of:=[.A298]*SQRT([.B298])" office:value-type="float" office:value="7.48331477354788" calcext:value-type="float">
            <text:p>7,4833147735</text:p>
          </table:table-cell>
          <table:table-cell office:value-type="float" office:value="9.98493826872" calcext:value-type="float">
            <text:p>9,98493826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.94467903689" calcext:value-type="float">
            <text:p>9,9446790369</text:p>
          </table:table-cell>
          <table:table-cell office:value-type="float" office:value="-0.00122680900632" calcext:value-type="float">
            <text:p>-0,001226809</text:p>
          </table:table-cell>
          <table:table-cell/>
          <table:table-cell table:formula="of:=[.A299]*SQRT([.B299])" office:value-type="float" office:value="14.9666295470958" calcext:value-type="float">
            <text:p>14,9666295471</text:p>
          </table:table-cell>
          <table:table-cell office:value-type="float" office:value="9.94467903689" calcext:value-type="float">
            <text:p>9,9446790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.79122900728" calcext:value-type="float">
            <text:p>9,7912290073</text:p>
          </table:table-cell>
          <table:table-cell office:value-type="float" office:value="-0.00855789271852" calcext:value-type="float">
            <text:p>-0,0085578927</text:p>
          </table:table-cell>
          <table:table-cell/>
          <table:table-cell table:formula="of:=[.A300]*SQRT([.B300])" office:value-type="float" office:value="29.9332590941915" calcext:value-type="float">
            <text:p>29,9332590942</text:p>
          </table:table-cell>
          <table:table-cell office:value-type="float" office:value="9.79122900728" calcext:value-type="float">
            <text:p>9,7912290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.22110948763" calcext:value-type="float">
            <text:p>9,2211094876</text:p>
          </table:table-cell>
          <table:table-cell office:value-type="float" office:value="-0.0175044100788" calcext:value-type="float">
            <text:p>-0,0175044101</text:p>
          </table:table-cell>
          <table:table-cell/>
          <table:table-cell table:formula="of:=[.A301]*SQRT([.B301])" office:value-type="float" office:value="59.8665181883831" calcext:value-type="float">
            <text:p>59,8665181884</text:p>
          </table:table-cell>
          <table:table-cell office:value-type="float" office:value="9.22110948763" calcext:value-type="float">
            <text:p>9,2211094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.47752445346" calcext:value-type="float">
            <text:p>7,4775244535</text:p>
          </table:table-cell>
          <table:table-cell office:value-type="float" office:value="0.0715574606575" calcext:value-type="float">
            <text:p>0,0715574607</text:p>
          </table:table-cell>
          <table:table-cell/>
          <table:table-cell table:formula="of:=[.A302]*SQRT([.B302])" office:value-type="float" office:value="119.733036376766" calcext:value-type="float">
            <text:p>119,7330363768</text:p>
          </table:table-cell>
          <table:table-cell office:value-type="float" office:value="7.47752445346" calcext:value-type="float">
            <text:p>7,47752445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.0474491972" calcext:value-type="float">
            <text:p>6,0474491972</text:p>
          </table:table-cell>
          <table:table-cell office:value-type="float" office:value="0.00938685734436" calcext:value-type="float">
            <text:p>0,0093868573</text:p>
          </table:table-cell>
          <table:table-cell/>
          <table:table-cell table:formula="of:=[.A303]*SQRT([.B303])" office:value-type="float" office:value="179.599554565149" calcext:value-type="float">
            <text:p>179,5995545652</text:p>
          </table:table-cell>
          <table:table-cell office:value-type="float" office:value="6.0474491972" calcext:value-type="float">
            <text:p>6,0474491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.87634076905" calcext:value-type="float">
            <text:p>4,8763407691</text:p>
          </table:table-cell>
          <table:table-cell office:value-type="float" office:value="0.101109494259" calcext:value-type="float">
            <text:p>0,1011094943</text:p>
          </table:table-cell>
          <table:table-cell/>
          <table:table-cell table:formula="of:=[.A304]*SQRT([.B304])" office:value-type="float" office:value="239.466072753532" calcext:value-type="float">
            <text:p>239,4660727535</text:p>
          </table:table-cell>
          <table:table-cell office:value-type="float" office:value="4.87634076905" calcext:value-type="float">
            <text:p>4,87634076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.17865813613" calcext:value-type="float">
            <text:p>4,1786581361</text:p>
          </table:table-cell>
          <table:table-cell office:value-type="float" office:value="0.00388964204063" calcext:value-type="float">
            <text:p>0,003889642</text:p>
          </table:table-cell>
          <table:table-cell/>
          <table:table-cell table:formula="of:=[.A305]*SQRT([.B305])" office:value-type="float" office:value="299.332590941915" calcext:value-type="float">
            <text:p>299,3325909419</text:p>
          </table:table-cell>
          <table:table-cell office:value-type="float" office:value="4.17865813613" calcext:value-type="float">
            <text:p>4,17865813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.57962753507" calcext:value-type="float">
            <text:p>3,5796275351</text:p>
          </table:table-cell>
          <table:table-cell office:value-type="float" office:value="0.0475151670981" calcext:value-type="float">
            <text:p>0,0475151671</text:p>
          </table:table-cell>
          <table:table-cell/>
          <table:table-cell table:formula="of:=[.A306]*SQRT([.B306])" office:value-type="float" office:value="359.199109130298" calcext:value-type="float">
            <text:p>359,1991091303</text:p>
          </table:table-cell>
          <table:table-cell office:value-type="float" office:value="3.57962753507" calcext:value-type="float">
            <text:p>3,5796275351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3.16164624398" calcext:value-type="float">
            <text:p>3,161646244</text:p>
          </table:table-cell>
          <table:table-cell office:value-type="float" office:value="0.0225557318396" calcext:value-type="float">
            <text:p>0,0225557318</text:p>
          </table:table-cell>
          <table:table-cell/>
          <table:table-cell table:formula="of:=[.A307]*SQRT([.B307])" office:value-type="float" office:value="419.065627318681" calcext:value-type="float">
            <text:p>419,0656273187</text:p>
          </table:table-cell>
          <table:table-cell office:value-type="float" office:value="3.16164624398" calcext:value-type="float">
            <text:p>3,1616462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.8282043474" calcext:value-type="float">
            <text:p>2,8282043474</text:p>
          </table:table-cell>
          <table:table-cell office:value-type="float" office:value="-0.0155809354706" calcext:value-type="float">
            <text:p>-0,0155809355</text:p>
          </table:table-cell>
          <table:table-cell/>
          <table:table-cell table:formula="of:=[.A308]*SQRT([.B308])" office:value-type="float" office:value="478.932145507065" calcext:value-type="float">
            <text:p>478,9321455071</text:p>
          </table:table-cell>
          <table:table-cell office:value-type="float" office:value="2.8282043474" calcext:value-type="float">
            <text:p>2,82820434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.52377811069" calcext:value-type="float">
            <text:p>2,5237781107</text:p>
          </table:table-cell>
          <table:table-cell office:value-type="float" office:value="0.00480385686882" calcext:value-type="float">
            <text:p>0,0048038569</text:p>
          </table:table-cell>
          <table:table-cell/>
          <table:table-cell table:formula="of:=[.A309]*SQRT([.B309])" office:value-type="float" office:value="538.798663695448" calcext:value-type="float">
            <text:p>538,7986636954</text:p>
          </table:table-cell>
          <table:table-cell office:value-type="float" office:value="2.52377811069" calcext:value-type="float">
            <text:p>2,52377811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.27490795644" calcext:value-type="float">
            <text:p>2,2749079564</text:p>
          </table:table-cell>
          <table:table-cell office:value-type="float" office:value="0.0275327460049" calcext:value-type="float">
            <text:p>0,027532746</text:p>
          </table:table-cell>
          <table:table-cell/>
          <table:table-cell table:formula="of:=[.A310]*SQRT([.B310])" office:value-type="float" office:value="598.665181883831" calcext:value-type="float">
            <text:p>598,6651818838</text:p>
          </table:table-cell>
          <table:table-cell office:value-type="float" office:value="2.27490795644" calcext:value-type="float">
            <text:p>2,27490795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.93042844548" calcext:value-type="float">
            <text:p>1,9304284455</text:p>
          </table:table-cell>
          <table:table-cell office:value-type="float" office:value="-0.0182940010378" calcext:value-type="float">
            <text:p>-0,018294001</text:p>
          </table:table-cell>
          <table:table-cell/>
          <table:table-cell table:formula="of:=[.A311]*SQRT([.B311])" office:value-type="float" office:value="718.398218260597" calcext:value-type="float">
            <text:p>718,3982182606</text:p>
          </table:table-cell>
          <table:table-cell office:value-type="float" office:value="1.93042844548" calcext:value-type="float">
            <text:p>1,93042844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1.65211997575" calcext:value-type="float">
            <text:p>1,6521199758</text:p>
          </table:table-cell>
          <table:table-cell office:value-type="float" office:value="0.000121964723401" calcext:value-type="float">
            <text:p>0,0001219647</text:p>
          </table:table-cell>
          <table:table-cell/>
          <table:table-cell table:formula="of:=[.A312]*SQRT([.B312])" office:value-type="float" office:value="838.131254637363" calcext:value-type="float">
            <text:p>838,1312546374</text:p>
          </table:table-cell>
          <table:table-cell office:value-type="float" office:value="1.65211997575" calcext:value-type="float">
            <text:p>1,65211997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.46361210554" calcext:value-type="float">
            <text:p>1,4636121055</text:p>
          </table:table-cell>
          <table:table-cell office:value-type="float" office:value="-0.0416314245558" calcext:value-type="float">
            <text:p>-0,0416314246</text:p>
          </table:table-cell>
          <table:table-cell/>
          <table:table-cell table:formula="of:=[.A313]*SQRT([.B313])" office:value-type="float" office:value="957.864291014129" calcext:value-type="float">
            <text:p>957,8642910141</text:p>
          </table:table-cell>
          <table:table-cell office:value-type="float" office:value="1.46361210554" calcext:value-type="float">
            <text:p>1,46361210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1.26684263824" calcext:value-type="float">
            <text:p>1,2668426382</text:p>
          </table:table-cell>
          <table:table-cell office:value-type="float" office:value="0.0141559240606" calcext:value-type="float">
            <text:p>0,0141559241</text:p>
          </table:table-cell>
          <table:table-cell/>
          <table:table-cell table:formula="of:=[.A314]*SQRT([.B314])" office:value-type="float" office:value="1077.5973273909" calcext:value-type="float">
            <text:p>1077,5973273909</text:p>
          </table:table-cell>
          <table:table-cell office:value-type="float" office:value="1.26684263824" calcext:value-type="float">
            <text:p>1,26684263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.14309912397" calcext:value-type="float">
            <text:p>1,143099124</text:p>
          </table:table-cell>
          <table:table-cell office:value-type="float" office:value="0.0040813547502" calcext:value-type="float">
            <text:p>0,0040813548</text:p>
          </table:table-cell>
          <table:table-cell/>
          <table:table-cell table:formula="of:=[.A315]*SQRT([.B315])" office:value-type="float" office:value="1197.33036376766" calcext:value-type="float">
            <text:p>1197,3303637677</text:p>
          </table:table-cell>
          <table:table-cell office:value-type="float" office:value="1.14309912397" calcext:value-type="float">
            <text:p>1,1430991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1.00406140176" calcext:value-type="float">
            <text:p>1,0040614018</text:p>
          </table:table-cell>
          <table:table-cell office:value-type="float" office:value="0.0330012143798" calcext:value-type="float">
            <text:p>0,0330012144</text:p>
          </table:table-cell>
          <table:table-cell/>
          <table:table-cell table:formula="of:=[.A316]*SQRT([.B316])" office:value-type="float" office:value="1346.99665923862" calcext:value-type="float">
            <text:p>1346,9966592386</text:p>
          </table:table-cell>
          <table:table-cell office:value-type="float" office:value="1.00406140176" calcext:value-type="float">
            <text:p>1,0040614018</text:p>
          </table:table-cell>
        </table:table-row>
        <table:table-row table:style-name="ro1">
          <table:table-cell table:number-columns-repeated="5"/>
          <table:table-cell table:formula="of:=[.A317]*SQRT([.B3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4" calcext:value-type="float">
            <text:p>64</text:p>
          </table:table-cell>
          <table:table-cell office:value-type="float" office:value="9.9943702025" calcext:value-type="float">
            <text:p>9,9943702025</text:p>
          </table:table-cell>
          <table:table-cell office:value-type="float" office:value="-0.000271859818404" calcext:value-type="float">
            <text:p>-0,0002718598</text:p>
          </table:table-cell>
          <table:table-cell/>
          <table:table-cell table:formula="of:=[.A318]*SQRT([.B318])" office:value-type="float" office:value="4" calcext:value-type="float">
            <text:p>4</text:p>
          </table:table-cell>
          <table:table-cell office:value-type="float" office:value="9.9943702025" calcext:value-type="float">
            <text:p>9,9943702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.98279334772" calcext:value-type="float">
            <text:p>9,9827933477</text:p>
          </table:table-cell>
          <table:table-cell office:value-type="float" office:value="-0.00027097196719" calcext:value-type="float">
            <text:p>-0,000270972</text:p>
          </table:table-cell>
          <table:table-cell/>
          <table:table-cell table:formula="of:=[.A319]*SQRT([.B319])" office:value-type="float" office:value="8" calcext:value-type="float">
            <text:p>8</text:p>
          </table:table-cell>
          <table:table-cell office:value-type="float" office:value="9.98279334772" calcext:value-type="float">
            <text:p>9,9827933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.94135559854" calcext:value-type="float">
            <text:p>9,9413555985</text:p>
          </table:table-cell>
          <table:table-cell office:value-type="float" office:value="-0.00464265075615" calcext:value-type="float">
            <text:p>-0,0046426508</text:p>
          </table:table-cell>
          <table:table-cell/>
          <table:table-cell table:formula="of:=[.A320]*SQRT([.B320])" office:value-type="float" office:value="16" calcext:value-type="float">
            <text:p>16</text:p>
          </table:table-cell>
          <table:table-cell office:value-type="float" office:value="9.94135559854" calcext:value-type="float">
            <text:p>9,9413555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.75862800399" calcext:value-type="float">
            <text:p>9,758628004</text:p>
          </table:table-cell>
          <table:table-cell office:value-type="float" office:value="-0.00778915341724" calcext:value-type="float">
            <text:p>-0,0077891534</text:p>
          </table:table-cell>
          <table:table-cell/>
          <table:table-cell table:formula="of:=[.A321]*SQRT([.B321])" office:value-type="float" office:value="32" calcext:value-type="float">
            <text:p>32</text:p>
          </table:table-cell>
          <table:table-cell office:value-type="float" office:value="9.75862800399" calcext:value-type="float">
            <text:p>9,758628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.10886967479" calcext:value-type="float">
            <text:p>9,1088696748</text:p>
          </table:table-cell>
          <table:table-cell office:value-type="float" office:value="-0.0178833908461" calcext:value-type="float">
            <text:p>-0,0178833908</text:p>
          </table:table-cell>
          <table:table-cell/>
          <table:table-cell table:formula="of:=[.A322]*SQRT([.B322])" office:value-type="float" office:value="64" calcext:value-type="float">
            <text:p>64</text:p>
          </table:table-cell>
          <table:table-cell office:value-type="float" office:value="9.10886967479" calcext:value-type="float">
            <text:p>9,10886967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.33252102719" calcext:value-type="float">
            <text:p>7,3325210272</text:p>
          </table:table-cell>
          <table:table-cell office:value-type="float" office:value="0.0076825460371" calcext:value-type="float">
            <text:p>0,007682546</text:p>
          </table:table-cell>
          <table:table-cell/>
          <table:table-cell table:formula="of:=[.A323]*SQRT([.B323])" office:value-type="float" office:value="128" calcext:value-type="float">
            <text:p>128</text:p>
          </table:table-cell>
          <table:table-cell office:value-type="float" office:value="7.33252102719" calcext:value-type="float">
            <text:p>7,33252102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.76209021695" calcext:value-type="float">
            <text:p>5,762090217</text:p>
          </table:table-cell>
          <table:table-cell office:value-type="float" office:value="0.034545309637" calcext:value-type="float">
            <text:p>0,0345453096</text:p>
          </table:table-cell>
          <table:table-cell/>
          <table:table-cell table:formula="of:=[.A324]*SQRT([.B324])" office:value-type="float" office:value="192" calcext:value-type="float">
            <text:p>192</text:p>
          </table:table-cell>
          <table:table-cell office:value-type="float" office:value="5.76209021695" calcext:value-type="float">
            <text:p>5,7620902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.72078708702" calcext:value-type="float">
            <text:p>4,720787087</text:p>
          </table:table-cell>
          <table:table-cell office:value-type="float" office:value="0.0446344055871" calcext:value-type="float">
            <text:p>0,0446344056</text:p>
          </table:table-cell>
          <table:table-cell/>
          <table:table-cell table:formula="of:=[.A325]*SQRT([.B325])" office:value-type="float" office:value="256" calcext:value-type="float">
            <text:p>256</text:p>
          </table:table-cell>
          <table:table-cell office:value-type="float" office:value="4.72078708702" calcext:value-type="float">
            <text:p>4,7207870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.9662051391" calcext:value-type="float">
            <text:p>3,9662051391</text:p>
          </table:table-cell>
          <table:table-cell office:value-type="float" office:value="0.0626770923877" calcext:value-type="float">
            <text:p>0,0626770924</text:p>
          </table:table-cell>
          <table:table-cell/>
          <table:table-cell table:formula="of:=[.A326]*SQRT([.B326])" office:value-type="float" office:value="320" calcext:value-type="float">
            <text:p>320</text:p>
          </table:table-cell>
          <table:table-cell office:value-type="float" office:value="3.9662051391" calcext:value-type="float">
            <text:p>3,96620513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.4568265624" calcext:value-type="float">
            <text:p>3,4568265624</text:p>
          </table:table-cell>
          <table:table-cell office:value-type="float" office:value="0.00698336335861" calcext:value-type="float">
            <text:p>0,0069833634</text:p>
          </table:table-cell>
          <table:table-cell/>
          <table:table-cell table:formula="of:=[.A327]*SQRT([.B327])" office:value-type="float" office:value="384" calcext:value-type="float">
            <text:p>384</text:p>
          </table:table-cell>
          <table:table-cell office:value-type="float" office:value="3.4568265624" calcext:value-type="float">
            <text:p>3,45682656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.95159351514" calcext:value-type="float">
            <text:p>2,9515935151</text:p>
          </table:table-cell>
          <table:table-cell office:value-type="float" office:value="0.0741418633394" calcext:value-type="float">
            <text:p>0,0741418633</text:p>
          </table:table-cell>
          <table:table-cell/>
          <table:table-cell table:formula="of:=[.A328]*SQRT([.B328])" office:value-type="float" office:value="448" calcext:value-type="float">
            <text:p>448</text:p>
          </table:table-cell>
          <table:table-cell office:value-type="float" office:value="2.95159351514" calcext:value-type="float">
            <text:p>2,9515935151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.70988151106" calcext:value-type="float">
            <text:p>2,7098815111</text:p>
          </table:table-cell>
          <table:table-cell office:value-type="float" office:value="-0.0557571187164" calcext:value-type="float">
            <text:p>-0,0557571187</text:p>
          </table:table-cell>
          <table:table-cell/>
          <table:table-cell table:formula="of:=[.A329]*SQRT([.B329])" office:value-type="float" office:value="512" calcext:value-type="float">
            <text:p>512</text:p>
          </table:table-cell>
          <table:table-cell office:value-type="float" office:value="2.70988151106" calcext:value-type="float">
            <text:p>2,7098815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.41530968583" calcext:value-type="float">
            <text:p>2,4153096858</text:p>
          </table:table-cell>
          <table:table-cell office:value-type="float" office:value="-0.00752958032027" calcext:value-type="float">
            <text:p>-0,0075295803</text:p>
          </table:table-cell>
          <table:table-cell/>
          <table:table-cell table:formula="of:=[.A330]*SQRT([.B330])" office:value-type="float" office:value="576" calcext:value-type="float">
            <text:p>576</text:p>
          </table:table-cell>
          <table:table-cell office:value-type="float" office:value="2.41530968583" calcext:value-type="float">
            <text:p>2,41530968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2.19627439294" calcext:value-type="float">
            <text:p>2,1962743929</text:p>
          </table:table-cell>
          <table:table-cell office:value-type="float" office:value="-0.0241288539889" calcext:value-type="float">
            <text:p>-0,024128854</text:p>
          </table:table-cell>
          <table:table-cell/>
          <table:table-cell table:formula="of:=[.A331]*SQRT([.B331])" office:value-type="float" office:value="640" calcext:value-type="float">
            <text:p>640</text:p>
          </table:table-cell>
          <table:table-cell office:value-type="float" office:value="2.19627439294" calcext:value-type="float">
            <text:p>2,19627439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.82267057127" calcext:value-type="float">
            <text:p>1,8226705713</text:p>
          </table:table-cell>
          <table:table-cell office:value-type="float" office:value="0.015512977732" calcext:value-type="float">
            <text:p>0,0155129777</text:p>
          </table:table-cell>
          <table:table-cell/>
          <table:table-cell table:formula="of:=[.A332]*SQRT([.B332])" office:value-type="float" office:value="768" calcext:value-type="float">
            <text:p>768</text:p>
          </table:table-cell>
          <table:table-cell office:value-type="float" office:value="1.82267057127" calcext:value-type="float">
            <text:p>1,82267057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.56312175332" calcext:value-type="float">
            <text:p>1,5631217533</text:p>
          </table:table-cell>
          <table:table-cell office:value-type="float" office:value="0.00892342938205" calcext:value-type="float">
            <text:p>0,0089234294</text:p>
          </table:table-cell>
          <table:table-cell/>
          <table:table-cell table:formula="of:=[.A333]*SQRT([.B333])" office:value-type="float" office:value="896" calcext:value-type="float">
            <text:p>896</text:p>
          </table:table-cell>
          <table:table-cell office:value-type="float" office:value="1.56312175332" calcext:value-type="float">
            <text:p>1,5631217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.36747199613" calcext:value-type="float">
            <text:p>1,3674719961</text:p>
          </table:table-cell>
          <table:table-cell office:value-type="float" office:value="0.0220665271241" calcext:value-type="float">
            <text:p>0,0220665271</text:p>
          </table:table-cell>
          <table:table-cell/>
          <table:table-cell table:formula="of:=[.A334]*SQRT([.B334])" office:value-type="float" office:value="1024" calcext:value-type="float">
            <text:p>1024</text:p>
          </table:table-cell>
          <table:table-cell office:value-type="float" office:value="1.36747199613" calcext:value-type="float">
            <text:p>1,36747199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.21614964362" calcext:value-type="float">
            <text:p>1,2161496436</text:p>
          </table:table-cell>
          <table:table-cell office:value-type="float" office:value="-0.0137985583753" calcext:value-type="float">
            <text:p>-0,0137985584</text:p>
          </table:table-cell>
          <table:table-cell/>
          <table:table-cell table:formula="of:=[.A335]*SQRT([.B335])" office:value-type="float" office:value="1152" calcext:value-type="float">
            <text:p>1152</text:p>
          </table:table-cell>
          <table:table-cell office:value-type="float" office:value="1.21614964362" calcext:value-type="float">
            <text:p>1,2161496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.08567350526" calcext:value-type="float">
            <text:p>1,0856735053</text:p>
          </table:table-cell>
          <table:table-cell office:value-type="float" office:value="0.00437864788655" calcext:value-type="float">
            <text:p>0,0043786479</text:p>
          </table:table-cell>
          <table:table-cell/>
          <table:table-cell table:formula="of:=[.A336]*SQRT([.B336])" office:value-type="float" office:value="1280" calcext:value-type="float">
            <text:p>1280</text:p>
          </table:table-cell>
          <table:table-cell office:value-type="float" office:value="1.08567350526" calcext:value-type="float">
            <text:p>1,08567350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0.970150220179" calcext:value-type="float">
            <text:p>0,9701502202</text:p>
          </table:table-cell>
          <table:table-cell office:value-type="float" office:value="-0.0125356394145" calcext:value-type="float">
            <text:p>-0,0125356394</text:p>
          </table:table-cell>
          <table:table-cell/>
          <table:table-cell table:formula="of:=[.A337]*SQRT([.B337])" office:value-type="float" office:value="1440" calcext:value-type="float">
            <text:p>1440</text:p>
          </table:table-cell>
          <table:table-cell office:value-type="float" office:value="0.970150220179" calcext:value-type="float">
            <text:p>0,9701502202</text:p>
          </table:table-cell>
        </table:table-row>
        <table:table-row table:style-name="ro1">
          <table:table-cell table:number-columns-repeated="5"/>
          <table:table-cell table:formula="of:=[.A338]*SQRT([.B3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0" calcext:value-type="float">
            <text:p>80</text:p>
          </table:table-cell>
          <table:table-cell office:value-type="float" office:value="9.99325824783" calcext:value-type="float">
            <text:p>9,9932582478</text:p>
          </table:table-cell>
          <table:table-cell office:value-type="float" office:value="0.000134799503787" calcext:value-type="float">
            <text:p>0,0001347995</text:p>
          </table:table-cell>
          <table:table-cell/>
          <table:table-cell table:formula="of:=[.A339]*SQRT([.B339])" office:value-type="float" office:value="4.47213595499958" calcext:value-type="float">
            <text:p>4,472135955</text:p>
          </table:table-cell>
          <table:table-cell office:value-type="float" office:value="9.99325824783" calcext:value-type="float">
            <text:p>9,9932582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8020334083" calcext:value-type="float">
            <text:p>9,9802033408</text:p>
          </table:table-cell>
          <table:table-cell office:value-type="float" office:value="-0.00161470274226" calcext:value-type="float">
            <text:p>-0,0016147027</text:p>
          </table:table-cell>
          <table:table-cell/>
          <table:table-cell table:formula="of:=[.A340]*SQRT([.B340])" office:value-type="float" office:value="8.94427190999916" calcext:value-type="float">
            <text:p>8,94427191</text:p>
          </table:table-cell>
          <table:table-cell office:value-type="float" office:value="9.98020334083" calcext:value-type="float">
            <text:p>9,9802033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.92538270059" calcext:value-type="float">
            <text:p>9,9253827006</text:p>
          </table:table-cell>
          <table:table-cell office:value-type="float" office:value="-0.0027726903841" calcext:value-type="float">
            <text:p>-0,0027726904</text:p>
          </table:table-cell>
          <table:table-cell/>
          <table:table-cell table:formula="of:=[.A341]*SQRT([.B341])" office:value-type="float" office:value="17.8885438199983" calcext:value-type="float">
            <text:p>17,88854382</text:p>
          </table:table-cell>
          <table:table-cell office:value-type="float" office:value="9.92538270059" calcext:value-type="float">
            <text:p>9,9253827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71311084751" calcext:value-type="float">
            <text:p>9,7131108475</text:p>
          </table:table-cell>
          <table:table-cell office:value-type="float" office:value="-0.0109445621051" calcext:value-type="float">
            <text:p>-0,0109445621</text:p>
          </table:table-cell>
          <table:table-cell/>
          <table:table-cell table:formula="of:=[.A342]*SQRT([.B342])" office:value-type="float" office:value="35.7770876399966" calcext:value-type="float">
            <text:p>35,77708764</text:p>
          </table:table-cell>
          <table:table-cell office:value-type="float" office:value="9.71311084751" calcext:value-type="float">
            <text:p>9,7131108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.01823293813" calcext:value-type="float">
            <text:p>9,0182329381</text:p>
          </table:table-cell>
          <table:table-cell office:value-type="float" office:value="-0.101821610495" calcext:value-type="float">
            <text:p>-0,1018216105</text:p>
          </table:table-cell>
          <table:table-cell/>
          <table:table-cell table:formula="of:=[.A343]*SQRT([.B343])" office:value-type="float" office:value="71.5541752799933" calcext:value-type="float">
            <text:p>71,55417528</text:p>
          </table:table-cell>
          <table:table-cell office:value-type="float" office:value="9.01823293813" calcext:value-type="float">
            <text:p>9,0182329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6.9297952756" calcext:value-type="float">
            <text:p>6,9297952756</text:p>
          </table:table-cell>
          <table:table-cell office:value-type="float" office:value="0.0793538601221" calcext:value-type="float">
            <text:p>0,0793538601</text:p>
          </table:table-cell>
          <table:table-cell/>
          <table:table-cell table:formula="of:=[.A344]*SQRT([.B344])" office:value-type="float" office:value="143.108350559987" calcext:value-type="float">
            <text:p>143,10835056</text:p>
          </table:table-cell>
          <table:table-cell office:value-type="float" office:value="6.9297952756" calcext:value-type="float">
            <text:p>6,92979527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5.40815657885" calcext:value-type="float">
            <text:p>5,4081565789</text:p>
          </table:table-cell>
          <table:table-cell office:value-type="float" office:value="0.0699866623725" calcext:value-type="float">
            <text:p>0,0699866624</text:p>
          </table:table-cell>
          <table:table-cell/>
          <table:table-cell table:formula="of:=[.A345]*SQRT([.B345])" office:value-type="float" office:value="214.66252583998" calcext:value-type="float">
            <text:p>214,66252584</text:p>
          </table:table-cell>
          <table:table-cell office:value-type="float" office:value="5.40815657885" calcext:value-type="float">
            <text:p>5,40815657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.35711471641" calcext:value-type="float">
            <text:p>4,3571147164</text:p>
          </table:table-cell>
          <table:table-cell office:value-type="float" office:value="0.0372786692812" calcext:value-type="float">
            <text:p>0,0372786693</text:p>
          </table:table-cell>
          <table:table-cell/>
          <table:table-cell table:formula="of:=[.A346]*SQRT([.B346])" office:value-type="float" office:value="286.216701119973" calcext:value-type="float">
            <text:p>286,21670112</text:p>
          </table:table-cell>
          <table:table-cell office:value-type="float" office:value="4.35711471641" calcext:value-type="float">
            <text:p>4,35711471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.69450494186" calcext:value-type="float">
            <text:p>3,6945049419</text:p>
          </table:table-cell>
          <table:table-cell office:value-type="float" office:value="0.0140217621579" calcext:value-type="float">
            <text:p>0,0140217622</text:p>
          </table:table-cell>
          <table:table-cell/>
          <table:table-cell table:formula="of:=[.A347]*SQRT([.B347])" office:value-type="float" office:value="357.770876399966" calcext:value-type="float">
            <text:p>357,7708764</text:p>
          </table:table-cell>
          <table:table-cell office:value-type="float" office:value="3.69450494186" calcext:value-type="float">
            <text:p>3,69450494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.18491019046" calcext:value-type="float">
            <text:p>3,1849101905</text:p>
          </table:table-cell>
          <table:table-cell office:value-type="float" office:value="0.0507358509936" calcext:value-type="float">
            <text:p>0,050735851</text:p>
          </table:table-cell>
          <table:table-cell/>
          <table:table-cell table:formula="of:=[.A348]*SQRT([.B348])" office:value-type="float" office:value="429.32505167996" calcext:value-type="float">
            <text:p>429,32505168</text:p>
          </table:table-cell>
          <table:table-cell office:value-type="float" office:value="3.18491019046" calcext:value-type="float">
            <text:p>3,18491019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.74723355258" calcext:value-type="float">
            <text:p>2,7472335526</text:p>
          </table:table-cell>
          <table:table-cell office:value-type="float" office:value="0.00346833331117" calcext:value-type="float">
            <text:p>0,0034683333</text:p>
          </table:table-cell>
          <table:table-cell/>
          <table:table-cell table:formula="of:=[.A349]*SQRT([.B349])" office:value-type="float" office:value="500.879226959953" calcext:value-type="float">
            <text:p>500,87922696</text:p>
          </table:table-cell>
          <table:table-cell office:value-type="float" office:value="2.74723355258" calcext:value-type="float">
            <text:p>2,7472335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2.42473716777" calcext:value-type="float">
            <text:p>2,4247371678</text:p>
          </table:table-cell>
          <table:table-cell office:value-type="float" office:value="0.0489616043905" calcext:value-type="float">
            <text:p>0,0489616044</text:p>
          </table:table-cell>
          <table:table-cell/>
          <table:table-cell table:formula="of:=[.A350]*SQRT([.B350])" office:value-type="float" office:value="572.433402239946" calcext:value-type="float">
            <text:p>572,4334022399</text:p>
          </table:table-cell>
          <table:table-cell office:value-type="float" office:value="2.42473716777" calcext:value-type="float">
            <text:p>2,42473716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.2623700637" calcext:value-type="float">
            <text:p>2,2623700637</text:p>
          </table:table-cell>
          <table:table-cell office:value-type="float" office:value="-0.048517563669" calcext:value-type="float">
            <text:p>-0,0485175637</text:p>
          </table:table-cell>
          <table:table-cell/>
          <table:table-cell table:formula="of:=[.A351]*SQRT([.B351])" office:value-type="float" office:value="643.987577519939" calcext:value-type="float">
            <text:p>643,9875775199</text:p>
          </table:table-cell>
          <table:table-cell office:value-type="float" office:value="2.2623700637" calcext:value-type="float">
            <text:p>2,2623700637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.95722383907" calcext:value-type="float">
            <text:p>1,9572238391</text:p>
          </table:table-cell>
          <table:table-cell office:value-type="float" office:value="0.0111096096856" calcext:value-type="float">
            <text:p>0,0111096097</text:p>
          </table:table-cell>
          <table:table-cell/>
          <table:table-cell table:formula="of:=[.A352]*SQRT([.B352])" office:value-type="float" office:value="715.541752799933" calcext:value-type="float">
            <text:p>715,5417527999</text:p>
          </table:table-cell>
          <table:table-cell office:value-type="float" office:value="1.95722383907" calcext:value-type="float">
            <text:p>1,95722383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.679250853" calcext:value-type="float">
            <text:p>1,679250853</text:p>
          </table:table-cell>
          <table:table-cell office:value-type="float" office:value="0.00818101829392" calcext:value-type="float">
            <text:p>0,0081810183</text:p>
          </table:table-cell>
          <table:table-cell/>
          <table:table-cell table:formula="of:=[.A353]*SQRT([.B353])" office:value-type="float" office:value="858.650103359919" calcext:value-type="float">
            <text:p>858,6501033599</text:p>
          </table:table-cell>
          <table:table-cell office:value-type="float" office:value="1.679250853" calcext:value-type="float">
            <text:p>1,6792508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.45128427515" calcext:value-type="float">
            <text:p>1,4512842752</text:p>
          </table:table-cell>
          <table:table-cell office:value-type="float" office:value="-0.00805192989442" calcext:value-type="float">
            <text:p>-0,0080519299</text:p>
          </table:table-cell>
          <table:table-cell/>
          <table:table-cell table:formula="of:=[.A354]*SQRT([.B354])" office:value-type="float" office:value="1001.75845391991" calcext:value-type="float">
            <text:p>1001,7584539199</text:p>
          </table:table-cell>
          <table:table-cell office:value-type="float" office:value="1.45128427515" calcext:value-type="float">
            <text:p>1,45128427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.22689082988" calcext:value-type="float">
            <text:p>1,2268908299</text:p>
          </table:table-cell>
          <table:table-cell office:value-type="float" office:value="0.0182212631325" calcext:value-type="float">
            <text:p>0,0182212631</text:p>
          </table:table-cell>
          <table:table-cell/>
          <table:table-cell table:formula="of:=[.A355]*SQRT([.B355])" office:value-type="float" office:value="1144.86680447989" calcext:value-type="float">
            <text:p>1144,8668044799</text:p>
          </table:table-cell>
          <table:table-cell office:value-type="float" office:value="1.22689082988" calcext:value-type="float">
            <text:p>1,22689082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.10459862511" calcext:value-type="float">
            <text:p>1,1045986251</text:p>
          </table:table-cell>
          <table:table-cell office:value-type="float" office:value="0.00725787171055" calcext:value-type="float">
            <text:p>0,0072578717</text:p>
          </table:table-cell>
          <table:table-cell/>
          <table:table-cell table:formula="of:=[.A356]*SQRT([.B356])" office:value-type="float" office:value="1287.97515503988" calcext:value-type="float">
            <text:p>1287,9751550399</text:p>
          </table:table-cell>
          <table:table-cell office:value-type="float" office:value="1.10459862511" calcext:value-type="float">
            <text:p>1,10459862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0.990532850015" calcext:value-type="float">
            <text:p>0,99053285</text:p>
          </table:table-cell>
          <table:table-cell office:value-type="float" office:value="-0.0143108544247" calcext:value-type="float">
            <text:p>-0,0143108544</text:p>
          </table:table-cell>
          <table:table-cell/>
          <table:table-cell table:formula="of:=[.A357]*SQRT([.B357])" office:value-type="float" office:value="1431.08350559987" calcext:value-type="float">
            <text:p>1431,0835055999</text:p>
          </table:table-cell>
          <table:table-cell office:value-type="float" office:value="0.990532850015" calcext:value-type="float">
            <text:p>0,990532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.86543957391" calcext:value-type="float">
            <text:p>0,8654395739</text:p>
          </table:table-cell>
          <table:table-cell office:value-type="float" office:value="0.0112066835257" calcext:value-type="float">
            <text:p>0,0112066835</text:p>
          </table:table-cell>
          <table:table-cell/>
          <table:table-cell table:formula="of:=[.A358]*SQRT([.B358])" office:value-type="float" office:value="1609.96894379985" calcext:value-type="float">
            <text:p>1609,9689437999</text:p>
          </table:table-cell>
          <table:table-cell office:value-type="float" office:value="0.86543957391" calcext:value-type="float">
            <text:p>0,8654395739</text:p>
          </table:table-cell>
        </table:table-row>
        <table:table-row table:style-name="ro1">
          <table:table-cell table:number-columns-repeated="5"/>
          <table:table-cell table:formula="of:=[.A359]*SQRT([.B3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96" calcext:value-type="float">
            <text:p>96</text:p>
          </table:table-cell>
          <table:table-cell office:value-type="float" office:value="9.99271085571" calcext:value-type="float">
            <text:p>9,9927108557</text:p>
          </table:table-cell>
          <table:table-cell office:value-type="float" office:value="-0.00025633468297" calcext:value-type="float">
            <text:p>-0,0002563347</text:p>
          </table:table-cell>
          <table:table-cell/>
          <table:table-cell table:formula="of:=[.A360]*SQRT([.B360])" office:value-type="float" office:value="4.89897948556636" calcext:value-type="float">
            <text:p>4,8989794856</text:p>
          </table:table-cell>
          <table:table-cell office:value-type="float" office:value="9.99271085571" calcext:value-type="float">
            <text:p>9,9927108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.97601168057" calcext:value-type="float">
            <text:p>9,9760116806</text:p>
          </table:table-cell>
          <table:table-cell office:value-type="float" office:value="0.0000800458580688" calcext:value-type="float">
            <text:p>8,00458580688E-05</text:p>
          </table:table-cell>
          <table:table-cell/>
          <table:table-cell table:formula="of:=[.A361]*SQRT([.B361])" office:value-type="float" office:value="9.79795897113271" calcext:value-type="float">
            <text:p>9,7979589711</text:p>
          </table:table-cell>
          <table:table-cell office:value-type="float" office:value="9.97601168057" calcext:value-type="float">
            <text:p>9,9760116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.91301410795" calcext:value-type="float">
            <text:p>9,913014108</text:p>
          </table:table-cell>
          <table:table-cell office:value-type="float" office:value="-0.00524130041491" calcext:value-type="float">
            <text:p>-0,0052413004</text:p>
          </table:table-cell>
          <table:table-cell/>
          <table:table-cell table:formula="of:=[.A362]*SQRT([.B362])" office:value-type="float" office:value="19.5959179422654" calcext:value-type="float">
            <text:p>19,5959179423</text:p>
          </table:table-cell>
          <table:table-cell office:value-type="float" office:value="9.91301410795" calcext:value-type="float">
            <text:p>9,913014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9.63252056305" calcext:value-type="float">
            <text:p>9,6325205631</text:p>
          </table:table-cell>
          <table:table-cell office:value-type="float" office:value="0.0155779762131" calcext:value-type="float">
            <text:p>0,0155779762</text:p>
          </table:table-cell>
          <table:table-cell/>
          <table:table-cell table:formula="of:=[.A363]*SQRT([.B363])" office:value-type="float" office:value="39.1918358845308" calcext:value-type="float">
            <text:p>39,1918358845</text:p>
          </table:table-cell>
          <table:table-cell office:value-type="float" office:value="9.63252056305" calcext:value-type="float">
            <text:p>9,6325205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8.71963187637" calcext:value-type="float">
            <text:p>8,7196318764</text:p>
          </table:table-cell>
          <table:table-cell office:value-type="float" office:value="0.0326685410391" calcext:value-type="float">
            <text:p>0,032668541</text:p>
          </table:table-cell>
          <table:table-cell/>
          <table:table-cell table:formula="of:=[.A364]*SQRT([.B364])" office:value-type="float" office:value="78.3836717690617" calcext:value-type="float">
            <text:p>78,3836717691</text:p>
          </table:table-cell>
          <table:table-cell office:value-type="float" office:value="8.71963187637" calcext:value-type="float">
            <text:p>8,7196318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.59532510872" calcext:value-type="float">
            <text:p>6,5953251087</text:p>
          </table:table-cell>
          <table:table-cell office:value-type="float" office:value="0.0325047077107" calcext:value-type="float">
            <text:p>0,0325047077</text:p>
          </table:table-cell>
          <table:table-cell/>
          <table:table-cell table:formula="of:=[.A365]*SQRT([.B365])" office:value-type="float" office:value="156.767343538123" calcext:value-type="float">
            <text:p>156,7673435381</text:p>
          </table:table-cell>
          <table:table-cell office:value-type="float" office:value="6.59532510872" calcext:value-type="float">
            <text:p>6,59532510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5.13847972604" calcext:value-type="float">
            <text:p>5,138479726</text:p>
          </table:table-cell>
          <table:table-cell office:value-type="float" office:value="-0.0151410440994" calcext:value-type="float">
            <text:p>-0,0151410441</text:p>
          </table:table-cell>
          <table:table-cell/>
          <table:table-cell table:formula="of:=[.A366]*SQRT([.B366])" office:value-type="float" office:value="235.151015307185" calcext:value-type="float">
            <text:p>235,1510153072</text:p>
          </table:table-cell>
          <table:table-cell office:value-type="float" office:value="5.13847972604" calcext:value-type="float">
            <text:p>5,1384797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4.15873338968" calcext:value-type="float">
            <text:p>4,1587333897</text:p>
          </table:table-cell>
          <table:table-cell office:value-type="float" office:value="-0.0532584206571" calcext:value-type="float">
            <text:p>-0,0532584207</text:p>
          </table:table-cell>
          <table:table-cell/>
          <table:table-cell table:formula="of:=[.A367]*SQRT([.B367])" office:value-type="float" office:value="313.534687076247" calcext:value-type="float">
            <text:p>313,5346870762</text:p>
          </table:table-cell>
          <table:table-cell office:value-type="float" office:value="4.15873338968" calcext:value-type="float">
            <text:p>4,15873338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3.43424715589" calcext:value-type="float">
            <text:p>3,4342471559</text:p>
          </table:table-cell>
          <table:table-cell office:value-type="float" office:value="0.00476790602013" calcext:value-type="float">
            <text:p>0,004767906</text:p>
          </table:table-cell>
          <table:table-cell/>
          <table:table-cell table:formula="of:=[.A368]*SQRT([.B368])" office:value-type="float" office:value="391.918358845308" calcext:value-type="float">
            <text:p>391,9183588453</text:p>
          </table:table-cell>
          <table:table-cell office:value-type="float" office:value="3.43424715589" calcext:value-type="float">
            <text:p>3,43424715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.98259965096" calcext:value-type="float">
            <text:p>2,982599651</text:p>
          </table:table-cell>
          <table:table-cell office:value-type="float" office:value="-0.0390577730091" calcext:value-type="float">
            <text:p>-0,039057773</text:p>
          </table:table-cell>
          <table:table-cell/>
          <table:table-cell table:formula="of:=[.A369]*SQRT([.B369])" office:value-type="float" office:value="470.30203061437" calcext:value-type="float">
            <text:p>470,3020306144</text:p>
          </table:table-cell>
          <table:table-cell office:value-type="float" office:value="2.98259965096" calcext:value-type="float">
            <text:p>2,9825996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.54916716018" calcext:value-type="float">
            <text:p>2,5491671602</text:p>
          </table:table-cell>
          <table:table-cell office:value-type="float" office:value="-0.00733006085836" calcext:value-type="float">
            <text:p>-0,0073300609</text:p>
          </table:table-cell>
          <table:table-cell/>
          <table:table-cell table:formula="of:=[.A370]*SQRT([.B370])" office:value-type="float" office:value="548.685702383432" calcext:value-type="float">
            <text:p>548,6857023834</text:p>
          </table:table-cell>
          <table:table-cell office:value-type="float" office:value="2.54916716018" calcext:value-type="float">
            <text:p>2,54916716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.28316216838" calcext:value-type="float">
            <text:p>2,2831621684</text:p>
          </table:table-cell>
          <table:table-cell office:value-type="float" office:value="-0.0131514347372" calcext:value-type="float">
            <text:p>-0,0131514347</text:p>
          </table:table-cell>
          <table:table-cell/>
          <table:table-cell table:formula="of:=[.A371]*SQRT([.B371])" office:value-type="float" office:value="627.069374152494" calcext:value-type="float">
            <text:p>627,0693741525</text:p>
          </table:table-cell>
          <table:table-cell office:value-type="float" office:value="2.28316216838" calcext:value-type="float">
            <text:p>2,28316216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.01307088528" calcext:value-type="float">
            <text:p>2,0130708853</text:p>
          </table:table-cell>
          <table:table-cell office:value-type="float" office:value="0.00593746806236" calcext:value-type="float">
            <text:p>0,0059374681</text:p>
          </table:table-cell>
          <table:table-cell/>
          <table:table-cell table:formula="of:=[.A372]*SQRT([.B372])" office:value-type="float" office:value="705.453045921555" calcext:value-type="float">
            <text:p>705,4530459216</text:p>
          </table:table-cell>
          <table:table-cell office:value-type="float" office:value="2.01307088528" calcext:value-type="float">
            <text:p>2,01307088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.84719631595" calcext:value-type="float">
            <text:p>1,847196316</text:p>
          </table:table-cell>
          <table:table-cell office:value-type="float" office:value="-0.00122067455429" calcext:value-type="float">
            <text:p>-0,0012206746</text:p>
          </table:table-cell>
          <table:table-cell/>
          <table:table-cell table:formula="of:=[.A373]*SQRT([.B373])" office:value-type="float" office:value="783.836717690617" calcext:value-type="float">
            <text:p>783,8367176906</text:p>
          </table:table-cell>
          <table:table-cell office:value-type="float" office:value="1.84719631595" calcext:value-type="float">
            <text:p>1,847196316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.55463746946" calcext:value-type="float">
            <text:p>1,5546374695</text:p>
          </table:table-cell>
          <table:table-cell office:value-type="float" office:value="-0.0107240893756" calcext:value-type="float">
            <text:p>-0,0107240894</text:p>
          </table:table-cell>
          <table:table-cell/>
          <table:table-cell table:formula="of:=[.A374]*SQRT([.B374])" office:value-type="float" office:value="940.60406122874" calcext:value-type="float">
            <text:p>940,6040612287</text:p>
          </table:table-cell>
          <table:table-cell office:value-type="float" office:value="1.55463746946" calcext:value-type="float">
            <text:p>1,55463746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.34551328934" calcext:value-type="float">
            <text:p>1,3455132893</text:p>
          </table:table-cell>
          <table:table-cell office:value-type="float" office:value="-0.0375226303954" calcext:value-type="float">
            <text:p>-0,0375226304</text:p>
          </table:table-cell>
          <table:table-cell/>
          <table:table-cell table:formula="of:=[.A375]*SQRT([.B375])" office:value-type="float" office:value="1097.37140476686" calcext:value-type="float">
            <text:p>1097,3714047669</text:p>
          </table:table-cell>
          <table:table-cell office:value-type="float" office:value="1.34551328934" calcext:value-type="float">
            <text:p>1,34551328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1.15222154302" calcext:value-type="float">
            <text:p>1,152221543</text:p>
          </table:table-cell>
          <table:table-cell office:value-type="float" office:value="-0.0117669855961" calcext:value-type="float">
            <text:p>-0,0117669856</text:p>
          </table:table-cell>
          <table:table-cell/>
          <table:table-cell table:formula="of:=[.A376]*SQRT([.B376])" office:value-type="float" office:value="1254.13874830499" calcext:value-type="float">
            <text:p>1254,138748305</text:p>
          </table:table-cell>
          <table:table-cell office:value-type="float" office:value="1.15222154302" calcext:value-type="float">
            <text:p>1,1522215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.016839823" calcext:value-type="float">
            <text:p>1,016839823</text:p>
          </table:table-cell>
          <table:table-cell office:value-type="float" office:value="-0.000340172186821" calcext:value-type="float">
            <text:p>-0,0003401722</text:p>
          </table:table-cell>
          <table:table-cell/>
          <table:table-cell table:formula="of:=[.A377]*SQRT([.B377])" office:value-type="float" office:value="1410.90609184311" calcext:value-type="float">
            <text:p>1410,9060918431</text:p>
          </table:table-cell>
          <table:table-cell office:value-type="float" office:value="1.016839823" calcext:value-type="float">
            <text:p>1,0168398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0.906497226976" calcext:value-type="float">
            <text:p>0,906497227</text:p>
          </table:table-cell>
          <table:table-cell office:value-type="float" office:value="0.0106403341598" calcext:value-type="float">
            <text:p>0,0106403342</text:p>
          </table:table-cell>
          <table:table-cell/>
          <table:table-cell table:formula="of:=[.A378]*SQRT([.B378])" office:value-type="float" office:value="1567.67343538123" calcext:value-type="float">
            <text:p>1567,6734353812</text:p>
          </table:table-cell>
          <table:table-cell office:value-type="float" office:value="0.906497226976" calcext:value-type="float">
            <text:p>0,9064972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0.795215180909" calcext:value-type="float">
            <text:p>0,7952151809</text:p>
          </table:table-cell>
          <table:table-cell office:value-type="float" office:value="0.00508179606064" calcext:value-type="float">
            <text:p>0,0050817961</text:p>
          </table:table-cell>
          <table:table-cell/>
          <table:table-cell table:formula="of:=[.A379]*SQRT([.B379])" office:value-type="float" office:value="1763.63261480389" calcext:value-type="float">
            <text:p>1763,6326148039</text:p>
          </table:table-cell>
          <table:table-cell office:value-type="float" office:value="0.795215180909" calcext:value-type="float">
            <text:p>0,7952151809</text:p>
          </table:table-cell>
        </table:table-row>
        <table:table-row table:style-name="ro1">
          <table:table-cell table:number-columns-repeated="5"/>
          <table:table-cell table:formula="of:=[.A380]*SQRT([.B3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12" calcext:value-type="float">
            <text:p>112</text:p>
          </table:table-cell>
          <table:table-cell office:value-type="float" office:value="9.99145002885" calcext:value-type="float">
            <text:p>9,9914500289</text:p>
          </table:table-cell>
          <table:table-cell office:value-type="float" office:value="-0.000245780934887" calcext:value-type="float">
            <text:p>-0,0002457809</text:p>
          </table:table-cell>
          <table:table-cell/>
          <table:table-cell table:formula="of:=[.A381]*SQRT([.B381])" office:value-type="float" office:value="5.29150262212918" calcext:value-type="float">
            <text:p>5,2915026221</text:p>
          </table:table-cell>
          <table:table-cell office:value-type="float" office:value="9.99145002885" calcext:value-type="float">
            <text:p>9,9914500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9714823251" calcext:value-type="float">
            <text:p>9,9714823251</text:p>
          </table:table-cell>
          <table:table-cell office:value-type="float" office:value="-0.000914801087602" calcext:value-type="float">
            <text:p>-0,0009148011</text:p>
          </table:table-cell>
          <table:table-cell/>
          <table:table-cell table:formula="of:=[.A382]*SQRT([.B382])" office:value-type="float" office:value="10.5830052442584" calcext:value-type="float">
            <text:p>10,5830052443</text:p>
          </table:table-cell>
          <table:table-cell office:value-type="float" office:value="9.9714823251" calcext:value-type="float">
            <text:p>9,9714823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9.89475786933" calcext:value-type="float">
            <text:p>9,8947578693</text:p>
          </table:table-cell>
          <table:table-cell office:value-type="float" office:value="-0.00936492330326" calcext:value-type="float">
            <text:p>-0,0093649233</text:p>
          </table:table-cell>
          <table:table-cell/>
          <table:table-cell table:formula="of:=[.A383]*SQRT([.B383])" office:value-type="float" office:value="21.1660104885167" calcext:value-type="float">
            <text:p>21,1660104885</text:p>
          </table:table-cell>
          <table:table-cell office:value-type="float" office:value="9.89475786933" calcext:value-type="float">
            <text:p>9,8947578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9.58509640214" calcext:value-type="float">
            <text:p>9,5850964021</text:p>
          </table:table-cell>
          <table:table-cell office:value-type="float" office:value="0.00433976935433" calcext:value-type="float">
            <text:p>0,0043397694</text:p>
          </table:table-cell>
          <table:table-cell/>
          <table:table-cell table:formula="of:=[.A384]*SQRT([.B384])" office:value-type="float" office:value="42.3320209770335" calcext:value-type="float">
            <text:p>42,332020977</text:p>
          </table:table-cell>
          <table:table-cell office:value-type="float" office:value="9.58509640214" calcext:value-type="float">
            <text:p>9,5850964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8.55443380274" calcext:value-type="float">
            <text:p>8,5544338027</text:p>
          </table:table-cell>
          <table:table-cell office:value-type="float" office:value="-0.0817213650657" calcext:value-type="float">
            <text:p>-0,0817213651</text:p>
          </table:table-cell>
          <table:table-cell/>
          <table:table-cell table:formula="of:=[.A385]*SQRT([.B385])" office:value-type="float" office:value="84.6640419540669" calcext:value-type="float">
            <text:p>84,6640419541</text:p>
          </table:table-cell>
          <table:table-cell office:value-type="float" office:value="8.55443380274" calcext:value-type="float">
            <text:p>8,5544338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6.10506382334" calcext:value-type="float">
            <text:p>6,1050638233</text:p>
          </table:table-cell>
          <table:table-cell office:value-type="float" office:value="0.166945388182" calcext:value-type="float">
            <text:p>0,1669453882</text:p>
          </table:table-cell>
          <table:table-cell/>
          <table:table-cell table:formula="of:=[.A386]*SQRT([.B386])" office:value-type="float" office:value="169.328083908134" calcext:value-type="float">
            <text:p>169,3280839081</text:p>
          </table:table-cell>
          <table:table-cell office:value-type="float" office:value="6.10506382334" calcext:value-type="float">
            <text:p>6,10506382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4.82270582127" calcext:value-type="float">
            <text:p>4,8227058213</text:p>
          </table:table-cell>
          <table:table-cell office:value-type="float" office:value="-0.0597306440032" calcext:value-type="float">
            <text:p>-0,059730644</text:p>
          </table:table-cell>
          <table:table-cell/>
          <table:table-cell table:formula="of:=[.A387]*SQRT([.B387])" office:value-type="float" office:value="253.992125862201" calcext:value-type="float">
            <text:p>253,9921258622</text:p>
          </table:table-cell>
          <table:table-cell office:value-type="float" office:value="4.82270582127" calcext:value-type="float">
            <text:p>4,82270582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3.80163313074" calcext:value-type="float">
            <text:p>3,8016331307</text:p>
          </table:table-cell>
          <table:table-cell office:value-type="float" office:value="0.0283329581194" calcext:value-type="float">
            <text:p>0,0283329581</text:p>
          </table:table-cell>
          <table:table-cell/>
          <table:table-cell table:formula="of:=[.A388]*SQRT([.B388])" office:value-type="float" office:value="338.656167816268" calcext:value-type="float">
            <text:p>338,6561678163</text:p>
          </table:table-cell>
          <table:table-cell office:value-type="float" office:value="3.80163313074" calcext:value-type="float">
            <text:p>3,8016331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3.18045404859" calcext:value-type="float">
            <text:p>3,1804540486</text:p>
          </table:table-cell>
          <table:table-cell office:value-type="float" office:value="-0.0149233245415" calcext:value-type="float">
            <text:p>-0,0149233245</text:p>
          </table:table-cell>
          <table:table-cell/>
          <table:table-cell table:formula="of:=[.A389]*SQRT([.B389])" office:value-type="float" office:value="423.320209770334" calcext:value-type="float">
            <text:p>423,3202097703</text:p>
          </table:table-cell>
          <table:table-cell office:value-type="float" office:value="3.18045404859" calcext:value-type="float">
            <text:p>3,18045404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2.72015722693" calcext:value-type="float">
            <text:p>2,7201572269</text:p>
          </table:table-cell>
          <table:table-cell office:value-type="float" office:value="-0.00227786553766" calcext:value-type="float">
            <text:p>-0,0022778655</text:p>
          </table:table-cell>
          <table:table-cell/>
          <table:table-cell table:formula="of:=[.A390]*SQRT([.B390])" office:value-type="float" office:value="507.984251724401" calcext:value-type="float">
            <text:p>507,9842517244</text:p>
          </table:table-cell>
          <table:table-cell office:value-type="float" office:value="2.72015722693" calcext:value-type="float">
            <text:p>2,72015722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2.32082104805" calcext:value-type="float">
            <text:p>2,3208210481</text:p>
          </table:table-cell>
          <table:table-cell office:value-type="float" office:value="0.0413593105071" calcext:value-type="float">
            <text:p>0,0413593105</text:p>
          </table:table-cell>
          <table:table-cell/>
          <table:table-cell table:formula="of:=[.A391]*SQRT([.B391])" office:value-type="float" office:value="592.648293678468" calcext:value-type="float">
            <text:p>592,6482936785</text:p>
          </table:table-cell>
          <table:table-cell office:value-type="float" office:value="2.32082104805" calcext:value-type="float">
            <text:p>2,32082104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2.04602071012" calcext:value-type="float">
            <text:p>2,0460207101</text:p>
          </table:table-cell>
          <table:table-cell office:value-type="float" office:value="0.0425331048367" calcext:value-type="float">
            <text:p>0,0425331048</text:p>
          </table:table-cell>
          <table:table-cell/>
          <table:table-cell table:formula="of:=[.A392]*SQRT([.B392])" office:value-type="float" office:value="677.312335632535" calcext:value-type="float">
            <text:p>677,3123356325</text:p>
          </table:table-cell>
          <table:table-cell office:value-type="float" office:value="2.04602071012" calcext:value-type="float">
            <text:p>2,0460207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.81903042623" calcext:value-type="float">
            <text:p>1,8190304262</text:p>
          </table:table-cell>
          <table:table-cell office:value-type="float" office:value="0.0489602257621" calcext:value-type="float">
            <text:p>0,0489602258</text:p>
          </table:table-cell>
          <table:table-cell/>
          <table:table-cell table:formula="of:=[.A393]*SQRT([.B393])" office:value-type="float" office:value="761.976377586602" calcext:value-type="float">
            <text:p>761,9763775866</text:p>
          </table:table-cell>
          <table:table-cell office:value-type="float" office:value="1.81903042623" calcext:value-type="float">
            <text:p>1,81903042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.67013613193" calcext:value-type="float">
            <text:p>1,6701361319</text:p>
          </table:table-cell>
          <table:table-cell office:value-type="float" office:value="0.0208276747568" calcext:value-type="float">
            <text:p>0,0208276748</text:p>
          </table:table-cell>
          <table:table-cell/>
          <table:table-cell table:formula="of:=[.A394]*SQRT([.B394])" office:value-type="float" office:value="846.640419540669" calcext:value-type="float">
            <text:p>846,6404195407</text:p>
          </table:table-cell>
          <table:table-cell office:value-type="float" office:value="1.67013613193" calcext:value-type="float">
            <text:p>1,67013613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.38631619263" calcext:value-type="float">
            <text:p>1,3863161926</text:p>
          </table:table-cell>
          <table:table-cell office:value-type="float" office:value="-0.00332025597085" calcext:value-type="float">
            <text:p>-0,003320256</text:p>
          </table:table-cell>
          <table:table-cell/>
          <table:table-cell table:formula="of:=[.A395]*SQRT([.B395])" office:value-type="float" office:value="1015.9685034488" calcext:value-type="float">
            <text:p>1015,9685034488</text:p>
          </table:table-cell>
          <table:table-cell office:value-type="float" office:value="1.38631619263" calcext:value-type="float">
            <text:p>1,3863161926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1.20289520703" calcext:value-type="float">
            <text:p>1,202895207</text:p>
          </table:table-cell>
          <table:table-cell office:value-type="float" office:value="-0.00519001873556" calcext:value-type="float">
            <text:p>-0,0051900187</text:p>
          </table:table-cell>
          <table:table-cell/>
          <table:table-cell table:formula="of:=[.A396]*SQRT([.B396])" office:value-type="float" office:value="1185.29658735694" calcext:value-type="float">
            <text:p>1185,2965873569</text:p>
          </table:table-cell>
          <table:table-cell office:value-type="float" office:value="1.20289520703" calcext:value-type="float">
            <text:p>1,2028952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.04219006251" calcext:value-type="float">
            <text:p>1,0421900625</text:p>
          </table:table-cell>
          <table:table-cell office:value-type="float" office:value="-0.00593440218038" calcext:value-type="float">
            <text:p>-0,0059344022</text:p>
          </table:table-cell>
          <table:table-cell/>
          <table:table-cell table:formula="of:=[.A397]*SQRT([.B397])" office:value-type="float" office:value="1354.62467126507" calcext:value-type="float">
            <text:p>1354,6246712651</text:p>
          </table:table-cell>
          <table:table-cell office:value-type="float" office:value="1.04219006251" calcext:value-type="float">
            <text:p>1,04219006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0.919225671215" calcext:value-type="float">
            <text:p>0,9192256712</text:p>
          </table:table-cell>
          <table:table-cell office:value-type="float" office:value="0.00551513603788" calcext:value-type="float">
            <text:p>0,005515136</text:p>
          </table:table-cell>
          <table:table-cell/>
          <table:table-cell table:formula="of:=[.A398]*SQRT([.B398])" office:value-type="float" office:value="1523.9527551732" calcext:value-type="float">
            <text:p>1523,9527551732</text:p>
          </table:table-cell>
          <table:table-cell office:value-type="float" office:value="0.919225671215" calcext:value-type="float">
            <text:p>0,91922567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0.819005379146" calcext:value-type="float">
            <text:p>0,8190053791</text:p>
          </table:table-cell>
          <table:table-cell office:value-type="float" office:value="0.000314108296353" calcext:value-type="float">
            <text:p>0,0003141083</text:p>
          </table:table-cell>
          <table:table-cell/>
          <table:table-cell table:formula="of:=[.A399]*SQRT([.B399])" office:value-type="float" office:value="1693.28083908134" calcext:value-type="float">
            <text:p>1693,2808390813</text:p>
          </table:table-cell>
          <table:table-cell office:value-type="float" office:value="0.819005379146" calcext:value-type="float">
            <text:p>0,81900537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0.728282501237" calcext:value-type="float">
            <text:p>0,7282825012</text:p>
          </table:table-cell>
          <table:table-cell office:value-type="float" office:value="0.00903072383792" calcext:value-type="float">
            <text:p>0,0090307238</text:p>
          </table:table-cell>
          <table:table-cell/>
          <table:table-cell table:formula="of:=[.A400]*SQRT([.B400])" office:value-type="float" office:value="1904.94094396651" calcext:value-type="float">
            <text:p>1904,9409439665</text:p>
          </table:table-cell>
          <table:table-cell office:value-type="float" office:value="0.728282501237" calcext:value-type="float">
            <text:p>0,7282825012</text:p>
          </table:table-cell>
        </table:table-row>
        <table:table-row table:style-name="ro1">
          <table:table-cell table:number-columns-repeated="5"/>
          <table:table-cell table:formula="of:=[.A401]*SQRT([.B4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8" calcext:value-type="float">
            <text:p>128</text:p>
          </table:table-cell>
          <table:table-cell office:value-type="float" office:value="9.99046394606" calcext:value-type="float">
            <text:p>9,9904639461</text:p>
          </table:table-cell>
          <table:table-cell office:value-type="float" office:value="0.000166541822354" calcext:value-type="float">
            <text:p>0,0001665418</text:p>
          </table:table-cell>
          <table:table-cell/>
          <table:table-cell table:formula="of:=[.A402]*SQRT([.B402])" office:value-type="float" office:value="5.65685424949238" calcext:value-type="float">
            <text:p>5,6568542495</text:p>
          </table:table-cell>
          <table:table-cell office:value-type="float" office:value="9.99046394606" calcext:value-type="float">
            <text:p>9,9904639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.96804145855" calcext:value-type="float">
            <text:p>9,9680414586</text:p>
          </table:table-cell>
          <table:table-cell office:value-type="float" office:value="0.0012104585808" calcext:value-type="float">
            <text:p>0,0012104586</text:p>
          </table:table-cell>
          <table:table-cell/>
          <table:table-cell table:formula="of:=[.A403]*SQRT([.B403])" office:value-type="float" office:value="11.3137084989848" calcext:value-type="float">
            <text:p>11,313708499</text:p>
          </table:table-cell>
          <table:table-cell office:value-type="float" office:value="9.96804145855" calcext:value-type="float">
            <text:p>9,9680414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.87778226524" calcext:value-type="float">
            <text:p>9,8777822652</text:p>
          </table:table-cell>
          <table:table-cell office:value-type="float" office:value="-0.00160973544875" calcext:value-type="float">
            <text:p>-0,0016097354</text:p>
          </table:table-cell>
          <table:table-cell/>
          <table:table-cell table:formula="of:=[.A404]*SQRT([.B404])" office:value-type="float" office:value="22.6274169979695" calcext:value-type="float">
            <text:p>22,627416998</text:p>
          </table:table-cell>
          <table:table-cell office:value-type="float" office:value="9.87778226524" calcext:value-type="float">
            <text:p>9,8777822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.54859196306" calcext:value-type="float">
            <text:p>9,5485919631</text:p>
          </table:table-cell>
          <table:table-cell office:value-type="float" office:value="-0.0352100647175" calcext:value-type="float">
            <text:p>-0,0352100647</text:p>
          </table:table-cell>
          <table:table-cell/>
          <table:table-cell table:formula="of:=[.A405]*SQRT([.B405])" office:value-type="float" office:value="45.254833995939" calcext:value-type="float">
            <text:p>45,2548339959</text:p>
          </table:table-cell>
          <table:table-cell office:value-type="float" office:value="9.54859196306" calcext:value-type="float">
            <text:p>9,5485919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.45112422457" calcext:value-type="float">
            <text:p>8,4511242246</text:p>
          </table:table-cell>
          <table:table-cell office:value-type="float" office:value="-0.0946140737745" calcext:value-type="float">
            <text:p>-0,0946140738</text:p>
          </table:table-cell>
          <table:table-cell/>
          <table:table-cell table:formula="of:=[.A406]*SQRT([.B406])" office:value-type="float" office:value="90.5096679918781" calcext:value-type="float">
            <text:p>90,5096679919</text:p>
          </table:table-cell>
          <table:table-cell office:value-type="float" office:value="8.45112422457" calcext:value-type="float">
            <text:p>8,45112422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.06444992504" calcext:value-type="float">
            <text:p>6,064449925</text:p>
          </table:table-cell>
          <table:table-cell office:value-type="float" office:value="-0.0679558156661" calcext:value-type="float">
            <text:p>-0,0679558157</text:p>
          </table:table-cell>
          <table:table-cell/>
          <table:table-cell table:formula="of:=[.A407]*SQRT([.B407])" office:value-type="float" office:value="181.019335983756" calcext:value-type="float">
            <text:p>181,0193359838</text:p>
          </table:table-cell>
          <table:table-cell office:value-type="float" office:value="6.06444992504" calcext:value-type="float">
            <text:p>6,0644499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4.58362485158" calcext:value-type="float">
            <text:p>4,5836248516</text:p>
          </table:table-cell>
          <table:table-cell office:value-type="float" office:value="0.00148770131568" calcext:value-type="float">
            <text:p>0,0014877013</text:p>
          </table:table-cell>
          <table:table-cell/>
          <table:table-cell table:formula="of:=[.A408]*SQRT([.B408])" office:value-type="float" office:value="271.529003975634" calcext:value-type="float">
            <text:p>271,5290039756</text:p>
          </table:table-cell>
          <table:table-cell office:value-type="float" office:value="4.58362485158" calcext:value-type="float">
            <text:p>4,58362485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.62077724884" calcext:value-type="float">
            <text:p>3,6207772488</text:p>
          </table:table-cell>
          <table:table-cell office:value-type="float" office:value="-0.00549821423735" calcext:value-type="float">
            <text:p>-0,0054982142</text:p>
          </table:table-cell>
          <table:table-cell/>
          <table:table-cell table:formula="of:=[.A409]*SQRT([.B409])" office:value-type="float" office:value="362.038671967512" calcext:value-type="float">
            <text:p>362,0386719675</text:p>
          </table:table-cell>
          <table:table-cell office:value-type="float" office:value="3.62077724884" calcext:value-type="float">
            <text:p>3,62077724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.02669215492" calcext:value-type="float">
            <text:p>3,0266921549</text:p>
          </table:table-cell>
          <table:table-cell office:value-type="float" office:value="-0.0343618691278" calcext:value-type="float">
            <text:p>-0,0343618691</text:p>
          </table:table-cell>
          <table:table-cell/>
          <table:table-cell table:formula="of:=[.A410]*SQRT([.B410])" office:value-type="float" office:value="452.54833995939" calcext:value-type="float">
            <text:p>452,5483399594</text:p>
          </table:table-cell>
          <table:table-cell office:value-type="float" office:value="3.02669215492" calcext:value-type="float">
            <text:p>3,02669215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.57503868729" calcext:value-type="float">
            <text:p>2,5750386873</text:p>
          </table:table-cell>
          <table:table-cell office:value-type="float" office:value="-0.00476702810985" calcext:value-type="float">
            <text:p>-0,0047670281</text:p>
          </table:table-cell>
          <table:table-cell/>
          <table:table-cell table:formula="of:=[.A411]*SQRT([.B411])" office:value-type="float" office:value="543.058007951269" calcext:value-type="float">
            <text:p>543,0580079513</text:p>
          </table:table-cell>
          <table:table-cell office:value-type="float" office:value="2.57503868729" calcext:value-type="float">
            <text:p>2,57503868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.26563903263" calcext:value-type="float">
            <text:p>2,2656390326</text:p>
          </table:table-cell>
          <table:table-cell office:value-type="float" office:value="-0.0157616294046" calcext:value-type="float">
            <text:p>-0,0157616294</text:p>
          </table:table-cell>
          <table:table-cell/>
          <table:table-cell table:formula="of:=[.A412]*SQRT([.B412])" office:value-type="float" office:value="633.567675943147" calcext:value-type="float">
            <text:p>633,5676759431</text:p>
          </table:table-cell>
          <table:table-cell office:value-type="float" office:value="2.26563903263" calcext:value-type="float">
            <text:p>2,2656390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.95071507574" calcext:value-type="float">
            <text:p>1,9507150757</text:p>
          </table:table-cell>
          <table:table-cell office:value-type="float" office:value="0.0438046873155" calcext:value-type="float">
            <text:p>0,0438046873</text:p>
          </table:table-cell>
          <table:table-cell/>
          <table:table-cell table:formula="of:=[.A413]*SQRT([.B413])" office:value-type="float" office:value="724.077343935025" calcext:value-type="float">
            <text:p>724,077343935</text:p>
          </table:table-cell>
          <table:table-cell office:value-type="float" office:value="1.95071507574" calcext:value-type="float">
            <text:p>1,95071507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1.76227035015" calcext:value-type="float">
            <text:p>1,7622703502</text:p>
          </table:table-cell>
          <table:table-cell office:value-type="float" office:value="0.00347821651757" calcext:value-type="float">
            <text:p>0,0034782165</text:p>
          </table:table-cell>
          <table:table-cell/>
          <table:table-cell table:formula="of:=[.A414]*SQRT([.B414])" office:value-type="float" office:value="814.587011926903" calcext:value-type="float">
            <text:p>814,5870119269</text:p>
          </table:table-cell>
          <table:table-cell office:value-type="float" office:value="1.76227035015" calcext:value-type="float">
            <text:p>1,76227035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.62501137193" calcext:value-type="float">
            <text:p>1,6250113719</text:p>
          </table:table-cell>
          <table:table-cell office:value-type="float" office:value="-0.0370169629946" calcext:value-type="float">
            <text:p>-0,037016963</text:p>
          </table:table-cell>
          <table:table-cell/>
          <table:table-cell table:formula="of:=[.A415]*SQRT([.B415])" office:value-type="float" office:value="905.096679918781" calcext:value-type="float">
            <text:p>905,0966799188</text:p>
          </table:table-cell>
          <table:table-cell office:value-type="float" office:value="1.62501137193" calcext:value-type="float">
            <text:p>1,62501137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.32351996074" calcext:value-type="float">
            <text:p>1,3235199607</text:p>
          </table:table-cell>
          <table:table-cell office:value-type="float" office:value="-0.00302185910097" calcext:value-type="float">
            <text:p>-0,0030218591</text:p>
          </table:table-cell>
          <table:table-cell/>
          <table:table-cell table:formula="of:=[.A416]*SQRT([.B416])" office:value-type="float" office:value="1086.11601590254" calcext:value-type="float">
            <text:p>1086,1160159025</text:p>
          </table:table-cell>
          <table:table-cell office:value-type="float" office:value="1.32351996074" calcext:value-type="float">
            <text:p>1,32351996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.15039029194" calcext:value-type="float">
            <text:p>1,1503902919</text:p>
          </table:table-cell>
          <table:table-cell office:value-type="float" office:value="-0.0147544874705" calcext:value-type="float">
            <text:p>-0,0147544875</text:p>
          </table:table-cell>
          <table:table-cell/>
          <table:table-cell table:formula="of:=[.A417]*SQRT([.B417])" office:value-type="float" office:value="1267.13535188629" calcext:value-type="float">
            <text:p>1267,1353518863</text:p>
          </table:table-cell>
          <table:table-cell office:value-type="float" office:value="1.15039029194" calcext:value-type="float">
            <text:p>1,150390291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0.987641013763" calcext:value-type="float">
            <text:p>0,9876410138</text:p>
          </table:table-cell>
          <table:table-cell office:value-type="float" office:value="-0.0136167659183" calcext:value-type="float">
            <text:p>-0,0136167659</text:p>
          </table:table-cell>
          <table:table-cell/>
          <table:table-cell table:formula="of:=[.A418]*SQRT([.B418])" office:value-type="float" office:value="1448.15468787005" calcext:value-type="float">
            <text:p>1448,1546878701</text:p>
          </table:table-cell>
          <table:table-cell office:value-type="float" office:value="0.987641013763" calcext:value-type="float">
            <text:p>0,98764101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0.873063949646" calcext:value-type="float">
            <text:p>0,8730639496</text:p>
          </table:table-cell>
          <table:table-cell office:value-type="float" office:value="0.00654033111413" calcext:value-type="float">
            <text:p>0,0065403311</text:p>
          </table:table-cell>
          <table:table-cell/>
          <table:table-cell table:formula="of:=[.A419]*SQRT([.B419])" office:value-type="float" office:value="1629.17402385381" calcext:value-type="float">
            <text:p>1629,1740238538</text:p>
          </table:table-cell>
          <table:table-cell office:value-type="float" office:value="0.873063949646" calcext:value-type="float">
            <text:p>0,87306394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0.788399494458" calcext:value-type="float">
            <text:p>0,7883994945</text:p>
          </table:table-cell>
          <table:table-cell office:value-type="float" office:value="-0.00409787278006" calcext:value-type="float">
            <text:p>-0,0040978728</text:p>
          </table:table-cell>
          <table:table-cell/>
          <table:table-cell table:formula="of:=[.A420]*SQRT([.B420])" office:value-type="float" office:value="1810.19335983756" calcext:value-type="float">
            <text:p>1810,1933598376</text:p>
          </table:table-cell>
          <table:table-cell office:value-type="float" office:value="0.788399494458" calcext:value-type="float">
            <text:p>0,78839949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0.694893840473" calcext:value-type="float">
            <text:p>0,6948938405</text:p>
          </table:table-cell>
          <table:table-cell office:value-type="float" office:value="-0.00527757056513" calcext:value-type="float">
            <text:p>-0,0052775706</text:p>
          </table:table-cell>
          <table:table-cell/>
          <table:table-cell table:formula="of:=[.A421]*SQRT([.B421])" office:value-type="float" office:value="2036.46752981726" calcext:value-type="float">
            <text:p>2036,4675298173</text:p>
          </table:table-cell>
          <table:table-cell office:value-type="float" office:value="0.694893840473" calcext:value-type="float">
            <text:p>0,6948938405</text:p>
          </table:table-cell>
        </table:table-row>
        <table:table-row table:style-name="ro1">
          <table:table-cell table:number-columns-repeated="5"/>
          <table:table-cell table:formula="of:=[.A422]*SQRT([.B4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60" calcext:value-type="float">
            <text:p>160</text:p>
          </table:table-cell>
          <table:table-cell office:value-type="float" office:value="9.98976496226" calcext:value-type="float">
            <text:p>9,9897649623</text:p>
          </table:table-cell>
          <table:table-cell office:value-type="float" office:value="-0.000339299922794" calcext:value-type="float">
            <text:p>-0,0003392999</text:p>
          </table:table-cell>
          <table:table-cell/>
          <table:table-cell table:formula="of:=[.A423]*SQRT([.B423])" office:value-type="float" office:value="6.32455532033676" calcext:value-type="float">
            <text:p>6,3245553203</text:p>
          </table:table-cell>
          <table:table-cell office:value-type="float" office:value="9.98976496226" calcext:value-type="float">
            <text:p>9,9897649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9.96269800517" calcext:value-type="float">
            <text:p>9,9626980052</text:p>
          </table:table-cell>
          <table:table-cell office:value-type="float" office:value="-0.0000212273951127" calcext:value-type="float">
            <text:p>-2,12273951127E-05</text:p>
          </table:table-cell>
          <table:table-cell/>
          <table:table-cell table:formula="of:=[.A424]*SQRT([.B424])" office:value-type="float" office:value="12.6491106406735" calcext:value-type="float">
            <text:p>12,6491106407</text:p>
          </table:table-cell>
          <table:table-cell office:value-type="float" office:value="9.96269800517" calcext:value-type="float">
            <text:p>9,9626980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9.86851733566" calcext:value-type="float">
            <text:p>9,8685173357</text:p>
          </table:table-cell>
          <table:table-cell office:value-type="float" office:value="-0.0122322885228" calcext:value-type="float">
            <text:p>-0,0122322885</text:p>
          </table:table-cell>
          <table:table-cell/>
          <table:table-cell table:formula="of:=[.A425]*SQRT([.B425])" office:value-type="float" office:value="25.298221281347" calcext:value-type="float">
            <text:p>25,2982212813</text:p>
          </table:table-cell>
          <table:table-cell office:value-type="float" office:value="9.86851733566" calcext:value-type="float">
            <text:p>9,8685173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.46765090423" calcext:value-type="float">
            <text:p>9,4676509042</text:p>
          </table:table-cell>
          <table:table-cell office:value-type="float" office:value="-0.00560205231177" calcext:value-type="float">
            <text:p>-0,0056020523</text:p>
          </table:table-cell>
          <table:table-cell/>
          <table:table-cell table:formula="of:=[.A426]*SQRT([.B426])" office:value-type="float" office:value="50.5964425626941" calcext:value-type="float">
            <text:p>50,5964425627</text:p>
          </table:table-cell>
          <table:table-cell office:value-type="float" office:value="9.46765090423" calcext:value-type="float">
            <text:p>9,4676509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.16871177745" calcext:value-type="float">
            <text:p>8,1687117775</text:p>
          </table:table-cell>
          <table:table-cell office:value-type="float" office:value="0.0678005727823" calcext:value-type="float">
            <text:p>0,0678005728</text:p>
          </table:table-cell>
          <table:table-cell/>
          <table:table-cell table:formula="of:=[.A427]*SQRT([.B427])" office:value-type="float" office:value="101.192885125388" calcext:value-type="float">
            <text:p>101,1928851254</text:p>
          </table:table-cell>
          <table:table-cell office:value-type="float" office:value="8.16871177745" calcext:value-type="float">
            <text:p>8,1687117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5.67465549865" calcext:value-type="float">
            <text:p>5,6746554987</text:p>
          </table:table-cell>
          <table:table-cell office:value-type="float" office:value="0.172478836963" calcext:value-type="float">
            <text:p>0,172478837</text:p>
          </table:table-cell>
          <table:table-cell/>
          <table:table-cell table:formula="of:=[.A428]*SQRT([.B428])" office:value-type="float" office:value="202.385770250776" calcext:value-type="float">
            <text:p>202,3857702508</text:p>
          </table:table-cell>
          <table:table-cell office:value-type="float" office:value="5.67465549865" calcext:value-type="float">
            <text:p>5,67465549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4.33974977623" calcext:value-type="float">
            <text:p>4,3397497762</text:p>
          </table:table-cell>
          <table:table-cell office:value-type="float" office:value="-0.0393008694652" calcext:value-type="float">
            <text:p>-0,0393008695</text:p>
          </table:table-cell>
          <table:table-cell/>
          <table:table-cell table:formula="of:=[.A429]*SQRT([.B429])" office:value-type="float" office:value="303.578655376164" calcext:value-type="float">
            <text:p>303,5786553762</text:p>
          </table:table-cell>
          <table:table-cell office:value-type="float" office:value="4.33974977623" calcext:value-type="float">
            <text:p>4,33974977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.5236283741" calcext:value-type="float">
            <text:p>3,5236283741</text:p>
          </table:table-cell>
          <table:table-cell office:value-type="float" office:value="-0.112800371677" calcext:value-type="float">
            <text:p>-0,1128003717</text:p>
          </table:table-cell>
          <table:table-cell/>
          <table:table-cell table:formula="of:=[.A430]*SQRT([.B430])" office:value-type="float" office:value="404.771540501553" calcext:value-type="float">
            <text:p>404,7715405016</text:p>
          </table:table-cell>
          <table:table-cell office:value-type="float" office:value="3.5236283741" calcext:value-type="float">
            <text:p>3,52362837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.81041098037" calcext:value-type="float">
            <text:p>2,8104109804</text:p>
          </table:table-cell>
          <table:table-cell office:value-type="float" office:value="0.00293276718332" calcext:value-type="float">
            <text:p>0,0029327672</text:p>
          </table:table-cell>
          <table:table-cell/>
          <table:table-cell table:formula="of:=[.A431]*SQRT([.B431])" office:value-type="float" office:value="505.964425626941" calcext:value-type="float">
            <text:p>505,9644256269</text:p>
          </table:table-cell>
          <table:table-cell office:value-type="float" office:value="2.81041098037" calcext:value-type="float">
            <text:p>2,81041098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2.42967763487" calcext:value-type="float">
            <text:p>2,4296776349</text:p>
          </table:table-cell>
          <table:table-cell office:value-type="float" office:value="-0.0141994769827" calcext:value-type="float">
            <text:p>-0,014199477</text:p>
          </table:table-cell>
          <table:table-cell/>
          <table:table-cell table:formula="of:=[.A432]*SQRT([.B432])" office:value-type="float" office:value="607.157310752329" calcext:value-type="float">
            <text:p>607,1573107523</text:p>
          </table:table-cell>
          <table:table-cell office:value-type="float" office:value="2.42967763487" calcext:value-type="float">
            <text:p>2,4296776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float" office:value="2.07651915864" calcext:value-type="float">
            <text:p>2,0765191586</text:p>
          </table:table-cell>
          <table:table-cell office:value-type="float" office:value="0.018297585272" calcext:value-type="float">
            <text:p>0,0182975853</text:p>
          </table:table-cell>
          <table:table-cell/>
          <table:table-cell table:formula="of:=[.A433]*SQRT([.B433])" office:value-type="float" office:value="708.350195877717" calcext:value-type="float">
            <text:p>708,3501958777</text:p>
          </table:table-cell>
          <table:table-cell office:value-type="float" office:value="2.07651915864" calcext:value-type="float">
            <text:p>2,07651915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.89946566297" calcext:value-type="float">
            <text:p>1,899465663</text:p>
          </table:table-cell>
          <table:table-cell office:value-type="float" office:value="-0.0582029103972" calcext:value-type="float">
            <text:p>-0,0582029104</text:p>
          </table:table-cell>
          <table:table-cell/>
          <table:table-cell table:formula="of:=[.A434]*SQRT([.B434])" office:value-type="float" office:value="809.543081003105" calcext:value-type="float">
            <text:p>809,5430810031</text:p>
          </table:table-cell>
          <table:table-cell office:value-type="float" office:value="1.89946566297" calcext:value-type="float">
            <text:p>1,8994656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1.66197005484" calcext:value-type="float">
            <text:p>1,6619700548</text:p>
          </table:table-cell>
          <table:table-cell office:value-type="float" office:value="-0.00352973533637" calcext:value-type="float">
            <text:p>-0,0035297353</text:p>
          </table:table-cell>
          <table:table-cell/>
          <table:table-cell table:formula="of:=[.A435]*SQRT([.B435])" office:value-type="float" office:value="910.735966128493" calcext:value-type="float">
            <text:p>910,7359661285</text:p>
          </table:table-cell>
          <table:table-cell office:value-type="float" office:value="1.66197005484" calcext:value-type="float">
            <text:p>1,66197005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.52113574366" calcext:value-type="float">
            <text:p>1,5211357437</text:p>
          </table:table-cell>
          <table:table-cell office:value-type="float" office:value="-0.038757891099" calcext:value-type="float">
            <text:p>-0,0387578911</text:p>
          </table:table-cell>
          <table:table-cell/>
          <table:table-cell table:formula="of:=[.A436]*SQRT([.B436])" office:value-type="float" office:value="1011.92885125388" calcext:value-type="float">
            <text:p>1011,9288512539</text:p>
          </table:table-cell>
          <table:table-cell office:value-type="float" office:value="1.52113574366" calcext:value-type="float">
            <text:p>1,52113574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.25396269857" calcext:value-type="float">
            <text:p>1,2539626986</text:p>
          </table:table-cell>
          <table:table-cell office:value-type="float" office:value="-0.0143225305414" calcext:value-type="float">
            <text:p>-0,0143225305</text:p>
          </table:table-cell>
          <table:table-cell/>
          <table:table-cell table:formula="of:=[.A437]*SQRT([.B437])" office:value-type="float" office:value="1214.31462150466" calcext:value-type="float">
            <text:p>1214,3146215047</text:p>
          </table:table-cell>
          <table:table-cell office:value-type="float" office:value="1.25396269857" calcext:value-type="float">
            <text:p>1,25396269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1.04461981727" calcext:value-type="float">
            <text:p>1,0446198173</text:p>
          </table:table-cell>
          <table:table-cell office:value-type="float" office:value="0.0194067276643" calcext:value-type="float">
            <text:p>0,0194067277</text:p>
          </table:table-cell>
          <table:table-cell/>
          <table:table-cell table:formula="of:=[.A438]*SQRT([.B438])" office:value-type="float" office:value="1416.70039175543" calcext:value-type="float">
            <text:p>1416,7003917554</text:p>
          </table:table-cell>
          <table:table-cell office:value-type="float" office:value="1.04461981727" calcext:value-type="float">
            <text:p>1,0446198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0.938622796332" calcext:value-type="float">
            <text:p>0,9386227963</text:p>
          </table:table-cell>
          <table:table-cell office:value-type="float" office:value="-0.0223778404719" calcext:value-type="float">
            <text:p>-0,0223778405</text:p>
          </table:table-cell>
          <table:table-cell/>
          <table:table-cell table:formula="of:=[.A439]*SQRT([.B439])" office:value-type="float" office:value="1619.08616200621" calcext:value-type="float">
            <text:p>1619,0861620062</text:p>
          </table:table-cell>
          <table:table-cell office:value-type="float" office:value="0.938622796332" calcext:value-type="float">
            <text:p>0,93862279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0.820141134527" calcext:value-type="float">
            <text:p>0,8201411345</text:p>
          </table:table-cell>
          <table:table-cell office:value-type="float" office:value="-0.00626335929179" calcext:value-type="float">
            <text:p>-0,0062633593</text:p>
          </table:table-cell>
          <table:table-cell/>
          <table:table-cell table:formula="of:=[.A440]*SQRT([.B440])" office:value-type="float" office:value="1821.47193225699" calcext:value-type="float">
            <text:p>1821,471932257</text:p>
          </table:table-cell>
          <table:table-cell office:value-type="float" office:value="0.820141134527" calcext:value-type="float">
            <text:p>0,8201411345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0.719840126" calcext:value-type="float">
            <text:p>0,719840126</text:p>
          </table:table-cell>
          <table:table-cell office:value-type="float" office:value="0.00548866560165" calcext:value-type="float">
            <text:p>0,0054886656</text:p>
          </table:table-cell>
          <table:table-cell/>
          <table:table-cell table:formula="of:=[.A441]*SQRT([.B441])" office:value-type="float" office:value="2023.85770250776" calcext:value-type="float">
            <text:p>2023,8577025078</text:p>
          </table:table-cell>
          <table:table-cell office:value-type="float" office:value="0.719840126" calcext:value-type="float">
            <text:p>0,7198401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0.651221671809" calcext:value-type="float">
            <text:p>0,6512216718</text:p>
          </table:table-cell>
          <table:table-cell office:value-type="float" office:value="-0.00420615716654" calcext:value-type="float">
            <text:p>-0,0042061572</text:p>
          </table:table-cell>
          <table:table-cell/>
          <table:table-cell table:formula="of:=[.A442]*SQRT([.B442])" office:value-type="float" office:value="2276.83991532123" calcext:value-type="float">
            <text:p>2276,8399153212</text:p>
          </table:table-cell>
          <table:table-cell office:value-type="float" office:value="0.651221671809" calcext:value-type="float">
            <text:p>0,6512216718</text:p>
          </table:table-cell>
        </table:table-row>
        <table:table-row table:style-name="ro1">
          <table:table-cell table:number-columns-repeated="5"/>
          <table:table-cell table:formula="of:=[.A443]*SQRT([.B4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92" calcext:value-type="float">
            <text:p>192</text:p>
          </table:table-cell>
          <table:table-cell office:value-type="float" office:value="9.9877988638" calcext:value-type="float">
            <text:p>9,9877988638</text:p>
          </table:table-cell>
          <table:table-cell office:value-type="float" office:value="-0.0000029432520549" calcext:value-type="float">
            <text:p>-2,9432520549E-06</text:p>
          </table:table-cell>
          <table:table-cell/>
          <table:table-cell table:formula="of:=[.A444]*SQRT([.B444])" office:value-type="float" office:value="6.92820323027551" calcext:value-type="float">
            <text:p>6,9282032303</text:p>
          </table:table-cell>
          <table:table-cell office:value-type="float" office:value="9.9877988638" calcext:value-type="float">
            <text:p>9,9877988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9.95587565485" calcext:value-type="float">
            <text:p>9,9558756549</text:p>
          </table:table-cell>
          <table:table-cell office:value-type="float" office:value="-0.000252525097798" calcext:value-type="float">
            <text:p>-0,0002525251</text:p>
          </table:table-cell>
          <table:table-cell/>
          <table:table-cell table:formula="of:=[.A445]*SQRT([.B445])" office:value-type="float" office:value="13.856406460551" calcext:value-type="float">
            <text:p>13,8564064606</text:p>
          </table:table-cell>
          <table:table-cell office:value-type="float" office:value="9.95587565485" calcext:value-type="float">
            <text:p>9,9558756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9.83085090257" calcext:value-type="float">
            <text:p>9,8308509026</text:p>
          </table:table-cell>
          <table:table-cell office:value-type="float" office:value="0.0130337145519" calcext:value-type="float">
            <text:p>0,0130337146</text:p>
          </table:table-cell>
          <table:table-cell/>
          <table:table-cell table:formula="of:=[.A446]*SQRT([.B446])" office:value-type="float" office:value="27.712812921102" calcext:value-type="float">
            <text:p>27,7128129211</text:p>
          </table:table-cell>
          <table:table-cell office:value-type="float" office:value="9.83085090257" calcext:value-type="float">
            <text:p>9,8308509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9.39991716982" calcext:value-type="float">
            <text:p>9,3999171698</text:p>
          </table:table-cell>
          <table:table-cell office:value-type="float" office:value="-0.024875362809" calcext:value-type="float">
            <text:p>-0,0248753628</text:p>
          </table:table-cell>
          <table:table-cell/>
          <table:table-cell table:formula="of:=[.A447]*SQRT([.B447])" office:value-type="float" office:value="55.4256258422041" calcext:value-type="float">
            <text:p>55,4256258422</text:p>
          </table:table-cell>
          <table:table-cell office:value-type="float" office:value="9.39991716982" calcext:value-type="float">
            <text:p>9,3999171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.94815196409" calcext:value-type="float">
            <text:p>7,9481519641</text:p>
          </table:table-cell>
          <table:table-cell office:value-type="float" office:value="0.0452711029912" calcext:value-type="float">
            <text:p>0,045271103</text:p>
          </table:table-cell>
          <table:table-cell/>
          <table:table-cell table:formula="of:=[.A448]*SQRT([.B448])" office:value-type="float" office:value="110.851251684408" calcext:value-type="float">
            <text:p>110,8512516844</text:p>
          </table:table-cell>
          <table:table-cell office:value-type="float" office:value="7.94815196409" calcext:value-type="float">
            <text:p>7,94815196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5.44483543776" calcext:value-type="float">
            <text:p>5,4448354378</text:p>
          </table:table-cell>
          <table:table-cell office:value-type="float" office:value="0.0785193052204" calcext:value-type="float">
            <text:p>0,0785193052</text:p>
          </table:table-cell>
          <table:table-cell/>
          <table:table-cell table:formula="of:=[.A449]*SQRT([.B449])" office:value-type="float" office:value="221.702503368816" calcext:value-type="float">
            <text:p>221,7025033688</text:p>
          </table:table-cell>
          <table:table-cell office:value-type="float" office:value="5.44483543776" calcext:value-type="float">
            <text:p>5,44483543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4.09046497037" calcext:value-type="float">
            <text:p>4,0904649704</text:p>
          </table:table-cell>
          <table:table-cell office:value-type="float" office:value="0.00571275757984" calcext:value-type="float">
            <text:p>0,0057127576</text:p>
          </table:table-cell>
          <table:table-cell/>
          <table:table-cell table:formula="of:=[.A450]*SQRT([.B450])" office:value-type="float" office:value="332.553755053224" calcext:value-type="float">
            <text:p>332,5537550532</text:p>
          </table:table-cell>
          <table:table-cell office:value-type="float" office:value="4.09046497037" calcext:value-type="float">
            <text:p>4,0904649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3.30238942563" calcext:value-type="float">
            <text:p>3,3023894256</text:p>
          </table:table-cell>
          <table:table-cell office:value-type="float" office:value="-0.104289906451" calcext:value-type="float">
            <text:p>-0,1042899065</text:p>
          </table:table-cell>
          <table:table-cell/>
          <table:table-cell table:formula="of:=[.A451]*SQRT([.B451])" office:value-type="float" office:value="443.405006737633" calcext:value-type="float">
            <text:p>443,4050067376</text:p>
          </table:table-cell>
          <table:table-cell office:value-type="float" office:value="3.30238942563" calcext:value-type="float">
            <text:p>3,30238942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2.64435912601" calcext:value-type="float">
            <text:p>2,644359126</text:p>
          </table:table-cell>
          <table:table-cell office:value-type="float" office:value="0.020194503907" calcext:value-type="float">
            <text:p>0,0201945039</text:p>
          </table:table-cell>
          <table:table-cell/>
          <table:table-cell table:formula="of:=[.A452]*SQRT([.B452])" office:value-type="float" office:value="554.256258422041" calcext:value-type="float">
            <text:p>554,256258422</text:p>
          </table:table-cell>
          <table:table-cell office:value-type="float" office:value="2.64435912601" calcext:value-type="float">
            <text:p>2,6443591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2.24207188957" calcext:value-type="float">
            <text:p>2,2420718896</text:p>
          </table:table-cell>
          <table:table-cell office:value-type="float" office:value="0.0158435555685" calcext:value-type="float">
            <text:p>0,0158435556</text:p>
          </table:table-cell>
          <table:table-cell/>
          <table:table-cell table:formula="of:=[.A453]*SQRT([.B453])" office:value-type="float" office:value="665.107510106449" calcext:value-type="float">
            <text:p>665,1075101064</text:p>
          </table:table-cell>
          <table:table-cell office:value-type="float" office:value="2.24207188957" calcext:value-type="float">
            <text:p>2,24207188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2" calcext:value-type="float">
            <text:p>192</text:p>
          </table:table-cell>
          <table:table-cell office:value-type="float" office:value="1.95565788571" calcext:value-type="float">
            <text:p>1,9556578857</text:p>
          </table:table-cell>
          <table:table-cell office:value-type="float" office:value="-0.00883912704089" calcext:value-type="float">
            <text:p>-0,008839127</text:p>
          </table:table-cell>
          <table:table-cell/>
          <table:table-cell table:formula="of:=[.A454]*SQRT([.B454])" office:value-type="float" office:value="775.958761790857" calcext:value-type="float">
            <text:p>775,9587617909</text:p>
          </table:table-cell>
          <table:table-cell office:value-type="float" office:value="1.95565788571" calcext:value-type="float">
            <text:p>1,95565788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.72760034998" calcext:value-type="float">
            <text:p>1,72760035</text:p>
          </table:table-cell>
          <table:table-cell office:value-type="float" office:value="0.00807828447765" calcext:value-type="float">
            <text:p>0,0080782845</text:p>
          </table:table-cell>
          <table:table-cell/>
          <table:table-cell table:formula="of:=[.A455]*SQRT([.B455])" office:value-type="float" office:value="886.810013475265" calcext:value-type="float">
            <text:p>886,8100134753</text:p>
          </table:table-cell>
          <table:table-cell office:value-type="float" office:value="1.72760034998" calcext:value-type="float">
            <text:p>1,727600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1.56351286539" calcext:value-type="float">
            <text:p>1,5635128654</text:p>
          </table:table-cell>
          <table:table-cell office:value-type="float" office:value="-0.035496769616" calcext:value-type="float">
            <text:p>-0,0354967696</text:p>
          </table:table-cell>
          <table:table-cell/>
          <table:table-cell table:formula="of:=[.A456]*SQRT([.B456])" office:value-type="float" office:value="997.661265159673" calcext:value-type="float">
            <text:p>997,6612651597</text:p>
          </table:table-cell>
          <table:table-cell office:value-type="float" office:value="1.56351286539" calcext:value-type="float">
            <text:p>1,56351286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1.39020264287" calcext:value-type="float">
            <text:p>1,3902026429</text:p>
          </table:table-cell>
          <table:table-cell office:value-type="float" office:value="0.0122672238909" calcext:value-type="float">
            <text:p>0,0122672239</text:p>
          </table:table-cell>
          <table:table-cell/>
          <table:table-cell table:formula="of:=[.A457]*SQRT([.B457])" office:value-type="float" office:value="1108.51251684408" calcext:value-type="float">
            <text:p>1108,5125168441</text:p>
          </table:table-cell>
          <table:table-cell office:value-type="float" office:value="1.39020264287" calcext:value-type="float">
            <text:p>1,39020264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.14816081676" calcext:value-type="float">
            <text:p>1,1481608168</text:p>
          </table:table-cell>
          <table:table-cell office:value-type="float" office:value="0.00567054357377" calcext:value-type="float">
            <text:p>0,0056705436</text:p>
          </table:table-cell>
          <table:table-cell/>
          <table:table-cell table:formula="of:=[.A458]*SQRT([.B458])" office:value-type="float" office:value="1330.2150202129" calcext:value-type="float">
            <text:p>1330,2150202129</text:p>
          </table:table-cell>
          <table:table-cell office:value-type="float" office:value="1.14816081676" calcext:value-type="float">
            <text:p>1,14816081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0.988219646737" calcext:value-type="float">
            <text:p>0,9882196467</text:p>
          </table:table-cell>
          <table:table-cell office:value-type="float" office:value="-0.00148856941995" calcext:value-type="float">
            <text:p>-0,0014885694</text:p>
          </table:table-cell>
          <table:table-cell/>
          <table:table-cell table:formula="of:=[.A459]*SQRT([.B459])" office:value-type="float" office:value="1551.91752358171" calcext:value-type="float">
            <text:p>1551,9175235817</text:p>
          </table:table-cell>
          <table:table-cell office:value-type="float" office:value="0.988219646737" calcext:value-type="float">
            <text:p>0,98821964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0.875164691446" calcext:value-type="float">
            <text:p>0,8751646914</text:p>
          </table:table-cell>
          <table:table-cell office:value-type="float" office:value="-0.023393421566" calcext:value-type="float">
            <text:p>-0,0233934216</text:p>
          </table:table-cell>
          <table:table-cell/>
          <table:table-cell table:formula="of:=[.A460]*SQRT([.B460])" office:value-type="float" office:value="1773.62002695053" calcext:value-type="float">
            <text:p>1773,6200269505</text:p>
          </table:table-cell>
          <table:table-cell office:value-type="float" office:value="0.875164691446" calcext:value-type="float">
            <text:p>0,87516469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0.772161947875" calcext:value-type="float">
            <text:p>0,7721619479</text:p>
          </table:table-cell>
          <table:table-cell office:value-type="float" office:value="-0.0225419315391" calcext:value-type="float">
            <text:p>-0,0225419315</text:p>
          </table:table-cell>
          <table:table-cell/>
          <table:table-cell table:formula="of:=[.A461]*SQRT([.B461])" office:value-type="float" office:value="1995.32253031935" calcext:value-type="float">
            <text:p>1995,3225303194</text:p>
          </table:table-cell>
          <table:table-cell office:value-type="float" office:value="0.772161947875" calcext:value-type="float">
            <text:p>0,77216194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0.697255781874" calcext:value-type="float">
            <text:p>0,6972557819</text:p>
          </table:table-cell>
          <table:table-cell office:value-type="float" office:value="-0.0242492938173" calcext:value-type="float">
            <text:p>-0,0242492938</text:p>
          </table:table-cell>
          <table:table-cell/>
          <table:table-cell table:formula="of:=[.A462]*SQRT([.B462])" office:value-type="float" office:value="2217.02503368816" calcext:value-type="float">
            <text:p>2217,0250336882</text:p>
          </table:table-cell>
          <table:table-cell office:value-type="float" office:value="0.697255781874" calcext:value-type="float">
            <text:p>0,69725578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0.610297418011" calcext:value-type="float">
            <text:p>0,610297418</text:p>
          </table:table-cell>
          <table:table-cell office:value-type="float" office:value="-0.00620364803714" calcext:value-type="float">
            <text:p>-0,006203648</text:p>
          </table:table-cell>
          <table:table-cell/>
          <table:table-cell table:formula="of:=[.A463]*SQRT([.B463])" office:value-type="float" office:value="2494.15316289918" calcext:value-type="float">
            <text:p>2494,1531628992</text:p>
          </table:table-cell>
          <table:table-cell office:value-type="float" office:value="0.610297418011" calcext:value-type="float">
            <text:p>0,610297418</text:p>
          </table:table-cell>
        </table:table-row>
        <table:table-row table:style-name="ro1">
          <table:table-cell table:number-columns-repeated="5"/>
          <table:table-cell table:formula="of:=[.A464]*SQRT([.B4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24" calcext:value-type="float">
            <text:p>224</text:p>
          </table:table-cell>
          <table:table-cell office:value-type="float" office:value="9.9859169334" calcext:value-type="float">
            <text:p>9,9859169334</text:p>
          </table:table-cell>
          <table:table-cell office:value-type="float" office:value="-0.000107582307365" calcext:value-type="float">
            <text:p>-0,0001075823</text:p>
          </table:table-cell>
          <table:table-cell/>
          <table:table-cell table:formula="of:=[.A465]*SQRT([.B465])" office:value-type="float" office:value="7.48331477354788" calcext:value-type="float">
            <text:p>7,4833147735</text:p>
          </table:table-cell>
          <table:table-cell office:value-type="float" office:value="9.9859169334" calcext:value-type="float">
            <text:p>9,9859169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9.94985903988" calcext:value-type="float">
            <text:p>9,9498590399</text:p>
          </table:table-cell>
          <table:table-cell office:value-type="float" office:value="0.00112002989715" calcext:value-type="float">
            <text:p>0,0011200299</text:p>
          </table:table-cell>
          <table:table-cell/>
          <table:table-cell table:formula="of:=[.A466]*SQRT([.B466])" office:value-type="float" office:value="14.9666295470958" calcext:value-type="float">
            <text:p>14,9666295471</text:p>
          </table:table-cell>
          <table:table-cell office:value-type="float" office:value="9.94985903988" calcext:value-type="float">
            <text:p>9,9498590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9.79818352539" calcext:value-type="float">
            <text:p>9,7981835254</text:p>
          </table:table-cell>
          <table:table-cell office:value-type="float" office:value="0.00951997857972" calcext:value-type="float">
            <text:p>0,0095199786</text:p>
          </table:table-cell>
          <table:table-cell/>
          <table:table-cell table:formula="of:=[.A467]*SQRT([.B467])" office:value-type="float" office:value="29.9332590941915" calcext:value-type="float">
            <text:p>29,9332590942</text:p>
          </table:table-cell>
          <table:table-cell office:value-type="float" office:value="9.79818352539" calcext:value-type="float">
            <text:p>9,7981835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9.22749171184" calcext:value-type="float">
            <text:p>9,2274917118</text:p>
          </table:table-cell>
          <table:table-cell office:value-type="float" office:value="0.0487327528604" calcext:value-type="float">
            <text:p>0,0487327529</text:p>
          </table:table-cell>
          <table:table-cell/>
          <table:table-cell table:formula="of:=[.A468]*SQRT([.B468])" office:value-type="float" office:value="59.8665181883831" calcext:value-type="float">
            <text:p>59,8665181884</text:p>
          </table:table-cell>
          <table:table-cell office:value-type="float" office:value="9.22749171184" calcext:value-type="float">
            <text:p>9,2274917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7.6038757053" calcext:value-type="float">
            <text:p>7,6038757053</text:p>
          </table:table-cell>
          <table:table-cell office:value-type="float" office:value="0.0853980585241" calcext:value-type="float">
            <text:p>0,0853980585</text:p>
          </table:table-cell>
          <table:table-cell/>
          <table:table-cell table:formula="of:=[.A469]*SQRT([.B469])" office:value-type="float" office:value="119.733036376766" calcext:value-type="float">
            <text:p>119,7330363768</text:p>
          </table:table-cell>
          <table:table-cell office:value-type="float" office:value="7.6038757053" calcext:value-type="float">
            <text:p>7,60387570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office:value-type="float" office:value="5.22384026592" calcext:value-type="float">
            <text:p>5,2238402659</text:p>
          </table:table-cell>
          <table:table-cell office:value-type="float" office:value="-0.0771725994799" calcext:value-type="float">
            <text:p>-0,0771725995</text:p>
          </table:table-cell>
          <table:table-cell/>
          <table:table-cell table:formula="of:=[.A470]*SQRT([.B470])" office:value-type="float" office:value="239.466072753532" calcext:value-type="float">
            <text:p>239,4660727535</text:p>
          </table:table-cell>
          <table:table-cell office:value-type="float" office:value="5.22384026592" calcext:value-type="float">
            <text:p>5,22384026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  <table:table-cell office:value-type="float" office:value="3.82279016491" calcext:value-type="float">
            <text:p>3,8227901649</text:p>
          </table:table-cell>
          <table:table-cell office:value-type="float" office:value="-0.0245705086552" calcext:value-type="float">
            <text:p>-0,0245705087</text:p>
          </table:table-cell>
          <table:table-cell/>
          <table:table-cell table:formula="of:=[.A471]*SQRT([.B471])" office:value-type="float" office:value="359.199109130298" calcext:value-type="float">
            <text:p>359,1991091303</text:p>
          </table:table-cell>
          <table:table-cell office:value-type="float" office:value="3.82279016491" calcext:value-type="float">
            <text:p>3,8227901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2.94680402355" calcext:value-type="float">
            <text:p>2,9468040236</text:p>
          </table:table-cell>
          <table:table-cell office:value-type="float" office:value="0.0672164717724" calcext:value-type="float">
            <text:p>0,0672164718</text:p>
          </table:table-cell>
          <table:table-cell/>
          <table:table-cell table:formula="of:=[.A472]*SQRT([.B472])" office:value-type="float" office:value="478.932145507065" calcext:value-type="float">
            <text:p>478,9321455071</text:p>
          </table:table-cell>
          <table:table-cell office:value-type="float" office:value="2.94680402355" calcext:value-type="float">
            <text:p>2,9468040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4" calcext:value-type="float">
            <text:p>224</text:p>
          </table:table-cell>
          <table:table-cell office:value-type="float" office:value="2.5122432977" calcext:value-type="float">
            <text:p>2,5122432977</text:p>
          </table:table-cell>
          <table:table-cell office:value-type="float" office:value="-0.031884525881" calcext:value-type="float">
            <text:p>-0,0318845259</text:p>
          </table:table-cell>
          <table:table-cell/>
          <table:table-cell table:formula="of:=[.A473]*SQRT([.B473])" office:value-type="float" office:value="598.665181883831" calcext:value-type="float">
            <text:p>598,6651818838</text:p>
          </table:table-cell>
          <table:table-cell office:value-type="float" office:value="2.5122432977" calcext:value-type="float">
            <text:p>2,51224329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4" calcext:value-type="float">
            <text:p>224</text:p>
          </table:table-cell>
          <table:table-cell office:value-type="float" office:value="2.05744389177" calcext:value-type="float">
            <text:p>2,0574438918</text:p>
          </table:table-cell>
          <table:table-cell office:value-type="float" office:value="0.0488541888636" calcext:value-type="float">
            <text:p>0,0488541889</text:p>
          </table:table-cell>
          <table:table-cell/>
          <table:table-cell table:formula="of:=[.A474]*SQRT([.B474])" office:value-type="float" office:value="718.398218260597" calcext:value-type="float">
            <text:p>718,3982182606</text:p>
          </table:table-cell>
          <table:table-cell office:value-type="float" office:value="2.05744389177" calcext:value-type="float">
            <text:p>2,05744389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1.780678696" calcext:value-type="float">
            <text:p>1,780678696</text:p>
          </table:table-cell>
          <table:table-cell office:value-type="float" office:value="0.0186553974283" calcext:value-type="float">
            <text:p>0,0186553974</text:p>
          </table:table-cell>
          <table:table-cell/>
          <table:table-cell table:formula="of:=[.A475]*SQRT([.B475])" office:value-type="float" office:value="838.131254637363" calcext:value-type="float">
            <text:p>838,1312546374</text:p>
          </table:table-cell>
          <table:table-cell office:value-type="float" office:value="1.780678696" calcext:value-type="float">
            <text:p>1,7806786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.57648872526" calcext:value-type="float">
            <text:p>1,5764887253</text:p>
          </table:table-cell>
          <table:table-cell office:value-type="float" office:value="0.0147032451947" calcext:value-type="float">
            <text:p>0,0147032452</text:p>
          </table:table-cell>
          <table:table-cell/>
          <table:table-cell table:formula="of:=[.A476]*SQRT([.B476])" office:value-type="float" office:value="957.864291014129" calcext:value-type="float">
            <text:p>957,8642910141</text:p>
          </table:table-cell>
          <table:table-cell office:value-type="float" office:value="1.57648872526" calcext:value-type="float">
            <text:p>1,57648872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1.41783933347" calcext:value-type="float">
            <text:p>1,4178393335</text:p>
          </table:table-cell>
          <table:table-cell office:value-type="float" office:value="-0.00189277072888" calcext:value-type="float">
            <text:p>-0,0018927707</text:p>
          </table:table-cell>
          <table:table-cell/>
          <table:table-cell table:formula="of:=[.A477]*SQRT([.B477])" office:value-type="float" office:value="1077.5973273909" calcext:value-type="float">
            <text:p>1077,5973273909</text:p>
          </table:table-cell>
          <table:table-cell office:value-type="float" office:value="1.41783933347" calcext:value-type="float">
            <text:p>1,41783933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1.27934992266" calcext:value-type="float">
            <text:p>1,2793499227</text:p>
          </table:table-cell>
          <table:table-cell office:value-type="float" office:value="-0.00830797522513" calcext:value-type="float">
            <text:p>-0,0083079752</text:p>
          </table:table-cell>
          <table:table-cell/>
          <table:table-cell table:formula="of:=[.A478]*SQRT([.B478])" office:value-type="float" office:value="1197.33036376766" calcext:value-type="float">
            <text:p>1197,3303637677</text:p>
          </table:table-cell>
          <table:table-cell office:value-type="float" office:value="1.27934992266" calcext:value-type="float">
            <text:p>1,27934992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float" office:value="1.04532341244" calcext:value-type="float">
            <text:p>1,0453234124</text:p>
          </table:table-cell>
          <table:table-cell office:value-type="float" office:value="0.0185918610075" calcext:value-type="float">
            <text:p>0,018591861</text:p>
          </table:table-cell>
          <table:table-cell/>
          <table:table-cell table:formula="of:=[.A479]*SQRT([.B479])" office:value-type="float" office:value="1436.79643652119" calcext:value-type="float">
            <text:p>1436,7964365212</text:p>
          </table:table-cell>
          <table:table-cell office:value-type="float" office:value="1.04532341244" calcext:value-type="float">
            <text:p>1,04532341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0.902832857828" calcext:value-type="float">
            <text:p>0,9028328578</text:p>
          </table:table-cell>
          <table:table-cell office:value-type="float" office:value="-0.00424495238997" calcext:value-type="float">
            <text:p>-0,0042449524</text:p>
          </table:table-cell>
          <table:table-cell/>
          <table:table-cell table:formula="of:=[.A480]*SQRT([.B480])" office:value-type="float" office:value="1676.26250927473" calcext:value-type="float">
            <text:p>1676,2625092747</text:p>
          </table:table-cell>
          <table:table-cell office:value-type="float" office:value="0.902832857828" calcext:value-type="float">
            <text:p>0,9028328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0.794565255929" calcext:value-type="float">
            <text:p>0,7945652559</text:p>
          </table:table-cell>
          <table:table-cell office:value-type="float" office:value="-0.00146406859666" calcext:value-type="float">
            <text:p>-0,0014640686</text:p>
          </table:table-cell>
          <table:table-cell/>
          <table:table-cell table:formula="of:=[.A481]*SQRT([.B481])" office:value-type="float" office:value="1915.72858202826" calcext:value-type="float">
            <text:p>1915,7285820283</text:p>
          </table:table-cell>
          <table:table-cell office:value-type="float" office:value="0.794565255929" calcext:value-type="float">
            <text:p>0,79456525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0.694073369564" calcext:value-type="float">
            <text:p>0,6940733696</text:p>
          </table:table-cell>
          <table:table-cell office:value-type="float" office:value="-0.00257260026634" calcext:value-type="float">
            <text:p>-0,0025726003</text:p>
          </table:table-cell>
          <table:table-cell/>
          <table:table-cell table:formula="of:=[.A482]*SQRT([.B482])" office:value-type="float" office:value="2155.19465478179" calcext:value-type="float">
            <text:p>2155,1946547818</text:p>
          </table:table-cell>
          <table:table-cell office:value-type="float" office:value="0.694073369564" calcext:value-type="float">
            <text:p>0,69407336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0.617013271288" calcext:value-type="float">
            <text:p>0,6170132713</text:p>
          </table:table-cell>
          <table:table-cell office:value-type="float" office:value="0.00221218536959" calcext:value-type="float">
            <text:p>0,0022121854</text:p>
          </table:table-cell>
          <table:table-cell/>
          <table:table-cell table:formula="of:=[.A483]*SQRT([.B483])" office:value-type="float" office:value="2394.66072753532" calcext:value-type="float">
            <text:p>2394,6607275353</text:p>
          </table:table-cell>
          <table:table-cell office:value-type="float" office:value="0.617013271288" calcext:value-type="float">
            <text:p>0,61701327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0.539733654046" calcext:value-type="float">
            <text:p>0,539733654</text:p>
          </table:table-cell>
          <table:table-cell office:value-type="float" office:value="0.0160578851811" calcext:value-type="float">
            <text:p>0,0160578852</text:p>
          </table:table-cell>
          <table:table-cell/>
          <table:table-cell table:formula="of:=[.A484]*SQRT([.B484])" office:value-type="float" office:value="2693.99331847724" calcext:value-type="float">
            <text:p>2693,9933184772</text:p>
          </table:table-cell>
          <table:table-cell office:value-type="float" office:value="0.539733654046" calcext:value-type="float">
            <text:p>0,539733654</text:p>
          </table:table-cell>
        </table:table-row>
        <table:table-row table:style-name="ro1">
          <table:table-cell table:number-columns-repeated="5"/>
          <table:table-cell table:formula="of:=[.A485]*SQRT([.B4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56" calcext:value-type="float">
            <text:p>256</text:p>
          </table:table-cell>
          <table:table-cell office:value-type="float" office:value="9.98281783303" calcext:value-type="float">
            <text:p>9,982817833</text:p>
          </table:table-cell>
          <table:table-cell office:value-type="float" office:value="0.000625746459834" calcext:value-type="float">
            <text:p>0,0006257465</text:p>
          </table:table-cell>
          <table:table-cell/>
          <table:table-cell table:formula="of:=[.A486]*SQRT([.B486])" office:value-type="float" office:value="8" calcext:value-type="float">
            <text:p>8</text:p>
          </table:table-cell>
          <table:table-cell office:value-type="float" office:value="9.98281783303" calcext:value-type="float">
            <text:p>9,982817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9.9401807259" calcext:value-type="float">
            <text:p>9,9401807259</text:p>
          </table:table-cell>
          <table:table-cell office:value-type="float" office:value="-0.00290438005572" calcext:value-type="float">
            <text:p>-0,0029043801</text:p>
          </table:table-cell>
          <table:table-cell/>
          <table:table-cell table:formula="of:=[.A487]*SQRT([.B487])" office:value-type="float" office:value="16" calcext:value-type="float">
            <text:p>16</text:p>
          </table:table-cell>
          <table:table-cell office:value-type="float" office:value="9.9401807259" calcext:value-type="float">
            <text:p>9,9401807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9.76554413356" calcext:value-type="float">
            <text:p>9,7655441336</text:p>
          </table:table-cell>
          <table:table-cell office:value-type="float" office:value="-0.00620416387758" calcext:value-type="float">
            <text:p>-0,0062041639</text:p>
          </table:table-cell>
          <table:table-cell/>
          <table:table-cell table:formula="of:=[.A488]*SQRT([.B488])" office:value-type="float" office:value="32" calcext:value-type="float">
            <text:p>32</text:p>
          </table:table-cell>
          <table:table-cell office:value-type="float" office:value="9.76554413356" calcext:value-type="float">
            <text:p>9,7655441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.09755658475" calcext:value-type="float">
            <text:p>9,0975565848</text:p>
          </table:table-cell>
          <table:table-cell office:value-type="float" office:value="-0.0108156959715" calcext:value-type="float">
            <text:p>-0,010815696</text:p>
          </table:table-cell>
          <table:table-cell/>
          <table:table-cell table:formula="of:=[.A489]*SQRT([.B489])" office:value-type="float" office:value="64" calcext:value-type="float">
            <text:p>64</text:p>
          </table:table-cell>
          <table:table-cell office:value-type="float" office:value="9.09755658475" calcext:value-type="float">
            <text:p>9,0975565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7.33118832573" calcext:value-type="float">
            <text:p>7,3311883257</text:p>
          </table:table-cell>
          <table:table-cell office:value-type="float" office:value="-0.0974294103134" calcext:value-type="float">
            <text:p>-0,0974294103</text:p>
          </table:table-cell>
          <table:table-cell/>
          <table:table-cell table:formula="of:=[.A490]*SQRT([.B490])" office:value-type="float" office:value="128" calcext:value-type="float">
            <text:p>128</text:p>
          </table:table-cell>
          <table:table-cell office:value-type="float" office:value="7.33118832573" calcext:value-type="float">
            <text:p>7,3311883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.71411555126" calcext:value-type="float">
            <text:p>4,7141155513</text:p>
          </table:table-cell>
          <table:table-cell office:value-type="float" office:value="0.107693462926" calcext:value-type="float">
            <text:p>0,1076934629</text:p>
          </table:table-cell>
          <table:table-cell/>
          <table:table-cell table:formula="of:=[.A491]*SQRT([.B491])" office:value-type="float" office:value="256" calcext:value-type="float">
            <text:p>256</text:p>
          </table:table-cell>
          <table:table-cell office:value-type="float" office:value="4.71411555126" calcext:value-type="float">
            <text:p>4,71411555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.4628743885" calcext:value-type="float">
            <text:p>3,4628743885</text:p>
          </table:table-cell>
          <table:table-cell office:value-type="float" office:value="0.04024113601" calcext:value-type="float">
            <text:p>0,040241136</text:p>
          </table:table-cell>
          <table:table-cell/>
          <table:table-cell table:formula="of:=[.A492]*SQRT([.B492])" office:value-type="float" office:value="384" calcext:value-type="float">
            <text:p>384</text:p>
          </table:table-cell>
          <table:table-cell office:value-type="float" office:value="3.4628743885" calcext:value-type="float">
            <text:p>3,4628743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.6817203113" calcext:value-type="float">
            <text:p>2,6817203113</text:p>
          </table:table-cell>
          <table:table-cell office:value-type="float" office:value="0.0576296625806" calcext:value-type="float">
            <text:p>0,0576296626</text:p>
          </table:table-cell>
          <table:table-cell/>
          <table:table-cell table:formula="of:=[.A493]*SQRT([.B493])" office:value-type="float" office:value="512" calcext:value-type="float">
            <text:p>512</text:p>
          </table:table-cell>
          <table:table-cell office:value-type="float" office:value="2.6817203113" calcext:value-type="float">
            <text:p>2,68172031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.24238505382" calcext:value-type="float">
            <text:p>2,2423850538</text:p>
          </table:table-cell>
          <table:table-cell office:value-type="float" office:value="-0.0367256358806" calcext:value-type="float">
            <text:p>-0,0367256359</text:p>
          </table:table-cell>
          <table:table-cell/>
          <table:table-cell table:formula="of:=[.A494]*SQRT([.B494])" office:value-type="float" office:value="640" calcext:value-type="float">
            <text:p>640</text:p>
          </table:table-cell>
          <table:table-cell office:value-type="float" office:value="2.24238505382" calcext:value-type="float">
            <text:p>2,24238505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office:value-type="float" office:value="1.85049453757" calcext:value-type="float">
            <text:p>1,8504945376</text:p>
          </table:table-cell>
          <table:table-cell office:value-type="float" office:value="0.0532826086347" calcext:value-type="float">
            <text:p>0,0532826086</text:p>
          </table:table-cell>
          <table:table-cell/>
          <table:table-cell table:formula="of:=[.A495]*SQRT([.B495])" office:value-type="float" office:value="768" calcext:value-type="float">
            <text:p>768</text:p>
          </table:table-cell>
          <table:table-cell office:value-type="float" office:value="1.85049453757" calcext:value-type="float">
            <text:p>1,85049453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1.5881359322" calcext:value-type="float">
            <text:p>1,5881359322</text:p>
          </table:table-cell>
          <table:table-cell office:value-type="float" office:value="0.0310105652062" calcext:value-type="float">
            <text:p>0,0310105652</text:p>
          </table:table-cell>
          <table:table-cell/>
          <table:table-cell table:formula="of:=[.A496]*SQRT([.B496])" office:value-type="float" office:value="896" calcext:value-type="float">
            <text:p>896</text:p>
          </table:table-cell>
          <table:table-cell office:value-type="float" office:value="1.5881359322" calcext:value-type="float">
            <text:p>1,5881359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.4278590565" calcext:value-type="float">
            <text:p>1,4278590565</text:p>
          </table:table-cell>
          <table:table-cell office:value-type="float" office:value="0.0158403646889" calcext:value-type="float">
            <text:p>0,0158403647</text:p>
          </table:table-cell>
          <table:table-cell/>
          <table:table-cell table:formula="of:=[.A497]*SQRT([.B497])" office:value-type="float" office:value="1024" calcext:value-type="float">
            <text:p>1024</text:p>
          </table:table-cell>
          <table:table-cell office:value-type="float" office:value="1.4278590565" calcext:value-type="float">
            <text:p>1,42785905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1.27778455693" calcext:value-type="float">
            <text:p>1,2777845569</text:p>
          </table:table-cell>
          <table:table-cell office:value-type="float" office:value="0.0104618853025" calcext:value-type="float">
            <text:p>0,0104618853</text:p>
          </table:table-cell>
          <table:table-cell/>
          <table:table-cell table:formula="of:=[.A498]*SQRT([.B498])" office:value-type="float" office:value="1152" calcext:value-type="float">
            <text:p>1152</text:p>
          </table:table-cell>
          <table:table-cell office:value-type="float" office:value="1.27778455693" calcext:value-type="float">
            <text:p>1,27778455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1.14725934179" calcext:value-type="float">
            <text:p>1,1472593418</text:p>
          </table:table-cell>
          <table:table-cell office:value-type="float" office:value="-0.0152012340785" calcext:value-type="float">
            <text:p>-0,0152012341</text:p>
          </table:table-cell>
          <table:table-cell/>
          <table:table-cell table:formula="of:=[.A499]*SQRT([.B499])" office:value-type="float" office:value="1280" calcext:value-type="float">
            <text:p>1280</text:p>
          </table:table-cell>
          <table:table-cell office:value-type="float" office:value="1.14725934179" calcext:value-type="float">
            <text:p>1,14725934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0.953930749839" calcext:value-type="float">
            <text:p>0,9539307498</text:p>
          </table:table-cell>
          <table:table-cell office:value-type="float" office:value="0.0109395006802" calcext:value-type="float">
            <text:p>0,0109395007</text:p>
          </table:table-cell>
          <table:table-cell/>
          <table:table-cell table:formula="of:=[.A500]*SQRT([.B500])" office:value-type="float" office:value="1536" calcext:value-type="float">
            <text:p>1536</text:p>
          </table:table-cell>
          <table:table-cell office:value-type="float" office:value="0.953930749839" calcext:value-type="float">
            <text:p>0,95393074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0.835188680983" calcext:value-type="float">
            <text:p>0,835188681</text:p>
          </table:table-cell>
          <table:table-cell office:value-type="float" office:value="-0.0337982700234" calcext:value-type="float">
            <text:p>-0,03379827</text:p>
          </table:table-cell>
          <table:table-cell/>
          <table:table-cell table:formula="of:=[.A501]*SQRT([.B501])" office:value-type="float" office:value="1792" calcext:value-type="float">
            <text:p>1792</text:p>
          </table:table-cell>
          <table:table-cell office:value-type="float" office:value="0.835188680983" calcext:value-type="float">
            <text:p>0,8351886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708409899613" calcext:value-type="float">
            <text:p>0,7084098996</text:p>
          </table:table-cell>
          <table:table-cell office:value-type="float" office:value="-0.0029207021586" calcext:value-type="float">
            <text:p>-0,0029207022</text:p>
          </table:table-cell>
          <table:table-cell/>
          <table:table-cell table:formula="of:=[.A502]*SQRT([.B502])" office:value-type="float" office:value="2048" calcext:value-type="float">
            <text:p>2048</text:p>
          </table:table-cell>
          <table:table-cell office:value-type="float" office:value="0.708409899613" calcext:value-type="float">
            <text:p>0,70840989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0.613835332556" calcext:value-type="float">
            <text:p>0,6138353326</text:p>
          </table:table-cell>
          <table:table-cell office:value-type="float" office:value="0.00729554727894" calcext:value-type="float">
            <text:p>0,0072955473</text:p>
          </table:table-cell>
          <table:table-cell/>
          <table:table-cell table:formula="of:=[.A503]*SQRT([.B503])" office:value-type="float" office:value="2304" calcext:value-type="float">
            <text:p>2304</text:p>
          </table:table-cell>
          <table:table-cell office:value-type="float" office:value="0.613835332556" calcext:value-type="float">
            <text:p>0,61383533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0.551320645148" calcext:value-type="float">
            <text:p>0,5513206451</text:p>
          </table:table-cell>
          <table:table-cell office:value-type="float" office:value="0.00328753624691" calcext:value-type="float">
            <text:p>0,0032875362</text:p>
          </table:table-cell>
          <table:table-cell/>
          <table:table-cell table:formula="of:=[.A504]*SQRT([.B504])" office:value-type="float" office:value="2560" calcext:value-type="float">
            <text:p>2560</text:p>
          </table:table-cell>
          <table:table-cell office:value-type="float" office:value="0.551320645148" calcext:value-type="float">
            <text:p>0,55132064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office:value-type="float" office:value="0.494432660621" calcext:value-type="float">
            <text:p>0,4944326606</text:p>
          </table:table-cell>
          <table:table-cell office:value-type="float" office:value="-0.00940127327317" calcext:value-type="float">
            <text:p>-0,0094012733</text:p>
          </table:table-cell>
          <table:table-cell/>
          <table:table-cell table:formula="of:=[.A505]*SQRT([.B505])" office:value-type="float" office:value="2880" calcext:value-type="float">
            <text:p>2880</text:p>
          </table:table-cell>
          <table:table-cell office:value-type="float" office:value="0.494432660621" calcext:value-type="float">
            <text:p>0,4944326606</text:p>
          </table:table-cell>
        </table:table-row>
        <table:table-row table:style-name="ro1">
          <table:table-cell table:number-columns-repeated="5"/>
          <table:table-cell table:formula="of:=[.A506]*SQRT([.B5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20" calcext:value-type="float">
            <text:p>320</text:p>
          </table:table-cell>
          <table:table-cell office:value-type="float" office:value="9.98238641938" calcext:value-type="float">
            <text:p>9,9823864194</text:p>
          </table:table-cell>
          <table:table-cell office:value-type="float" office:value="-0.0000994162838724" calcext:value-type="float">
            <text:p>-9,94162838724E-05</text:p>
          </table:table-cell>
          <table:table-cell/>
          <table:table-cell table:formula="of:=[.A507]*SQRT([.B507])" office:value-type="float" office:value="8.94427190999916" calcext:value-type="float">
            <text:p>8,94427191</text:p>
          </table:table-cell>
          <table:table-cell office:value-type="float" office:value="9.98238641938" calcext:value-type="float">
            <text:p>9,9823864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9.93706545236" calcext:value-type="float">
            <text:p>9,9370654524</text:p>
          </table:table-cell>
          <table:table-cell office:value-type="float" office:value="-0.00194370952102" calcext:value-type="float">
            <text:p>-0,0019437095</text:p>
          </table:table-cell>
          <table:table-cell/>
          <table:table-cell table:formula="of:=[.A508]*SQRT([.B508])" office:value-type="float" office:value="17.8885438199983" calcext:value-type="float">
            <text:p>17,88854382</text:p>
          </table:table-cell>
          <table:table-cell office:value-type="float" office:value="9.93706545236" calcext:value-type="float">
            <text:p>9,9370654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9.75964124146" calcext:value-type="float">
            <text:p>9,7596412415</text:p>
          </table:table-cell>
          <table:table-cell office:value-type="float" office:value="-0.00277921074272" calcext:value-type="float">
            <text:p>-0,0027792107</text:p>
          </table:table-cell>
          <table:table-cell/>
          <table:table-cell table:formula="of:=[.A509]*SQRT([.B509])" office:value-type="float" office:value="35.7770876399966" calcext:value-type="float">
            <text:p>35,77708764</text:p>
          </table:table-cell>
          <table:table-cell office:value-type="float" office:value="9.75964124146" calcext:value-type="float">
            <text:p>9,7596412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.09162279829" calcext:value-type="float">
            <text:p>9,0916227983</text:p>
          </table:table-cell>
          <table:table-cell office:value-type="float" office:value="0.0288316646713" calcext:value-type="float">
            <text:p>0,0288316647</text:p>
          </table:table-cell>
          <table:table-cell/>
          <table:table-cell table:formula="of:=[.A510]*SQRT([.B510])" office:value-type="float" office:value="71.5541752799933" calcext:value-type="float">
            <text:p>71,55417528</text:p>
          </table:table-cell>
          <table:table-cell office:value-type="float" office:value="9.09162279829" calcext:value-type="float">
            <text:p>9,0916227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7.36579370403" calcext:value-type="float">
            <text:p>7,365793704</text:p>
          </table:table-cell>
          <table:table-cell office:value-type="float" office:value="0.0221376489725" calcext:value-type="float">
            <text:p>0,022137649</text:p>
          </table:table-cell>
          <table:table-cell/>
          <table:table-cell table:formula="of:=[.A511]*SQRT([.B511])" office:value-type="float" office:value="143.108350559987" calcext:value-type="float">
            <text:p>143,10835056</text:p>
          </table:table-cell>
          <table:table-cell office:value-type="float" office:value="7.36579370403" calcext:value-type="float">
            <text:p>7,365793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.78421362828" calcext:value-type="float">
            <text:p>4,7842136283</text:p>
          </table:table-cell>
          <table:table-cell office:value-type="float" office:value="-0.0212743828395" calcext:value-type="float">
            <text:p>-0,0212743828</text:p>
          </table:table-cell>
          <table:table-cell/>
          <table:table-cell table:formula="of:=[.A512]*SQRT([.B512])" office:value-type="float" office:value="286.216701119973" calcext:value-type="float">
            <text:p>286,21670112</text:p>
          </table:table-cell>
          <table:table-cell office:value-type="float" office:value="4.78421362828" calcext:value-type="float">
            <text:p>4,78421362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3.46357937316" calcext:value-type="float">
            <text:p>3,4635793732</text:p>
          </table:table-cell>
          <table:table-cell office:value-type="float" office:value="0.0232803321574" calcext:value-type="float">
            <text:p>0,0232803322</text:p>
          </table:table-cell>
          <table:table-cell/>
          <table:table-cell table:formula="of:=[.A513]*SQRT([.B513])" office:value-type="float" office:value="429.32505167996" calcext:value-type="float">
            <text:p>429,32505168</text:p>
          </table:table-cell>
          <table:table-cell office:value-type="float" office:value="3.46357937316" calcext:value-type="float">
            <text:p>3,46357937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2.70397287531" calcext:value-type="float">
            <text:p>2,7039728753</text:p>
          </table:table-cell>
          <table:table-cell office:value-type="float" office:value="0.0438838441299" calcext:value-type="float">
            <text:p>0,0438838441</text:p>
          </table:table-cell>
          <table:table-cell/>
          <table:table-cell table:formula="of:=[.A514]*SQRT([.B514])" office:value-type="float" office:value="572.433402239946" calcext:value-type="float">
            <text:p>572,4334022399</text:p>
          </table:table-cell>
          <table:table-cell office:value-type="float" office:value="2.70397287531" calcext:value-type="float">
            <text:p>2,70397287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2.16860783824" calcext:value-type="float">
            <text:p>2,1686078382</text:p>
          </table:table-cell>
          <table:table-cell office:value-type="float" office:value="0.0731417182879" calcext:value-type="float">
            <text:p>0,0731417183</text:p>
          </table:table-cell>
          <table:table-cell/>
          <table:table-cell table:formula="of:=[.A515]*SQRT([.B515])" office:value-type="float" office:value="715.541752799933" calcext:value-type="float">
            <text:p>715,5417527999</text:p>
          </table:table-cell>
          <table:table-cell office:value-type="float" office:value="2.16860783824" calcext:value-type="float">
            <text:p>2,16860783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office:value-type="float" office:value="1.90686720693" calcext:value-type="float">
            <text:p>1,9068672069</text:p>
          </table:table-cell>
          <table:table-cell office:value-type="float" office:value="-0.0263139120341" calcext:value-type="float">
            <text:p>-0,026313912</text:p>
          </table:table-cell>
          <table:table-cell/>
          <table:table-cell table:formula="of:=[.A516]*SQRT([.B516])" office:value-type="float" office:value="858.650103359919" calcext:value-type="float">
            <text:p>858,6501033599</text:p>
          </table:table-cell>
          <table:table-cell office:value-type="float" office:value="1.90686720693" calcext:value-type="float">
            <text:p>1,90686720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1.60298142104" calcext:value-type="float">
            <text:p>1,602981421</text:p>
          </table:table-cell>
          <table:table-cell office:value-type="float" office:value="0.00999397117383" calcext:value-type="float">
            <text:p>0,0099939712</text:p>
          </table:table-cell>
          <table:table-cell/>
          <table:table-cell table:formula="of:=[.A517]*SQRT([.B517])" office:value-type="float" office:value="1001.75845391991" calcext:value-type="float">
            <text:p>1001,7584539199</text:p>
          </table:table-cell>
          <table:table-cell office:value-type="float" office:value="1.60298142104" calcext:value-type="float">
            <text:p>1,6029814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float" office:value="1.44924294592" calcext:value-type="float">
            <text:p>1,4492429459</text:p>
          </table:table-cell>
          <table:table-cell office:value-type="float" office:value="-0.00809323289442" calcext:value-type="float">
            <text:p>-0,0080932329</text:p>
          </table:table-cell>
          <table:table-cell/>
          <table:table-cell table:formula="of:=[.A518]*SQRT([.B518])" office:value-type="float" office:value="1144.86680447989" calcext:value-type="float">
            <text:p>1144,8668044799</text:p>
          </table:table-cell>
          <table:table-cell office:value-type="float" office:value="1.44924294592" calcext:value-type="float">
            <text:p>1,44924294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0" calcext:value-type="float">
            <text:p>320</text:p>
          </table:table-cell>
          <table:table-cell office:value-type="float" office:value="1.25901813276" calcext:value-type="float">
            <text:p>1,2590181328</text:p>
          </table:table-cell>
          <table:table-cell office:value-type="float" office:value="0.00600132037719" calcext:value-type="float">
            <text:p>0,0060013204</text:p>
          </table:table-cell>
          <table:table-cell/>
          <table:table-cell table:formula="of:=[.A519]*SQRT([.B519])" office:value-type="float" office:value="1287.97515503988" calcext:value-type="float">
            <text:p>1287,9751550399</text:p>
          </table:table-cell>
          <table:table-cell office:value-type="float" office:value="1.25901813276" calcext:value-type="float">
            <text:p>1,25901813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.14668978465" calcext:value-type="float">
            <text:p>1,1466897847</text:p>
          </table:table-cell>
          <table:table-cell office:value-type="float" office:value="-0.00486853677893" calcext:value-type="float">
            <text:p>-0,0048685368</text:p>
          </table:table-cell>
          <table:table-cell/>
          <table:table-cell table:formula="of:=[.A520]*SQRT([.B520])" office:value-type="float" office:value="1431.08350559987" calcext:value-type="float">
            <text:p>1431,0835055999</text:p>
          </table:table-cell>
          <table:table-cell office:value-type="float" office:value="1.14668978465" calcext:value-type="float">
            <text:p>1,14668978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0" calcext:value-type="float">
            <text:p>320</text:p>
          </table:table-cell>
          <table:table-cell office:value-type="float" office:value="0.958916797596" calcext:value-type="float">
            <text:p>0,9589167976</text:p>
          </table:table-cell>
          <table:table-cell office:value-type="float" office:value="-0.00454356541403" calcext:value-type="float">
            <text:p>-0,0045435654</text:p>
          </table:table-cell>
          <table:table-cell/>
          <table:table-cell table:formula="of:=[.A521]*SQRT([.B521])" office:value-type="float" office:value="1717.30020671984" calcext:value-type="float">
            <text:p>1717,3002067198</text:p>
          </table:table-cell>
          <table:table-cell office:value-type="float" office:value="0.958916797596" calcext:value-type="float">
            <text:p>0,95891679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0.799128557114" calcext:value-type="float">
            <text:p>0,7991285571</text:p>
          </table:table-cell>
          <table:table-cell office:value-type="float" office:value="0.00460223829759" calcext:value-type="float">
            <text:p>0,0046022383</text:p>
          </table:table-cell>
          <table:table-cell/>
          <table:table-cell table:formula="of:=[.A522]*SQRT([.B522])" office:value-type="float" office:value="2003.51690783981" calcext:value-type="float">
            <text:p>2003,5169078398</text:p>
          </table:table-cell>
          <table:table-cell office:value-type="float" office:value="0.799128557114" calcext:value-type="float">
            <text:p>0,79912855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float" office:value="0.702235311524" calcext:value-type="float">
            <text:p>0,7022353115</text:p>
          </table:table-cell>
          <table:table-cell office:value-type="float" office:value="-0.00330833173451" calcext:value-type="float">
            <text:p>-0,0033083317</text:p>
          </table:table-cell>
          <table:table-cell/>
          <table:table-cell table:formula="of:=[.A523]*SQRT([.B523])" office:value-type="float" office:value="2289.73360895978" calcext:value-type="float">
            <text:p>2289,7336089598</text:p>
          </table:table-cell>
          <table:table-cell office:value-type="float" office:value="0.702235311524" calcext:value-type="float">
            <text:p>0,70223531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0" calcext:value-type="float">
            <text:p>320</text:p>
          </table:table-cell>
          <table:table-cell office:value-type="float" office:value="0.623950125878" calcext:value-type="float">
            <text:p>0,6239501259</text:p>
          </table:table-cell>
          <table:table-cell office:value-type="float" office:value="-0.00834219054047" calcext:value-type="float">
            <text:p>-0,0083421905</text:p>
          </table:table-cell>
          <table:table-cell/>
          <table:table-cell table:formula="of:=[.A524]*SQRT([.B524])" office:value-type="float" office:value="2575.95031007976" calcext:value-type="float">
            <text:p>2575,9503100798</text:p>
          </table:table-cell>
          <table:table-cell office:value-type="float" office:value="0.623950125878" calcext:value-type="float">
            <text:p>0,62395012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0.558696634214" calcext:value-type="float">
            <text:p>0,5586966342</text:p>
          </table:table-cell>
          <table:table-cell office:value-type="float" office:value="-0.00466873120873" calcext:value-type="float">
            <text:p>-0,0046687312</text:p>
          </table:table-cell>
          <table:table-cell/>
          <table:table-cell table:formula="of:=[.A525]*SQRT([.B525])" office:value-type="float" office:value="2862.16701119973" calcext:value-type="float">
            <text:p>2862,1670111997</text:p>
          </table:table-cell>
          <table:table-cell office:value-type="float" office:value="0.558696634214" calcext:value-type="float">
            <text:p>0,55869663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0.493103224091" calcext:value-type="float">
            <text:p>0,4931032241</text:p>
          </table:table-cell>
          <table:table-cell office:value-type="float" office:value="0.00418479298186" calcext:value-type="float">
            <text:p>0,004184793</text:p>
          </table:table-cell>
          <table:table-cell/>
          <table:table-cell table:formula="of:=[.A526]*SQRT([.B526])" office:value-type="float" office:value="3219.9378875997" calcext:value-type="float">
            <text:p>3219,9378875997</text:p>
          </table:table-cell>
          <table:table-cell office:value-type="float" office:value="0.493103224091" calcext:value-type="float">
            <text:p>0,4931032241</text:p>
          </table:table-cell>
        </table:table-row>
        <table:table-row table:style-name="ro1">
          <table:table-cell table:number-columns-repeated="5"/>
          <table:table-cell table:formula="of:=[.A527]*SQRT([.B5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84" calcext:value-type="float">
            <text:p>384</text:p>
          </table:table-cell>
          <table:table-cell office:value-type="float" office:value="9.97766937124" calcext:value-type="float">
            <text:p>9,9776693712</text:p>
          </table:table-cell>
          <table:table-cell office:value-type="float" office:value="-0.0000477264345134" calcext:value-type="float">
            <text:p>-4,77264345134E-05</text:p>
          </table:table-cell>
          <table:table-cell/>
          <table:table-cell table:formula="of:=[.A528]*SQRT([.B528])" office:value-type="float" office:value="9.79795897113271" calcext:value-type="float">
            <text:p>9,7979589711</text:p>
          </table:table-cell>
          <table:table-cell office:value-type="float" office:value="9.97766937124" calcext:value-type="float">
            <text:p>9,9776693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9.91952143095" calcext:value-type="float">
            <text:p>9,919521431</text:p>
          </table:table-cell>
          <table:table-cell office:value-type="float" office:value="-0.000811172659328" calcext:value-type="float">
            <text:p>-0,0008111727</text:p>
          </table:table-cell>
          <table:table-cell/>
          <table:table-cell table:formula="of:=[.A529]*SQRT([.B529])" office:value-type="float" office:value="19.5959179422654" calcext:value-type="float">
            <text:p>19,5959179423</text:p>
          </table:table-cell>
          <table:table-cell office:value-type="float" office:value="9.91952143095" calcext:value-type="float">
            <text:p>9,919521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office:value-type="float" office:value="9.67923841725" calcext:value-type="float">
            <text:p>9,6792384173</text:p>
          </table:table-cell>
          <table:table-cell office:value-type="float" office:value="0.0108929550331" calcext:value-type="float">
            <text:p>0,010892955</text:p>
          </table:table-cell>
          <table:table-cell/>
          <table:table-cell table:formula="of:=[.A530]*SQRT([.B530])" office:value-type="float" office:value="39.1918358845308" calcext:value-type="float">
            <text:p>39,1918358845</text:p>
          </table:table-cell>
          <table:table-cell office:value-type="float" office:value="9.67923841725" calcext:value-type="float">
            <text:p>9,6792384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8.83373617792" calcext:value-type="float">
            <text:p>8,8337361779</text:p>
          </table:table-cell>
          <table:table-cell office:value-type="float" office:value="0.00954949303461" calcext:value-type="float">
            <text:p>0,009549493</text:p>
          </table:table-cell>
          <table:table-cell/>
          <table:table-cell table:formula="of:=[.A531]*SQRT([.B531])" office:value-type="float" office:value="78.3836717690617" calcext:value-type="float">
            <text:p>78,3836717691</text:p>
          </table:table-cell>
          <table:table-cell office:value-type="float" office:value="8.83373617792" calcext:value-type="float">
            <text:p>8,83373617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.85683376876" calcext:value-type="float">
            <text:p>6,8568337688</text:p>
          </table:table-cell>
          <table:table-cell office:value-type="float" office:value="-0.0375456438677" calcext:value-type="float">
            <text:p>-0,0375456439</text:p>
          </table:table-cell>
          <table:table-cell/>
          <table:table-cell table:formula="of:=[.A532]*SQRT([.B532])" office:value-type="float" office:value="156.767343538123" calcext:value-type="float">
            <text:p>156,7673435381</text:p>
          </table:table-cell>
          <table:table-cell office:value-type="float" office:value="6.85683376876" calcext:value-type="float">
            <text:p>6,8568337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4.20876212544" calcext:value-type="float">
            <text:p>4,2087621254</text:p>
          </table:table-cell>
          <table:table-cell office:value-type="float" office:value="0.0556457548128" calcext:value-type="float">
            <text:p>0,0556457548</text:p>
          </table:table-cell>
          <table:table-cell/>
          <table:table-cell table:formula="of:=[.A533]*SQRT([.B533])" office:value-type="float" office:value="313.534687076247" calcext:value-type="float">
            <text:p>313,5346870762</text:p>
          </table:table-cell>
          <table:table-cell office:value-type="float" office:value="4.20876212544" calcext:value-type="float">
            <text:p>4,20876212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office:value-type="float" office:value="2.9960400484" calcext:value-type="float">
            <text:p>2,9960400484</text:p>
          </table:table-cell>
          <table:table-cell office:value-type="float" office:value="0.105805671011" calcext:value-type="float">
            <text:p>0,105805671</text:p>
          </table:table-cell>
          <table:table-cell/>
          <table:table-cell table:formula="of:=[.A534]*SQRT([.B534])" office:value-type="float" office:value="470.30203061437" calcext:value-type="float">
            <text:p>470,3020306144</text:p>
          </table:table-cell>
          <table:table-cell office:value-type="float" office:value="2.9960400484" calcext:value-type="float">
            <text:p>2,99604004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float" office:value="2.41791780854" calcext:value-type="float">
            <text:p>2,4179178085</text:p>
          </table:table-cell>
          <table:table-cell office:value-type="float" office:value="-0.029522847303" calcext:value-type="float">
            <text:p>-0,0295228473</text:p>
          </table:table-cell>
          <table:table-cell/>
          <table:table-cell table:formula="of:=[.A535]*SQRT([.B535])" office:value-type="float" office:value="627.069374152494" calcext:value-type="float">
            <text:p>627,0693741525</text:p>
          </table:table-cell>
          <table:table-cell office:value-type="float" office:value="2.41791780854" calcext:value-type="float">
            <text:p>2,41791780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" calcext:value-type="float">
            <text:p>384</text:p>
          </table:table-cell>
          <table:table-cell office:value-type="float" office:value="1.96630147973" calcext:value-type="float">
            <text:p>1,9663014797</text:p>
          </table:table-cell>
          <table:table-cell office:value-type="float" office:value="-0.0149924094733" calcext:value-type="float">
            <text:p>-0,0149924095</text:p>
          </table:table-cell>
          <table:table-cell/>
          <table:table-cell table:formula="of:=[.A536]*SQRT([.B536])" office:value-type="float" office:value="783.836717690617" calcext:value-type="float">
            <text:p>783,8367176906</text:p>
          </table:table-cell>
          <table:table-cell office:value-type="float" office:value="1.96630147973" calcext:value-type="float">
            <text:p>1,96630147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1.62544350139" calcext:value-type="float">
            <text:p>1,6254435014</text:p>
          </table:table-cell>
          <table:table-cell office:value-type="float" office:value="0.0273243936017" calcext:value-type="float">
            <text:p>0,0273243936</text:p>
          </table:table-cell>
          <table:table-cell/>
          <table:table-cell table:formula="of:=[.A537]*SQRT([.B537])" office:value-type="float" office:value="940.60406122874" calcext:value-type="float">
            <text:p>940,6040612287</text:p>
          </table:table-cell>
          <table:table-cell office:value-type="float" office:value="1.62544350139" calcext:value-type="float">
            <text:p>1,62544350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4" calcext:value-type="float">
            <text:p>384</text:p>
          </table:table-cell>
          <table:table-cell office:value-type="float" office:value="1.39257361579" calcext:value-type="float">
            <text:p>1,3925736158</text:p>
          </table:table-cell>
          <table:table-cell office:value-type="float" office:value="0.0398157923908" calcext:value-type="float">
            <text:p>0,0398157924</text:p>
          </table:table-cell>
          <table:table-cell/>
          <table:table-cell table:formula="of:=[.A538]*SQRT([.B538])" office:value-type="float" office:value="1097.37140476686" calcext:value-type="float">
            <text:p>1097,3714047669</text:p>
          </table:table-cell>
          <table:table-cell office:value-type="float" office:value="1.39257361579" calcext:value-type="float">
            <text:p>1,39257361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1.2513988127" calcext:value-type="float">
            <text:p>1,2513988127</text:p>
          </table:table-cell>
          <table:table-cell office:value-type="float" office:value="0.00696871936487" calcext:value-type="float">
            <text:p>0,0069687194</text:p>
          </table:table-cell>
          <table:table-cell/>
          <table:table-cell table:formula="of:=[.A539]*SQRT([.B539])" office:value-type="float" office:value="1254.13874830499" calcext:value-type="float">
            <text:p>1254,138748305</text:p>
          </table:table-cell>
          <table:table-cell office:value-type="float" office:value="1.2513988127" calcext:value-type="float">
            <text:p>1,25139881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4" calcext:value-type="float">
            <text:p>384</text:p>
          </table:table-cell>
          <table:table-cell office:value-type="float" office:value="1.08572595116" calcext:value-type="float">
            <text:p>1,0857259512</text:p>
          </table:table-cell>
          <table:table-cell office:value-type="float" office:value="0.0323560158728" calcext:value-type="float">
            <text:p>0,0323560159</text:p>
          </table:table-cell>
          <table:table-cell/>
          <table:table-cell table:formula="of:=[.A540]*SQRT([.B540])" office:value-type="float" office:value="1410.90609184311" calcext:value-type="float">
            <text:p>1410,9060918431</text:p>
          </table:table-cell>
          <table:table-cell office:value-type="float" office:value="1.08572595116" calcext:value-type="float">
            <text:p>1,0857259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float" office:value="0.978180482362" calcext:value-type="float">
            <text:p>0,9781804824</text:p>
          </table:table-cell>
          <table:table-cell office:value-type="float" office:value="0.0148778027238" calcext:value-type="float">
            <text:p>0,0148778027</text:p>
          </table:table-cell>
          <table:table-cell/>
          <table:table-cell table:formula="of:=[.A541]*SQRT([.B541])" office:value-type="float" office:value="1567.67343538123" calcext:value-type="float">
            <text:p>1567,6734353812</text:p>
          </table:table-cell>
          <table:table-cell office:value-type="float" office:value="0.978180482362" calcext:value-type="float">
            <text:p>0,97818048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0.818438522529" calcext:value-type="float">
            <text:p>0,8184385225</text:p>
          </table:table-cell>
          <table:table-cell office:value-type="float" office:value="0.00595927866199" calcext:value-type="float">
            <text:p>0,0059592787</text:p>
          </table:table-cell>
          <table:table-cell/>
          <table:table-cell table:formula="of:=[.A542]*SQRT([.B542])" office:value-type="float" office:value="1881.20812245748" calcext:value-type="float">
            <text:p>1881,2081224575</text:p>
          </table:table-cell>
          <table:table-cell office:value-type="float" office:value="0.818438522529" calcext:value-type="float">
            <text:p>0,81843852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4" calcext:value-type="float">
            <text:p>384</text:p>
          </table:table-cell>
          <table:table-cell office:value-type="float" office:value="0.700657137389" calcext:value-type="float">
            <text:p>0,7006571374</text:p>
          </table:table-cell>
          <table:table-cell office:value-type="float" office:value="0.00683424753798" calcext:value-type="float">
            <text:p>0,0068342475</text:p>
          </table:table-cell>
          <table:table-cell/>
          <table:table-cell table:formula="of:=[.A543]*SQRT([.B543])" office:value-type="float" office:value="2194.74280953373" calcext:value-type="float">
            <text:p>2194,7428095337</text:p>
          </table:table-cell>
          <table:table-cell office:value-type="float" office:value="0.700657137389" calcext:value-type="float">
            <text:p>0,70065713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0.607326472184" calcext:value-type="float">
            <text:p>0,6073264722</text:p>
          </table:table-cell>
          <table:table-cell office:value-type="float" office:value="0.0073518884414" calcext:value-type="float">
            <text:p>0,0073518884</text:p>
          </table:table-cell>
          <table:table-cell/>
          <table:table-cell table:formula="of:=[.A544]*SQRT([.B544])" office:value-type="float" office:value="2508.27749660997" calcext:value-type="float">
            <text:p>2508,27749661</text:p>
          </table:table-cell>
          <table:table-cell office:value-type="float" office:value="0.607326472184" calcext:value-type="float">
            <text:p>0,60732647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4" calcext:value-type="float">
            <text:p>384</text:p>
          </table:table-cell>
          <table:table-cell office:value-type="float" office:value="0.539657519345" calcext:value-type="float">
            <text:p>0,5396575193</text:p>
          </table:table-cell>
          <table:table-cell office:value-type="float" office:value="0.000671160202357" calcext:value-type="float">
            <text:p>0,0006711602</text:p>
          </table:table-cell>
          <table:table-cell/>
          <table:table-cell table:formula="of:=[.A545]*SQRT([.B545])" office:value-type="float" office:value="2821.81218368622" calcext:value-type="float">
            <text:p>2821,8121836862</text:p>
          </table:table-cell>
          <table:table-cell office:value-type="float" office:value="0.539657519345" calcext:value-type="float">
            <text:p>0,53965751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4" calcext:value-type="float">
            <text:p>384</text:p>
          </table:table-cell>
          <table:table-cell office:value-type="float" office:value="0.471450744862" calcext:value-type="float">
            <text:p>0,4714507449</text:p>
          </table:table-cell>
          <table:table-cell office:value-type="float" office:value="0.0142835908912" calcext:value-type="float">
            <text:p>0,0142835909</text:p>
          </table:table-cell>
          <table:table-cell/>
          <table:table-cell table:formula="of:=[.A546]*SQRT([.B546])" office:value-type="float" office:value="3135.34687076247" calcext:value-type="float">
            <text:p>3135,3468707625</text:p>
          </table:table-cell>
          <table:table-cell office:value-type="float" office:value="0.471450744862" calcext:value-type="float">
            <text:p>0,47145074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4" calcext:value-type="float">
            <text:p>384</text:p>
          </table:table-cell>
          <table:table-cell office:value-type="float" office:value="0.42412015114" calcext:value-type="float">
            <text:p>0,4241201511</text:p>
          </table:table-cell>
          <table:table-cell office:value-type="float" office:value="0.00434636424941" calcext:value-type="float">
            <text:p>0,0043463642</text:p>
          </table:table-cell>
          <table:table-cell/>
          <table:table-cell table:formula="of:=[.A547]*SQRT([.B547])" office:value-type="float" office:value="3527.26522960778" calcext:value-type="float">
            <text:p>3527,2652296078</text:p>
          </table:table-cell>
          <table:table-cell office:value-type="float" office:value="0.42412015114" calcext:value-type="float">
            <text:p>0,4241201511</text:p>
          </table:table-cell>
        </table:table-row>
        <table:table-row table:style-name="ro1">
          <table:table-cell table:number-columns-repeated="5"/>
          <table:table-cell table:formula="of:=[.A548]*SQRT([.B5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12" calcext:value-type="float">
            <text:p>512</text:p>
          </table:table-cell>
          <table:table-cell office:value-type="float" office:value="9.96642682079" calcext:value-type="float">
            <text:p>9,9664268208</text:p>
          </table:table-cell>
          <table:table-cell office:value-type="float" office:value="0.000753554803814" calcext:value-type="float">
            <text:p>0,0007535548</text:p>
          </table:table-cell>
          <table:table-cell/>
          <table:table-cell table:formula="of:=[.A549]*SQRT([.B549])" office:value-type="float" office:value="11.3137084989848" calcext:value-type="float">
            <text:p>11,313708499</text:p>
          </table:table-cell>
          <table:table-cell office:value-type="float" office:value="9.96642682079" calcext:value-type="float">
            <text:p>9,9664268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9.87154689453" calcext:value-type="float">
            <text:p>9,8715468945</text:p>
          </table:table-cell>
          <table:table-cell office:value-type="float" office:value="0.0123519858154" calcext:value-type="float">
            <text:p>0,0123519858</text:p>
          </table:table-cell>
          <table:table-cell/>
          <table:table-cell table:formula="of:=[.A550]*SQRT([.B550])" office:value-type="float" office:value="22.6274169979695" calcext:value-type="float">
            <text:p>22,627416998</text:p>
          </table:table-cell>
          <table:table-cell office:value-type="float" office:value="9.87154689453" calcext:value-type="float">
            <text:p>9,8715468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.54830558144" calcext:value-type="float">
            <text:p>9,5483055814</text:p>
          </table:table-cell>
          <table:table-cell office:value-type="float" office:value="-0.0146851555308" calcext:value-type="float">
            <text:p>-0,0146851555</text:p>
          </table:table-cell>
          <table:table-cell/>
          <table:table-cell table:formula="of:=[.A551]*SQRT([.B551])" office:value-type="float" office:value="45.254833995939" calcext:value-type="float">
            <text:p>45,2548339959</text:p>
          </table:table-cell>
          <table:table-cell office:value-type="float" office:value="9.54830558144" calcext:value-type="float">
            <text:p>9,5483055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8.41948258581" calcext:value-type="float">
            <text:p>8,4194825858</text:p>
          </table:table-cell>
          <table:table-cell office:value-type="float" office:value="-0.0318819949984" calcext:value-type="float">
            <text:p>-0,031881995</text:p>
          </table:table-cell>
          <table:table-cell/>
          <table:table-cell table:formula="of:=[.A552]*SQRT([.B552])" office:value-type="float" office:value="90.5096679918781" calcext:value-type="float">
            <text:p>90,5096679919</text:p>
          </table:table-cell>
          <table:table-cell office:value-type="float" office:value="8.41948258581" calcext:value-type="float">
            <text:p>8,41948258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6.10107203942" calcext:value-type="float">
            <text:p>6,1010720394</text:p>
          </table:table-cell>
          <table:table-cell office:value-type="float" office:value="-0.0962763893393" calcext:value-type="float">
            <text:p>-0,0962763893</text:p>
          </table:table-cell>
          <table:table-cell/>
          <table:table-cell table:formula="of:=[.A553]*SQRT([.B553])" office:value-type="float" office:value="181.019335983756" calcext:value-type="float">
            <text:p>181,0193359838</text:p>
          </table:table-cell>
          <table:table-cell office:value-type="float" office:value="6.10107203942" calcext:value-type="float">
            <text:p>6,1010720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3.63374565127" calcext:value-type="float">
            <text:p>3,6337456513</text:p>
          </table:table-cell>
          <table:table-cell office:value-type="float" office:value="0.0415554790986" calcext:value-type="float">
            <text:p>0,0415554791</text:p>
          </table:table-cell>
          <table:table-cell/>
          <table:table-cell table:formula="of:=[.A554]*SQRT([.B554])" office:value-type="float" office:value="362.038671967512" calcext:value-type="float">
            <text:p>362,0386719675</text:p>
          </table:table-cell>
          <table:table-cell office:value-type="float" office:value="3.63374565127" calcext:value-type="float">
            <text:p>3,63374565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office:value-type="float" office:value="2.56682318329" calcext:value-type="float">
            <text:p>2,5668231833</text:p>
          </table:table-cell>
          <table:table-cell office:value-type="float" office:value="0.0582281015407" calcext:value-type="float">
            <text:p>0,0582281015</text:p>
          </table:table-cell>
          <table:table-cell/>
          <table:table-cell table:formula="of:=[.A555]*SQRT([.B555])" office:value-type="float" office:value="543.058007951269" calcext:value-type="float">
            <text:p>543,0580079513</text:p>
          </table:table-cell>
          <table:table-cell office:value-type="float" office:value="2.56682318329" calcext:value-type="float">
            <text:p>2,56682318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96084014887" calcext:value-type="float">
            <text:p>1,9608401489</text:p>
          </table:table-cell>
          <table:table-cell office:value-type="float" office:value="0.0460832423556" calcext:value-type="float">
            <text:p>0,0460832424</text:p>
          </table:table-cell>
          <table:table-cell/>
          <table:table-cell table:formula="of:=[.A556]*SQRT([.B556])" office:value-type="float" office:value="724.077343935025" calcext:value-type="float">
            <text:p>724,077343935</text:p>
          </table:table-cell>
          <table:table-cell office:value-type="float" office:value="1.96084014887" calcext:value-type="float">
            <text:p>1,96084014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1.58425574764" calcext:value-type="float">
            <text:p>1,5842557476</text:p>
          </table:table-cell>
          <table:table-cell office:value-type="float" office:value="0.0583360693242" calcext:value-type="float">
            <text:p>0,0583360693</text:p>
          </table:table-cell>
          <table:table-cell/>
          <table:table-cell table:formula="of:=[.A557]*SQRT([.B557])" office:value-type="float" office:value="905.096679918781" calcext:value-type="float">
            <text:p>905,0966799188</text:p>
          </table:table-cell>
          <table:table-cell office:value-type="float" office:value="1.58425574764" calcext:value-type="float">
            <text:p>1,58425574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 office:value-type="float" office:value="1.33355041247" calcext:value-type="float">
            <text:p>1,3335504125</text:p>
          </table:table-cell>
          <table:table-cell office:value-type="float" office:value="0.0346175404655" calcext:value-type="float">
            <text:p>0,0346175405</text:p>
          </table:table-cell>
          <table:table-cell/>
          <table:table-cell table:formula="of:=[.A558]*SQRT([.B558])" office:value-type="float" office:value="1086.11601590254" calcext:value-type="float">
            <text:p>1086,1160159025</text:p>
          </table:table-cell>
          <table:table-cell office:value-type="float" office:value="1.33355041247" calcext:value-type="float">
            <text:p>1,3335504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1.14848758061" calcext:value-type="float">
            <text:p>1,1484875806</text:p>
          </table:table-cell>
          <table:table-cell office:value-type="float" office:value="0.0397413944058" calcext:value-type="float">
            <text:p>0,0397413944</text:p>
          </table:table-cell>
          <table:table-cell/>
          <table:table-cell table:formula="of:=[.A559]*SQRT([.B559])" office:value-type="float" office:value="1267.13535188629" calcext:value-type="float">
            <text:p>1267,1353518863</text:p>
          </table:table-cell>
          <table:table-cell office:value-type="float" office:value="1.14848758061" calcext:value-type="float">
            <text:p>1,14848758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.03796619716" calcext:value-type="float">
            <text:p>1,0379661972</text:p>
          </table:table-cell>
          <table:table-cell office:value-type="float" office:value="-0.0160624246736" calcext:value-type="float">
            <text:p>-0,0160624247</text:p>
          </table:table-cell>
          <table:table-cell/>
          <table:table-cell table:formula="of:=[.A560]*SQRT([.B560])" office:value-type="float" office:value="1448.15468787005" calcext:value-type="float">
            <text:p>1448,1546878701</text:p>
          </table:table-cell>
          <table:table-cell office:value-type="float" office:value="1.03796619716" calcext:value-type="float">
            <text:p>1,03796619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2" calcext:value-type="float">
            <text:p>512</text:p>
          </table:table-cell>
          <table:table-cell office:value-type="float" office:value="0.916333088675" calcext:value-type="float">
            <text:p>0,9163330887</text:p>
          </table:table-cell>
          <table:table-cell office:value-type="float" office:value="0.00106044376519" calcext:value-type="float">
            <text:p>0,0010604438</text:p>
          </table:table-cell>
          <table:table-cell/>
          <table:table-cell table:formula="of:=[.A561]*SQRT([.B561])" office:value-type="float" office:value="1629.17402385381" calcext:value-type="float">
            <text:p>1629,1740238538</text:p>
          </table:table-cell>
          <table:table-cell office:value-type="float" office:value="0.916333088675" calcext:value-type="float">
            <text:p>0,91633308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float" office:value="0.823589611242" calcext:value-type="float">
            <text:p>0,8235896112</text:p>
          </table:table-cell>
          <table:table-cell office:value-type="float" office:value="0.00136008974388" calcext:value-type="float">
            <text:p>0,0013600897</text:p>
          </table:table-cell>
          <table:table-cell/>
          <table:table-cell table:formula="of:=[.A562]*SQRT([.B562])" office:value-type="float" office:value="1810.19335983756" calcext:value-type="float">
            <text:p>1810,1933598376</text:p>
          </table:table-cell>
          <table:table-cell office:value-type="float" office:value="0.823589611242" calcext:value-type="float">
            <text:p>0,82358961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0.692733526502" calcext:value-type="float">
            <text:p>0,6927335265</text:p>
          </table:table-cell>
          <table:table-cell office:value-type="float" office:value="-0.0106935028427" calcext:value-type="float">
            <text:p>-0,0106935028</text:p>
          </table:table-cell>
          <table:table-cell/>
          <table:table-cell table:formula="of:=[.A563]*SQRT([.B563])" office:value-type="float" office:value="2172.23203180507" calcext:value-type="float">
            <text:p>2172,2320318051</text:p>
          </table:table-cell>
          <table:table-cell office:value-type="float" office:value="0.692733526502" calcext:value-type="float">
            <text:p>0,69273352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0.57300462716" calcext:value-type="float">
            <text:p>0,5730046272</text:p>
          </table:table-cell>
          <table:table-cell office:value-type="float" office:value="0.00417455185439" calcext:value-type="float">
            <text:p>0,0041745519</text:p>
          </table:table-cell>
          <table:table-cell/>
          <table:table-cell table:formula="of:=[.A564]*SQRT([.B564])" office:value-type="float" office:value="2534.27070377259" calcext:value-type="float">
            <text:p>2534,2707037726</text:p>
          </table:table-cell>
          <table:table-cell office:value-type="float" office:value="0.57300462716" calcext:value-type="float">
            <text:p>0,57300462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492306459855" calcext:value-type="float">
            <text:p>0,4923064599</text:p>
          </table:table-cell>
          <table:table-cell office:value-type="float" office:value="0.0115906126002" calcext:value-type="float">
            <text:p>0,0115906126</text:p>
          </table:table-cell>
          <table:table-cell/>
          <table:table-cell table:formula="of:=[.A565]*SQRT([.B565])" office:value-type="float" office:value="2896.3093757401" calcext:value-type="float">
            <text:p>2896,3093757401</text:p>
          </table:table-cell>
          <table:table-cell office:value-type="float" office:value="0.492306459855" calcext:value-type="float">
            <text:p>0,49230645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12" calcext:value-type="float">
            <text:p>512</text:p>
          </table:table-cell>
          <table:table-cell office:value-type="float" office:value="0.443525670359" calcext:value-type="float">
            <text:p>0,4435256704</text:p>
          </table:table-cell>
          <table:table-cell office:value-type="float" office:value="-0.00115162860501" calcext:value-type="float">
            <text:p>-0,0011516286</text:p>
          </table:table-cell>
          <table:table-cell/>
          <table:table-cell table:formula="of:=[.A566]*SQRT([.B566])" office:value-type="float" office:value="3258.34804770761" calcext:value-type="float">
            <text:p>3258,3480477076</text:p>
          </table:table-cell>
          <table:table-cell office:value-type="float" office:value="0.443525670359" calcext:value-type="float">
            <text:p>0,44352567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0.392401532807" calcext:value-type="float">
            <text:p>0,3924015328</text:p>
          </table:table-cell>
          <table:table-cell office:value-type="float" office:value="0.00357326798852" calcext:value-type="float">
            <text:p>0,003573268</text:p>
          </table:table-cell>
          <table:table-cell/>
          <table:table-cell table:formula="of:=[.A567]*SQRT([.B567])" office:value-type="float" office:value="3620.38671967512" calcext:value-type="float">
            <text:p>3620,3867196751</text:p>
          </table:table-cell>
          <table:table-cell office:value-type="float" office:value="0.392401532807" calcext:value-type="float">
            <text:p>0,39240153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0.346517912011" calcext:value-type="float">
            <text:p>0,346517912</text:p>
          </table:table-cell>
          <table:table-cell office:value-type="float" office:value="0.00407672283249" calcext:value-type="float">
            <text:p>0,0040767228</text:p>
          </table:table-cell>
          <table:table-cell/>
          <table:table-cell table:formula="of:=[.A568]*SQRT([.B568])" office:value-type="float" office:value="4072.93505963451" calcext:value-type="float">
            <text:p>4072,9350596345</text:p>
          </table:table-cell>
          <table:table-cell office:value-type="float" office:value="0.346517912011" calcext:value-type="float">
            <text:p>0,346517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06T14:36:16.299619783</dc:date>
    <meta:editing-duration>PT2H42M20S</meta:editing-duration>
    <meta:editing-cycles>2</meta:editing-cycles>
    <meta:document-statistic meta:table-count="1" meta:cell-count="3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662cm" svg:height="24.812cm" xlink:href=".." xlink:type="simple" chart:class="chart:scatter" chart:style-name="ch1">
        <chart:plot-area chart:style-name="ch2" table:cell-range-address="linApprox.F1:linApprox.G568" chart:data-source-has-labels="row" svg:x="0.713cm" svg:y="0.496cm" svg:width="34.236cm" svg:height="23.82cm">
          <chartooo:coordinate-region svg:x="1.149cm" svg:y="0.695cm" svg:width="33.243cm" svg:height="22.9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inApprox.G3:linApprox.G568" chart:label-cell-address="linApprox.G1:linApprox.G2" chart:class="chart:scatter">
            <chart:domain table:cell-range-address="linApprox.F3:linApprox.F568"/>
            <chart:data-point chart:repeated="56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</text:p>
                <text:list>
                  <text:list-item>
                    <text:p>m</text:p>
                  </text:list-item>
                  <text:list-item>
                    <text:p/>
                  </text:list-item>
                </text:list>
                <draw:g>
                  <svg:desc>linApprox.G1:linApprox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3553390593274">
                <text:p>0.353553390593274</text:p>
                <draw:g>
                  <svg:desc>linApprox.F3:linApprox.F568</svg:desc>
                </draw:g>
              </table:table-cell>
              <table:table-cell office:value-type="float" office:value="9.99797313064">
                <text:p>9.99797313064</text:p>
                <draw:g>
                  <svg:desc>linApprox.G3:linApprox.G5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9.99789615697">
                <text:p>9.99789615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9.99754078113">
                <text:p>9.99754078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9.9963045626">
                <text:p>9.9963045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9.99134240211">
                <text:p>9.9913424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9.96867109973">
                <text:p>9.96867109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9705627484771">
                <text:p>16.9705627484771</text:p>
              </table:table-cell>
              <table:table-cell office:value-type="float" office:value="9.93468897763">
                <text:p>9.93468897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9.89180947193">
                <text:p>9.89180947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9.82420557399">
                <text:p>9.82420557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9411254969543">
                <text:p>33.9411254969543</text:p>
              </table:table-cell>
              <table:table-cell office:value-type="float" office:value="9.74152419423">
                <text:p>9.74152419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979797464467">
                <text:p>39.5979797464467</text:p>
              </table:table-cell>
              <table:table-cell office:value-type="float" office:value="9.68662214083">
                <text:p>9.68662214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9.57942572933">
                <text:p>9.57942572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9116882454314">
                <text:p>50.9116882454314</text:p>
              </table:table-cell>
              <table:table-cell office:value-type="float" office:value="9.43231289078">
                <text:p>9.43231289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9.34656223185">
                <text:p>9.34656223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8822509939086">
                <text:p>67.8822509939086</text:p>
              </table:table-cell>
              <table:table-cell office:value-type="float" office:value="9.08441534042">
                <text:p>9.08441534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1959594928933">
                <text:p>79.1959594928933</text:p>
              </table:table-cell>
              <table:table-cell office:value-type="float" office:value="8.78946710335">
                <text:p>8.78946710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8.50644351975">
                <text:p>8.50644351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823376490863">
                <text:p>101.823376490863</text:p>
              </table:table-cell>
              <table:table-cell office:value-type="float" office:value="8.07348448869">
                <text:p>8.07348448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7.76509799616">
                <text:p>7.7650979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279220613579">
                <text:p>127.279220613579</text:p>
              </table:table-cell>
              <table:table-cell office:value-type="float" office:value="7.39199160305">
                <text:p>7.39199160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9.99794410962">
                <text:p>9.99794410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9.99778056595">
                <text:p>9.99778056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9.99707522195">
                <text:p>9.99707522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9.99427445965">
                <text:p>9.99427445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9.98304324381">
                <text:p>9.98304324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9.94455498561">
                <text:p>9.94455498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9.87073188665">
                <text:p>9.87073188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9.76895323427">
                <text:p>9.76895323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9.64508476683">
                <text:p>9.64508476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9.49922679499">
                <text:p>9.49922679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9.31439041426">
                <text:p>9.31439041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9.13253762204">
                <text:p>9.13253762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8.95569134905">
                <text:p>8.95569134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8.67361346421">
                <text:p>8.67361346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">
                <text:p>96</text:p>
              </table:table-cell>
              <table:table-cell office:value-type="float" office:value="8.25752122418">
                <text:p>8.25752122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">
                <text:p>112</text:p>
              </table:table-cell>
              <table:table-cell office:value-type="float" office:value="7.81458964713">
                <text:p>7.81458964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">
                <text:p>128</text:p>
              </table:table-cell>
              <table:table-cell office:value-type="float" office:value="7.30244572275">
                <text:p>7.302445722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6.88120375561">
                <text:p>6.88120375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  <table:table-cell office:value-type="float" office:value="6.44782680198">
                <text:p>6.44782680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">
                <text:p>180</text:p>
              </table:table-cell>
              <table:table-cell office:value-type="float" office:value="6.09458338644">
                <text:p>6.09458338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9.99787494065">
                <text:p>9.99787494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9.99751992944">
                <text:p>9.99751992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9.99615096437">
                <text:p>9.99615096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9.99002193261">
                <text:p>9.99002193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9.96774088861">
                <text:p>9.96774088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9.87136508854">
                <text:p>9.87136508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.9411254969543">
                <text:p>33.9411254969543</text:p>
              </table:table-cell>
              <table:table-cell office:value-type="float" office:value="9.72227515268">
                <text:p>9.72227515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9.52209692393">
                <text:p>9.52209692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9.27126909299">
                <text:p>9.27126909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.8822509939086">
                <text:p>67.8822509939086</text:p>
              </table:table-cell>
              <table:table-cell office:value-type="float" office:value="8.99324196016">
                <text:p>8.99324196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.1959594928933">
                <text:p>79.1959594928933</text:p>
              </table:table-cell>
              <table:table-cell office:value-type="float" office:value="8.75776231166">
                <text:p>8.75776231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8.37477304142">
                <text:p>8.37477304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.823376490863">
                <text:p>101.823376490863</text:p>
              </table:table-cell>
              <table:table-cell office:value-type="float" office:value="8.00993139585">
                <text:p>8.00993139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7.64570650551">
                <text:p>7.64570650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.764501987817">
                <text:p>135.764501987817</text:p>
              </table:table-cell>
              <table:table-cell office:value-type="float" office:value="7.11309471521">
                <text:p>7.11309471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.391918985787">
                <text:p>158.391918985787</text:p>
              </table:table-cell>
              <table:table-cell office:value-type="float" office:value="6.36229648761">
                <text:p>6.36229648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5.91202402439">
                <text:p>5.91202402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.646752981726">
                <text:p>203.646752981726</text:p>
              </table:table-cell>
              <table:table-cell office:value-type="float" office:value="5.45399292847">
                <text:p>5.45399292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4.9202500719">
                <text:p>4.9202500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.558441227157">
                <text:p>254.558441227157</text:p>
              </table:table-cell>
              <table:table-cell office:value-type="float" office:value="4.66065510401">
                <text:p>4.660655104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9.99775889073">
                <text:p>9.99775889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9.99706533824">
                <text:p>9.99706533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9.99433028146">
                <text:p>9.99433028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9.98301012577">
                <text:p>9.98301012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9.93308064615">
                <text:p>9.93308064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9.76787482527">
                <text:p>9.76787482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9.44080292085">
                <text:p>9.44080292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9.10727880899">
                <text:p>9.10727880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8.65570905503">
                <text:p>8.65570905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">
                <text:p>96</text:p>
              </table:table-cell>
              <table:table-cell office:value-type="float" office:value="8.12576700089">
                <text:p>8.12576700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">
                <text:p>112</text:p>
              </table:table-cell>
              <table:table-cell office:value-type="float" office:value="7.58345430006">
                <text:p>7.58345430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">
                <text:p>128</text:p>
              </table:table-cell>
              <table:table-cell office:value-type="float" office:value="7.23173467824">
                <text:p>7.23173467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">
                <text:p>144</text:p>
              </table:table-cell>
              <table:table-cell office:value-type="float" office:value="6.66603811038">
                <text:p>6.66603811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6.39816465052">
                <text:p>6.39816465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">
                <text:p>192</text:p>
              </table:table-cell>
              <table:table-cell office:value-type="float" office:value="5.67304845635">
                <text:p>5.67304845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4">
                <text:p>224</text:p>
              </table:table-cell>
              <table:table-cell office:value-type="float" office:value="5.12456889734">
                <text:p>5.12456889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6">
                <text:p>256</text:p>
              </table:table-cell>
              <table:table-cell office:value-type="float" office:value="4.61126958329">
                <text:p>4.61126958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8">
                <text:p>288</text:p>
              </table:table-cell>
              <table:table-cell office:value-type="float" office:value="4.08418496855">
                <text:p>4.084184968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">
                <text:p>320</text:p>
              </table:table-cell>
              <table:table-cell office:value-type="float" office:value="3.81701411175">
                <text:p>3.81701411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">
                <text:p>360</text:p>
              </table:table-cell>
              <table:table-cell office:value-type="float" office:value="3.48709829227">
                <text:p>3.48709829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9.99766037829">
                <text:p>9.99766037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9.99657293245">
                <text:p>9.99657293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9.99243353859">
                <text:p>9.99243353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9.97471796524">
                <text:p>9.974717965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9.9100270227">
                <text:p>9.9100270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9.636118575">
                <text:p>9.636118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7877538267963">
                <text:p>58.7877538267963</text:p>
              </table:table-cell>
              <table:table-cell office:value-type="float" office:value="9.24763938167">
                <text:p>9.24763938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3836717690617">
                <text:p>78.3836717690617</text:p>
              </table:table-cell>
              <table:table-cell office:value-type="float" office:value="8.73816267775">
                <text:p>8.73816267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9795897113271">
                <text:p>97.9795897113271</text:p>
              </table:table-cell>
              <table:table-cell office:value-type="float" office:value="8.07106794958">
                <text:p>8.07106794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.575507653593">
                <text:p>117.575507653593</text:p>
              </table:table-cell>
              <table:table-cell office:value-type="float" office:value="7.4402250135">
                <text:p>7.4402250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.171425595858">
                <text:p>137.171425595858</text:p>
              </table:table-cell>
              <table:table-cell office:value-type="float" office:value="6.90926886989">
                <text:p>6.90926886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6.767343538123">
                <text:p>156.767343538123</text:p>
              </table:table-cell>
              <table:table-cell office:value-type="float" office:value="6.5327004621">
                <text:p>6.5327004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.363261480389">
                <text:p>176.363261480389</text:p>
              </table:table-cell>
              <table:table-cell office:value-type="float" office:value="5.97123128013">
                <text:p>5.97123128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.959179422654">
                <text:p>195.959179422654</text:p>
              </table:table-cell>
              <table:table-cell office:value-type="float" office:value="5.68653937733">
                <text:p>5.68653937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5.151015307185">
                <text:p>235.151015307185</text:p>
              </table:table-cell>
              <table:table-cell office:value-type="float" office:value="4.85493930089">
                <text:p>4.854939300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4.342851191716">
                <text:p>274.342851191716</text:p>
              </table:table-cell>
              <table:table-cell office:value-type="float" office:value="4.3684198575">
                <text:p>4.3684198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3.534687076247">
                <text:p>313.534687076247</text:p>
              </table:table-cell>
              <table:table-cell office:value-type="float" office:value="3.8955234188">
                <text:p>3.89552341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2.726522960778">
                <text:p>352.726522960778</text:p>
              </table:table-cell>
              <table:table-cell office:value-type="float" office:value="3.56358760141">
                <text:p>3.5635876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1.918358845308">
                <text:p>391.918358845308</text:p>
              </table:table-cell>
              <table:table-cell office:value-type="float" office:value="3.20016109654">
                <text:p>3.200161096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0.908153700972">
                <text:p>440.908153700972</text:p>
              </table:table-cell>
              <table:table-cell office:value-type="float" office:value="2.90238482546">
                <text:p>2.90238482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9.99751776322">
                <text:p>9.997517763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9.99610224703">
                <text:p>9.99610224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9.99070461423">
                <text:p>9.990704614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9.96611180537">
                <text:p>9.966111805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9.87332937342">
                <text:p>9.87332937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9.53877354281">
                <text:p>9.53877354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.8822509939086">
                <text:p>67.8822509939086</text:p>
              </table:table-cell>
              <table:table-cell office:value-type="float" office:value="8.98866032001">
                <text:p>8.98866032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8.46349597237">
                <text:p>8.46349597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7.74763142703">
                <text:p>7.747631427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.764501987817">
                <text:p>135.764501987817</text:p>
              </table:table-cell>
              <table:table-cell office:value-type="float" office:value="7.11990266428">
                <text:p>7.11990266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8.391918985787">
                <text:p>158.391918985787</text:p>
              </table:table-cell>
              <table:table-cell office:value-type="float" office:value="6.46222630275">
                <text:p>6.4622263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5.98040164089">
                <text:p>5.980401640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3.646752981726">
                <text:p>203.646752981726</text:p>
              </table:table-cell>
              <table:table-cell office:value-type="float" office:value="5.47199548693">
                <text:p>5.47199548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5.04848254439">
                <text:p>5.048482544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.529003975634">
                <text:p>271.529003975634</text:p>
              </table:table-cell>
              <table:table-cell office:value-type="float" office:value="4.38503591819">
                <text:p>4.385035918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6.783837971573">
                <text:p>316.783837971573</text:p>
              </table:table-cell>
              <table:table-cell office:value-type="float" office:value="3.87957919968">
                <text:p>3.879579199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3.45545956851">
                <text:p>3.455459568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7.293505963451">
                <text:p>407.293505963451</text:p>
              </table:table-cell>
              <table:table-cell office:value-type="float" office:value="3.10792619816">
                <text:p>3.10792619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2.54833995939">
                <text:p>452.54833995939</text:p>
              </table:table-cell>
              <table:table-cell office:value-type="float" office:value="2.8407194486">
                <text:p>2.84071944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9.116882454314">
                <text:p>509.116882454314</text:p>
              </table:table-cell>
              <table:table-cell office:value-type="float" office:value="2.50651401447">
                <text:p>2.506514014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113883008419">
                <text:p>1.58113883008419</text:p>
              </table:table-cell>
              <table:table-cell office:value-type="float" office:value="9.99739891452">
                <text:p>9.99739891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9.99567018773">
                <text:p>9.99567018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9.98793775793">
                <text:p>9.987937757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6491106406735">
                <text:p>12.6491106406735</text:p>
              </table:table-cell>
              <table:table-cell office:value-type="float" office:value="9.95916134189">
                <text:p>9.959161341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298221281347">
                <text:p>25.298221281347</text:p>
              </table:table-cell>
              <table:table-cell office:value-type="float" office:value="9.83823487425">
                <text:p>9.83823487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.5964425626941">
                <text:p>50.5964425626941</text:p>
              </table:table-cell>
              <table:table-cell office:value-type="float" office:value="9.40725359447">
                <text:p>9.407253594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5.8946638440411">
                <text:p>75.8946638440411</text:p>
              </table:table-cell>
              <table:table-cell office:value-type="float" office:value="8.73648860048">
                <text:p>8.736488600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.192885125388">
                <text:p>101.192885125388</text:p>
              </table:table-cell>
              <table:table-cell office:value-type="float" office:value="8.07914599168">
                <text:p>8.07914599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6.491106406735">
                <text:p>126.491106406735</text:p>
              </table:table-cell>
              <table:table-cell office:value-type="float" office:value="7.27733111993">
                <text:p>7.277331119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.789327688082">
                <text:p>151.789327688082</text:p>
              </table:table-cell>
              <table:table-cell office:value-type="float" office:value="6.56097502299">
                <text:p>6.560975022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7.087548969429">
                <text:p>177.087548969429</text:p>
              </table:table-cell>
              <table:table-cell office:value-type="float" office:value="6.15742054326">
                <text:p>6.157420543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2.385770250776">
                <text:p>202.385770250776</text:p>
              </table:table-cell>
              <table:table-cell office:value-type="float" office:value="5.46420975342">
                <text:p>5.46420975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7.683991532123">
                <text:p>227.683991532123</text:p>
              </table:table-cell>
              <table:table-cell office:value-type="float" office:value="5.12319057014">
                <text:p>5.123190570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2.98221281347">
                <text:p>252.98221281347</text:p>
              </table:table-cell>
              <table:table-cell office:value-type="float" office:value="4.76343553183">
                <text:p>4.763435531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3.578655376164">
                <text:p>303.578655376164</text:p>
              </table:table-cell>
              <table:table-cell office:value-type="float" office:value="4.11261420573">
                <text:p>4.11261420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175097938859">
                <text:p>354.175097938859</text:p>
              </table:table-cell>
              <table:table-cell office:value-type="float" office:value="3.60895753565">
                <text:p>3.608957535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4.771540501553">
                <text:p>404.771540501553</text:p>
              </table:table-cell>
              <table:table-cell office:value-type="float" office:value="3.17283593989">
                <text:p>3.17283593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5.367983064247">
                <text:p>455.367983064247</text:p>
              </table:table-cell>
              <table:table-cell office:value-type="float" office:value="2.87062108353">
                <text:p>2.870621083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5.964425626941">
                <text:p>505.964425626941</text:p>
              </table:table-cell>
              <table:table-cell office:value-type="float" office:value="2.5681808833">
                <text:p>2.5681808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9.209978830308">
                <text:p>569.209978830308</text:p>
              </table:table-cell>
              <table:table-cell office:value-type="float" office:value="2.3023667598">
                <text:p>2.3023667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9.99724956911">
                <text:p>9.997249569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9.99504174811">
                <text:p>9.99504174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9.9851938132">
                <text:p>9.9851938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856406460551">
                <text:p>13.856406460551</text:p>
              </table:table-cell>
              <table:table-cell office:value-type="float" office:value="9.95218065854">
                <text:p>9.95218065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712812921102">
                <text:p>27.712812921102</text:p>
              </table:table-cell>
              <table:table-cell office:value-type="float" office:value="9.81966319974">
                <text:p>9.819663199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.4256258422041">
                <text:p>55.4256258422041</text:p>
              </table:table-cell>
              <table:table-cell office:value-type="float" office:value="9.31741385872">
                <text:p>9.317413858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.1384387633061">
                <text:p>83.1384387633061</text:p>
              </table:table-cell>
              <table:table-cell office:value-type="float" office:value="8.55787096732">
                <text:p>8.55787096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0.851251684408">
                <text:p>110.851251684408</text:p>
              </table:table-cell>
              <table:table-cell office:value-type="float" office:value="7.82060523347">
                <text:p>7.820605233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8.56406460551">
                <text:p>138.56406460551</text:p>
              </table:table-cell>
              <table:table-cell office:value-type="float" office:value="7.01952465509">
                <text:p>7.019524655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.276877526612">
                <text:p>166.276877526612</text:p>
              </table:table-cell>
              <table:table-cell office:value-type="float" office:value="6.3970888969">
                <text:p>6.39708889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3.989690447714">
                <text:p>193.989690447714</text:p>
              </table:table-cell>
              <table:table-cell office:value-type="float" office:value="5.73283032652">
                <text:p>5.732830326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1.702503368816">
                <text:p>221.702503368816</text:p>
              </table:table-cell>
              <table:table-cell office:value-type="float" office:value="5.15379936178">
                <text:p>5.153799361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9.415316289918">
                <text:p>249.415316289918</text:p>
              </table:table-cell>
              <table:table-cell office:value-type="float" office:value="4.77060380391">
                <text:p>4.770603803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7.12812921102">
                <text:p>277.12812921102</text:p>
              </table:table-cell>
              <table:table-cell office:value-type="float" office:value="4.35562396083">
                <text:p>4.355623960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2.553755053224">
                <text:p>332.553755053224</text:p>
              </table:table-cell>
              <table:table-cell office:value-type="float" office:value="3.71480106551">
                <text:p>3.71480106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7.979380895428">
                <text:p>387.979380895428</text:p>
              </table:table-cell>
              <table:table-cell office:value-type="float" office:value="3.28257471596">
                <text:p>3.28257471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3.405006737633">
                <text:p>443.405006737633</text:p>
              </table:table-cell>
              <table:table-cell office:value-type="float" office:value="2.92976112917">
                <text:p>2.929761129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8.830632579837">
                <text:p>498.830632579837</text:p>
              </table:table-cell>
              <table:table-cell office:value-type="float" office:value="2.583330307">
                <text:p>2.5833303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4.256258422041">
                <text:p>554.256258422041</text:p>
              </table:table-cell>
              <table:table-cell office:value-type="float" office:value="2.37260064427">
                <text:p>2.372600644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3.538290724796">
                <text:p>623.538290724796</text:p>
              </table:table-cell>
              <table:table-cell office:value-type="float" office:value="2.10567468047">
                <text:p>2.105674680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9.99700710516">
                <text:p>9.997007105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9.99399164378">
                <text:p>9.993991643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">
                <text:p>8</text:p>
              </table:table-cell>
              <table:table-cell office:value-type="float" office:value="9.98266622981">
                <text:p>9.98266622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9.93672939475">
                <text:p>9.936729394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9.75457956684">
                <text:p>9.75457956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">
                <text:p>64</text:p>
              </table:table-cell>
              <table:table-cell office:value-type="float" office:value="9.03197943635">
                <text:p>9.031979436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">
                <text:p>96</text:p>
              </table:table-cell>
              <table:table-cell office:value-type="float" office:value="8.14536209944">
                <text:p>8.145362099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7.32064807758">
                <text:p>7.320648077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0">
                <text:p>160</text:p>
              </table:table-cell>
              <table:table-cell office:value-type="float" office:value="6.52920129875">
                <text:p>6.52920129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5.86797297542">
                <text:p>5.867972975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4">
                <text:p>224</text:p>
              </table:table-cell>
              <table:table-cell office:value-type="float" office:value="5.16105291422">
                <text:p>5.161052914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6">
                <text:p>256</text:p>
              </table:table-cell>
              <table:table-cell office:value-type="float" office:value="4.56803058041">
                <text:p>4.568030580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8">
                <text:p>288</text:p>
              </table:table-cell>
              <table:table-cell office:value-type="float" office:value="4.23852429416">
                <text:p>4.238524294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0">
                <text:p>320</text:p>
              </table:table-cell>
              <table:table-cell office:value-type="float" office:value="3.95659409919">
                <text:p>3.956594099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4">
                <text:p>384</text:p>
              </table:table-cell>
              <table:table-cell office:value-type="float" office:value="3.34396539064">
                <text:p>3.343965390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8">
                <text:p>448</text:p>
              </table:table-cell>
              <table:table-cell office:value-type="float" office:value="2.92721625044">
                <text:p>2.92721625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2">
                <text:p>512</text:p>
              </table:table-cell>
              <table:table-cell office:value-type="float" office:value="2.59755013128">
                <text:p>2.597550131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6">
                <text:p>576</text:p>
              </table:table-cell>
              <table:table-cell office:value-type="float" office:value="2.25806980693">
                <text:p>2.258069806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40">
                <text:p>640</text:p>
              </table:table-cell>
              <table:table-cell office:value-type="float" office:value="2.09031311549">
                <text:p>2.09031311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0">
                <text:p>720</text:p>
              </table:table-cell>
              <table:table-cell office:value-type="float" office:value="1.82113240851">
                <text:p>1.821132408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9.99687353271">
                <text:p>9.996873532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47213595499958">
                <text:p>4.47213595499958</text:p>
              </table:table-cell>
              <table:table-cell office:value-type="float" office:value="9.99317680427">
                <text:p>9.993176804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4427190999916">
                <text:p>8.94427190999916</text:p>
              </table:table-cell>
              <table:table-cell office:value-type="float" office:value="9.97925293172">
                <text:p>9.979252931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885438199983">
                <text:p>17.8885438199983</text:p>
              </table:table-cell>
              <table:table-cell office:value-type="float" office:value="9.91962654207">
                <text:p>9.919626542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.7770876399966">
                <text:p>35.7770876399966</text:p>
              </table:table-cell>
              <table:table-cell office:value-type="float" office:value="9.70715175535">
                <text:p>9.70715175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5541752799933">
                <text:p>71.5541752799933</text:p>
              </table:table-cell>
              <table:table-cell office:value-type="float" office:value="8.86837663127">
                <text:p>8.86837663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7.33126291999">
                <text:p>107.33126291999</text:p>
              </table:table-cell>
              <table:table-cell office:value-type="float" office:value="7.89439335798">
                <text:p>7.89439335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3.108350559987">
                <text:p>143.108350559987</text:p>
              </table:table-cell>
              <table:table-cell office:value-type="float" office:value="6.8011022721">
                <text:p>6.80110227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.885438199983">
                <text:p>178.885438199983</text:p>
              </table:table-cell>
              <table:table-cell office:value-type="float" office:value="6.16421715548">
                <text:p>6.164217155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.66252583998">
                <text:p>214.66252583998</text:p>
              </table:table-cell>
              <table:table-cell office:value-type="float" office:value="5.46143599283">
                <text:p>5.461435992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0.439613479976">
                <text:p>250.439613479976</text:p>
              </table:table-cell>
              <table:table-cell office:value-type="float" office:value="4.80432706757">
                <text:p>4.80432706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6.216701119973">
                <text:p>286.216701119973</text:p>
              </table:table-cell>
              <table:table-cell office:value-type="float" office:value="4.29060486336">
                <text:p>4.29060486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1.99378875997">
                <text:p>321.99378875997</text:p>
              </table:table-cell>
              <table:table-cell office:value-type="float" office:value="3.87860507986">
                <text:p>3.878605079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7.770876399966">
                <text:p>357.770876399966</text:p>
              </table:table-cell>
              <table:table-cell office:value-type="float" office:value="3.53753099806">
                <text:p>3.537530998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.32505167996">
                <text:p>429.32505167996</text:p>
              </table:table-cell>
              <table:table-cell office:value-type="float" office:value="3.10801201789">
                <text:p>3.108012017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0.879226959953">
                <text:p>500.879226959953</text:p>
              </table:table-cell>
              <table:table-cell office:value-type="float" office:value="2.64219502179">
                <text:p>2.642195021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2.433402239946">
                <text:p>572.433402239946</text:p>
              </table:table-cell>
              <table:table-cell office:value-type="float" office:value="2.3309658451">
                <text:p>2.33096584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3.987577519939">
                <text:p>643.987577519939</text:p>
              </table:table-cell>
              <table:table-cell office:value-type="float" office:value="2.1097691369">
                <text:p>2.1097691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5.541752799933">
                <text:p>715.541752799933</text:p>
              </table:table-cell>
              <table:table-cell office:value-type="float" office:value="1.88291726401">
                <text:p>1.882917264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4.984471899924">
                <text:p>804.984471899924</text:p>
              </table:table-cell>
              <table:table-cell office:value-type="float" office:value="1.67480318761">
                <text:p>1.674803187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9.99657358877">
                <text:p>9.996573588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9.99190892176">
                <text:p>9.99190892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9.97496116177">
                <text:p>9.974961161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9.90414817864">
                <text:p>9.904148178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9.62174323788">
                <text:p>9.621743237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.3836717690617">
                <text:p>78.3836717690617</text:p>
              </table:table-cell>
              <table:table-cell office:value-type="float" office:value="8.71838285817">
                <text:p>8.718382858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7.575507653593">
                <text:p>117.575507653593</text:p>
              </table:table-cell>
              <table:table-cell office:value-type="float" office:value="7.52443755133">
                <text:p>7.524437551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6.767343538123">
                <text:p>156.767343538123</text:p>
              </table:table-cell>
              <table:table-cell office:value-type="float" office:value="6.60070555215">
                <text:p>6.600705552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5.959179422654">
                <text:p>195.959179422654</text:p>
              </table:table-cell>
              <table:table-cell office:value-type="float" office:value="5.84141422125">
                <text:p>5.84141422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.151015307185">
                <text:p>235.151015307185</text:p>
              </table:table-cell>
              <table:table-cell office:value-type="float" office:value="5.08412992757">
                <text:p>5.084129927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4.342851191716">
                <text:p>274.342851191716</text:p>
              </table:table-cell>
              <table:table-cell office:value-type="float" office:value="4.43138330407">
                <text:p>4.431383304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3.534687076247">
                <text:p>313.534687076247</text:p>
              </table:table-cell>
              <table:table-cell office:value-type="float" office:value="4.02345916492">
                <text:p>4.02345916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2.726522960778">
                <text:p>352.726522960778</text:p>
              </table:table-cell>
              <table:table-cell office:value-type="float" office:value="3.64142187342">
                <text:p>3.641421873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1.918358845308">
                <text:p>391.918358845308</text:p>
              </table:table-cell>
              <table:table-cell office:value-type="float" office:value="3.2934972883">
                <text:p>3.29349728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0.30203061437">
                <text:p>470.30203061437</text:p>
              </table:table-cell>
              <table:table-cell office:value-type="float" office:value="2.81925849998">
                <text:p>2.8192584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48.685702383432">
                <text:p>548.685702383432</text:p>
              </table:table-cell>
              <table:table-cell office:value-type="float" office:value="2.4456474015">
                <text:p>2.4456474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7.069374152494">
                <text:p>627.069374152494</text:p>
              </table:table-cell>
              <table:table-cell office:value-type="float" office:value="2.14368599353">
                <text:p>2.143685993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5.453045921555">
                <text:p>705.453045921555</text:p>
              </table:table-cell>
              <table:table-cell office:value-type="float" office:value="1.88055830096">
                <text:p>1.88055830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3.836717690617">
                <text:p>783.836717690617</text:p>
              </table:table-cell>
              <table:table-cell office:value-type="float" office:value="1.70909584849">
                <text:p>1.709095848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1.816307401944">
                <text:p>881.816307401944</text:p>
              </table:table-cell>
              <table:table-cell office:value-type="float" office:value="1.56669450561">
                <text:p>1.566694505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9.99622851649">
                <text:p>9.996228516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9.9898771885">
                <text:p>9.9898771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9.96799709017">
                <text:p>9.967997090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9.87984093645">
                <text:p>9.879840936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9.52035346677">
                <text:p>9.520353466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8.32607575535">
                <text:p>8.326075755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5.764501987817">
                <text:p>135.764501987817</text:p>
              </table:table-cell>
              <table:table-cell office:value-type="float" office:value="7.11557031405">
                <text:p>7.115570314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6.05111088834">
                <text:p>6.051110888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5.27342494556">
                <text:p>5.27342494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1.529003975634">
                <text:p>271.529003975634</text:p>
              </table:table-cell>
              <table:table-cell office:value-type="float" office:value="4.55568901291">
                <text:p>4.555689012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6.783837971573">
                <text:p>316.783837971573</text:p>
              </table:table-cell>
              <table:table-cell office:value-type="float" office:value="4.01388085765">
                <text:p>4.013880857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3.54896745631">
                <text:p>3.548967456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7.293505963451">
                <text:p>407.293505963451</text:p>
              </table:table-cell>
              <table:table-cell office:value-type="float" office:value="3.27551881074">
                <text:p>3.275518810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2.54833995939">
                <text:p>452.54833995939</text:p>
              </table:table-cell>
              <table:table-cell office:value-type="float" office:value="2.95563813242">
                <text:p>2.95563813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3.058007951269">
                <text:p>543.058007951269</text:p>
              </table:table-cell>
              <table:table-cell office:value-type="float" office:value="2.53436188493">
                <text:p>2.534361884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3.567675943147">
                <text:p>633.567675943147</text:p>
              </table:table-cell>
              <table:table-cell office:value-type="float" office:value="2.12705030461">
                <text:p>2.127050304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4.077343935025">
                <text:p>724.077343935025</text:p>
              </table:table-cell>
              <table:table-cell office:value-type="float" office:value="1.86588396371">
                <text:p>1.86588396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14.587011926903">
                <text:p>814.587011926903</text:p>
              </table:table-cell>
              <table:table-cell office:value-type="float" office:value="1.69379184198">
                <text:p>1.693791841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1.51581111447">
                <text:p>1.515811114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8.23376490863">
                <text:p>1018.23376490863</text:p>
              </table:table-cell>
              <table:table-cell office:value-type="float" office:value="1.33832207289">
                <text:p>1.338322072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9.99564111844">
                <text:p>9.995641118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9.98797431568">
                <text:p>9.987974315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6491106406735">
                <text:p>12.6491106406735</text:p>
              </table:table-cell>
              <table:table-cell office:value-type="float" office:value="9.96092962467">
                <text:p>9.960929624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298221281347">
                <text:p>25.298221281347</text:p>
              </table:table-cell>
              <table:table-cell office:value-type="float" office:value="9.84194460704">
                <text:p>9.841944607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.5964425626941">
                <text:p>50.5964425626941</text:p>
              </table:table-cell>
              <table:table-cell office:value-type="float" office:value="9.40274649866">
                <text:p>9.402746498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.192885125388">
                <text:p>101.192885125388</text:p>
              </table:table-cell>
              <table:table-cell office:value-type="float" office:value="8.12350503938">
                <text:p>8.123505039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1.789327688082">
                <text:p>151.789327688082</text:p>
              </table:table-cell>
              <table:table-cell office:value-type="float" office:value="6.68854030709">
                <text:p>6.688540307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.385770250776">
                <text:p>202.385770250776</text:p>
              </table:table-cell>
              <table:table-cell office:value-type="float" office:value="5.66916232878">
                <text:p>5.669162328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2.98221281347">
                <text:p>252.98221281347</text:p>
              </table:table-cell>
              <table:table-cell office:value-type="float" office:value="4.87306186548">
                <text:p>4.873061865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3.578655376164">
                <text:p>303.578655376164</text:p>
              </table:table-cell>
              <table:table-cell office:value-type="float" office:value="4.15470248413">
                <text:p>4.15470248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4.175097938859">
                <text:p>354.175097938859</text:p>
              </table:table-cell>
              <table:table-cell office:value-type="float" office:value="3.65229945145">
                <text:p>3.652299451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4.771540501553">
                <text:p>404.771540501553</text:p>
              </table:table-cell>
              <table:table-cell office:value-type="float" office:value="3.30487307197">
                <text:p>3.304873071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5.367983064247">
                <text:p>455.367983064247</text:p>
              </table:table-cell>
              <table:table-cell office:value-type="float" office:value="2.92779165347">
                <text:p>2.927791653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5.964425626941">
                <text:p>505.964425626941</text:p>
              </table:table-cell>
              <table:table-cell office:value-type="float" office:value="2.72660485257">
                <text:p>2.726604852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7.157310752329">
                <text:p>607.157310752329</text:p>
              </table:table-cell>
              <table:table-cell office:value-type="float" office:value="2.2190148625">
                <text:p>2.2190148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8.350195877717">
                <text:p>708.350195877717</text:p>
              </table:table-cell>
              <table:table-cell office:value-type="float" office:value="1.97833033557">
                <text:p>1.978330335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9.543081003105">
                <text:p>809.543081003105</text:p>
              </table:table-cell>
              <table:table-cell office:value-type="float" office:value="1.69521343179">
                <text:p>1.695213431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10.735966128493">
                <text:p>910.735966128493</text:p>
              </table:table-cell>
              <table:table-cell office:value-type="float" office:value="1.51875755106">
                <text:p>1.518757551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1.92885125388">
                <text:p>1011.92885125388</text:p>
              </table:table-cell>
              <table:table-cell office:value-type="float" office:value="1.33873691865">
                <text:p>1.33873691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8.41995766062">
                <text:p>1138.41995766062</text:p>
              </table:table-cell>
              <table:table-cell office:value-type="float" office:value="1.2034695051">
                <text:p>1.20346950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9.99524924619">
                <text:p>9.995249246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9.98686187532">
                <text:p>9.986861875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856406460551">
                <text:p>13.856406460551</text:p>
              </table:table-cell>
              <table:table-cell office:value-type="float" office:value="9.95263345706">
                <text:p>9.952633457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12812921102">
                <text:p>27.712812921102</text:p>
              </table:table-cell>
              <table:table-cell office:value-type="float" office:value="9.82347593827">
                <text:p>9.823475938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256258422041">
                <text:p>55.4256258422041</text:p>
              </table:table-cell>
              <table:table-cell office:value-type="float" office:value="9.30081385871">
                <text:p>9.300813858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0.851251684408">
                <text:p>110.851251684408</text:p>
              </table:table-cell>
              <table:table-cell office:value-type="float" office:value="7.76617088661">
                <text:p>7.766170886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6.276877526612">
                <text:p>166.276877526612</text:p>
              </table:table-cell>
              <table:table-cell office:value-type="float" office:value="6.20145747982">
                <text:p>6.201457479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1.702503368816">
                <text:p>221.702503368816</text:p>
              </table:table-cell>
              <table:table-cell office:value-type="float" office:value="5.34064385941">
                <text:p>5.340643859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7.12812921102">
                <text:p>277.12812921102</text:p>
              </table:table-cell>
              <table:table-cell office:value-type="float" office:value="4.45377252101">
                <text:p>4.453772521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2.553755053224">
                <text:p>332.553755053224</text:p>
              </table:table-cell>
              <table:table-cell office:value-type="float" office:value="3.8518873535">
                <text:p>3.85188735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7.979380895428">
                <text:p>387.979380895428</text:p>
              </table:table-cell>
              <table:table-cell office:value-type="float" office:value="3.37185244271">
                <text:p>3.371852442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3.405006737633">
                <text:p>443.405006737633</text:p>
              </table:table-cell>
              <table:table-cell office:value-type="float" office:value="2.9859094462">
                <text:p>2.98590944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8.830632579837">
                <text:p>498.830632579837</text:p>
              </table:table-cell>
              <table:table-cell office:value-type="float" office:value="2.71506825245">
                <text:p>2.71506825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54.256258422041">
                <text:p>554.256258422041</text:p>
              </table:table-cell>
              <table:table-cell office:value-type="float" office:value="2.55484114693">
                <text:p>2.554841146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65.107510106449">
                <text:p>665.107510106449</text:p>
              </table:table-cell>
              <table:table-cell office:value-type="float" office:value="2.05889931833">
                <text:p>2.058899318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5.958761790857">
                <text:p>775.958761790857</text:p>
              </table:table-cell>
              <table:table-cell office:value-type="float" office:value="1.7811478666">
                <text:p>1.78114786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6.810013475265">
                <text:p>886.810013475265</text:p>
              </table:table-cell>
              <table:table-cell office:value-type="float" office:value="1.54297503144">
                <text:p>1.542975031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7.661265159673">
                <text:p>997.661265159673</text:p>
              </table:table-cell>
              <table:table-cell office:value-type="float" office:value="1.39625995603">
                <text:p>1.396259956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08.51251684408">
                <text:p>1108.51251684408</text:p>
              </table:table-cell>
              <table:table-cell office:value-type="float" office:value="1.23866646242">
                <text:p>1.238666462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47.07658144959">
                <text:p>1247.07658144959</text:p>
              </table:table-cell>
              <table:table-cell office:value-type="float" office:value="1.08029592604">
                <text:p>1.080295926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74165738677394">
                <text:p>3.74165738677394</text:p>
              </table:table-cell>
              <table:table-cell office:value-type="float" office:value="9.99461028735">
                <text:p>9.994610287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48331477354788">
                <text:p>7.48331477354788</text:p>
              </table:table-cell>
              <table:table-cell office:value-type="float" office:value="9.98493826872">
                <text:p>9.984938268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9666295470958">
                <text:p>14.9666295470958</text:p>
              </table:table-cell>
              <table:table-cell office:value-type="float" office:value="9.94467903689">
                <text:p>9.944679036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9332590941915">
                <text:p>29.9332590941915</text:p>
              </table:table-cell>
              <table:table-cell office:value-type="float" office:value="9.79122900728">
                <text:p>9.79122900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665181883831">
                <text:p>59.8665181883831</text:p>
              </table:table-cell>
              <table:table-cell office:value-type="float" office:value="9.22110948763">
                <text:p>9.221109487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.733036376766">
                <text:p>119.733036376766</text:p>
              </table:table-cell>
              <table:table-cell office:value-type="float" office:value="7.47752445346">
                <text:p>7.477524453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.599554565149">
                <text:p>179.599554565149</text:p>
              </table:table-cell>
              <table:table-cell office:value-type="float" office:value="6.0474491972">
                <text:p>6.04744919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9.466072753532">
                <text:p>239.466072753532</text:p>
              </table:table-cell>
              <table:table-cell office:value-type="float" office:value="4.87634076905">
                <text:p>4.876340769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9.332590941915">
                <text:p>299.332590941915</text:p>
              </table:table-cell>
              <table:table-cell office:value-type="float" office:value="4.17865813613">
                <text:p>4.178658136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9.199109130298">
                <text:p>359.199109130298</text:p>
              </table:table-cell>
              <table:table-cell office:value-type="float" office:value="3.57962753507">
                <text:p>3.579627535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9.065627318681">
                <text:p>419.065627318681</text:p>
              </table:table-cell>
              <table:table-cell office:value-type="float" office:value="3.16164624398">
                <text:p>3.161646243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8.932145507065">
                <text:p>478.932145507065</text:p>
              </table:table-cell>
              <table:table-cell office:value-type="float" office:value="2.8282043474">
                <text:p>2.82820434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8.798663695448">
                <text:p>538.798663695448</text:p>
              </table:table-cell>
              <table:table-cell office:value-type="float" office:value="2.52377811069">
                <text:p>2.523778110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8.665181883831">
                <text:p>598.665181883831</text:p>
              </table:table-cell>
              <table:table-cell office:value-type="float" office:value="2.27490795644">
                <text:p>2.274907956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8.398218260597">
                <text:p>718.398218260597</text:p>
              </table:table-cell>
              <table:table-cell office:value-type="float" office:value="1.93042844548">
                <text:p>1.930428445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38.131254637363">
                <text:p>838.131254637363</text:p>
              </table:table-cell>
              <table:table-cell office:value-type="float" office:value="1.65211997575">
                <text:p>1.652119975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7.864291014129">
                <text:p>957.864291014129</text:p>
              </table:table-cell>
              <table:table-cell office:value-type="float" office:value="1.46361210554">
                <text:p>1.463612105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77.5973273909">
                <text:p>1077.5973273909</text:p>
              </table:table-cell>
              <table:table-cell office:value-type="float" office:value="1.26684263824">
                <text:p>1.266842638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97.33036376766">
                <text:p>1197.33036376766</text:p>
              </table:table-cell>
              <table:table-cell office:value-type="float" office:value="1.14309912397">
                <text:p>1.143099123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6.99665923862">
                <text:p>1346.99665923862</text:p>
              </table:table-cell>
              <table:table-cell office:value-type="float" office:value="1.00406140176">
                <text:p>1.004061401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">
                <text:p>4</text:p>
              </table:table-cell>
              <table:table-cell office:value-type="float" office:value="9.9943702025">
                <text:p>9.99437020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  <table:table-cell office:value-type="float" office:value="9.98279334772">
                <text:p>9.982793347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">
                <text:p>16</text:p>
              </table:table-cell>
              <table:table-cell office:value-type="float" office:value="9.94135559854">
                <text:p>9.941355598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">
                <text:p>32</text:p>
              </table:table-cell>
              <table:table-cell office:value-type="float" office:value="9.75862800399">
                <text:p>9.758628003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9.10886967479">
                <text:p>9.108869674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8">
                <text:p>128</text:p>
              </table:table-cell>
              <table:table-cell office:value-type="float" office:value="7.33252102719">
                <text:p>7.33252102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2">
                <text:p>192</text:p>
              </table:table-cell>
              <table:table-cell office:value-type="float" office:value="5.76209021695">
                <text:p>5.762090216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6">
                <text:p>256</text:p>
              </table:table-cell>
              <table:table-cell office:value-type="float" office:value="4.72078708702">
                <text:p>4.720787087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0">
                <text:p>320</text:p>
              </table:table-cell>
              <table:table-cell office:value-type="float" office:value="3.9662051391">
                <text:p>3.96620513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4">
                <text:p>384</text:p>
              </table:table-cell>
              <table:table-cell office:value-type="float" office:value="3.4568265624">
                <text:p>3.45682656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8">
                <text:p>448</text:p>
              </table:table-cell>
              <table:table-cell office:value-type="float" office:value="2.95159351514">
                <text:p>2.951593515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2">
                <text:p>512</text:p>
              </table:table-cell>
              <table:table-cell office:value-type="float" office:value="2.70988151106">
                <text:p>2.709881511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6">
                <text:p>576</text:p>
              </table:table-cell>
              <table:table-cell office:value-type="float" office:value="2.41530968583">
                <text:p>2.415309685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40">
                <text:p>640</text:p>
              </table:table-cell>
              <table:table-cell office:value-type="float" office:value="2.19627439294">
                <text:p>2.196274392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68">
                <text:p>768</text:p>
              </table:table-cell>
              <table:table-cell office:value-type="float" office:value="1.82267057127">
                <text:p>1.822670571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96">
                <text:p>896</text:p>
              </table:table-cell>
              <table:table-cell office:value-type="float" office:value="1.56312175332">
                <text:p>1.563121753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4">
                <text:p>1024</text:p>
              </table:table-cell>
              <table:table-cell office:value-type="float" office:value="1.36747199613">
                <text:p>1.36747199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52">
                <text:p>1152</text:p>
              </table:table-cell>
              <table:table-cell office:value-type="float" office:value="1.21614964362">
                <text:p>1.216149643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80">
                <text:p>1280</text:p>
              </table:table-cell>
              <table:table-cell office:value-type="float" office:value="1.08567350526">
                <text:p>1.085673505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40">
                <text:p>1440</text:p>
              </table:table-cell>
              <table:table-cell office:value-type="float" office:value="0.970150220179">
                <text:p>0.9701502201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47213595499958">
                <text:p>4.47213595499958</text:p>
              </table:table-cell>
              <table:table-cell office:value-type="float" office:value="9.99325824783">
                <text:p>9.993258247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94427190999916">
                <text:p>8.94427190999916</text:p>
              </table:table-cell>
              <table:table-cell office:value-type="float" office:value="9.98020334083">
                <text:p>9.980203340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.8885438199983">
                <text:p>17.8885438199983</text:p>
              </table:table-cell>
              <table:table-cell office:value-type="float" office:value="9.92538270059">
                <text:p>9.925382700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.7770876399966">
                <text:p>35.7770876399966</text:p>
              </table:table-cell>
              <table:table-cell office:value-type="float" office:value="9.71311084751">
                <text:p>9.713110847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1.5541752799933">
                <text:p>71.5541752799933</text:p>
              </table:table-cell>
              <table:table-cell office:value-type="float" office:value="9.01823293813">
                <text:p>9.01823293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3.108350559987">
                <text:p>143.108350559987</text:p>
              </table:table-cell>
              <table:table-cell office:value-type="float" office:value="6.9297952756">
                <text:p>6.92979527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4.66252583998">
                <text:p>214.66252583998</text:p>
              </table:table-cell>
              <table:table-cell office:value-type="float" office:value="5.40815657885">
                <text:p>5.408156578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6.216701119973">
                <text:p>286.216701119973</text:p>
              </table:table-cell>
              <table:table-cell office:value-type="float" office:value="4.35711471641">
                <text:p>4.357114716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7.770876399966">
                <text:p>357.770876399966</text:p>
              </table:table-cell>
              <table:table-cell office:value-type="float" office:value="3.69450494186">
                <text:p>3.694504941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9.32505167996">
                <text:p>429.32505167996</text:p>
              </table:table-cell>
              <table:table-cell office:value-type="float" office:value="3.18491019046">
                <text:p>3.184910190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0.879226959953">
                <text:p>500.879226959953</text:p>
              </table:table-cell>
              <table:table-cell office:value-type="float" office:value="2.74723355258">
                <text:p>2.74723355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2.433402239946">
                <text:p>572.433402239946</text:p>
              </table:table-cell>
              <table:table-cell office:value-type="float" office:value="2.42473716777">
                <text:p>2.424737167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3.987577519939">
                <text:p>643.987577519939</text:p>
              </table:table-cell>
              <table:table-cell office:value-type="float" office:value="2.2623700637">
                <text:p>2.26237006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5.541752799933">
                <text:p>715.541752799933</text:p>
              </table:table-cell>
              <table:table-cell office:value-type="float" office:value="1.95722383907">
                <text:p>1.957223839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8.650103359919">
                <text:p>858.650103359919</text:p>
              </table:table-cell>
              <table:table-cell office:value-type="float" office:value="1.679250853">
                <text:p>1.6792508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1.75845391991">
                <text:p>1001.75845391991</text:p>
              </table:table-cell>
              <table:table-cell office:value-type="float" office:value="1.45128427515">
                <text:p>1.451284275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44.86680447989">
                <text:p>1144.86680447989</text:p>
              </table:table-cell>
              <table:table-cell office:value-type="float" office:value="1.22689082988">
                <text:p>1.226890829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7.97515503988">
                <text:p>1287.97515503988</text:p>
              </table:table-cell>
              <table:table-cell office:value-type="float" office:value="1.10459862511">
                <text:p>1.104598625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31.08350559987">
                <text:p>1431.08350559987</text:p>
              </table:table-cell>
              <table:table-cell office:value-type="float" office:value="0.990532850015">
                <text:p>0.9905328500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09.96894379985">
                <text:p>1609.96894379985</text:p>
              </table:table-cell>
              <table:table-cell office:value-type="float" office:value="0.86543957391">
                <text:p>0.865439573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9.99271085571">
                <text:p>9.992710855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9.97601168057">
                <text:p>9.976011680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9.91301410795">
                <text:p>9.913014107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9.63252056305">
                <text:p>9.632520563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3836717690617">
                <text:p>78.3836717690617</text:p>
              </table:table-cell>
              <table:table-cell office:value-type="float" office:value="8.71963187637">
                <text:p>8.719631876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6.767343538123">
                <text:p>156.767343538123</text:p>
              </table:table-cell>
              <table:table-cell office:value-type="float" office:value="6.59532510872">
                <text:p>6.595325108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5.151015307185">
                <text:p>235.151015307185</text:p>
              </table:table-cell>
              <table:table-cell office:value-type="float" office:value="5.13847972604">
                <text:p>5.138479726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3.534687076247">
                <text:p>313.534687076247</text:p>
              </table:table-cell>
              <table:table-cell office:value-type="float" office:value="4.15873338968">
                <text:p>4.158733389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1.918358845308">
                <text:p>391.918358845308</text:p>
              </table:table-cell>
              <table:table-cell office:value-type="float" office:value="3.43424715589">
                <text:p>3.434247155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0.30203061437">
                <text:p>470.30203061437</text:p>
              </table:table-cell>
              <table:table-cell office:value-type="float" office:value="2.98259965096">
                <text:p>2.98259965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8.685702383432">
                <text:p>548.685702383432</text:p>
              </table:table-cell>
              <table:table-cell office:value-type="float" office:value="2.54916716018">
                <text:p>2.549167160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7.069374152494">
                <text:p>627.069374152494</text:p>
              </table:table-cell>
              <table:table-cell office:value-type="float" office:value="2.28316216838">
                <text:p>2.283162168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5.453045921555">
                <text:p>705.453045921555</text:p>
              </table:table-cell>
              <table:table-cell office:value-type="float" office:value="2.01307088528">
                <text:p>2.013070885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3.836717690617">
                <text:p>783.836717690617</text:p>
              </table:table-cell>
              <table:table-cell office:value-type="float" office:value="1.84719631595">
                <text:p>1.847196315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40.60406122874">
                <text:p>940.60406122874</text:p>
              </table:table-cell>
              <table:table-cell office:value-type="float" office:value="1.55463746946">
                <text:p>1.554637469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7.37140476686">
                <text:p>1097.37140476686</text:p>
              </table:table-cell>
              <table:table-cell office:value-type="float" office:value="1.34551328934">
                <text:p>1.345513289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54.13874830499">
                <text:p>1254.13874830499</text:p>
              </table:table-cell>
              <table:table-cell office:value-type="float" office:value="1.15222154302">
                <text:p>1.152221543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10.90609184311">
                <text:p>1410.90609184311</text:p>
              </table:table-cell>
              <table:table-cell office:value-type="float" office:value="1.016839823">
                <text:p>1.0168398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67.67343538123">
                <text:p>1567.67343538123</text:p>
              </table:table-cell>
              <table:table-cell office:value-type="float" office:value="0.906497226976">
                <text:p>0.9064972269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63.63261480389">
                <text:p>1763.63261480389</text:p>
              </table:table-cell>
              <table:table-cell office:value-type="float" office:value="0.795215180909">
                <text:p>0.7952151809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29150262212918">
                <text:p>5.29150262212918</text:p>
              </table:table-cell>
              <table:table-cell office:value-type="float" office:value="9.99145002885">
                <text:p>9.991450028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5830052442584">
                <text:p>10.5830052442584</text:p>
              </table:table-cell>
              <table:table-cell office:value-type="float" office:value="9.9714823251">
                <text:p>9.97148232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1660104885167">
                <text:p>21.1660104885167</text:p>
              </table:table-cell>
              <table:table-cell office:value-type="float" office:value="9.89475786933">
                <text:p>9.894757869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.3320209770335">
                <text:p>42.3320209770335</text:p>
              </table:table-cell>
              <table:table-cell office:value-type="float" office:value="9.58509640214">
                <text:p>9.585096402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4.6640419540669">
                <text:p>84.6640419540669</text:p>
              </table:table-cell>
              <table:table-cell office:value-type="float" office:value="8.55443380274">
                <text:p>8.554433802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9.328083908134">
                <text:p>169.328083908134</text:p>
              </table:table-cell>
              <table:table-cell office:value-type="float" office:value="6.10506382334">
                <text:p>6.105063823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3.992125862201">
                <text:p>253.992125862201</text:p>
              </table:table-cell>
              <table:table-cell office:value-type="float" office:value="4.82270582127">
                <text:p>4.822705821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8.656167816268">
                <text:p>338.656167816268</text:p>
              </table:table-cell>
              <table:table-cell office:value-type="float" office:value="3.80163313074">
                <text:p>3.801633130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3.320209770334">
                <text:p>423.320209770334</text:p>
              </table:table-cell>
              <table:table-cell office:value-type="float" office:value="3.18045404859">
                <text:p>3.180454048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7.984251724401">
                <text:p>507.984251724401</text:p>
              </table:table-cell>
              <table:table-cell office:value-type="float" office:value="2.72015722693">
                <text:p>2.720157226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2.648293678468">
                <text:p>592.648293678468</text:p>
              </table:table-cell>
              <table:table-cell office:value-type="float" office:value="2.32082104805">
                <text:p>2.320821048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7.312335632535">
                <text:p>677.312335632535</text:p>
              </table:table-cell>
              <table:table-cell office:value-type="float" office:value="2.04602071012">
                <text:p>2.046020710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61.976377586602">
                <text:p>761.976377586602</text:p>
              </table:table-cell>
              <table:table-cell office:value-type="float" office:value="1.81903042623">
                <text:p>1.819030426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6.640419540669">
                <text:p>846.640419540669</text:p>
              </table:table-cell>
              <table:table-cell office:value-type="float" office:value="1.67013613193">
                <text:p>1.670136131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5.9685034488">
                <text:p>1015.9685034488</text:p>
              </table:table-cell>
              <table:table-cell office:value-type="float" office:value="1.38631619263">
                <text:p>1.386316192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85.29658735694">
                <text:p>1185.29658735694</text:p>
              </table:table-cell>
              <table:table-cell office:value-type="float" office:value="1.20289520703">
                <text:p>1.202895207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54.62467126507">
                <text:p>1354.62467126507</text:p>
              </table:table-cell>
              <table:table-cell office:value-type="float" office:value="1.04219006251">
                <text:p>1.042190062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23.9527551732">
                <text:p>1523.9527551732</text:p>
              </table:table-cell>
              <table:table-cell office:value-type="float" office:value="0.919225671215">
                <text:p>0.9192256712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93.28083908134">
                <text:p>1693.28083908134</text:p>
              </table:table-cell>
              <table:table-cell office:value-type="float" office:value="0.819005379146">
                <text:p>0.8190053791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04.94094396651">
                <text:p>1904.94094396651</text:p>
              </table:table-cell>
              <table:table-cell office:value-type="float" office:value="0.728282501237">
                <text:p>0.7282825012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9.99046394606">
                <text:p>9.990463946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9.96804145855">
                <text:p>9.968041458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9.87778226524">
                <text:p>9.877782265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9.54859196306">
                <text:p>9.548591963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8.45112422457">
                <text:p>8.451124224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6.06444992504">
                <text:p>6.064449925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1.529003975634">
                <text:p>271.529003975634</text:p>
              </table:table-cell>
              <table:table-cell office:value-type="float" office:value="4.58362485158">
                <text:p>4.583624851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3.62077724884">
                <text:p>3.620777248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2.54833995939">
                <text:p>452.54833995939</text:p>
              </table:table-cell>
              <table:table-cell office:value-type="float" office:value="3.02669215492">
                <text:p>3.026692154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3.058007951269">
                <text:p>543.058007951269</text:p>
              </table:table-cell>
              <table:table-cell office:value-type="float" office:value="2.57503868729">
                <text:p>2.575038687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3.567675943147">
                <text:p>633.567675943147</text:p>
              </table:table-cell>
              <table:table-cell office:value-type="float" office:value="2.26563903263">
                <text:p>2.265639032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4.077343935025">
                <text:p>724.077343935025</text:p>
              </table:table-cell>
              <table:table-cell office:value-type="float" office:value="1.95071507574">
                <text:p>1.950715075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14.587011926903">
                <text:p>814.587011926903</text:p>
              </table:table-cell>
              <table:table-cell office:value-type="float" office:value="1.76227035015">
                <text:p>1.762270350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1.62501137193">
                <text:p>1.625011371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86.11601590254">
                <text:p>1086.11601590254</text:p>
              </table:table-cell>
              <table:table-cell office:value-type="float" office:value="1.32351996074">
                <text:p>1.323519960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67.13535188629">
                <text:p>1267.13535188629</text:p>
              </table:table-cell>
              <table:table-cell office:value-type="float" office:value="1.15039029194">
                <text:p>1.150390291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48.15468787005">
                <text:p>1448.15468787005</text:p>
              </table:table-cell>
              <table:table-cell office:value-type="float" office:value="0.987641013763">
                <text:p>0.9876410137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29.17402385381">
                <text:p>1629.17402385381</text:p>
              </table:table-cell>
              <table:table-cell office:value-type="float" office:value="0.873063949646">
                <text:p>0.8730639496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788399494458">
                <text:p>0.7883994944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36.46752981726">
                <text:p>2036.46752981726</text:p>
              </table:table-cell>
              <table:table-cell office:value-type="float" office:value="0.694893840473">
                <text:p>0.6948938404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9.98976496226">
                <text:p>9.989764962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6491106406735">
                <text:p>12.6491106406735</text:p>
              </table:table-cell>
              <table:table-cell office:value-type="float" office:value="9.96269800517">
                <text:p>9.962698005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.298221281347">
                <text:p>25.298221281347</text:p>
              </table:table-cell>
              <table:table-cell office:value-type="float" office:value="9.86851733566">
                <text:p>9.868517335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.5964425626941">
                <text:p>50.5964425626941</text:p>
              </table:table-cell>
              <table:table-cell office:value-type="float" office:value="9.46765090423">
                <text:p>9.467650904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.192885125388">
                <text:p>101.192885125388</text:p>
              </table:table-cell>
              <table:table-cell office:value-type="float" office:value="8.16871177745">
                <text:p>8.168711777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2.385770250776">
                <text:p>202.385770250776</text:p>
              </table:table-cell>
              <table:table-cell office:value-type="float" office:value="5.67465549865">
                <text:p>5.674655498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3.578655376164">
                <text:p>303.578655376164</text:p>
              </table:table-cell>
              <table:table-cell office:value-type="float" office:value="4.33974977623">
                <text:p>4.339749776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4.771540501553">
                <text:p>404.771540501553</text:p>
              </table:table-cell>
              <table:table-cell office:value-type="float" office:value="3.5236283741">
                <text:p>3.52362837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5.964425626941">
                <text:p>505.964425626941</text:p>
              </table:table-cell>
              <table:table-cell office:value-type="float" office:value="2.81041098037">
                <text:p>2.810410980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7.157310752329">
                <text:p>607.157310752329</text:p>
              </table:table-cell>
              <table:table-cell office:value-type="float" office:value="2.42967763487">
                <text:p>2.429677634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08.350195877717">
                <text:p>708.350195877717</text:p>
              </table:table-cell>
              <table:table-cell office:value-type="float" office:value="2.07651915864">
                <text:p>2.076519158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09.543081003105">
                <text:p>809.543081003105</text:p>
              </table:table-cell>
              <table:table-cell office:value-type="float" office:value="1.89946566297">
                <text:p>1.899465662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10.735966128493">
                <text:p>910.735966128493</text:p>
              </table:table-cell>
              <table:table-cell office:value-type="float" office:value="1.66197005484">
                <text:p>1.661970054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1.92885125388">
                <text:p>1011.92885125388</text:p>
              </table:table-cell>
              <table:table-cell office:value-type="float" office:value="1.52113574366">
                <text:p>1.521135743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14.31462150466">
                <text:p>1214.31462150466</text:p>
              </table:table-cell>
              <table:table-cell office:value-type="float" office:value="1.25396269857">
                <text:p>1.253962698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16.70039175543">
                <text:p>1416.70039175543</text:p>
              </table:table-cell>
              <table:table-cell office:value-type="float" office:value="1.04461981727">
                <text:p>1.044619817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19.08616200621">
                <text:p>1619.08616200621</text:p>
              </table:table-cell>
              <table:table-cell office:value-type="float" office:value="0.938622796332">
                <text:p>0.9386227963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21.47193225699">
                <text:p>1821.47193225699</text:p>
              </table:table-cell>
              <table:table-cell office:value-type="float" office:value="0.820141134527">
                <text:p>0.820141134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23.85770250776">
                <text:p>2023.85770250776</text:p>
              </table:table-cell>
              <table:table-cell office:value-type="float" office:value="0.719840126">
                <text:p>0.7198401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76.83991532123">
                <text:p>2276.83991532123</text:p>
              </table:table-cell>
              <table:table-cell office:value-type="float" office:value="0.651221671809">
                <text:p>0.6512216718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9.9877988638">
                <text:p>9.98779886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.856406460551">
                <text:p>13.856406460551</text:p>
              </table:table-cell>
              <table:table-cell office:value-type="float" office:value="9.95587565485">
                <text:p>9.955875654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.712812921102">
                <text:p>27.712812921102</text:p>
              </table:table-cell>
              <table:table-cell office:value-type="float" office:value="9.83085090257">
                <text:p>9.830850902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.4256258422041">
                <text:p>55.4256258422041</text:p>
              </table:table-cell>
              <table:table-cell office:value-type="float" office:value="9.39991716982">
                <text:p>9.399917169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0.851251684408">
                <text:p>110.851251684408</text:p>
              </table:table-cell>
              <table:table-cell office:value-type="float" office:value="7.94815196409">
                <text:p>7.948151964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1.702503368816">
                <text:p>221.702503368816</text:p>
              </table:table-cell>
              <table:table-cell office:value-type="float" office:value="5.44483543776">
                <text:p>5.444835437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32.553755053224">
                <text:p>332.553755053224</text:p>
              </table:table-cell>
              <table:table-cell office:value-type="float" office:value="4.09046497037">
                <text:p>4.090464970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3.405006737633">
                <text:p>443.405006737633</text:p>
              </table:table-cell>
              <table:table-cell office:value-type="float" office:value="3.30238942563">
                <text:p>3.302389425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4.256258422041">
                <text:p>554.256258422041</text:p>
              </table:table-cell>
              <table:table-cell office:value-type="float" office:value="2.64435912601">
                <text:p>2.644359126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5.107510106449">
                <text:p>665.107510106449</text:p>
              </table:table-cell>
              <table:table-cell office:value-type="float" office:value="2.24207188957">
                <text:p>2.242071889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75.958761790857">
                <text:p>775.958761790857</text:p>
              </table:table-cell>
              <table:table-cell office:value-type="float" office:value="1.95565788571">
                <text:p>1.955657885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86.810013475265">
                <text:p>886.810013475265</text:p>
              </table:table-cell>
              <table:table-cell office:value-type="float" office:value="1.72760034998">
                <text:p>1.727600349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7.661265159673">
                <text:p>997.661265159673</text:p>
              </table:table-cell>
              <table:table-cell office:value-type="float" office:value="1.56351286539">
                <text:p>1.563512865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08.51251684408">
                <text:p>1108.51251684408</text:p>
              </table:table-cell>
              <table:table-cell office:value-type="float" office:value="1.39020264287">
                <text:p>1.390202642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30.2150202129">
                <text:p>1330.2150202129</text:p>
              </table:table-cell>
              <table:table-cell office:value-type="float" office:value="1.14816081676">
                <text:p>1.148160816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51.91752358171">
                <text:p>1551.91752358171</text:p>
              </table:table-cell>
              <table:table-cell office:value-type="float" office:value="0.988219646737">
                <text:p>0.9882196467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73.62002695053">
                <text:p>1773.62002695053</text:p>
              </table:table-cell>
              <table:table-cell office:value-type="float" office:value="0.875164691446">
                <text:p>0.8751646914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95.32253031935">
                <text:p>1995.32253031935</text:p>
              </table:table-cell>
              <table:table-cell office:value-type="float" office:value="0.772161947875">
                <text:p>0.772161947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17.02503368816">
                <text:p>2217.02503368816</text:p>
              </table:table-cell>
              <table:table-cell office:value-type="float" office:value="0.697255781874">
                <text:p>0.6972557818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94.15316289918">
                <text:p>2494.15316289918</text:p>
              </table:table-cell>
              <table:table-cell office:value-type="float" office:value="0.610297418011">
                <text:p>0.610297418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48331477354788">
                <text:p>7.48331477354788</text:p>
              </table:table-cell>
              <table:table-cell office:value-type="float" office:value="9.9859169334">
                <text:p>9.98591693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9666295470958">
                <text:p>14.9666295470958</text:p>
              </table:table-cell>
              <table:table-cell office:value-type="float" office:value="9.94985903988">
                <text:p>9.949859039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9332590941915">
                <text:p>29.9332590941915</text:p>
              </table:table-cell>
              <table:table-cell office:value-type="float" office:value="9.79818352539">
                <text:p>9.798183525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.8665181883831">
                <text:p>59.8665181883831</text:p>
              </table:table-cell>
              <table:table-cell office:value-type="float" office:value="9.22749171184">
                <text:p>9.227491711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9.733036376766">
                <text:p>119.733036376766</text:p>
              </table:table-cell>
              <table:table-cell office:value-type="float" office:value="7.6038757053">
                <text:p>7.60387570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9.466072753532">
                <text:p>239.466072753532</text:p>
              </table:table-cell>
              <table:table-cell office:value-type="float" office:value="5.22384026592">
                <text:p>5.223840265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9.199109130298">
                <text:p>359.199109130298</text:p>
              </table:table-cell>
              <table:table-cell office:value-type="float" office:value="3.82279016491">
                <text:p>3.822790164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8.932145507065">
                <text:p>478.932145507065</text:p>
              </table:table-cell>
              <table:table-cell office:value-type="float" office:value="2.94680402355">
                <text:p>2.946804023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8.665181883831">
                <text:p>598.665181883831</text:p>
              </table:table-cell>
              <table:table-cell office:value-type="float" office:value="2.5122432977">
                <text:p>2.51224329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8.398218260597">
                <text:p>718.398218260597</text:p>
              </table:table-cell>
              <table:table-cell office:value-type="float" office:value="2.05744389177">
                <text:p>2.057443891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8.131254637363">
                <text:p>838.131254637363</text:p>
              </table:table-cell>
              <table:table-cell office:value-type="float" office:value="1.780678696">
                <text:p>1.7806786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57.864291014129">
                <text:p>957.864291014129</text:p>
              </table:table-cell>
              <table:table-cell office:value-type="float" office:value="1.57648872526">
                <text:p>1.576488725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7.5973273909">
                <text:p>1077.5973273909</text:p>
              </table:table-cell>
              <table:table-cell office:value-type="float" office:value="1.41783933347">
                <text:p>1.417839333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7.33036376766">
                <text:p>1197.33036376766</text:p>
              </table:table-cell>
              <table:table-cell office:value-type="float" office:value="1.27934992266">
                <text:p>1.279349922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36.79643652119">
                <text:p>1436.79643652119</text:p>
              </table:table-cell>
              <table:table-cell office:value-type="float" office:value="1.04532341244">
                <text:p>1.045323412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76.26250927473">
                <text:p>1676.26250927473</text:p>
              </table:table-cell>
              <table:table-cell office:value-type="float" office:value="0.902832857828">
                <text:p>0.9028328578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15.72858202826">
                <text:p>1915.72858202826</text:p>
              </table:table-cell>
              <table:table-cell office:value-type="float" office:value="0.794565255929">
                <text:p>0.7945652559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55.19465478179">
                <text:p>2155.19465478179</text:p>
              </table:table-cell>
              <table:table-cell office:value-type="float" office:value="0.694073369564">
                <text:p>0.6940733695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94.66072753532">
                <text:p>2394.66072753532</text:p>
              </table:table-cell>
              <table:table-cell office:value-type="float" office:value="0.617013271288">
                <text:p>0.6170132712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93.99331847724">
                <text:p>2693.99331847724</text:p>
              </table:table-cell>
              <table:table-cell office:value-type="float" office:value="0.539733654046">
                <text:p>0.539733654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">
                <text:p>8</text:p>
              </table:table-cell>
              <table:table-cell office:value-type="float" office:value="9.98281783303">
                <text:p>9.982817833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">
                <text:p>16</text:p>
              </table:table-cell>
              <table:table-cell office:value-type="float" office:value="9.9401807259">
                <text:p>9.94018072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">
                <text:p>32</text:p>
              </table:table-cell>
              <table:table-cell office:value-type="float" office:value="9.76554413356">
                <text:p>9.765544133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">
                <text:p>64</text:p>
              </table:table-cell>
              <table:table-cell office:value-type="float" office:value="9.09755658475">
                <text:p>9.097556584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8">
                <text:p>128</text:p>
              </table:table-cell>
              <table:table-cell office:value-type="float" office:value="7.33118832573">
                <text:p>7.331188325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6">
                <text:p>256</text:p>
              </table:table-cell>
              <table:table-cell office:value-type="float" office:value="4.71411555126">
                <text:p>4.714115551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4">
                <text:p>384</text:p>
              </table:table-cell>
              <table:table-cell office:value-type="float" office:value="3.4628743885">
                <text:p>3.46287438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2">
                <text:p>512</text:p>
              </table:table-cell>
              <table:table-cell office:value-type="float" office:value="2.6817203113">
                <text:p>2.68172031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0">
                <text:p>640</text:p>
              </table:table-cell>
              <table:table-cell office:value-type="float" office:value="2.24238505382">
                <text:p>2.242385053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68">
                <text:p>768</text:p>
              </table:table-cell>
              <table:table-cell office:value-type="float" office:value="1.85049453757">
                <text:p>1.850494537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96">
                <text:p>896</text:p>
              </table:table-cell>
              <table:table-cell office:value-type="float" office:value="1.5881359322">
                <text:p>1.58813593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24">
                <text:p>1024</text:p>
              </table:table-cell>
              <table:table-cell office:value-type="float" office:value="1.4278590565">
                <text:p>1.42785905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52">
                <text:p>1152</text:p>
              </table:table-cell>
              <table:table-cell office:value-type="float" office:value="1.27778455693">
                <text:p>1.277784556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80">
                <text:p>1280</text:p>
              </table:table-cell>
              <table:table-cell office:value-type="float" office:value="1.14725934179">
                <text:p>1.147259341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36">
                <text:p>1536</text:p>
              </table:table-cell>
              <table:table-cell office:value-type="float" office:value="0.953930749839">
                <text:p>0.9539307498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2">
                <text:p>1792</text:p>
              </table:table-cell>
              <table:table-cell office:value-type="float" office:value="0.835188680983">
                <text:p>0.8351886809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48">
                <text:p>2048</text:p>
              </table:table-cell>
              <table:table-cell office:value-type="float" office:value="0.708409899613">
                <text:p>0.7084098996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04">
                <text:p>2304</text:p>
              </table:table-cell>
              <table:table-cell office:value-type="float" office:value="0.613835332556">
                <text:p>0.6138353325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60">
                <text:p>2560</text:p>
              </table:table-cell>
              <table:table-cell office:value-type="float" office:value="0.551320645148">
                <text:p>0.5513206451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80">
                <text:p>2880</text:p>
              </table:table-cell>
              <table:table-cell office:value-type="float" office:value="0.494432660621">
                <text:p>0.4944326606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94427190999916">
                <text:p>8.94427190999916</text:p>
              </table:table-cell>
              <table:table-cell office:value-type="float" office:value="9.98238641938">
                <text:p>9.982386419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.8885438199983">
                <text:p>17.8885438199983</text:p>
              </table:table-cell>
              <table:table-cell office:value-type="float" office:value="9.93706545236">
                <text:p>9.937065452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5.7770876399966">
                <text:p>35.7770876399966</text:p>
              </table:table-cell>
              <table:table-cell office:value-type="float" office:value="9.75964124146">
                <text:p>9.759641241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.5541752799933">
                <text:p>71.5541752799933</text:p>
              </table:table-cell>
              <table:table-cell office:value-type="float" office:value="9.09162279829">
                <text:p>9.091622798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3.108350559987">
                <text:p>143.108350559987</text:p>
              </table:table-cell>
              <table:table-cell office:value-type="float" office:value="7.36579370403">
                <text:p>7.365793704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6.216701119973">
                <text:p>286.216701119973</text:p>
              </table:table-cell>
              <table:table-cell office:value-type="float" office:value="4.78421362828">
                <text:p>4.784213628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9.32505167996">
                <text:p>429.32505167996</text:p>
              </table:table-cell>
              <table:table-cell office:value-type="float" office:value="3.46357937316">
                <text:p>3.463579373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2.433402239946">
                <text:p>572.433402239946</text:p>
              </table:table-cell>
              <table:table-cell office:value-type="float" office:value="2.70397287531">
                <text:p>2.703972875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15.541752799933">
                <text:p>715.541752799933</text:p>
              </table:table-cell>
              <table:table-cell office:value-type="float" office:value="2.16860783824">
                <text:p>2.168607838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58.650103359919">
                <text:p>858.650103359919</text:p>
              </table:table-cell>
              <table:table-cell office:value-type="float" office:value="1.90686720693">
                <text:p>1.906867206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1.75845391991">
                <text:p>1001.75845391991</text:p>
              </table:table-cell>
              <table:table-cell office:value-type="float" office:value="1.60298142104">
                <text:p>1.602981421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44.86680447989">
                <text:p>1144.86680447989</text:p>
              </table:table-cell>
              <table:table-cell office:value-type="float" office:value="1.44924294592">
                <text:p>1.449242945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7.97515503988">
                <text:p>1287.97515503988</text:p>
              </table:table-cell>
              <table:table-cell office:value-type="float" office:value="1.25901813276">
                <text:p>1.259018132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31.08350559987">
                <text:p>1431.08350559987</text:p>
              </table:table-cell>
              <table:table-cell office:value-type="float" office:value="1.14668978465">
                <text:p>1.146689784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17.30020671984">
                <text:p>1717.30020671984</text:p>
              </table:table-cell>
              <table:table-cell office:value-type="float" office:value="0.958916797596">
                <text:p>0.9589167975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03.51690783981">
                <text:p>2003.51690783981</text:p>
              </table:table-cell>
              <table:table-cell office:value-type="float" office:value="0.799128557114">
                <text:p>0.7991285571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89.73360895978">
                <text:p>2289.73360895978</text:p>
              </table:table-cell>
              <table:table-cell office:value-type="float" office:value="0.702235311524">
                <text:p>0.7022353115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75.95031007976">
                <text:p>2575.95031007976</text:p>
              </table:table-cell>
              <table:table-cell office:value-type="float" office:value="0.623950125878">
                <text:p>0.6239501258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62.16701119973">
                <text:p>2862.16701119973</text:p>
              </table:table-cell>
              <table:table-cell office:value-type="float" office:value="0.558696634214">
                <text:p>0.5586966342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219.9378875997">
                <text:p>3219.9378875997</text:p>
              </table:table-cell>
              <table:table-cell office:value-type="float" office:value="0.493103224091">
                <text:p>0.4931032240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9.97766937124">
                <text:p>9.977669371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9.91952143095">
                <text:p>9.919521430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9.67923841725">
                <text:p>9.679238417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8.3836717690617">
                <text:p>78.3836717690617</text:p>
              </table:table-cell>
              <table:table-cell office:value-type="float" office:value="8.83373617792">
                <text:p>8.833736177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6.767343538123">
                <text:p>156.767343538123</text:p>
              </table:table-cell>
              <table:table-cell office:value-type="float" office:value="6.85683376876">
                <text:p>6.856833768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13.534687076247">
                <text:p>313.534687076247</text:p>
              </table:table-cell>
              <table:table-cell office:value-type="float" office:value="4.20876212544">
                <text:p>4.208762125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70.30203061437">
                <text:p>470.30203061437</text:p>
              </table:table-cell>
              <table:table-cell office:value-type="float" office:value="2.9960400484">
                <text:p>2.99604004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7.069374152494">
                <text:p>627.069374152494</text:p>
              </table:table-cell>
              <table:table-cell office:value-type="float" office:value="2.41791780854">
                <text:p>2.417917808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83.836717690617">
                <text:p>783.836717690617</text:p>
              </table:table-cell>
              <table:table-cell office:value-type="float" office:value="1.96630147973">
                <text:p>1.966301479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0.60406122874">
                <text:p>940.60406122874</text:p>
              </table:table-cell>
              <table:table-cell office:value-type="float" office:value="1.62544350139">
                <text:p>1.625443501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97.37140476686">
                <text:p>1097.37140476686</text:p>
              </table:table-cell>
              <table:table-cell office:value-type="float" office:value="1.39257361579">
                <text:p>1.392573615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54.13874830499">
                <text:p>1254.13874830499</text:p>
              </table:table-cell>
              <table:table-cell office:value-type="float" office:value="1.2513988127">
                <text:p>1.25139881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10.90609184311">
                <text:p>1410.90609184311</text:p>
              </table:table-cell>
              <table:table-cell office:value-type="float" office:value="1.08572595116">
                <text:p>1.085725951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67.67343538123">
                <text:p>1567.67343538123</text:p>
              </table:table-cell>
              <table:table-cell office:value-type="float" office:value="0.978180482362">
                <text:p>0.9781804823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81.20812245748">
                <text:p>1881.20812245748</text:p>
              </table:table-cell>
              <table:table-cell office:value-type="float" office:value="0.818438522529">
                <text:p>0.8184385225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94.74280953373">
                <text:p>2194.74280953373</text:p>
              </table:table-cell>
              <table:table-cell office:value-type="float" office:value="0.700657137389">
                <text:p>0.7006571373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08.27749660997">
                <text:p>2508.27749660997</text:p>
              </table:table-cell>
              <table:table-cell office:value-type="float" office:value="0.607326472184">
                <text:p>0.607326472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821.81218368622">
                <text:p>2821.81218368622</text:p>
              </table:table-cell>
              <table:table-cell office:value-type="float" office:value="0.539657519345">
                <text:p>0.5396575193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35.34687076247">
                <text:p>3135.34687076247</text:p>
              </table:table-cell>
              <table:table-cell office:value-type="float" office:value="0.471450744862">
                <text:p>0.4714507448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27.26522960778">
                <text:p>3527.26522960778</text:p>
              </table:table-cell>
              <table:table-cell office:value-type="float" office:value="0.42412015114">
                <text:p>0.424120151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9.96642682079">
                <text:p>9.966426820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9.87154689453">
                <text:p>9.871546894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.254833995939">
                <text:p>45.254833995939</text:p>
              </table:table-cell>
              <table:table-cell office:value-type="float" office:value="9.54830558144">
                <text:p>9.548305581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8.41948258581">
                <text:p>8.419482585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1.019335983756">
                <text:p>181.019335983756</text:p>
              </table:table-cell>
              <table:table-cell office:value-type="float" office:value="6.10107203942">
                <text:p>6.101072039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2.038671967512">
                <text:p>362.038671967512</text:p>
              </table:table-cell>
              <table:table-cell office:value-type="float" office:value="3.63374565127">
                <text:p>3.633745651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3.058007951269">
                <text:p>543.058007951269</text:p>
              </table:table-cell>
              <table:table-cell office:value-type="float" office:value="2.56682318329">
                <text:p>2.566823183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4.077343935025">
                <text:p>724.077343935025</text:p>
              </table:table-cell>
              <table:table-cell office:value-type="float" office:value="1.96084014887">
                <text:p>1.960840148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1.58425574764">
                <text:p>1.584255747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86.11601590254">
                <text:p>1086.11601590254</text:p>
              </table:table-cell>
              <table:table-cell office:value-type="float" office:value="1.33355041247">
                <text:p>1.333550412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67.13535188629">
                <text:p>1267.13535188629</text:p>
              </table:table-cell>
              <table:table-cell office:value-type="float" office:value="1.14848758061">
                <text:p>1.148487580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48.15468787005">
                <text:p>1448.15468787005</text:p>
              </table:table-cell>
              <table:table-cell office:value-type="float" office:value="1.03796619716">
                <text:p>1.037966197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29.17402385381">
                <text:p>1629.17402385381</text:p>
              </table:table-cell>
              <table:table-cell office:value-type="float" office:value="0.916333088675">
                <text:p>0.9163330886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823589611242">
                <text:p>0.8235896112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72.23203180507">
                <text:p>2172.23203180507</text:p>
              </table:table-cell>
              <table:table-cell office:value-type="float" office:value="0.692733526502">
                <text:p>0.6927335265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34.27070377259">
                <text:p>2534.27070377259</text:p>
              </table:table-cell>
              <table:table-cell office:value-type="float" office:value="0.57300462716">
                <text:p>0.573004627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96.3093757401">
                <text:p>2896.3093757401</text:p>
              </table:table-cell>
              <table:table-cell office:value-type="float" office:value="0.492306459855">
                <text:p>0.4923064598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58.34804770761">
                <text:p>3258.34804770761</text:p>
              </table:table-cell>
              <table:table-cell office:value-type="float" office:value="0.443525670359">
                <text:p>0.4435256703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20.38671967512">
                <text:p>3620.38671967512</text:p>
              </table:table-cell>
              <table:table-cell office:value-type="float" office:value="0.392401532807">
                <text:p>0.3924015328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072.93505963451">
                <text:p>4072.93505963451</text:p>
              </table:table-cell>
              <table:table-cell office:value-type="float" office:value="0.346517912011">
                <text:p>0.346517912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